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paragraph-rsid="2c240468"/>
    </style:style>
    <style:style style:name="P83" style:family="paragraph" style:parent-style-name="Text_20_body">
      <style:text-properties officeooo:rsid="2c4489e5" officeooo:paragraph-rsid="2c4489e5"/>
    </style:style>
    <style:style style:name="P84" style:family="paragraph" style:parent-style-name="Text_20_body">
      <style:text-properties officeooo:rsid="2c13e078" officeooo:paragraph-rsid="2c171b44"/>
    </style:style>
    <style:style style:name="P85" style:family="paragraph" style:parent-style-name="Text_20_body">
      <style:text-properties officeooo:rsid="2c4bf231" officeooo:paragraph-rsid="2c4bf231"/>
    </style:style>
    <style:style style:name="P86" style:family="paragraph" style:parent-style-name="Text_20_body">
      <style:text-properties fo:font-style="italic" officeooo:rsid="2c515064" officeooo:paragraph-rsid="2c515064" style:font-style-asian="italic" style:font-style-complex="italic"/>
    </style:style>
    <style:style style:name="P87" style:family="paragraph" style:parent-style-name="Text_20_body">
      <style:text-properties fo:font-style="italic" officeooo:rsid="2c5355c7" officeooo:paragraph-rsid="2cee8599"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ec7f236" officeooo:paragraph-rsid="2ec7f236"/>
    </style:style>
    <style:style style:name="P168" style:family="paragraph" style:parent-style-name="Text_20_body">
      <style:text-properties officeooo:rsid="2f07c93a" officeooo:paragraph-rsid="2f07c93a"/>
    </style:style>
    <style:style style:name="P169" style:family="paragraph" style:parent-style-name="Text_20_body">
      <style:text-properties officeooo:rsid="2d8ca3f4" officeooo:paragraph-rsid="2d8ca3f4"/>
    </style:style>
    <style:style style:name="P170" style:family="paragraph" style:parent-style-name="Text_20_body">
      <style:text-properties officeooo:rsid="2f4f822c" officeooo:paragraph-rsid="2f4f822c"/>
    </style:style>
    <style:style style:name="P171" style:family="paragraph" style:parent-style-name="Text_20_body">
      <style:text-properties officeooo:rsid="2f52e2f6" officeooo:paragraph-rsid="2f52e2f6"/>
    </style:style>
    <style:style style:name="P172" style:family="paragraph" style:parent-style-name="Text_20_body">
      <style:text-properties officeooo:paragraph-rsid="2be3cbac"/>
    </style:style>
    <style:style style:name="P173" style:family="paragraph" style:parent-style-name="Text_20_body">
      <style:text-properties officeooo:paragraph-rsid="2f5f500f"/>
    </style:style>
    <style:style style:name="P174" style:family="paragraph" style:parent-style-name="Text_20_body">
      <style:text-properties officeooo:rsid="2f2b062b" officeooo:paragraph-rsid="2f2b062b"/>
    </style:style>
    <style:style style:name="P175" style:family="paragraph" style:parent-style-name="Text_20_body">
      <style:text-properties officeooo:rsid="458ffa75" officeooo:paragraph-rsid="2f98c31b"/>
    </style:style>
    <style:style style:name="P176" style:family="paragraph" style:parent-style-name="Text_20_body">
      <style:text-properties officeooo:rsid="2f98c31b" officeooo:paragraph-rsid="2f98c31b"/>
    </style:style>
    <style:style style:name="P177" style:family="paragraph" style:parent-style-name="Text_20_body">
      <style:text-properties officeooo:rsid="2fc643c3" officeooo:paragraph-rsid="2fc643c3"/>
    </style:style>
    <style:style style:name="P178" style:family="paragraph" style:parent-style-name="Text_20_body">
      <style:text-properties officeooo:rsid="2fe3ca87" officeooo:paragraph-rsid="2fe3ca87"/>
    </style:style>
    <style:style style:name="P179" style:family="paragraph" style:parent-style-name="Text_20_body">
      <style:text-properties fo:font-size="15pt" fo:font-weight="bold" style:font-size-asian="15pt" style:font-weight-asian="bold" style:font-size-complex="15pt" style:font-weight-complex="bold"/>
    </style:style>
    <style:style style:name="P180"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1" style:family="paragraph" style:parent-style-name="Text_20_body">
      <style:text-properties fo:font-size="13pt" fo:font-weight="bold" style:font-size-asian="13pt" style:font-weight-asian="bold" style:font-size-complex="13pt" style:font-weight-complex="bold"/>
    </style:style>
    <style:style style:name="P182" style:family="paragraph" style:parent-style-name="Text_20_body">
      <style:text-properties officeooo:rsid="2fed4c6d" officeooo:paragraph-rsid="2fed4c6d"/>
    </style:style>
    <style:style style:name="P183" style:family="paragraph" style:parent-style-name="Text_20_body">
      <style:text-properties officeooo:rsid="30091e49" officeooo:paragraph-rsid="30091e49"/>
    </style:style>
    <style:style style:name="P184" style:family="paragraph" style:parent-style-name="Text_20_body">
      <style:text-properties officeooo:rsid="300a7d6e" officeooo:paragraph-rsid="300a7d6e"/>
    </style:style>
    <style:style style:name="P185" style:family="paragraph" style:parent-style-name="Text_20_body">
      <style:text-properties officeooo:rsid="300c7a56" officeooo:paragraph-rsid="300c7a56"/>
    </style:style>
    <style:style style:name="P186" style:family="paragraph" style:parent-style-name="Text_20_body">
      <style:text-properties officeooo:paragraph-rsid="2c0e5fab"/>
    </style:style>
    <style:style style:name="P187" style:family="paragraph" style:parent-style-name="Text_20_body">
      <style:text-properties officeooo:paragraph-rsid="2bf0cef3"/>
    </style:style>
    <style:style style:name="P188" style:family="paragraph" style:parent-style-name="Text_20_body">
      <style:text-properties officeooo:paragraph-rsid="30189d06"/>
    </style:style>
    <style:style style:name="P189" style:family="paragraph" style:parent-style-name="Text_20_body">
      <style:text-properties officeooo:paragraph-rsid="3012f45a"/>
    </style:style>
    <style:style style:name="P190" style:family="paragraph" style:parent-style-name="Text_20_body">
      <style:text-properties officeooo:rsid="30295c19" officeooo:paragraph-rsid="30295c19"/>
    </style:style>
    <style:style style:name="P191" style:family="paragraph" style:parent-style-name="Text_20_body">
      <style:text-properties officeooo:rsid="302aee03" officeooo:paragraph-rsid="302aee03"/>
    </style:style>
    <style:style style:name="P192" style:family="paragraph" style:parent-style-name="Text_20_body">
      <style:text-properties officeooo:rsid="302da87d" officeooo:paragraph-rsid="302da87d"/>
    </style:style>
    <style:style style:name="P193" style:family="paragraph" style:parent-style-name="Text_20_body">
      <style:text-properties officeooo:rsid="302e0832" officeooo:paragraph-rsid="302f23da"/>
    </style:style>
    <style:style style:name="P194" style:family="paragraph" style:parent-style-name="Text_20_body">
      <style:text-properties officeooo:rsid="3031c6ef" officeooo:paragraph-rsid="3031c6ef"/>
    </style:style>
    <style:style style:name="P195" style:family="paragraph" style:parent-style-name="Text_20_body">
      <style:text-properties officeooo:rsid="303e803d" officeooo:paragraph-rsid="303e803d"/>
    </style:style>
    <style:style style:name="P19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9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98" style:family="paragraph" style:parent-style-name="Table_20_Contents">
      <style:text-properties fo:font-style="normal" officeooo:rsid="24596855" officeooo:paragraph-rsid="272cb78a" style:font-style-asian="normal" style:font-style-complex="normal"/>
    </style:style>
    <style:style style:name="P19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00"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01"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02"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0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04" style:family="paragraph" style:parent-style-name="Table_20_Contents">
      <style:text-properties fo:language="cs" fo:country="CZ" fo:font-style="normal" officeooo:rsid="24596855" officeooo:paragraph-rsid="272cb78a" style:font-style-asian="normal" style:font-style-complex="normal"/>
    </style:style>
    <style:style style:name="P205" style:family="paragraph" style:parent-style-name="Table_20_Contents">
      <style:paragraph-properties fo:text-align="center" style:justify-single-word="false"/>
      <style:text-properties fo:language="cs" fo:country="CZ" officeooo:rsid="272cb78a" officeooo:paragraph-rsid="2b90c701"/>
    </style:style>
    <style:style style:name="P206" style:family="paragraph" style:parent-style-name="Table_20_Contents">
      <style:paragraph-properties fo:text-align="center" style:justify-single-word="false"/>
      <style:text-properties fo:language="cs" fo:country="CZ" officeooo:rsid="2b944982" officeooo:paragraph-rsid="2b944982"/>
    </style:style>
    <style:style style:name="P207" style:family="paragraph" style:parent-style-name="Table_20_Contents">
      <style:paragraph-properties fo:text-align="center" style:justify-single-word="false"/>
      <style:text-properties officeooo:rsid="272cb78a" officeooo:paragraph-rsid="2b90c701"/>
    </style:style>
    <style:style style:name="P208" style:family="paragraph" style:parent-style-name="Table_20_Contents">
      <style:paragraph-properties fo:text-align="center" style:justify-single-word="false"/>
      <style:text-properties officeooo:rsid="295b4878" officeooo:paragraph-rsid="2b90c701"/>
    </style:style>
    <style:style style:name="P209" style:family="paragraph" style:parent-style-name="Table_20_Contents">
      <style:paragraph-properties fo:text-align="center" style:justify-single-word="false"/>
      <style:text-properties officeooo:rsid="2b944982" officeooo:paragraph-rsid="2b944982"/>
    </style:style>
    <style:style style:name="P210" style:family="paragraph" style:parent-style-name="Table_20_Contents">
      <style:text-properties officeooo:paragraph-rsid="2bfc0601"/>
    </style:style>
    <style:style style:name="P211" style:family="paragraph" style:parent-style-name="Standalone_20_Property">
      <style:paragraph-properties fo:margin-left="1.251cm" fo:margin-right="0cm" fo:text-indent="-0.4cm" style:auto-text-indent="false"/>
    </style:style>
    <style:style style:name="P212" style:family="paragraph" style:parent-style-name="Standalone_20_Property">
      <style:paragraph-properties fo:margin-left="1.251cm" fo:margin-right="0cm" fo:text-indent="-0.4cm" style:auto-text-indent="false"/>
      <style:text-properties officeooo:paragraph-rsid="2b9a50b8"/>
    </style:style>
    <style:style style:name="P213" style:family="paragraph" style:parent-style-name="Standalone_20_Property">
      <style:paragraph-properties fo:margin-left="1.251cm" fo:margin-right="0cm" fo:text-indent="-0.4cm" style:auto-text-indent="false"/>
      <style:text-properties officeooo:paragraph-rsid="2bbe54a2"/>
    </style:style>
    <style:style style:name="P214" style:family="paragraph" style:parent-style-name="Standalone_20_Property">
      <style:paragraph-properties fo:margin-left="1.251cm" fo:margin-right="0cm" fo:text-indent="-0.4cm" style:auto-text-indent="false"/>
      <style:text-properties officeooo:paragraph-rsid="2bc3c6ea"/>
    </style:style>
    <style:style style:name="P21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1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1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1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1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2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2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2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23" style:family="paragraph" style:parent-style-name="Standalone_20_Property">
      <style:paragraph-properties fo:margin-left="1.251cm" fo:margin-right="0cm" fo:text-indent="-0.4cm" style:auto-text-indent="false"/>
      <style:text-properties officeooo:paragraph-rsid="2dc33a59"/>
    </style:style>
    <style:style style:name="P224" style:family="paragraph" style:parent-style-name="Standalone_20_Property">
      <style:paragraph-properties fo:margin-left="1.251cm" fo:margin-right="0cm" fo:text-indent="-0.4cm" style:auto-text-indent="false"/>
      <style:text-properties officeooo:paragraph-rsid="2de11937"/>
    </style:style>
    <style:style style:name="P225" style:family="paragraph" style:parent-style-name="Property_20_level_20_0">
      <style:paragraph-properties fo:margin-left="1.251cm" fo:margin-right="0cm" fo:text-indent="-0.4cm" style:auto-text-indent="false"/>
      <style:text-properties officeooo:paragraph-rsid="2b9a50b8"/>
    </style:style>
    <style:style style:name="P226" style:family="paragraph" style:parent-style-name="Property_20_level_20_0">
      <style:paragraph-properties fo:margin-left="1.251cm" fo:margin-right="0cm" fo:text-indent="-0.4cm" style:auto-text-indent="false"/>
      <style:text-properties officeooo:paragraph-rsid="2bbe54a2"/>
    </style:style>
    <style:style style:name="P227" style:family="paragraph" style:parent-style-name="Property_20_level_20_0">
      <style:paragraph-properties fo:margin-left="1.251cm" fo:margin-right="0cm" fo:text-indent="-0.4cm" style:auto-text-indent="false"/>
      <style:text-properties officeooo:paragraph-rsid="2bc3c6ea"/>
    </style:style>
    <style:style style:name="P228" style:family="paragraph" style:parent-style-name="Property_20_level_20_0">
      <style:paragraph-properties fo:margin-left="1.251cm" fo:margin-right="0cm" fo:text-indent="-0.4cm" style:auto-text-indent="false"/>
      <style:text-properties officeooo:paragraph-rsid="2dc33a59"/>
    </style:style>
    <style:style style:name="P229" style:family="paragraph" style:parent-style-name="Property_20_level_20_0">
      <style:paragraph-properties fo:margin-left="1.251cm" fo:margin-right="0cm" fo:text-indent="-0.4cm" style:auto-text-indent="false"/>
      <style:text-properties officeooo:rsid="2dc4a356" officeooo:paragraph-rsid="2dc4a356"/>
    </style:style>
    <style:style style:name="P230" style:family="paragraph" style:parent-style-name="Property_20_level_20_0">
      <style:paragraph-properties fo:margin-left="1.251cm" fo:margin-right="0cm" fo:text-indent="-0.4cm" style:auto-text-indent="false"/>
      <style:text-properties officeooo:paragraph-rsid="2de11937"/>
    </style:style>
    <style:style style:name="P231" style:family="paragraph" style:parent-style-name="Property_20_level_20_1">
      <style:paragraph-properties fo:margin-left="1.251cm" fo:margin-right="0cm" fo:text-indent="-0.4cm" style:auto-text-indent="false"/>
      <style:text-properties officeooo:paragraph-rsid="2d7a1f5e"/>
    </style:style>
    <style:style style:name="P232" style:family="paragraph" style:parent-style-name="Property_20_level_20_1">
      <style:paragraph-properties fo:margin-left="1.251cm" fo:margin-right="0cm" fo:text-indent="-0.4cm" style:auto-text-indent="false"/>
      <style:text-properties officeooo:paragraph-rsid="2d7f7a89"/>
    </style:style>
    <style:style style:name="P23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34" style:family="paragraph" style:parent-style-name="Contents_20_1">
      <style:paragraph-properties>
        <style:tab-stops>
          <style:tab-stop style:position="14.801cm" style:type="right" style:leader-style="dotted" style:leader-text="."/>
        </style:tab-stops>
      </style:paragraph-properties>
    </style:style>
    <style:style style:name="P235" style:family="paragraph" style:parent-style-name="Contents_20_2">
      <style:paragraph-properties>
        <style:tab-stops>
          <style:tab-stop style:position="14.801cm" style:type="right" style:leader-style="dotted" style:leader-text="."/>
        </style:tab-stops>
      </style:paragraph-properties>
    </style:style>
    <style:style style:name="P23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37" style:family="paragraph" style:parent-style-name="Text_20_body">
      <style:paragraph-properties fo:margin-top="0cm" fo:margin-bottom="0cm" loext:contextual-spacing="false"/>
      <style:text-properties officeooo:paragraph-rsid="2bfc0601"/>
    </style:style>
    <style:style style:name="P23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39" style:family="paragraph" style:parent-style-name="Text_20_body">
      <style:paragraph-properties fo:margin-left="1.251cm" fo:margin-right="0cm" fo:text-indent="0cm" style:auto-text-indent="false"/>
      <style:text-properties officeooo:rsid="2d693de4" officeooo:paragraph-rsid="2d693de4"/>
    </style:style>
    <style:style style:name="P240" style:family="paragraph" style:parent-style-name="Example_20_Header">
      <style:text-properties officeooo:paragraph-rsid="2cc27d39"/>
    </style:style>
    <style:style style:name="P241" style:family="paragraph" style:parent-style-name="Example_20_Header">
      <style:text-properties officeooo:rsid="2cc784fd" officeooo:paragraph-rsid="2cc784fd"/>
    </style:style>
    <style:style style:name="P242" style:family="paragraph" style:parent-style-name="Property_20_level_20_1">
      <style:text-properties officeooo:paragraph-rsid="2d7a1f5e"/>
    </style:style>
    <style:style style:name="P243" style:family="paragraph" style:parent-style-name="Property_20_level_20_1">
      <style:text-properties officeooo:paragraph-rsid="2d7f7a89"/>
    </style:style>
    <style:style style:name="P244" style:family="paragraph" style:parent-style-name="Property_20_level_20_0">
      <style:text-properties officeooo:paragraph-rsid="2d7a1f5e"/>
    </style:style>
    <style:style style:name="P245" style:family="paragraph" style:parent-style-name="Standalone_20_Property">
      <style:text-properties officeooo:paragraph-rsid="2d7a1f5e"/>
    </style:style>
    <style:style style:name="P246" style:family="paragraph" style:parent-style-name="Standalone_20_Property">
      <style:text-properties officeooo:paragraph-rsid="2df00d68"/>
    </style:style>
    <style:style style:name="P247" style:family="paragraph" style:parent-style-name="Standalone_20_Property">
      <style:text-properties officeooo:paragraph-rsid="2df350ff"/>
    </style:style>
    <style:style style:name="P248" style:family="paragraph" style:parent-style-name="Standalone_20_Property">
      <style:text-properties officeooo:paragraph-rsid="2e5b448b"/>
    </style:style>
    <style:style style:name="P249" style:family="paragraph" style:parent-style-name="Standalone_20_Property">
      <style:text-properties officeooo:paragraph-rsid="2e6285c5"/>
    </style:style>
    <style:style style:name="P250" style:family="paragraph" style:parent-style-name="Standalone_20_Property">
      <style:text-properties officeooo:paragraph-rsid="2e662700"/>
    </style:style>
    <style:style style:name="P251" style:family="paragraph" style:parent-style-name="Standalone_20_Property">
      <style:text-properties fo:color="#1841ce"/>
    </style:style>
    <style:style style:name="P252" style:family="paragraph" style:parent-style-name="Standalone_20_Property">
      <style:text-properties fo:color="#1841ce" fo:font-weight="bold" style:font-weight-asian="bold" style:font-weight-complex="bold"/>
    </style:style>
    <style:style style:name="P253" style:family="paragraph" style:parent-style-name="Standalone_20_Property">
      <style:text-properties officeooo:paragraph-rsid="2e709a3a"/>
    </style:style>
    <style:style style:name="P254" style:family="paragraph" style:parent-style-name="Standalone_20_Property">
      <style:text-properties officeooo:paragraph-rsid="2e862898"/>
    </style:style>
    <style:style style:name="P255" style:family="paragraph" style:parent-style-name="Standalone_20_Property">
      <style:text-properties fo:font-weight="bold" style:font-weight-asian="bold" style:font-weight-complex="bold"/>
    </style:style>
    <style:style style:name="P256" style:family="paragraph" style:parent-style-name="Standalone_20_Property">
      <style:text-properties officeooo:paragraph-rsid="2eb00aed"/>
    </style:style>
    <style:style style:name="P257" style:family="paragraph" style:parent-style-name="Standalone_20_Property">
      <style:text-properties officeooo:paragraph-rsid="2fa42f9a"/>
    </style:style>
    <style:style style:name="P258" style:family="paragraph" style:parent-style-name="Standalone_20_Property">
      <style:text-properties officeooo:paragraph-rsid="2fc06ab8"/>
    </style:style>
    <style:style style:name="P259" style:family="paragraph" style:parent-style-name="Standalone_20_Property">
      <style:text-properties officeooo:paragraph-rsid="2fd0e1a4"/>
    </style:style>
    <style:style style:name="P260" style:family="paragraph" style:parent-style-name="Standalone_20_Property">
      <style:text-properties officeooo:paragraph-rsid="2fd9f8b2"/>
    </style:style>
    <style:style style:name="P261" style:family="paragraph" style:parent-style-name="Standalone_20_Property">
      <style:text-properties officeooo:paragraph-rsid="301ef6b2"/>
    </style:style>
    <style:style style:name="P262" style:family="paragraph" style:parent-style-name="Standalone_20_Property">
      <style:text-properties officeooo:paragraph-rsid="303bb0bd"/>
    </style:style>
    <style:style style:name="P263" style:family="paragraph" style:parent-style-name="Property_20_Header">
      <style:text-properties officeooo:paragraph-rsid="2d7a1f5e"/>
    </style:style>
    <style:style style:name="P264" style:family="paragraph" style:parent-style-name="Property_20_Header">
      <style:text-properties officeooo:paragraph-rsid="2d7f7a89"/>
    </style:style>
    <style:style style:name="P265" style:family="paragraph" style:parent-style-name="Standalone_20_Property">
      <style:paragraph-properties fo:margin-left="0cm" fo:margin-right="0cm" fo:text-indent="0cm" style:auto-text-indent="false"/>
      <style:text-properties officeooo:paragraph-rsid="2e06aabe"/>
    </style:style>
    <style:style style:name="P266" style:family="paragraph" style:parent-style-name="Standalone_20_Property">
      <style:paragraph-properties fo:margin-left="0cm" fo:margin-right="0cm" fo:text-indent="0cm" style:auto-text-indent="false"/>
      <style:text-properties officeooo:paragraph-rsid="2fd0e1a4"/>
    </style:style>
    <style:style style:name="P267" style:family="paragraph" style:parent-style-name="Heading_20_1">
      <style:text-properties officeooo:rsid="26716ded" officeooo:paragraph-rsid="26716ded"/>
    </style:style>
    <style:style style:name="P268" style:family="paragraph" style:parent-style-name="Heading_20_1">
      <style:text-properties officeooo:rsid="2bf7dfae" officeooo:paragraph-rsid="2bf7dfae"/>
    </style:style>
    <style:style style:name="P269" style:family="paragraph" style:parent-style-name="Heading_20_1">
      <style:text-properties officeooo:rsid="2bf4c6f4" officeooo:paragraph-rsid="2bf4c6f4"/>
    </style:style>
    <style:style style:name="P270" style:family="paragraph" style:parent-style-name="Heading_20_1">
      <style:text-properties officeooo:rsid="2ea3793b" officeooo:paragraph-rsid="2ea3793b"/>
    </style:style>
    <style:style style:name="P271" style:family="paragraph" style:parent-style-name="Heading_20_2">
      <style:text-properties officeooo:rsid="2f03d6c0" officeooo:paragraph-rsid="2f03d6c0"/>
    </style:style>
    <style:style style:name="P272" style:family="paragraph" style:parent-style-name="Heading_20_2">
      <style:text-properties officeooo:paragraph-rsid="2bfa470a"/>
    </style:style>
    <style:style style:name="P273" style:family="paragraph" style:parent-style-name="Heading_20_2">
      <style:text-properties officeooo:paragraph-rsid="2bf9c65f"/>
    </style:style>
    <style:style style:name="P274" style:family="paragraph" style:parent-style-name="Heading_20_2">
      <style:text-properties officeooo:paragraph-rsid="2bf084a8"/>
    </style:style>
    <style:style style:name="P275" style:family="paragraph" style:parent-style-name="Heading_20_2">
      <style:text-properties officeooo:paragraph-rsid="2bfb1099"/>
    </style:style>
    <style:style style:name="P276" style:family="paragraph" style:parent-style-name="Heading_20_2">
      <style:text-properties officeooo:paragraph-rsid="2c007857"/>
    </style:style>
    <style:style style:name="P277" style:family="paragraph" style:parent-style-name="Heading_20_2">
      <style:text-properties officeooo:rsid="2d79ddc6" officeooo:paragraph-rsid="2d79ddc6"/>
    </style:style>
    <style:style style:name="P278" style:family="paragraph" style:parent-style-name="Heading_20_2">
      <style:text-properties officeooo:paragraph-rsid="2bfc0601"/>
    </style:style>
    <style:style style:name="P279" style:family="paragraph" style:parent-style-name="Heading_20_2">
      <style:text-properties officeooo:rsid="2b98908f" officeooo:paragraph-rsid="2b98908f"/>
    </style:style>
    <style:style style:name="P280" style:family="paragraph" style:parent-style-name="Heading_20_3">
      <style:text-properties officeooo:paragraph-rsid="2f4fdfca"/>
    </style:style>
    <style:style style:name="P281" style:family="paragraph" style:parent-style-name="Heading_20_3">
      <style:text-properties officeooo:paragraph-rsid="2f5501eb"/>
    </style:style>
    <style:style style:name="P282" style:family="paragraph" style:parent-style-name="Heading_20_3">
      <style:text-properties officeooo:paragraph-rsid="2f52e2f6"/>
    </style:style>
    <style:style style:name="P283" style:family="paragraph" style:parent-style-name="Heading_20_3">
      <style:text-properties officeooo:rsid="2c6d5fd0" officeooo:paragraph-rsid="2c6d5fd0"/>
    </style:style>
    <style:style style:name="P284" style:family="paragraph" style:parent-style-name="Heading_20_3">
      <style:text-properties officeooo:rsid="2c007857" officeooo:paragraph-rsid="2c007857"/>
    </style:style>
    <style:style style:name="P285" style:family="paragraph" style:parent-style-name="Heading_20_3">
      <style:text-properties officeooo:paragraph-rsid="2bfda84f"/>
    </style:style>
    <style:style style:name="P286" style:family="paragraph" style:parent-style-name="Heading_20_3">
      <style:text-properties officeooo:paragraph-rsid="2c01d9d7"/>
    </style:style>
    <style:style style:name="P287" style:family="paragraph" style:parent-style-name="Heading_20_3">
      <style:text-properties officeooo:paragraph-rsid="2c007857"/>
    </style:style>
    <style:style style:name="P288" style:family="paragraph" style:parent-style-name="Heading_20_4">
      <style:text-properties officeooo:paragraph-rsid="2bfc0601"/>
    </style:style>
    <style:style style:name="P289" style:family="paragraph" style:parent-style-name="Heading_20_4">
      <style:text-properties officeooo:rsid="44bcafe2"/>
    </style:style>
    <style:style style:name="P290" style:family="paragraph" style:parent-style-name="Heading_20_5">
      <style:text-properties officeooo:paragraph-rsid="2bb06401"/>
    </style:style>
    <style:style style:name="P291" style:family="paragraph" style:parent-style-name="Heading_20_5">
      <style:text-properties officeooo:rsid="2c6def8a" officeooo:paragraph-rsid="2c6def8a"/>
    </style:style>
    <style:style style:name="P292" style:family="paragraph" style:parent-style-name="Heading_20_5">
      <style:text-properties officeooo:paragraph-rsid="2cb47170"/>
    </style:style>
    <style:style style:name="P293" style:family="paragraph" style:parent-style-name="Heading_20_6">
      <style:text-properties officeooo:paragraph-rsid="2cee8599"/>
    </style:style>
    <style:style style:name="P294" style:family="paragraph" style:parent-style-name="Property_20_Header" style:list-style-name="L14">
      <style:text-properties officeooo:paragraph-rsid="2f34f9eb"/>
    </style:style>
    <style:style style:name="P295" style:family="paragraph" style:parent-style-name="Property_20_Header" style:list-style-name="L16">
      <style:text-properties officeooo:paragraph-rsid="2f24f113"/>
    </style:style>
    <style:style style:name="P296" style:family="paragraph" style:parent-style-name="Property_20_Header" style:list-style-name="L19">
      <style:text-properties officeooo:paragraph-rsid="2d89328c"/>
    </style:style>
    <style:style style:name="P297" style:family="paragraph" style:parent-style-name="Property_20_Header" style:list-style-name="L40">
      <style:text-properties officeooo:paragraph-rsid="2de58670"/>
    </style:style>
    <style:style style:name="P298" style:family="paragraph" style:parent-style-name="Property_20_Header" style:list-style-name="L40">
      <style:text-properties officeooo:paragraph-rsid="2de51bf9"/>
    </style:style>
    <style:style style:name="P299" style:family="paragraph" style:parent-style-name="Property_20_Header" style:list-style-name="L46"/>
    <style:style style:name="P300" style:family="paragraph" style:parent-style-name="Property_20_Header" style:list-style-name="L46">
      <style:text-properties officeooo:paragraph-rsid="30452d68"/>
    </style:style>
    <style:style style:name="P301" style:family="paragraph" style:parent-style-name="Property_20_Header" style:list-style-name="L72">
      <style:text-properties officeooo:paragraph-rsid="2f9b36fe"/>
    </style:style>
    <style:style style:name="P302" style:family="paragraph" style:parent-style-name="Property_20_Header" style:list-style-name="L137">
      <style:text-properties officeooo:paragraph-rsid="2cc474b2"/>
    </style:style>
    <style:style style:name="P303" style:family="paragraph" style:parent-style-name="Property_20_level_20_0" style:list-style-name="L4">
      <style:text-properties style:text-line-through-style="none" style:text-line-through-type="none" style:text-underline-style="none" officeooo:paragraph-rsid="2c854c83"/>
    </style:style>
    <style:style style:name="P304" style:family="paragraph" style:parent-style-name="Property_20_level_20_0" style:list-style-name="L14">
      <style:text-properties officeooo:paragraph-rsid="2f34f9eb"/>
    </style:style>
    <style:style style:name="P305" style:family="paragraph" style:parent-style-name="Property_20_level_20_0" style:list-style-name="L14">
      <style:text-properties officeooo:rsid="51d7a411" officeooo:paragraph-rsid="2f439211"/>
    </style:style>
    <style:style style:name="P306" style:family="paragraph" style:parent-style-name="Property_20_level_20_0" style:list-style-name="L16">
      <style:text-properties officeooo:paragraph-rsid="2f24f113"/>
    </style:style>
    <style:style style:name="P307"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8" style:family="paragraph" style:parent-style-name="Property_20_level_20_0" style:list-style-name="L19">
      <style:text-properties officeooo:paragraph-rsid="2d943ddd"/>
    </style:style>
    <style:style style:name="P309" style:family="paragraph" style:parent-style-name="Property_20_level_20_0" style:list-style-name="L19">
      <style:text-properties officeooo:paragraph-rsid="2e9a0a70"/>
    </style:style>
    <style:style style:name="P310" style:family="paragraph" style:parent-style-name="Property_20_level_20_0" style:list-style-name="L24">
      <style:text-properties officeooo:paragraph-rsid="2e95a0be"/>
    </style:style>
    <style:style style:name="P311" style:family="paragraph" style:parent-style-name="Property_20_level_20_0" style:list-style-name="L27">
      <style:text-properties officeooo:paragraph-rsid="2c343530"/>
    </style:style>
    <style:style style:name="P312" style:family="paragraph" style:parent-style-name="Property_20_level_20_0" style:list-style-name="L40">
      <style:text-properties fo:font-style="italic" officeooo:rsid="511538e7" officeooo:paragraph-rsid="2de58670" style:font-style-asian="italic" style:font-style-complex="italic"/>
    </style:style>
    <style:style style:name="P313" style:family="paragraph" style:parent-style-name="Property_20_level_20_0" style:list-style-name="L60">
      <style:text-properties style:font-name="Cambria" officeooo:paragraph-rsid="2ff27b9b" fo:background-color="transparent"/>
    </style:style>
    <style:style style:name="P314" style:family="paragraph" style:parent-style-name="Property_20_level_20_0" style:list-style-name="L60">
      <style:text-properties style:font-name="Cambria" officeooo:paragraph-rsid="2ff1f608" fo:background-color="transparent"/>
    </style:style>
    <style:style style:name="P315" style:family="paragraph" style:parent-style-name="Property_20_level_20_0" style:list-style-name="L61">
      <style:text-properties style:font-name="Cambria" officeooo:paragraph-rsid="2ff27b9b" fo:background-color="transparent"/>
    </style:style>
    <style:style style:name="P316" style:family="paragraph" style:parent-style-name="Property_20_level_20_0" style:list-style-name="L61">
      <style:text-properties style:font-name="Cambria" officeooo:paragraph-rsid="2ff4bd08" fo:background-color="transparent"/>
    </style:style>
    <style:style style:name="P317" style:family="paragraph" style:parent-style-name="Property_20_level_20_0" style:list-style-name="L61">
      <style:text-properties style:font-name="Cambria" officeooo:paragraph-rsid="3001e794" fo:background-color="transparent"/>
    </style:style>
    <style:style style:name="P318" style:family="paragraph" style:parent-style-name="Property_20_level_20_0" style:list-style-name="L61">
      <style:text-properties style:font-name="Cambria" officeooo:paragraph-rsid="30472dc5" fo:background-color="transparent"/>
    </style:style>
    <style:style style:name="P319" style:family="paragraph" style:parent-style-name="Property_20_level_20_0" style:list-style-name="L61">
      <style:text-properties style:font-name="Cambria" officeooo:paragraph-rsid="3047fc77" fo:background-color="transparent"/>
    </style:style>
    <style:style style:name="P320" style:family="paragraph" style:parent-style-name="Property_20_level_20_0" style:list-style-name="L61">
      <style:text-properties style:font-name="Cambria" officeooo:paragraph-rsid="304847ad" fo:background-color="transparent"/>
    </style:style>
    <style:style style:name="P321" style:family="paragraph" style:parent-style-name="Property_20_level_20_0" style:list-style-name="L61">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22" style:family="paragraph" style:parent-style-name="Property_20_level_20_0" style:list-style-name="L61">
      <style:text-properties officeooo:paragraph-rsid="3001e794"/>
    </style:style>
    <style:style style:name="P323" style:family="paragraph" style:parent-style-name="Property_20_level_20_0" style:list-style-name="L66">
      <style:text-properties officeooo:paragraph-rsid="2bc853ba"/>
    </style:style>
    <style:style style:name="P324" style:family="paragraph" style:parent-style-name="Property_20_level_20_0" style:list-style-name="L72">
      <style:text-properties officeooo:paragraph-rsid="2f62fb48"/>
    </style:style>
    <style:style style:name="P325" style:family="paragraph" style:parent-style-name="Property_20_level_20_0" style:list-style-name="L72">
      <style:text-properties officeooo:paragraph-rsid="2f646e7c"/>
    </style:style>
    <style:style style:name="P326" style:family="paragraph" style:parent-style-name="Property_20_level_20_0" style:list-style-name="L80">
      <style:text-properties officeooo:paragraph-rsid="2f5b5974"/>
    </style:style>
    <style:style style:name="P327" style:family="paragraph" style:parent-style-name="Property_20_level_20_0" style:list-style-name="L82">
      <style:text-properties officeooo:paragraph-rsid="2faa342f"/>
    </style:style>
    <style:style style:name="P328" style:family="paragraph" style:parent-style-name="Property_20_level_20_0" style:list-style-name="L87">
      <style:text-properties officeooo:paragraph-rsid="2fbde9cc"/>
    </style:style>
    <style:style style:name="P329" style:family="paragraph" style:parent-style-name="Property_20_level_20_0" style:list-style-name="L89">
      <style:text-properties officeooo:paragraph-rsid="2fc0a669"/>
    </style:style>
    <style:style style:name="P330" style:family="paragraph" style:parent-style-name="Property_20_level_20_0" style:list-style-name="L89">
      <style:text-properties officeooo:paragraph-rsid="2fc0c66f"/>
    </style:style>
    <style:style style:name="P331" style:family="paragraph" style:parent-style-name="Property_20_level_20_0" style:list-style-name="L89">
      <style:text-properties officeooo:paragraph-rsid="2fc444f8"/>
    </style:style>
    <style:style style:name="P332" style:family="paragraph" style:parent-style-name="Property_20_level_20_0" style:list-style-name="L90">
      <style:text-properties officeooo:paragraph-rsid="2fce751d"/>
    </style:style>
    <style:style style:name="P333" style:family="paragraph" style:parent-style-name="Property_20_level_20_0" style:list-style-name="L137">
      <style:text-properties officeooo:paragraph-rsid="2cc474b2"/>
    </style:style>
    <style:style style:name="P334" style:family="paragraph" style:parent-style-name="Property_20_level_20_1" style:list-style-name="L16">
      <style:text-properties officeooo:paragraph-rsid="2f24f113"/>
    </style:style>
    <style:style style:name="P335" style:family="paragraph" style:parent-style-name="Property_20_level_20_1" style:list-style-name="L16">
      <style:text-properties officeooo:rsid="2ee47530" officeooo:paragraph-rsid="2f24f113"/>
    </style:style>
    <style:style style:name="P336" style:family="paragraph" style:parent-style-name="Property_20_level_20_1" style:list-style-name="L19">
      <style:text-properties officeooo:paragraph-rsid="2d89328c"/>
    </style:style>
    <style:style style:name="P337" style:family="paragraph" style:parent-style-name="Property_20_level_20_1" style:list-style-name="L40"/>
    <style:style style:name="P338" style:family="paragraph" style:parent-style-name="Property_20_level_20_1" style:list-style-name="L46"/>
    <style:style style:name="P339" style:family="paragraph" style:parent-style-name="Property_20_level_20_1" style:list-style-name="L46">
      <style:text-properties officeooo:rsid="2e12f8b3" officeooo:paragraph-rsid="2e140440"/>
    </style:style>
    <style:style style:name="P340" style:family="paragraph" style:parent-style-name="Property_20_level_20_1" style:list-style-name="L80">
      <style:text-properties officeooo:paragraph-rsid="2f5b5974"/>
    </style:style>
    <style:style style:name="P341" style:family="paragraph" style:parent-style-name="Property_20_level_20_1" style:list-style-name="L137">
      <style:text-properties officeooo:paragraph-rsid="2cc474b2"/>
    </style:style>
    <style:style style:name="P342" style:family="paragraph" style:parent-style-name="Property_20_level_20_1" style:list-style-name="L19">
      <style:paragraph-properties fo:margin-left="1.251cm" fo:margin-right="0cm" fo:text-indent="-0.4cm" style:auto-text-indent="false"/>
      <style:text-properties officeooo:paragraph-rsid="2d89328c"/>
    </style:style>
    <style:style style:name="P343" style:family="paragraph" style:parent-style-name="Standalone_20_Property" style:list-style-name="L4">
      <style:text-properties officeooo:paragraph-rsid="2c854c83"/>
    </style:style>
    <style:style style:name="P344" style:family="paragraph" style:parent-style-name="Standalone_20_Property" style:list-style-name="L4">
      <style:text-properties style:text-line-through-style="none" style:text-line-through-type="none" style:text-underline-style="none" officeooo:paragraph-rsid="2c854c83"/>
    </style:style>
    <style:style style:name="P345" style:family="paragraph" style:parent-style-name="Standalone_20_Property" style:list-style-name="L14"/>
    <style:style style:name="P346" style:family="paragraph" style:parent-style-name="Standalone_20_Property" style:list-style-name="L14">
      <style:text-properties officeooo:paragraph-rsid="2f2d3dfc"/>
    </style:style>
    <style:style style:name="P347" style:family="paragraph" style:parent-style-name="Standalone_20_Property" style:list-style-name="L14">
      <style:text-properties officeooo:paragraph-rsid="2f34f9eb"/>
    </style:style>
    <style:style style:name="P348" style:family="paragraph" style:parent-style-name="Standalone_20_Property" style:list-style-name="L14">
      <style:text-properties officeooo:paragraph-rsid="2f38db1e"/>
    </style:style>
    <style:style style:name="P349" style:family="paragraph" style:parent-style-name="Standalone_20_Property" style:list-style-name="L14">
      <style:text-properties officeooo:paragraph-rsid="2f439211"/>
    </style:style>
    <style:style style:name="P350" style:family="paragraph" style:parent-style-name="Standalone_20_Property" style:list-style-name="L14">
      <style:text-properties fo:font-style="italic" officeooo:rsid="511538e7" officeooo:paragraph-rsid="2f2d3dfc" style:font-style-asian="italic" style:font-style-complex="italic"/>
    </style:style>
    <style:style style:name="P351" style:family="paragraph" style:parent-style-name="Standalone_20_Property" style:list-style-name="L16">
      <style:text-properties fo:font-style="italic" officeooo:rsid="511538e7" officeooo:paragraph-rsid="2f24f113" style:font-style-asian="italic" style:font-style-complex="italic"/>
    </style:style>
    <style:style style:name="P352" style:family="paragraph" style:parent-style-name="Standalone_20_Property" style:list-style-name="L40">
      <style:text-properties fo:font-style="italic" officeooo:rsid="511538e7" officeooo:paragraph-rsid="2de51bf9" style:font-style-asian="italic" style:font-style-complex="italic"/>
    </style:style>
    <style:style style:name="P353" style:family="paragraph" style:parent-style-name="Standalone_20_Property" style:list-style-name="L72">
      <style:text-properties fo:font-style="italic" officeooo:rsid="511538e7" officeooo:paragraph-rsid="2f9b36fe" style:font-style-asian="italic" style:font-style-complex="italic"/>
    </style:style>
    <style:style style:name="P354" style:family="paragraph" style:parent-style-name="Standalone_20_Property" style:list-style-name="L84">
      <style:text-properties fo:font-style="italic" officeooo:rsid="511538e7" officeooo:paragraph-rsid="2faea777" style:font-style-asian="italic" style:font-style-complex="italic"/>
    </style:style>
    <style:style style:name="P355" style:family="paragraph" style:parent-style-name="Standalone_20_Property" style:list-style-name="L93">
      <style:text-properties fo:font-style="italic" officeooo:rsid="511538e7" officeooo:paragraph-rsid="2fc9c77f" style:font-style-asian="italic" style:font-style-complex="italic"/>
    </style:style>
    <style:style style:name="P356" style:family="paragraph" style:parent-style-name="Standalone_20_Property" style:list-style-name="L72">
      <style:text-properties fo:font-style="italic" fo:font-weight="normal" officeooo:paragraph-rsid="2f646e7c" style:font-style-asian="italic" style:font-weight-asian="normal" style:font-style-complex="italic" style:font-weight-complex="normal"/>
    </style:style>
    <style:style style:name="P357" style:family="paragraph" style:parent-style-name="Standalone_20_Property" style:list-style-name="L14">
      <style:text-properties officeooo:rsid="2f2d3dfc" officeooo:paragraph-rsid="2f2d3dfc"/>
    </style:style>
    <style:style style:name="P358" style:family="paragraph" style:parent-style-name="Standalone_20_Property" style:list-style-name="L15"/>
    <style:style style:name="P359" style:family="paragraph" style:parent-style-name="Standalone_20_Property" style:list-style-name="L14">
      <style:text-properties officeooo:rsid="2f38db1e" officeooo:paragraph-rsid="2f38db1e"/>
    </style:style>
    <style:style style:name="P360" style:family="paragraph" style:parent-style-name="Standalone_20_Property" style:list-style-name="L16"/>
    <style:style style:name="P361" style:family="paragraph" style:parent-style-name="Standalone_20_Property" style:list-style-name="L16">
      <style:text-properties officeooo:paragraph-rsid="2f24f113"/>
    </style:style>
    <style:style style:name="P362" style:family="paragraph" style:parent-style-name="Standalone_20_Property" style:list-style-name="L16">
      <style:text-properties officeooo:rsid="2f24f113" officeooo:paragraph-rsid="2f24f113"/>
    </style:style>
    <style:style style:name="P363"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64" style:family="paragraph" style:parent-style-name="Standalone_20_Property" style:list-style-name="L19">
      <style:text-properties fo:font-style="normal" officeooo:rsid="2d92599d" officeooo:paragraph-rsid="2d943ddd" style:font-style-asian="normal" style:font-style-complex="normal"/>
    </style:style>
    <style:style style:name="P365" style:family="paragraph" style:parent-style-name="Standalone_20_Property" style:list-style-name="L19">
      <style:text-properties fo:font-style="normal" officeooo:rsid="2d92599d" officeooo:paragraph-rsid="2d9b6e7f" style:font-style-asian="normal" style:font-style-complex="normal"/>
    </style:style>
    <style:style style:name="P366" style:family="paragraph" style:parent-style-name="Standalone_20_Property" style:list-style-name="L16">
      <style:text-properties officeooo:rsid="2edbde94" officeooo:paragraph-rsid="2f24f113"/>
    </style:style>
    <style:style style:name="P367" style:family="paragraph" style:parent-style-name="Standalone_20_Property" style:list-style-name="L19"/>
    <style:style style:name="P368" style:family="paragraph" style:parent-style-name="Standalone_20_Property" style:list-style-name="L19">
      <style:text-properties officeooo:paragraph-rsid="2d943ddd"/>
    </style:style>
    <style:style style:name="P369" style:family="paragraph" style:parent-style-name="Standalone_20_Property" style:list-style-name="L19">
      <style:text-properties officeooo:paragraph-rsid="2d89328c"/>
    </style:style>
    <style:style style:name="P370" style:family="paragraph" style:parent-style-name="Standalone_20_Property" style:list-style-name="L19">
      <style:text-properties officeooo:paragraph-rsid="2e9a0a70"/>
    </style:style>
    <style:style style:name="P371" style:family="paragraph" style:parent-style-name="Standalone_20_Property" style:list-style-name="L19">
      <style:text-properties officeooo:paragraph-rsid="2e9b1689"/>
    </style:style>
    <style:style style:name="P372" style:family="paragraph" style:parent-style-name="Standalone_20_Property" style:list-style-name="L19">
      <style:text-properties officeooo:paragraph-rsid="2e864252"/>
    </style:style>
    <style:style style:name="P373" style:family="paragraph" style:parent-style-name="Standalone_20_Property" style:list-style-name="L24">
      <style:text-properties officeooo:paragraph-rsid="2e95a0be"/>
    </style:style>
    <style:style style:name="P374" style:family="paragraph" style:parent-style-name="Standalone_20_Property" style:list-style-name="L19">
      <style:text-properties officeooo:rsid="516d15c5" officeooo:paragraph-rsid="2e9b1689"/>
    </style:style>
    <style:style style:name="P375" style:family="paragraph" style:parent-style-name="Standalone_20_Property" style:list-style-name="L72">
      <style:text-properties officeooo:rsid="516d15c5" officeooo:paragraph-rsid="2f62fb48"/>
    </style:style>
    <style:style style:name="P376" style:family="paragraph" style:parent-style-name="Standalone_20_Property" style:list-style-name="L27">
      <style:text-properties officeooo:paragraph-rsid="2c343530"/>
    </style:style>
    <style:style style:name="P377" style:family="paragraph" style:parent-style-name="Standalone_20_Property" style:list-style-name="L35">
      <style:text-properties officeooo:rsid="2dc83137" officeooo:paragraph-rsid="2ded40d3"/>
    </style:style>
    <style:style style:name="P378" style:family="paragraph" style:parent-style-name="Standalone_20_Property" style:list-style-name="L40">
      <style:text-properties officeooo:paragraph-rsid="2de51bf9"/>
    </style:style>
    <style:style style:name="P379" style:family="paragraph" style:parent-style-name="Standalone_20_Property" style:list-style-name="L46"/>
    <style:style style:name="P380" style:family="paragraph" style:parent-style-name="Standalone_20_Property" style:list-style-name="L46">
      <style:text-properties officeooo:paragraph-rsid="2e0f0fe2"/>
    </style:style>
    <style:style style:name="P381" style:family="paragraph" style:parent-style-name="Standalone_20_Property" style:list-style-name="L50"/>
    <style:style style:name="P382" style:family="paragraph" style:parent-style-name="Standalone_20_Property" style:list-style-name="L60">
      <style:text-properties style:font-name="Cambria" officeooo:paragraph-rsid="2ff1f608" fo:background-color="transparent"/>
    </style:style>
    <style:style style:name="P383" style:family="paragraph" style:parent-style-name="Standalone_20_Property" style:list-style-name="L61">
      <style:text-properties style:font-name="Cambria" officeooo:paragraph-rsid="2ff27b9b" fo:background-color="transparent"/>
    </style:style>
    <style:style style:name="P384" style:family="paragraph" style:parent-style-name="Standalone_20_Property" style:list-style-name="L61">
      <style:text-properties style:font-name="Cambria" officeooo:paragraph-rsid="30472dc5" fo:background-color="transparent"/>
    </style:style>
    <style:style style:name="P385" style:family="paragraph" style:parent-style-name="Standalone_20_Property" style:list-style-name="L61">
      <style:text-properties style:font-name="Cambria" officeooo:paragraph-rsid="3047fc77" fo:background-color="transparent"/>
    </style:style>
    <style:style style:name="P386" style:family="paragraph" style:parent-style-name="Standalone_20_Property" style:list-style-name="L61">
      <style:text-properties style:font-name="Cambria" officeooo:paragraph-rsid="304847ad" fo:background-color="transparent"/>
    </style:style>
    <style:style style:name="P387" style:family="paragraph" style:parent-style-name="Standalone_20_Property" style:list-style-name="L61">
      <style:text-properties style:font-name="Cambria" officeooo:rsid="302e0832" officeooo:paragraph-rsid="30472dc5" fo:background-color="transparent"/>
    </style:style>
    <style:style style:name="P388" style:family="paragraph" style:parent-style-name="Standalone_20_Property" style:list-style-name="L61">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9" style:family="paragraph" style:parent-style-name="Standalone_20_Property" style:list-style-name="L61">
      <style:text-properties officeooo:paragraph-rsid="3001e794"/>
    </style:style>
    <style:style style:name="P390" style:family="paragraph" style:parent-style-name="Standalone_20_Property" style:list-style-name="L61">
      <style:text-properties officeooo:paragraph-rsid="3047fc77"/>
    </style:style>
    <style:style style:name="P391" style:family="paragraph" style:parent-style-name="Standalone_20_Property" style:list-style-name="L61">
      <style:text-properties officeooo:paragraph-rsid="304847ad"/>
    </style:style>
    <style:style style:name="P392" style:family="paragraph" style:parent-style-name="Standalone_20_Property" style:list-style-name="L66">
      <style:text-properties officeooo:paragraph-rsid="2bc853ba"/>
    </style:style>
    <style:style style:name="P393" style:family="paragraph" style:parent-style-name="Standalone_20_Property" style:list-style-name="L72">
      <style:text-properties officeooo:paragraph-rsid="2f65d8c1"/>
    </style:style>
    <style:style style:name="P394" style:family="paragraph" style:parent-style-name="Standalone_20_Property" style:list-style-name="L72">
      <style:text-properties officeooo:paragraph-rsid="2f62fb48"/>
    </style:style>
    <style:style style:name="P395" style:family="paragraph" style:parent-style-name="Standalone_20_Property" style:list-style-name="L72">
      <style:text-properties officeooo:paragraph-rsid="2f646e7c"/>
    </style:style>
    <style:style style:name="P396" style:family="paragraph" style:parent-style-name="Standalone_20_Property" style:list-style-name="L72">
      <style:text-properties officeooo:rsid="2f7712eb" officeooo:paragraph-rsid="2f9b36fe"/>
    </style:style>
    <style:style style:name="P397" style:family="paragraph" style:parent-style-name="Standalone_20_Property" style:list-style-name="L72">
      <style:text-properties officeooo:rsid="50d5cab6" officeooo:paragraph-rsid="2f65d8c1"/>
    </style:style>
    <style:style style:name="P398" style:family="paragraph" style:parent-style-name="Standalone_20_Property" style:list-style-name="L80">
      <style:text-properties officeooo:paragraph-rsid="2f5b5974"/>
    </style:style>
    <style:style style:name="P399" style:family="paragraph" style:parent-style-name="Standalone_20_Property" style:list-style-name="L82">
      <style:text-properties officeooo:paragraph-rsid="2faa342f"/>
    </style:style>
    <style:style style:name="P400" style:family="paragraph" style:parent-style-name="Standalone_20_Property" style:list-style-name="L82">
      <style:text-properties officeooo:rsid="2fab0604" officeooo:paragraph-rsid="2fab0604"/>
    </style:style>
    <style:style style:name="P401" style:family="paragraph" style:parent-style-name="Standalone_20_Property" style:list-style-name="L84">
      <style:text-properties officeooo:paragraph-rsid="2fdd037d"/>
    </style:style>
    <style:style style:name="P402" style:family="paragraph" style:parent-style-name="Standalone_20_Property" style:list-style-name="L87">
      <style:text-properties officeooo:paragraph-rsid="2fbde9cc"/>
    </style:style>
    <style:style style:name="P403" style:family="paragraph" style:parent-style-name="Standalone_20_Property" style:list-style-name="L87">
      <style:text-properties officeooo:rsid="2fbd8ba7" officeooo:paragraph-rsid="2fbde9cc"/>
    </style:style>
    <style:style style:name="P404" style:family="paragraph" style:parent-style-name="Standalone_20_Property" style:list-style-name="L89">
      <style:text-properties officeooo:paragraph-rsid="2fc0a669"/>
    </style:style>
    <style:style style:name="P405" style:family="paragraph" style:parent-style-name="Standalone_20_Property" style:list-style-name="L89">
      <style:text-properties officeooo:paragraph-rsid="2fc444f8"/>
    </style:style>
    <style:style style:name="P406" style:family="paragraph" style:parent-style-name="Standalone_20_Property" style:list-style-name="L89">
      <style:text-properties officeooo:rsid="2fc25e15" officeooo:paragraph-rsid="2fc444f8"/>
    </style:style>
    <style:style style:name="P407" style:family="paragraph" style:parent-style-name="Standalone_20_Property" style:list-style-name="L90">
      <style:text-properties officeooo:paragraph-rsid="2fce751d"/>
    </style:style>
    <style:style style:name="P408" style:family="paragraph" style:parent-style-name="Standalone_20_Property" style:list-style-name="L92">
      <style:text-properties officeooo:paragraph-rsid="2fd0e1a4"/>
    </style:style>
    <style:style style:name="P409" style:family="paragraph" style:parent-style-name="Standalone_20_Property" style:list-style-name="L94">
      <style:text-properties officeooo:paragraph-rsid="2fdb2b8a"/>
    </style:style>
    <style:style style:name="P410" style:family="paragraph" style:parent-style-name="Standalone_20_Property" style:list-style-name="L94">
      <style:text-properties officeooo:paragraph-rsid="2fda70e0"/>
    </style:style>
    <style:style style:name="P411" style:family="paragraph" style:parent-style-name="Standalone_20_Property" style:list-style-name="L137">
      <style:text-properties officeooo:paragraph-rsid="2cc474b2"/>
    </style:style>
    <style:style style:name="P412"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3" style:family="paragraph" style:parent-style-name="Text_20_body" style:list-style-name="L1">
      <style:text-properties officeooo:rsid="2f060a62" officeooo:paragraph-rsid="2f087c71"/>
    </style:style>
    <style:style style:name="P414" style:family="paragraph" style:parent-style-name="Text_20_body" style:list-style-name="L3">
      <style:text-properties officeooo:rsid="2f060a62" officeooo:paragraph-rsid="2f060a62"/>
    </style:style>
    <style:style style:name="P415" style:family="paragraph" style:parent-style-name="Text_20_body" style:list-style-name="L2">
      <style:text-properties officeooo:rsid="2f0274b6" officeooo:paragraph-rsid="2f0274b6"/>
    </style:style>
    <style:style style:name="P416"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72">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9" style:family="paragraph" style:parent-style-name="Text_20_body" style:list-style-name="L72">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20" style:family="paragraph" style:parent-style-name="Text_20_body" style:list-style-name="L63">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1" style:family="paragraph" style:parent-style-name="Text_20_body" style:list-style-name="L139">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2" style:family="paragraph" style:parent-style-name="Text_20_body" style:list-style-name="L106">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06">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07">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11">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28">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11">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11">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12">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21">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22">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36">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24">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8">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5">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25">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25">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32">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3">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34">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39">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35">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38">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38">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38">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38">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38">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38">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38">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39">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3" style:family="paragraph" style:parent-style-name="Text_20_body" style:list-style-name="L3">
      <style:text-properties officeooo:rsid="2f0a5d8e" officeooo:paragraph-rsid="2f0a5d8e"/>
    </style:style>
    <style:style style:name="P454" style:family="paragraph" style:parent-style-name="Text_20_body" style:list-style-name="L4">
      <style:text-properties officeooo:paragraph-rsid="2c30b1aa"/>
    </style:style>
    <style:style style:name="P455" style:family="paragraph" style:parent-style-name="Text_20_body" style:list-style-name="L4">
      <style:text-properties officeooo:paragraph-rsid="2c3e40fa"/>
    </style:style>
    <style:style style:name="P456" style:family="paragraph" style:parent-style-name="Text_20_body" style:list-style-name="L5">
      <style:text-properties fo:font-style="italic" fo:font-weight="bold" style:font-style-asian="italic" style:font-weight-asian="bold" style:font-style-complex="italic" style:font-weight-complex="bold"/>
    </style:style>
    <style:style style:name="P457" style:family="paragraph" style:parent-style-name="Text_20_body" style:list-style-name="L6">
      <style:text-properties fo:font-style="italic" fo:font-weight="bold" style:font-style-asian="italic" style:font-weight-asian="bold" style:font-style-complex="italic" style:font-weight-complex="bold"/>
    </style:style>
    <style:style style:name="P458" style:family="paragraph" style:parent-style-name="Text_20_body" style:list-style-name="L7">
      <style:text-properties fo:font-style="italic" fo:font-weight="bold" style:font-style-asian="italic" style:font-weight-asian="bold" style:font-style-complex="italic" style:font-weight-complex="bold"/>
    </style:style>
    <style:style style:name="P459"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60"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61" style:family="paragraph" style:parent-style-name="Text_20_body" style:list-style-name="L14">
      <style:text-properties fo:font-style="italic" fo:font-weight="bold"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4"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5"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6" style:family="paragraph" style:parent-style-name="Text_20_body" style:list-style-name="L59">
      <style:text-properties fo:font-style="italic" fo:font-weight="bold" officeooo:rsid="2ff1f608" officeooo:paragraph-rsid="2ff1f608" style:font-style-asian="italic" style:font-weight-asian="bold" style:font-style-complex="italic" style:font-weight-complex="bold"/>
    </style:style>
    <style:style style:name="P467" style:family="paragraph" style:parent-style-name="Text_20_body" style:list-style-name="L72">
      <style:text-properties fo:font-style="italic" fo:font-weight="bold" officeooo:rsid="2f9c54ec" officeooo:paragraph-rsid="2f9c54ec" style:font-style-asian="italic" style:font-weight-asian="bold" style:font-style-complex="italic" style:font-weight-complex="bold"/>
    </style:style>
    <style:style style:name="P468" style:family="paragraph" style:parent-style-name="Text_20_body" style:list-style-name="L72">
      <style:text-properties fo:font-style="italic" fo:font-weight="bold" style:font-style-asian="italic" style:font-weight-asian="bold" style:font-style-complex="italic" style:font-weight-complex="bold"/>
    </style:style>
    <style:style style:name="P469" style:family="paragraph" style:parent-style-name="Text_20_body" style:list-style-name="L72">
      <style:text-properties fo:font-style="italic" fo:font-weight="bold" officeooo:paragraph-rsid="2f62fb48" style:font-style-asian="italic" style:font-weight-asian="bold" style:font-style-complex="italic" style:font-weight-complex="bold"/>
    </style:style>
    <style:style style:name="P470" style:family="paragraph" style:parent-style-name="Text_20_body" style:list-style-name="L72">
      <style:text-properties fo:font-style="italic" fo:font-weight="bold" officeooo:rsid="2f62fb48" officeooo:paragraph-rsid="2f62fb48" style:font-style-asian="italic" style:font-weight-asian="bold" style:font-style-complex="italic" style:font-weight-complex="bold"/>
    </style:style>
    <style:style style:name="P471" style:family="paragraph" style:parent-style-name="Text_20_body" style:list-style-name="L80">
      <style:text-properties fo:font-style="italic" fo:font-weight="bold" officeooo:rsid="2f5b5974" officeooo:paragraph-rsid="2f5b5974" style:font-style-asian="italic" style:font-weight-asian="bold" style:font-style-complex="italic" style:font-weight-complex="bold"/>
    </style:style>
    <style:style style:name="P472" style:family="paragraph" style:parent-style-name="Text_20_body" style:list-style-name="L81">
      <style:text-properties fo:font-style="italic" fo:font-weight="bold" officeooo:rsid="2fab0604" officeooo:paragraph-rsid="2fab0604" style:font-style-asian="italic" style:font-weight-asian="bold" style:font-style-complex="italic" style:font-weight-complex="bold"/>
    </style:style>
    <style:style style:name="P473" style:family="paragraph" style:parent-style-name="Text_20_body" style:list-style-name="L86">
      <style:text-properties fo:font-style="italic" fo:font-weight="bold" officeooo:rsid="2fbd8ba7" officeooo:paragraph-rsid="2fbd8ba7" style:font-style-asian="italic" style:font-weight-asian="bold" style:font-style-complex="italic" style:font-weight-complex="bold"/>
    </style:style>
    <style:style style:name="P474" style:family="paragraph" style:parent-style-name="Text_20_body" style:list-style-name="L87">
      <style:text-properties fo:font-style="italic" fo:font-weight="bold" officeooo:rsid="2fbd8ba7" officeooo:paragraph-rsid="2fe0e7ff" style:font-style-asian="italic" style:font-weight-asian="bold" style:font-style-complex="italic" style:font-weight-complex="bold"/>
    </style:style>
    <style:style style:name="P475" style:family="paragraph" style:parent-style-name="Text_20_body" style:list-style-name="L89">
      <style:text-properties fo:font-style="italic" fo:font-weight="bold" officeooo:rsid="2fc0a669" style:font-style-asian="italic" style:font-weight-asian="bold" style:font-style-complex="italic" style:font-weight-complex="bold"/>
    </style:style>
    <style:style style:name="P476" style:family="paragraph" style:parent-style-name="Text_20_body" style:list-style-name="L90">
      <style:text-properties fo:font-style="italic" fo:font-weight="bold" officeooo:rsid="2fce751d" officeooo:paragraph-rsid="2fce751d" style:font-style-asian="italic" style:font-weight-asian="bold" style:font-style-complex="italic" style:font-weight-complex="bold"/>
    </style:style>
    <style:style style:name="P477" style:family="paragraph" style:parent-style-name="Text_20_body" style:list-style-name="L91">
      <style:text-properties fo:font-style="italic" fo:font-weight="bold" officeooo:rsid="2fd0e1a4" officeooo:paragraph-rsid="2fd0e1a4" style:font-style-asian="italic" style:font-weight-asian="bold" style:font-style-complex="italic" style:font-weight-complex="bold"/>
    </style:style>
    <style:style style:name="P478" style:family="paragraph" style:parent-style-name="Text_20_body" style:list-style-name="L93">
      <style:text-properties fo:font-style="italic" fo:font-weight="bold" officeooo:rsid="2fd1f8c9" officeooo:paragraph-rsid="2fd1f8c9" style:font-style-asian="italic" style:font-weight-asian="bold" style:font-style-complex="italic" style:font-weight-complex="bold"/>
    </style:style>
    <style:style style:name="P479"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80"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81"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2" style:family="paragraph" style:parent-style-name="Text_20_body" style:list-style-name="L19">
      <style:text-properties fo:font-style="italic" officeooo:rsid="2d92599d" officeooo:paragraph-rsid="2d92599d" style:font-style-asian="italic" style:font-style-complex="italic"/>
    </style:style>
    <style:style style:name="P483" style:family="paragraph" style:parent-style-name="Text_20_body" style:list-style-name="L19">
      <style:text-properties fo:font-style="italic" officeooo:rsid="2d89328c" officeooo:paragraph-rsid="2d89328c" style:font-style-asian="italic" style:font-style-complex="italic"/>
    </style:style>
    <style:style style:name="P484" style:family="paragraph" style:parent-style-name="Text_20_body" style:list-style-name="L24">
      <style:text-properties fo:font-style="italic" officeooo:rsid="2e99f5e8" officeooo:paragraph-rsid="2e99f5e8" style:font-style-asian="italic" style:font-style-complex="italic"/>
    </style:style>
    <style:style style:name="P485" style:family="paragraph" style:parent-style-name="Text_20_body" style:list-style-name="L25">
      <style:text-properties fo:font-style="italic" officeooo:paragraph-rsid="2f235fff" style:font-style-asian="italic" style:font-style-complex="italic"/>
    </style:style>
    <style:style style:name="P486" style:family="paragraph" style:parent-style-name="Text_20_body" style:list-style-name="L57">
      <style:text-properties fo:font-style="italic" officeooo:paragraph-rsid="3012f45a" style:font-style-asian="italic" style:font-style-complex="italic"/>
    </style:style>
    <style:style style:name="P487" style:family="paragraph" style:parent-style-name="Text_20_body" style:list-style-name="L73">
      <style:text-properties fo:font-style="italic" style:font-style-asian="italic" style:font-style-complex="italic"/>
    </style:style>
    <style:style style:name="P488" style:family="paragraph" style:parent-style-name="Text_20_body" style:list-style-name="L74">
      <style:text-properties fo:font-style="italic" style:font-style-asian="italic" style:font-style-complex="italic"/>
    </style:style>
    <style:style style:name="P489" style:family="paragraph" style:parent-style-name="Text_20_body" style:list-style-name="L75">
      <style:text-properties fo:font-style="italic" style:font-style-asian="italic" style:font-style-complex="italic"/>
    </style:style>
    <style:style style:name="P490" style:family="paragraph" style:parent-style-name="Text_20_body" style:list-style-name="L76">
      <style:text-properties fo:font-style="italic" style:font-style-asian="italic" style:font-style-complex="italic"/>
    </style:style>
    <style:style style:name="P491" style:family="paragraph" style:parent-style-name="Text_20_body" style:list-style-name="L77">
      <style:text-properties fo:font-style="italic" style:font-style-asian="italic" style:font-style-complex="italic"/>
    </style:style>
    <style:style style:name="P492" style:family="paragraph" style:parent-style-name="Text_20_body" style:list-style-name="L78">
      <style:text-properties fo:font-style="italic" style:font-style-asian="italic" style:font-style-complex="italic"/>
    </style:style>
    <style:style style:name="P493" style:family="paragraph" style:parent-style-name="Text_20_body" style:list-style-name="L79">
      <style:text-properties fo:font-style="italic" style:font-style-asian="italic" style:font-style-complex="italic"/>
    </style:style>
    <style:style style:name="P494" style:family="paragraph" style:parent-style-name="Text_20_body" style:list-style-name="L139">
      <style:text-properties fo:font-style="italic" officeooo:paragraph-rsid="2cbe6177" style:font-style-asian="italic" style:font-style-complex="italic"/>
    </style:style>
    <style:style style:name="P495" style:family="paragraph" style:parent-style-name="Text_20_body" style:list-style-name="L5">
      <style:text-properties officeooo:rsid="2e3add85" officeooo:paragraph-rsid="2e3add85"/>
    </style:style>
    <style:style style:name="P496" style:family="paragraph" style:parent-style-name="Text_20_body" style:list-style-name="L6">
      <style:text-properties officeooo:rsid="2e3add85" officeooo:paragraph-rsid="2e3add85"/>
    </style:style>
    <style:style style:name="P497" style:family="paragraph" style:parent-style-name="Text_20_body" style:list-style-name="L6">
      <style:text-properties officeooo:rsid="2e392998" officeooo:paragraph-rsid="2e392998"/>
    </style:style>
    <style:style style:name="P498" style:family="paragraph" style:parent-style-name="Text_20_body" style:list-style-name="L4">
      <style:text-properties officeooo:rsid="2e35c073" officeooo:paragraph-rsid="2e35c073"/>
    </style:style>
    <style:style style:name="P499" style:family="paragraph" style:parent-style-name="Text_20_body" style:list-style-name="L4">
      <style:text-properties officeooo:rsid="2e34e093" officeooo:paragraph-rsid="2f8297f2"/>
    </style:style>
    <style:style style:name="P500" style:family="paragraph" style:parent-style-name="Text_20_body" style:list-style-name="L4">
      <style:text-properties officeooo:rsid="2e3f2b59" officeooo:paragraph-rsid="2e3f2b59"/>
    </style:style>
    <style:style style:name="P501" style:family="paragraph" style:parent-style-name="Text_20_body" style:list-style-name="L4">
      <style:text-properties officeooo:rsid="2e375532" officeooo:paragraph-rsid="2e375532"/>
    </style:style>
    <style:style style:name="P502" style:family="paragraph" style:parent-style-name="Text_20_body" style:list-style-name="L8">
      <style:text-properties officeooo:rsid="2f8b7fd6" officeooo:paragraph-rsid="2f8b7fd6"/>
    </style:style>
    <style:style style:name="P503" style:family="paragraph" style:parent-style-name="Text_20_body" style:list-style-name="L4">
      <style:text-properties style:text-line-through-style="none" style:text-line-through-type="none" style:text-underline-style="none" officeooo:paragraph-rsid="2c854c83"/>
    </style:style>
    <style:style style:name="P504" style:family="paragraph" style:parent-style-name="Text_20_body" style:list-style-name="L4">
      <style:text-properties style:text-line-through-style="none" style:text-line-through-type="none" style:text-underline-style="none" officeooo:rsid="2c4cd8a3" officeooo:paragraph-rsid="2c854c83"/>
    </style:style>
    <style:style style:name="P505" style:family="paragraph" style:parent-style-name="Text_20_body" style:list-style-name="L4">
      <style:text-properties style:text-line-through-style="none" style:text-line-through-type="none" style:text-underline-style="none" officeooo:rsid="2d1994e4" officeooo:paragraph-rsid="2d1994e4"/>
    </style:style>
    <style:style style:name="P506" style:family="paragraph" style:parent-style-name="Text_20_body" style:list-style-name="L4">
      <style:text-properties style:text-line-through-style="none" style:text-line-through-type="none" style:text-underline-style="none" officeooo:rsid="2d19cc00" officeooo:paragraph-rsid="2d19cc00"/>
    </style:style>
    <style:style style:name="P507" style:family="paragraph" style:parent-style-name="Text_20_body" style:list-style-name="L89">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8" style:family="paragraph" style:parent-style-name="Text_20_body" style:list-style-name="L94">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09" style:family="paragraph" style:parent-style-name="Text_20_body" style:list-style-name="L137">
      <style:text-properties style:text-line-through-style="none" style:text-line-through-type="none" officeooo:paragraph-rsid="2cc6471e"/>
    </style:style>
    <style:style style:name="P510" style:family="paragraph" style:parent-style-name="Text_20_body" style:list-style-name="L137">
      <style:text-properties style:text-line-through-style="none" style:text-line-through-type="none" officeooo:rsid="2cc6471e" officeooo:paragraph-rsid="2cc6471e"/>
    </style:style>
    <style:style style:name="P511" style:family="paragraph" style:parent-style-name="Text_20_body" style:list-style-name="L4">
      <style:text-properties officeooo:rsid="2d1994e4" officeooo:paragraph-rsid="2d1994e4"/>
    </style:style>
    <style:style style:name="P512" style:family="paragraph" style:parent-style-name="Text_20_body" style:list-style-name="L4">
      <style:text-properties officeooo:rsid="2d19cc00" officeooo:paragraph-rsid="2d19cc00"/>
    </style:style>
    <style:style style:name="P513" style:family="paragraph" style:parent-style-name="Text_20_body" style:list-style-name="L9">
      <style:text-properties officeooo:paragraph-rsid="2bf4c6f4"/>
    </style:style>
    <style:style style:name="P514" style:family="paragraph" style:parent-style-name="Text_20_body" style:list-style-name="L10"/>
    <style:style style:name="P515" style:family="paragraph" style:parent-style-name="Text_20_body" style:list-style-name="L11"/>
    <style:style style:name="P516" style:family="paragraph" style:parent-style-name="Text_20_body" style:list-style-name="L12"/>
    <style:style style:name="P517" style:family="paragraph" style:parent-style-name="Text_20_body" style:list-style-name="L13">
      <style:text-properties officeooo:paragraph-rsid="2f49173c"/>
    </style:style>
    <style:style style:name="P518" style:family="paragraph" style:parent-style-name="Text_20_body" style:list-style-name="L13">
      <style:text-properties officeooo:rsid="2f4b13b5" officeooo:paragraph-rsid="2f4b13b5"/>
    </style:style>
    <style:style style:name="P519" style:family="paragraph" style:parent-style-name="Text_20_body" style:list-style-name="L13">
      <style:text-properties officeooo:rsid="2f4b13b5" officeooo:paragraph-rsid="2f4fdfca"/>
    </style:style>
    <style:style style:name="P520" style:family="paragraph" style:parent-style-name="Text_20_body" style:list-style-name="L13">
      <style:text-properties officeooo:rsid="2f4b13b5" officeooo:paragraph-rsid="2f52e2f6"/>
    </style:style>
    <style:style style:name="P521" style:family="paragraph" style:parent-style-name="Text_20_body" style:list-style-name="L18">
      <style:text-properties officeooo:rsid="2f4b13b5" officeooo:paragraph-rsid="2f5501eb"/>
    </style:style>
    <style:style style:name="P522" style:family="paragraph" style:parent-style-name="Text_20_body" style:list-style-name="L13">
      <style:text-properties officeooo:rsid="2f49173c" officeooo:paragraph-rsid="2f49173c"/>
    </style:style>
    <style:style style:name="P523" style:family="paragraph" style:parent-style-name="Text_20_body" style:list-style-name="L14">
      <style:text-properties officeooo:paragraph-rsid="2bf00e6e"/>
    </style:style>
    <style:style style:name="P524" style:family="paragraph" style:parent-style-name="Text_20_body" style:list-style-name="L14">
      <style:text-properties officeooo:paragraph-rsid="2f3b28f4"/>
    </style:style>
    <style:style style:name="P525" style:family="paragraph" style:parent-style-name="Text_20_body" style:list-style-name="L14">
      <style:text-properties officeooo:rsid="2f24f113" officeooo:paragraph-rsid="2f2bddd6"/>
    </style:style>
    <style:style style:name="P526" style:family="paragraph" style:parent-style-name="Text_20_body" style:list-style-name="L16">
      <style:text-properties officeooo:rsid="2f24f113" officeooo:paragraph-rsid="2f24f113"/>
    </style:style>
    <style:style style:name="P527" style:family="paragraph" style:parent-style-name="Text_20_body" style:list-style-name="L14">
      <style:text-properties officeooo:paragraph-rsid="2bf00e6e" fo:background-color="transparent"/>
    </style:style>
    <style:style style:name="P528" style:family="paragraph" style:parent-style-name="Text_20_body" style:list-style-name="L14">
      <style:text-properties officeooo:rsid="2f2ee20c" officeooo:paragraph-rsid="2f2ee20c"/>
    </style:style>
    <style:style style:name="P529" style:family="paragraph" style:parent-style-name="Text_20_body" style:list-style-name="L14">
      <style:text-properties officeooo:rsid="2f2ee20c" officeooo:paragraph-rsid="2f38db1e"/>
    </style:style>
    <style:style style:name="P530" style:family="paragraph" style:parent-style-name="Text_20_body" style:list-style-name="L14">
      <style:text-properties officeooo:rsid="2f2d3dfc" officeooo:paragraph-rsid="2f30b49f"/>
    </style:style>
    <style:style style:name="P531" style:family="paragraph" style:parent-style-name="Text_20_body" style:list-style-name="L14">
      <style:text-properties officeooo:rsid="2f3b28f4" officeooo:paragraph-rsid="2f3b28f4"/>
    </style:style>
    <style:style style:name="P532" style:family="paragraph" style:parent-style-name="Text_20_body" style:list-style-name="L13">
      <style:text-properties officeooo:rsid="2f4fdfca" officeooo:paragraph-rsid="2f4fdfca"/>
    </style:style>
    <style:style style:name="P533" style:family="paragraph" style:parent-style-name="Text_20_body" style:list-style-name="L13">
      <style:text-properties officeooo:rsid="2f4fdfca" officeooo:paragraph-rsid="2f52e2f6"/>
    </style:style>
    <style:style style:name="P534" style:family="paragraph" style:parent-style-name="Text_20_body" style:list-style-name="L18">
      <style:text-properties officeooo:rsid="2f4fdfca" officeooo:paragraph-rsid="2f5501eb"/>
    </style:style>
    <style:style style:name="P535" style:family="paragraph" style:parent-style-name="Text_20_body" style:list-style-name="L13">
      <style:text-properties officeooo:rsid="2f5634dd" officeooo:paragraph-rsid="2f5634dd"/>
    </style:style>
    <style:style style:name="P536" style:family="paragraph" style:parent-style-name="Text_20_body" style:list-style-name="L13">
      <style:text-properties officeooo:rsid="2f1412ff" officeooo:paragraph-rsid="2f5634dd"/>
    </style:style>
    <style:style style:name="P537" style:family="paragraph" style:parent-style-name="Text_20_body" style:list-style-name="L16">
      <style:text-properties officeooo:paragraph-rsid="2f24f113"/>
    </style:style>
    <style:style style:name="P538" style:family="paragraph" style:parent-style-name="Text_20_body" style:list-style-name="L16">
      <style:text-properties officeooo:rsid="2f14ad99" officeooo:paragraph-rsid="2f24f113"/>
    </style:style>
    <style:style style:name="P539" style:family="paragraph" style:parent-style-name="Text_20_body" style:list-style-name="L16">
      <style:text-properties officeooo:rsid="2ef55f54" officeooo:paragraph-rsid="2f24f113"/>
    </style:style>
    <style:style style:name="P540" style:family="paragraph" style:parent-style-name="Text_20_body" style:list-style-name="L16">
      <style:text-properties officeooo:rsid="2ef76aa4" officeooo:paragraph-rsid="2f24f113"/>
    </style:style>
    <style:style style:name="P541" style:family="paragraph" style:parent-style-name="Text_20_body" style:list-style-name="L17">
      <style:text-properties officeooo:paragraph-rsid="2f24f113"/>
    </style:style>
    <style:style style:name="P542" style:family="paragraph" style:parent-style-name="Text_20_body" style:list-style-name="L17">
      <style:text-properties officeooo:rsid="2ef80bec" officeooo:paragraph-rsid="2f24f113"/>
    </style:style>
    <style:style style:name="P543" style:family="paragraph" style:parent-style-name="Text_20_body" style:list-style-name="L16">
      <style:text-properties officeooo:rsid="2efcf662" officeooo:paragraph-rsid="2f24f113"/>
    </style:style>
    <style:style style:name="P544" style:family="paragraph" style:parent-style-name="Text_20_body" style:list-style-name="L18">
      <style:text-properties officeooo:rsid="2f5501eb" officeooo:paragraph-rsid="2f5501eb"/>
    </style:style>
    <style:style style:name="P545" style:family="paragraph" style:parent-style-name="Text_20_body" style:list-style-name="L19"/>
    <style:style style:name="P546" style:family="paragraph" style:parent-style-name="Text_20_body" style:list-style-name="L19">
      <style:text-properties officeooo:paragraph-rsid="2f19b27e"/>
    </style:style>
    <style:style style:name="P547" style:family="paragraph" style:parent-style-name="Text_20_body" style:list-style-name="L19">
      <style:text-properties officeooo:paragraph-rsid="2d90f701"/>
    </style:style>
    <style:style style:name="P548" style:family="paragraph" style:parent-style-name="Text_20_body" style:list-style-name="L19">
      <style:text-properties officeooo:paragraph-rsid="2bf9c65f"/>
    </style:style>
    <style:style style:name="P549" style:family="paragraph" style:parent-style-name="Text_20_body" style:list-style-name="L19">
      <style:text-properties officeooo:paragraph-rsid="2f1b08cb"/>
    </style:style>
    <style:style style:name="P550" style:family="paragraph" style:parent-style-name="Text_20_body" style:list-style-name="L19">
      <style:text-properties officeooo:paragraph-rsid="2e9a0a70"/>
    </style:style>
    <style:style style:name="P551" style:family="paragraph" style:parent-style-name="Text_20_body" style:list-style-name="L20">
      <style:text-properties officeooo:rsid="2f17426c" officeooo:paragraph-rsid="2f17426c"/>
    </style:style>
    <style:style style:name="P552" style:family="paragraph" style:parent-style-name="Text_20_body" style:list-style-name="L21">
      <style:text-properties officeooo:rsid="2d8b0dfd" officeooo:paragraph-rsid="2d90f701"/>
    </style:style>
    <style:style style:name="P553" style:family="paragraph" style:parent-style-name="Text_20_body" style:list-style-name="L19">
      <style:text-properties officeooo:rsid="2d8b0dfd" officeooo:paragraph-rsid="2d992d80"/>
    </style:style>
    <style:style style:name="P554" style:family="paragraph" style:parent-style-name="Text_20_body" style:list-style-name="L22">
      <style:text-properties officeooo:rsid="2d8b0dfd" officeooo:paragraph-rsid="2d992d80"/>
    </style:style>
    <style:style style:name="P555" style:family="paragraph" style:parent-style-name="Text_20_body" style:list-style-name="L144">
      <style:text-properties officeooo:rsid="2d8b0dfd" officeooo:paragraph-rsid="2e864252"/>
    </style:style>
    <style:style style:name="P556" style:family="paragraph" style:parent-style-name="Text_20_body" style:list-style-name="L19">
      <style:text-properties fo:font-style="normal" officeooo:rsid="2d946029" officeooo:paragraph-rsid="2d946029" style:font-style-asian="normal" style:font-style-complex="normal"/>
    </style:style>
    <style:style style:name="P557" style:family="paragraph" style:parent-style-name="Text_20_body" style:list-style-name="L19">
      <style:text-properties fo:font-style="normal" officeooo:rsid="2d946029" officeooo:paragraph-rsid="2d9abcf7" style:font-style-asian="normal" style:font-style-complex="normal"/>
    </style:style>
    <style:style style:name="P558" style:family="paragraph" style:parent-style-name="Text_20_body" style:list-style-name="L112">
      <style:text-properties fo:font-style="normal" officeooo:rsid="2c0d2125" officeooo:paragraph-rsid="2c0d2125" style:font-style-asian="normal" style:font-style-complex="normal"/>
    </style:style>
    <style:style style:name="P559" style:family="paragraph" style:parent-style-name="Text_20_body" style:list-style-name="L89">
      <style:text-properties fo:font-style="normal" fo:font-weight="normal" officeooo:rsid="2fc0a669" officeooo:paragraph-rsid="2fc0c66f" style:font-style-asian="normal" style:font-weight-asian="normal" style:font-style-complex="normal" style:font-weight-complex="normal"/>
    </style:style>
    <style:style style:name="P560" style:family="paragraph" style:parent-style-name="Text_20_body" style:list-style-name="L90">
      <style:text-properties fo:font-style="normal" fo:font-weight="normal" officeooo:rsid="2fce751d" officeooo:paragraph-rsid="2fce751d" style:font-style-asian="normal" style:font-weight-asian="normal" style:font-style-complex="normal" style:font-weight-complex="normal"/>
    </style:style>
    <style:style style:name="P561" style:family="paragraph" style:parent-style-name="Text_20_body" style:list-style-name="L23">
      <style:text-properties officeooo:paragraph-rsid="2f1cb79f"/>
    </style:style>
    <style:style style:name="P562" style:family="paragraph" style:parent-style-name="Text_20_body" style:list-style-name="L23">
      <style:text-properties officeooo:paragraph-rsid="2bf9c65f"/>
    </style:style>
    <style:style style:name="P563" style:family="paragraph" style:parent-style-name="Text_20_body" style:list-style-name="L19">
      <style:text-properties officeooo:rsid="2d89328c" officeooo:paragraph-rsid="2d89328c"/>
    </style:style>
    <style:style style:name="P564" style:family="paragraph" style:parent-style-name="Text_20_body" style:list-style-name="L19">
      <style:text-properties officeooo:rsid="2d89328c" officeooo:paragraph-rsid="2e8e13bc"/>
    </style:style>
    <style:style style:name="P565" style:family="paragraph" style:parent-style-name="Text_20_body" style:list-style-name="L19">
      <style:text-properties officeooo:rsid="2dc83137" officeooo:paragraph-rsid="2e8c30f4"/>
    </style:style>
    <style:style style:name="P566" style:family="paragraph" style:parent-style-name="Text_20_body" style:list-style-name="L35">
      <style:text-properties officeooo:rsid="2dc83137" officeooo:paragraph-rsid="2dcc7533"/>
    </style:style>
    <style:style style:name="P567" style:family="paragraph" style:parent-style-name="Text_20_body" style:list-style-name="L19">
      <style:text-properties officeooo:rsid="2e99c0c1" officeooo:paragraph-rsid="2e99c0c1"/>
    </style:style>
    <style:style style:name="P568" style:family="paragraph" style:parent-style-name="Text_20_body" style:list-style-name="L19">
      <style:text-properties officeooo:rsid="2e8e13bc" officeooo:paragraph-rsid="2e8e13bc"/>
    </style:style>
    <style:style style:name="P569" style:family="paragraph" style:parent-style-name="Text_20_body" style:list-style-name="L24">
      <style:text-properties officeooo:paragraph-rsid="2e95a0be"/>
    </style:style>
    <style:style style:name="P570" style:family="paragraph" style:parent-style-name="Text_20_body" style:list-style-name="L24">
      <style:text-properties officeooo:rsid="2e8ffbb2" officeooo:paragraph-rsid="2e8ffbb2"/>
    </style:style>
    <style:style style:name="P571" style:family="paragraph" style:parent-style-name="Text_20_body" style:list-style-name="L24">
      <style:text-properties officeooo:rsid="2e95a0be" officeooo:paragraph-rsid="2e95a0be"/>
    </style:style>
    <style:style style:name="P572" style:family="paragraph" style:parent-style-name="Text_20_body" style:list-style-name="L19">
      <style:text-properties officeooo:rsid="2f1eb7e3" officeooo:paragraph-rsid="2f235fff"/>
    </style:style>
    <style:style style:name="P573" style:family="paragraph" style:parent-style-name="Text_20_body" style:list-style-name="L19">
      <style:text-properties officeooo:rsid="2e9a0a70" officeooo:paragraph-rsid="2bf9c65f"/>
    </style:style>
    <style:style style:name="P574" style:family="paragraph" style:parent-style-name="Text_20_body" style:list-style-name="L19">
      <style:text-properties style:text-line-through-style="solid" style:text-line-through-type="single" officeooo:paragraph-rsid="2e94311a"/>
    </style:style>
    <style:style style:name="P575" style:family="paragraph" style:parent-style-name="Text_20_body" style:list-style-name="L19">
      <style:text-properties style:text-line-through-style="solid" style:text-line-through-type="single" officeooo:paragraph-rsid="2e9264c4"/>
    </style:style>
    <style:style style:name="P576" style:family="paragraph" style:parent-style-name="Text_20_body" style:list-style-name="L27">
      <style:text-properties style:text-line-through-style="solid" style:text-line-through-type="single" officeooo:rsid="2b98908f" officeooo:paragraph-rsid="2c2d6ec4"/>
    </style:style>
    <style:style style:name="P577" style:family="paragraph" style:parent-style-name="Text_20_body" style:list-style-name="L103">
      <style:text-properties style:text-line-through-style="solid" style:text-line-through-type="single" officeooo:paragraph-rsid="2c390c31"/>
    </style:style>
    <style:style style:name="P578" style:family="paragraph" style:parent-style-name="Text_20_body" style:list-style-name="L103">
      <style:text-properties style:text-line-through-style="solid" style:text-line-through-type="single" officeooo:paragraph-rsid="2c30b1aa"/>
    </style:style>
    <style:style style:name="P579" style:family="paragraph" style:parent-style-name="Text_20_body" style:list-style-name="L13">
      <style:text-properties officeooo:rsid="2f503d72" officeooo:paragraph-rsid="2f52e2f6"/>
    </style:style>
    <style:style style:name="P580" style:family="paragraph" style:parent-style-name="Text_20_body" style:list-style-name="L25">
      <style:text-properties officeooo:paragraph-rsid="2f235fff"/>
    </style:style>
    <style:style style:name="P581" style:family="paragraph" style:parent-style-name="Text_20_body" style:list-style-name="L26">
      <style:text-properties officeooo:paragraph-rsid="2f235fff"/>
    </style:style>
    <style:style style:name="P582" style:family="paragraph" style:parent-style-name="Text_20_body" style:list-style-name="L25">
      <style:text-properties officeooo:rsid="2c1e16cf" officeooo:paragraph-rsid="2f235fff"/>
    </style:style>
    <style:style style:name="P583" style:family="paragraph" style:parent-style-name="Text_20_body" style:list-style-name="L27">
      <style:text-properties officeooo:paragraph-rsid="2bee3468"/>
    </style:style>
    <style:style style:name="P584" style:family="paragraph" style:parent-style-name="Text_20_body" style:list-style-name="L27">
      <style:text-properties officeooo:paragraph-rsid="2f235fff"/>
    </style:style>
    <style:style style:name="P585" style:family="paragraph" style:parent-style-name="Text_20_body" style:list-style-name="L27">
      <style:text-properties officeooo:rsid="2b98908f" officeooo:paragraph-rsid="2bee3468"/>
    </style:style>
    <style:style style:name="P586" style:family="paragraph" style:parent-style-name="Text_20_body" style:list-style-name="L27">
      <style:text-properties officeooo:rsid="2c7af555" officeooo:paragraph-rsid="2c7af555"/>
    </style:style>
    <style:style style:name="P587" style:family="paragraph" style:parent-style-name="Text_20_body" style:list-style-name="L28">
      <style:text-properties officeooo:paragraph-rsid="2d693de4"/>
    </style:style>
    <style:style style:name="P588" style:family="paragraph" style:parent-style-name="Text_20_body" style:list-style-name="L29">
      <style:text-properties officeooo:paragraph-rsid="2db4722c"/>
    </style:style>
    <style:style style:name="P589" style:family="paragraph" style:parent-style-name="Text_20_body" style:list-style-name="L29">
      <style:text-properties officeooo:rsid="2d693de4" officeooo:paragraph-rsid="2d693de4"/>
    </style:style>
    <style:style style:name="P590" style:family="paragraph" style:parent-style-name="Text_20_body" style:list-style-name="L29">
      <style:text-properties officeooo:rsid="2d693de4" officeooo:paragraph-rsid="2db4722c"/>
    </style:style>
    <style:style style:name="P591" style:family="paragraph" style:parent-style-name="Text_20_body" style:list-style-name="L29">
      <style:text-properties officeooo:rsid="2d693de4" officeooo:paragraph-rsid="2d9f807f"/>
    </style:style>
    <style:style style:name="P592" style:family="paragraph" style:parent-style-name="Text_20_body" style:list-style-name="L30">
      <style:text-properties officeooo:rsid="2d693de4" officeooo:paragraph-rsid="2d693de4"/>
    </style:style>
    <style:style style:name="P593" style:family="paragraph" style:parent-style-name="Text_20_body" style:list-style-name="L31">
      <style:text-properties officeooo:rsid="2d62ea8d" officeooo:paragraph-rsid="2d62ea8d"/>
    </style:style>
    <style:style style:name="P594" style:family="paragraph" style:parent-style-name="Text_20_body" style:list-style-name="L32">
      <style:text-properties officeooo:paragraph-rsid="2f8d0bb6"/>
    </style:style>
    <style:style style:name="P595" style:family="paragraph" style:parent-style-name="Text_20_body" style:list-style-name="L32">
      <style:text-properties officeooo:paragraph-rsid="2f9262fc"/>
    </style:style>
    <style:style style:name="P596" style:family="paragraph" style:parent-style-name="Text_20_body" style:list-style-name="L32">
      <style:text-properties officeooo:rsid="2da111e9" officeooo:paragraph-rsid="2da111e9"/>
    </style:style>
    <style:style style:name="P597" style:family="paragraph" style:parent-style-name="Text_20_body" style:list-style-name="L32">
      <style:text-properties officeooo:rsid="2f8d0bb6" officeooo:paragraph-rsid="2f8d0bb6"/>
    </style:style>
    <style:style style:name="P598" style:family="paragraph" style:parent-style-name="Text_20_body" style:list-style-name="L32">
      <style:text-properties officeooo:rsid="2f90b1d0" officeooo:paragraph-rsid="2f90b1d0"/>
    </style:style>
    <style:style style:name="P599" style:family="paragraph" style:parent-style-name="Text_20_body" style:list-style-name="L33">
      <style:text-properties officeooo:rsid="2d8e7578" officeooo:paragraph-rsid="2d8e7578"/>
    </style:style>
    <style:style style:name="P600" style:family="paragraph" style:parent-style-name="Text_20_body" style:list-style-name="L33">
      <style:text-properties officeooo:rsid="2d8e7578" officeooo:paragraph-rsid="2d8f7e6a"/>
    </style:style>
    <style:style style:name="P601" style:family="paragraph" style:parent-style-name="Text_20_body" style:list-style-name="L34">
      <style:text-properties fo:language="cs" fo:country="CZ" officeooo:rsid="2e269220" officeooo:paragraph-rsid="2e269220"/>
    </style:style>
    <style:style style:name="P602" style:family="paragraph" style:parent-style-name="Text_20_body" style:list-style-name="L58">
      <style:text-properties fo:language="cs" fo:country="CZ" fo:font-style="italic" officeooo:rsid="300fa1c8" officeooo:paragraph-rsid="3012f45a" style:language-asian="cs" style:country-asian="CZ" style:font-style-asian="italic" style:language-complex="ar" style:country-complex="SA" style:font-style-complex="italic"/>
    </style:style>
    <style:style style:name="P603" style:family="paragraph" style:parent-style-name="Text_20_body" style:list-style-name="L58">
      <style:text-properties fo:language="cs" fo:country="CZ" fo:font-style="italic" officeooo:rsid="30199059" officeooo:paragraph-rsid="30199059" style:language-asian="cs" style:country-asian="CZ" style:font-style-asian="italic" style:language-complex="ar" style:country-complex="SA" style:font-style-complex="italic"/>
    </style:style>
    <style:style style:name="P604" style:family="paragraph" style:parent-style-name="Text_20_body" style:list-style-name="L58">
      <style:text-properties fo:language="cs" fo:country="CZ" fo:font-style="italic" officeooo:rsid="3021f1f6" officeooo:paragraph-rsid="3021f1f6" style:language-asian="cs" style:country-asian="CZ" style:font-style-asian="italic" style:language-complex="ar" style:country-complex="SA" style:font-style-complex="italic"/>
    </style:style>
    <style:style style:name="P605" style:family="paragraph" style:parent-style-name="Text_20_body" style:list-style-name="L58">
      <style:text-properties fo:language="cs" fo:country="CZ" fo:font-style="italic" officeooo:rsid="302355c2" officeooo:paragraph-rsid="302355c2" style:language-asian="cs" style:country-asian="CZ" style:font-style-asian="italic" style:language-complex="ar" style:country-complex="SA" style:font-style-complex="italic"/>
    </style:style>
    <style:style style:name="P606" style:family="paragraph" style:parent-style-name="Text_20_body" style:list-style-name="L58">
      <style:text-properties fo:language="cs" fo:country="CZ" fo:font-style="italic" officeooo:rsid="30266679" officeooo:paragraph-rsid="30266679" style:language-asian="cs" style:country-asian="CZ" style:font-style-asian="italic" style:language-complex="ar" style:country-complex="SA" style:font-style-complex="italic"/>
    </style:style>
    <style:style style:name="P607" style:family="paragraph" style:parent-style-name="Text_20_body" style:list-style-name="L58">
      <style:text-properties fo:language="cs" fo:country="CZ" fo:font-style="italic" officeooo:rsid="301b340d" officeooo:paragraph-rsid="301b340d" style:language-asian="cs" style:country-asian="CZ" style:font-style-asian="italic" style:language-complex="ar" style:country-complex="SA" style:font-style-complex="italic"/>
    </style:style>
    <style:style style:name="P608" style:family="paragraph" style:parent-style-name="Text_20_body" style:list-style-name="L125">
      <style:text-properties fo:language="cs" fo:country="CZ" officeooo:rsid="2c5b1123" officeooo:paragraph-rsid="2cc8ec30"/>
    </style:style>
    <style:style style:name="P609" style:family="paragraph" style:parent-style-name="Text_20_body" style:list-style-name="L125">
      <style:text-properties fo:language="cs" fo:country="CZ" officeooo:rsid="2c5cf113" officeooo:paragraph-rsid="2c82759d"/>
    </style:style>
    <style:style style:name="P610" style:family="paragraph" style:parent-style-name="Text_20_body" style:list-style-name="L36">
      <style:text-properties officeooo:paragraph-rsid="2e2b7947"/>
    </style:style>
    <style:style style:name="P611" style:family="paragraph" style:parent-style-name="Text_20_body" style:list-style-name="L37">
      <style:text-properties officeooo:paragraph-rsid="2dd33f0d"/>
    </style:style>
    <style:style style:name="P612" style:family="paragraph" style:parent-style-name="Text_20_body" style:list-style-name="L38">
      <style:text-properties officeooo:paragraph-rsid="2e2f781f"/>
    </style:style>
    <style:style style:name="P613" style:family="paragraph" style:parent-style-name="Text_20_body" style:list-style-name="L39">
      <style:text-properties officeooo:paragraph-rsid="2e3389d8"/>
    </style:style>
    <style:style style:name="P614" style:family="paragraph" style:parent-style-name="Text_20_body" style:list-style-name="L39">
      <style:text-properties officeooo:rsid="2e3389d8" officeooo:paragraph-rsid="2e3389d8"/>
    </style:style>
    <style:style style:name="P615" style:family="paragraph" style:parent-style-name="Text_20_body" style:list-style-name="L40">
      <style:text-properties officeooo:paragraph-rsid="2de51bf9"/>
    </style:style>
    <style:style style:name="P616" style:family="paragraph" style:parent-style-name="Text_20_body" style:list-style-name="L40">
      <style:text-properties officeooo:rsid="2e49b8cc" officeooo:paragraph-rsid="2e49b8cc"/>
    </style:style>
    <style:style style:name="P617" style:family="paragraph" style:parent-style-name="Text_20_body" style:list-style-name="L41">
      <style:text-properties officeooo:paragraph-rsid="2de2c4a9"/>
    </style:style>
    <style:style style:name="P618" style:family="paragraph" style:parent-style-name="Text_20_body" style:list-style-name="L42">
      <style:text-properties officeooo:paragraph-rsid="2bf084a8"/>
    </style:style>
    <style:style style:name="P619" style:family="paragraph" style:parent-style-name="Text_20_body" style:list-style-name="L42">
      <style:text-properties officeooo:rsid="2e4bc4f0" officeooo:paragraph-rsid="2e4bc4f0"/>
    </style:style>
    <style:style style:name="P620" style:family="paragraph" style:parent-style-name="Text_20_body" style:list-style-name="L43">
      <style:text-properties officeooo:paragraph-rsid="2dfbf69c"/>
    </style:style>
    <style:style style:name="P621" style:family="paragraph" style:parent-style-name="Text_20_body" style:list-style-name="L43">
      <style:text-properties officeooo:rsid="2dfb3720" officeooo:paragraph-rsid="2dfdcb9e"/>
    </style:style>
    <style:style style:name="P622" style:family="paragraph" style:parent-style-name="Text_20_body" style:list-style-name="L43">
      <style:text-properties officeooo:rsid="2dfdcb9e" officeooo:paragraph-rsid="2dfdcb9e"/>
    </style:style>
    <style:style style:name="P623" style:family="paragraph" style:parent-style-name="Text_20_body" style:list-style-name="L43">
      <style:text-properties officeooo:rsid="2df8dc0f" officeooo:paragraph-rsid="2df8dc0f"/>
    </style:style>
    <style:style style:name="P624" style:family="paragraph" style:parent-style-name="Text_20_body" style:list-style-name="L43">
      <style:text-properties officeooo:rsid="2df8dc0f" officeooo:paragraph-rsid="2dfbf69c"/>
    </style:style>
    <style:style style:name="P625" style:family="paragraph" style:parent-style-name="Text_20_body" style:list-style-name="L43">
      <style:text-properties officeooo:rsid="30279643" officeooo:paragraph-rsid="30279643"/>
    </style:style>
    <style:style style:name="P626" style:family="paragraph" style:parent-style-name="Text_20_body" style:list-style-name="L44">
      <style:text-properties officeooo:paragraph-rsid="2bf084a8"/>
    </style:style>
    <style:style style:name="P627" style:family="paragraph" style:parent-style-name="Text_20_body" style:list-style-name="L45">
      <style:text-properties officeooo:rsid="2e52833f" officeooo:paragraph-rsid="2e52833f"/>
    </style:style>
    <style:style style:name="P628" style:family="paragraph" style:parent-style-name="Text_20_body" style:list-style-name="L46">
      <style:text-properties officeooo:paragraph-rsid="2e0f0fe2"/>
    </style:style>
    <style:style style:name="P629" style:family="paragraph" style:parent-style-name="Text_20_body" style:list-style-name="L47">
      <style:text-properties officeooo:paragraph-rsid="2bf084a8"/>
    </style:style>
    <style:style style:name="P630" style:family="paragraph" style:parent-style-name="Text_20_body" style:list-style-name="L48">
      <style:text-properties fo:color="#1841ce" officeooo:rsid="2e6e0a48" officeooo:paragraph-rsid="2e6e0a48"/>
    </style:style>
    <style:style style:name="P631" style:family="paragraph" style:parent-style-name="Text_20_body" style:list-style-name="L49">
      <style:text-properties officeooo:paragraph-rsid="2bf084a8"/>
    </style:style>
    <style:style style:name="P632" style:family="paragraph" style:parent-style-name="Text_20_body" style:list-style-name="L51"/>
    <style:style style:name="P633" style:family="paragraph" style:parent-style-name="Text_20_body" style:list-style-name="L51">
      <style:text-properties officeooo:paragraph-rsid="2e7dcae7"/>
    </style:style>
    <style:style style:name="P634" style:family="paragraph" style:parent-style-name="Text_20_body" style:list-style-name="L52">
      <style:text-properties officeooo:paragraph-rsid="2dc6397c"/>
    </style:style>
    <style:style style:name="P635" style:family="paragraph" style:parent-style-name="Text_20_body" style:list-style-name="L53">
      <style:text-properties officeooo:rsid="2dbe4f85" officeooo:paragraph-rsid="2dbe4f85"/>
    </style:style>
    <style:style style:name="P636" style:family="paragraph" style:parent-style-name="Text_20_body" style:list-style-name="L54">
      <style:text-properties officeooo:rsid="2e44778a" officeooo:paragraph-rsid="2e44778a"/>
    </style:style>
    <style:style style:name="P637" style:family="paragraph" style:parent-style-name="Text_20_body" style:list-style-name="L55"/>
    <style:style style:name="P638" style:family="paragraph" style:parent-style-name="Text_20_body" style:list-style-name="L55">
      <style:text-properties officeooo:rsid="2d27ee33" officeooo:paragraph-rsid="2d27ee33"/>
    </style:style>
    <style:style style:name="P639" style:family="paragraph" style:parent-style-name="Text_20_body" style:list-style-name="L56">
      <style:text-properties officeooo:rsid="457fa2ff" officeooo:paragraph-rsid="2bf512a0"/>
    </style:style>
    <style:style style:name="P640" style:family="paragraph" style:parent-style-name="Text_20_body" style:list-style-name="L56">
      <style:text-properties officeooo:rsid="2be964fe" officeooo:paragraph-rsid="2bf512a0"/>
    </style:style>
    <style:style style:name="P641" style:family="paragraph" style:parent-style-name="Text_20_body" style:list-style-name="L61">
      <style:text-properties officeooo:paragraph-rsid="30472dc5"/>
    </style:style>
    <style:style style:name="P642" style:family="paragraph" style:parent-style-name="Text_20_body" style:list-style-name="L61">
      <style:text-properties officeooo:paragraph-rsid="3047fc77"/>
    </style:style>
    <style:style style:name="P643" style:family="paragraph" style:parent-style-name="Text_20_body" style:list-style-name="L61">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44" style:family="paragraph" style:parent-style-name="Text_20_body" style:list-style-name="L61">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45" style:family="paragraph" style:parent-style-name="Text_20_body" style:list-style-name="L61">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6" style:family="paragraph" style:parent-style-name="Text_20_body" style:list-style-name="L61">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7" style:family="paragraph" style:parent-style-name="Text_20_body" style:list-style-name="L61">
      <style:text-properties style:font-name="Cambria" officeooo:paragraph-rsid="2ff27b9b" fo:background-color="transparent"/>
    </style:style>
    <style:style style:name="P648" style:family="paragraph" style:parent-style-name="Text_20_body" style:list-style-name="L61">
      <style:text-properties style:font-name="Cambria" officeooo:paragraph-rsid="2ff4bd08" fo:background-color="transparent"/>
    </style:style>
    <style:style style:name="P649" style:family="paragraph" style:parent-style-name="Text_20_body" style:list-style-name="L61">
      <style:text-properties style:font-name="Cambria" officeooo:paragraph-rsid="3001e794" fo:background-color="transparent"/>
    </style:style>
    <style:style style:name="P650" style:family="paragraph" style:parent-style-name="Text_20_body" style:list-style-name="L61">
      <style:text-properties style:font-name="Cambria" officeooo:paragraph-rsid="30472dc5" fo:background-color="transparent"/>
    </style:style>
    <style:style style:name="P651" style:family="paragraph" style:parent-style-name="Text_20_body" style:list-style-name="L61">
      <style:text-properties style:font-name="Cambria" officeooo:paragraph-rsid="3047fc77" fo:background-color="transparent"/>
    </style:style>
    <style:style style:name="P652" style:family="paragraph" style:parent-style-name="Text_20_body" style:list-style-name="L61">
      <style:text-properties style:font-name="Cambria" officeooo:paragraph-rsid="304847ad" fo:background-color="transparent"/>
    </style:style>
    <style:style style:name="P653" style:family="paragraph" style:parent-style-name="Text_20_body" style:list-style-name="L62">
      <style:text-properties officeooo:paragraph-rsid="2ff9d73a"/>
    </style:style>
    <style:style style:name="P654" style:family="paragraph" style:parent-style-name="Text_20_body" style:list-style-name="L62">
      <style:text-properties officeooo:rsid="2ff9d73a" officeooo:paragraph-rsid="2ff9d73a"/>
    </style:style>
    <style:style style:name="P655" style:family="paragraph" style:parent-style-name="Text_20_body" style:list-style-name="L62">
      <style:text-properties officeooo:rsid="2ffb2068" officeooo:paragraph-rsid="2ffc655e"/>
    </style:style>
    <style:style style:name="P656" style:family="paragraph" style:parent-style-name="Text_20_body" style:list-style-name="L62">
      <style:text-properties officeooo:rsid="2ffc655e" officeooo:paragraph-rsid="2ffc655e"/>
    </style:style>
    <style:style style:name="P657" style:family="paragraph" style:parent-style-name="Text_20_body" style:list-style-name="L64">
      <style:text-properties officeooo:paragraph-rsid="2c37d9b4"/>
    </style:style>
    <style:style style:name="P658" style:family="paragraph" style:parent-style-name="Text_20_body" style:list-style-name="L64">
      <style:text-properties officeooo:paragraph-rsid="2c240468"/>
    </style:style>
    <style:style style:name="P659" style:family="paragraph" style:parent-style-name="Text_20_body" style:list-style-name="L65">
      <style:text-properties officeooo:paragraph-rsid="2bacda3a"/>
    </style:style>
    <style:style style:name="P660" style:family="paragraph" style:parent-style-name="Text_20_body" style:list-style-name="L66">
      <style:text-properties officeooo:paragraph-rsid="2bc954a0"/>
    </style:style>
    <style:style style:name="P661" style:family="paragraph" style:parent-style-name="Text_20_body" style:list-style-name="L66">
      <style:text-properties officeooo:rsid="2bc853ba" officeooo:paragraph-rsid="2bc853ba"/>
    </style:style>
    <style:style style:name="P662" style:family="paragraph" style:parent-style-name="Text_20_body" style:list-style-name="L67">
      <style:text-properties officeooo:paragraph-rsid="2baeecc3"/>
    </style:style>
    <style:style style:name="P663" style:family="paragraph" style:parent-style-name="Text_20_body" style:list-style-name="L68">
      <style:text-properties officeooo:rsid="2d369bed" officeooo:paragraph-rsid="2d47d820"/>
    </style:style>
    <style:style style:name="P664" style:family="paragraph" style:parent-style-name="Text_20_body" style:list-style-name="L100">
      <style:text-properties officeooo:rsid="2d369bed" officeooo:paragraph-rsid="2d50fccf"/>
    </style:style>
    <style:style style:name="P665" style:family="paragraph" style:parent-style-name="Text_20_body" style:list-style-name="L68">
      <style:text-properties officeooo:rsid="2d3a2fe2" officeooo:paragraph-rsid="2d47d820"/>
    </style:style>
    <style:style style:name="P666" style:family="paragraph" style:parent-style-name="Text_20_body" style:list-style-name="L69">
      <style:text-properties officeooo:paragraph-rsid="2d7bf0b1"/>
    </style:style>
    <style:style style:name="P667" style:family="paragraph" style:parent-style-name="Text_20_body" style:list-style-name="L70">
      <style:text-properties officeooo:rsid="2d8508d2" officeooo:paragraph-rsid="2d8508d2"/>
    </style:style>
    <style:style style:name="P668" style:family="paragraph" style:parent-style-name="Text_20_body" style:list-style-name="L71">
      <style:text-properties officeooo:paragraph-rsid="2d84afa8"/>
    </style:style>
    <style:style style:name="P669" style:family="paragraph" style:parent-style-name="Text_20_body" style:list-style-name="L71">
      <style:text-properties officeooo:rsid="2d841b89" officeooo:paragraph-rsid="2d841b89"/>
    </style:style>
    <style:style style:name="P670" style:family="paragraph" style:parent-style-name="Text_20_body" style:list-style-name="L71">
      <style:text-properties officeooo:rsid="2d84afa8" officeooo:paragraph-rsid="2d84afa8"/>
    </style:style>
    <style:style style:name="P671" style:family="paragraph" style:parent-style-name="Text_20_body" style:list-style-name="L72"/>
    <style:style style:name="P672" style:family="paragraph" style:parent-style-name="Text_20_body" style:list-style-name="L72">
      <style:text-properties officeooo:paragraph-rsid="2f9b36fe"/>
    </style:style>
    <style:style style:name="P673" style:family="paragraph" style:parent-style-name="Text_20_body" style:list-style-name="L72">
      <style:text-properties officeooo:paragraph-rsid="2f5f500f"/>
    </style:style>
    <style:style style:name="P674" style:family="paragraph" style:parent-style-name="Text_20_body" style:list-style-name="L72">
      <style:text-properties officeooo:paragraph-rsid="2f65d8c1"/>
    </style:style>
    <style:style style:name="P675" style:family="paragraph" style:parent-style-name="Text_20_body" style:list-style-name="L72">
      <style:text-properties officeooo:paragraph-rsid="2f6ca673"/>
    </style:style>
    <style:style style:name="P676" style:family="paragraph" style:parent-style-name="Text_20_body" style:list-style-name="L72">
      <style:text-properties officeooo:paragraph-rsid="2f62fb48"/>
    </style:style>
    <style:style style:name="P677" style:family="paragraph" style:parent-style-name="Text_20_body" style:list-style-name="L72">
      <style:text-properties officeooo:paragraph-rsid="2f646e7c"/>
    </style:style>
    <style:style style:name="P678" style:family="paragraph" style:parent-style-name="Text_20_body" style:list-style-name="L72">
      <style:text-properties officeooo:rsid="2f5f500f" officeooo:paragraph-rsid="2f5f500f"/>
    </style:style>
    <style:style style:name="P679" style:family="paragraph" style:parent-style-name="Text_20_body" style:list-style-name="L72">
      <style:text-properties officeooo:rsid="510e477b" officeooo:paragraph-rsid="2f65d8c1"/>
    </style:style>
    <style:style style:name="P680" style:family="paragraph" style:parent-style-name="Text_20_body" style:list-style-name="L72">
      <style:text-properties officeooo:rsid="2f70bd45" officeooo:paragraph-rsid="2f70bd45"/>
    </style:style>
    <style:style style:name="P681" style:family="paragraph" style:parent-style-name="Text_20_body" style:list-style-name="L72">
      <style:text-properties officeooo:rsid="2f6fcf85" officeooo:paragraph-rsid="2f6fcf85"/>
    </style:style>
    <style:style style:name="P682" style:family="paragraph" style:parent-style-name="Text_20_body" style:list-style-name="L80">
      <style:text-properties officeooo:paragraph-rsid="2f5b5974"/>
    </style:style>
    <style:style style:name="P683" style:family="paragraph" style:parent-style-name="Text_20_body" style:list-style-name="L82">
      <style:text-properties officeooo:paragraph-rsid="2faa342f"/>
    </style:style>
    <style:style style:name="P684" style:family="paragraph" style:parent-style-name="Text_20_body" style:list-style-name="L83">
      <style:text-properties officeooo:paragraph-rsid="2fadc193"/>
    </style:style>
    <style:style style:name="P685" style:family="paragraph" style:parent-style-name="Text_20_body" style:list-style-name="L83">
      <style:text-properties officeooo:paragraph-rsid="2fe0e7ff"/>
    </style:style>
    <style:style style:name="P686" style:family="paragraph" style:parent-style-name="Text_20_body" style:list-style-name="L84"/>
    <style:style style:name="P687" style:family="paragraph" style:parent-style-name="Text_20_body" style:list-style-name="L84">
      <style:text-properties officeooo:paragraph-rsid="2faea777"/>
    </style:style>
    <style:style style:name="P688" style:family="paragraph" style:parent-style-name="Text_20_body" style:list-style-name="L84">
      <style:text-properties officeooo:paragraph-rsid="2fc9c77f"/>
    </style:style>
    <style:style style:name="P689" style:family="paragraph" style:parent-style-name="Text_20_body" style:list-style-name="L84">
      <style:text-properties officeooo:paragraph-rsid="2fdd037d"/>
    </style:style>
    <style:style style:name="P690" style:family="paragraph" style:parent-style-name="Text_20_body" style:list-style-name="L84">
      <style:text-properties officeooo:rsid="2fdf29cf" officeooo:paragraph-rsid="2fdf29cf"/>
    </style:style>
    <style:style style:name="P691" style:family="paragraph" style:parent-style-name="Text_20_body" style:list-style-name="L85">
      <style:text-properties officeooo:paragraph-rsid="2fafad22"/>
    </style:style>
    <style:style style:name="P692" style:family="paragraph" style:parent-style-name="Text_20_body" style:list-style-name="L87">
      <style:text-properties officeooo:paragraph-rsid="2fbd8ba7"/>
    </style:style>
    <style:style style:name="P693" style:family="paragraph" style:parent-style-name="Text_20_body" style:list-style-name="L87">
      <style:text-properties officeooo:paragraph-rsid="2fbde9cc"/>
    </style:style>
    <style:style style:name="P694" style:family="paragraph" style:parent-style-name="Text_20_body" style:list-style-name="L88">
      <style:text-properties officeooo:rsid="2fbfcbc4" officeooo:paragraph-rsid="2fc06ab8"/>
    </style:style>
    <style:style style:name="P695" style:family="paragraph" style:parent-style-name="Text_20_body" style:list-style-name="L89">
      <style:text-properties officeooo:paragraph-rsid="2fc0a669"/>
    </style:style>
    <style:style style:name="P696" style:family="paragraph" style:parent-style-name="Text_20_body" style:list-style-name="L89">
      <style:text-properties officeooo:paragraph-rsid="2fc444f8"/>
    </style:style>
    <style:style style:name="P697" style:family="paragraph" style:parent-style-name="Text_20_body" style:list-style-name="L89">
      <style:text-properties officeooo:rsid="2fc25e15" officeooo:paragraph-rsid="2fc25e15"/>
    </style:style>
    <style:style style:name="P698" style:family="paragraph" style:parent-style-name="Text_20_body" style:list-style-name="L90">
      <style:text-properties officeooo:rsid="2fc25e15" officeooo:paragraph-rsid="2fce751d"/>
    </style:style>
    <style:style style:name="P699" style:family="paragraph" style:parent-style-name="Text_20_body" style:list-style-name="L89">
      <style:text-properties officeooo:rsid="4f4b5fb5" officeooo:paragraph-rsid="2fc444f8"/>
    </style:style>
    <style:style style:name="P700" style:family="paragraph" style:parent-style-name="Text_20_body" style:list-style-name="L90">
      <style:text-properties officeooo:paragraph-rsid="2fce751d"/>
    </style:style>
    <style:style style:name="P701" style:family="paragraph" style:parent-style-name="Text_20_body" style:list-style-name="L93">
      <style:text-properties officeooo:paragraph-rsid="2fc9c77f"/>
    </style:style>
    <style:style style:name="P702" style:family="paragraph" style:parent-style-name="Text_20_body" style:list-style-name="L93">
      <style:text-properties officeooo:rsid="2fd1f8c9" officeooo:paragraph-rsid="2fd1f8c9"/>
    </style:style>
    <style:style style:name="P703" style:family="paragraph" style:parent-style-name="Text_20_body" style:list-style-name="L93">
      <style:text-properties officeooo:rsid="2fd2235a" officeooo:paragraph-rsid="2fd36304"/>
    </style:style>
    <style:style style:name="P704" style:family="paragraph" style:parent-style-name="Text_20_body" style:list-style-name="L94">
      <style:text-properties officeooo:paragraph-rsid="2fd9f8b2"/>
    </style:style>
    <style:style style:name="P705" style:family="paragraph" style:parent-style-name="Text_20_body" style:list-style-name="L94">
      <style:text-properties officeooo:rsid="2fdb2b8a" officeooo:paragraph-rsid="2fdc8fdf"/>
    </style:style>
    <style:style style:name="P706" style:family="paragraph" style:parent-style-name="Text_20_body" style:list-style-name="L95">
      <style:text-properties officeooo:rsid="4588b715" officeooo:paragraph-rsid="2c007857"/>
    </style:style>
    <style:style style:name="P707" style:family="paragraph" style:parent-style-name="Text_20_body" style:list-style-name="L95">
      <style:text-properties officeooo:rsid="4589fbf6" officeooo:paragraph-rsid="2c007857"/>
    </style:style>
    <style:style style:name="P708" style:family="paragraph" style:parent-style-name="Text_20_body" style:list-style-name="L96">
      <style:text-properties officeooo:paragraph-rsid="2c007857"/>
    </style:style>
    <style:style style:name="P709" style:family="paragraph" style:parent-style-name="Text_20_body" style:list-style-name="L96">
      <style:text-properties officeooo:rsid="458d9c32" officeooo:paragraph-rsid="2c007857"/>
    </style:style>
    <style:style style:name="P710" style:family="paragraph" style:parent-style-name="Text_20_body" style:list-style-name="L97">
      <style:text-properties officeooo:rsid="2fed4c6d" officeooo:paragraph-rsid="2fed4c6d"/>
    </style:style>
    <style:style style:name="P711" style:family="paragraph" style:parent-style-name="Text_20_body" style:list-style-name="L98">
      <style:text-properties officeooo:paragraph-rsid="2d53ff92"/>
    </style:style>
    <style:style style:name="P712" style:family="paragraph" style:parent-style-name="Text_20_body" style:list-style-name="L98">
      <style:text-properties officeooo:rsid="2d525afc" officeooo:paragraph-rsid="2d534fb0"/>
    </style:style>
    <style:style style:name="P713" style:family="paragraph" style:parent-style-name="Text_20_body" style:list-style-name="L99">
      <style:text-properties officeooo:rsid="2d3f6243" officeooo:paragraph-rsid="2d3f6243"/>
    </style:style>
    <style:style style:name="P714" style:family="paragraph" style:parent-style-name="Text_20_body" style:list-style-name="L99">
      <style:text-properties officeooo:rsid="2d454cab" officeooo:paragraph-rsid="2d454cab"/>
    </style:style>
    <style:style style:name="P715" style:family="paragraph" style:parent-style-name="Text_20_body" style:list-style-name="L100">
      <style:text-properties officeooo:paragraph-rsid="2d369bed"/>
    </style:style>
    <style:style style:name="P716" style:family="paragraph" style:parent-style-name="Text_20_body" style:list-style-name="L101">
      <style:text-properties officeooo:paragraph-rsid="2c3f1791"/>
    </style:style>
    <style:style style:name="P717" style:family="paragraph" style:parent-style-name="Text_20_body" style:list-style-name="L102">
      <style:text-properties officeooo:rsid="2c390c31" officeooo:paragraph-rsid="2c3f1791"/>
    </style:style>
    <style:style style:name="P718" style:family="paragraph" style:parent-style-name="Text_20_body" style:list-style-name="L104">
      <style:text-properties officeooo:paragraph-rsid="2bed3183"/>
    </style:style>
    <style:style style:name="P719" style:family="paragraph" style:parent-style-name="Text_20_body" style:list-style-name="L105">
      <style:text-properties officeooo:paragraph-rsid="2cd7e1f2"/>
    </style:style>
    <style:style style:name="P720" style:family="paragraph" style:parent-style-name="Text_20_body" style:list-style-name="L105">
      <style:text-properties officeooo:paragraph-rsid="2c8a7ed7"/>
    </style:style>
    <style:style style:name="P721" style:family="paragraph" style:parent-style-name="Text_20_body" style:list-style-name="L106">
      <style:text-properties officeooo:paragraph-rsid="2fb6b151"/>
    </style:style>
    <style:style style:name="P722" style:family="paragraph" style:parent-style-name="Text_20_body" style:list-style-name="L106">
      <style:text-properties officeooo:rsid="2c07aafa" officeooo:paragraph-rsid="2c07aafa"/>
    </style:style>
    <style:style style:name="P723" style:family="paragraph" style:parent-style-name="Text_20_body" style:list-style-name="L106">
      <style:text-properties officeooo:rsid="2c06749f" officeooo:paragraph-rsid="2c06749f"/>
    </style:style>
    <style:style style:name="P724" style:family="paragraph" style:parent-style-name="Text_20_body" style:list-style-name="L106">
      <style:text-properties officeooo:rsid="2c06749f" officeooo:paragraph-rsid="2fbb4bb1"/>
    </style:style>
    <style:style style:name="P725" style:family="paragraph" style:parent-style-name="Text_20_body" style:list-style-name="L106">
      <style:text-properties officeooo:rsid="2c06749f" officeooo:paragraph-rsid="2fb6b151"/>
    </style:style>
    <style:style style:name="P726" style:family="paragraph" style:parent-style-name="Text_20_body" style:list-style-name="L108">
      <style:text-properties officeooo:rsid="2c48be07" officeooo:paragraph-rsid="2c48be07"/>
    </style:style>
    <style:style style:name="P727" style:family="paragraph" style:parent-style-name="Text_20_body" style:list-style-name="L109">
      <style:text-properties officeooo:rsid="2c48e1be" officeooo:paragraph-rsid="2c48e1be"/>
    </style:style>
    <style:style style:name="P728" style:family="paragraph" style:parent-style-name="Text_20_body" style:list-style-name="L109">
      <style:text-properties officeooo:rsid="2c48e1be" officeooo:paragraph-rsid="2c495bf9"/>
    </style:style>
    <style:style style:name="P729" style:family="paragraph" style:parent-style-name="Text_20_body" style:list-style-name="L110">
      <style:text-properties officeooo:rsid="2c48e1be" officeooo:paragraph-rsid="2c495bf9"/>
    </style:style>
    <style:style style:name="P730" style:family="paragraph" style:parent-style-name="Text_20_body" style:list-style-name="L111">
      <style:text-properties officeooo:paragraph-rsid="2f8401dc"/>
    </style:style>
    <style:style style:name="P731" style:family="paragraph" style:parent-style-name="Text_20_body" style:list-style-name="L112"/>
    <style:style style:name="P732" style:family="paragraph" style:parent-style-name="Text_20_body" style:list-style-name="L113">
      <style:text-properties officeooo:paragraph-rsid="2c007857"/>
    </style:style>
    <style:style style:name="P733" style:family="paragraph" style:parent-style-name="Text_20_body" style:list-style-name="L113">
      <style:text-properties officeooo:rsid="2c5e6aff" officeooo:paragraph-rsid="2c5e6aff"/>
    </style:style>
    <style:style style:name="P734" style:family="paragraph" style:parent-style-name="Text_20_body" style:list-style-name="L113">
      <style:text-properties officeooo:rsid="450d2fc9" officeooo:paragraph-rsid="2c007857"/>
    </style:style>
    <style:style style:name="P735" style:family="paragraph" style:parent-style-name="Text_20_body" style:list-style-name="L113">
      <style:text-properties officeooo:rsid="2c71a7b1" officeooo:paragraph-rsid="2c71a7b1"/>
    </style:style>
    <style:style style:name="P736" style:family="paragraph" style:parent-style-name="Text_20_body" style:list-style-name="L114">
      <style:text-properties officeooo:rsid="2c71a7b1" officeooo:paragraph-rsid="2c71a7b1"/>
    </style:style>
    <style:style style:name="P737" style:family="paragraph" style:parent-style-name="Text_20_body" style:list-style-name="L114">
      <style:text-properties officeooo:rsid="2c6def8a" officeooo:paragraph-rsid="2c6def8a"/>
    </style:style>
    <style:style style:name="P738" style:family="paragraph" style:parent-style-name="Text_20_body" style:list-style-name="L114">
      <style:text-properties officeooo:rsid="2d3fd467" officeooo:paragraph-rsid="2d3fd467"/>
    </style:style>
    <style:style style:name="P739" style:family="paragraph" style:parent-style-name="Text_20_body" style:list-style-name="L114">
      <style:text-properties officeooo:rsid="2d417bfa" officeooo:paragraph-rsid="2d417bfa"/>
    </style:style>
    <style:style style:name="P740" style:family="paragraph" style:parent-style-name="Text_20_body" style:list-style-name="L115">
      <style:text-properties officeooo:rsid="2c6fa4e1" officeooo:paragraph-rsid="2c6fa4e1"/>
    </style:style>
    <style:style style:name="P741" style:family="paragraph" style:parent-style-name="Text_20_body" style:list-style-name="L115">
      <style:text-properties officeooo:rsid="2c7790e9" officeooo:paragraph-rsid="2c7790e9"/>
    </style:style>
    <style:style style:name="P742" style:family="paragraph" style:parent-style-name="Text_20_body" style:list-style-name="L115">
      <style:text-properties officeooo:rsid="2c70c4df" officeooo:paragraph-rsid="2c70c4df"/>
    </style:style>
    <style:style style:name="P743" style:family="paragraph" style:parent-style-name="Text_20_body" style:list-style-name="L115">
      <style:text-properties officeooo:rsid="2c74dfee" officeooo:paragraph-rsid="2c74dfee"/>
    </style:style>
    <style:style style:name="P744" style:family="paragraph" style:parent-style-name="Text_20_body" style:list-style-name="L116">
      <style:text-properties fo:language="en" fo:country="US" officeooo:rsid="2cac2e6a" officeooo:paragraph-rsid="2cac2e6a"/>
    </style:style>
    <style:style style:name="P745" style:family="paragraph" style:parent-style-name="Text_20_body" style:list-style-name="L116">
      <style:text-properties officeooo:rsid="2c659d00" officeooo:paragraph-rsid="2c659d00"/>
    </style:style>
    <style:style style:name="P746" style:family="paragraph" style:parent-style-name="Text_20_body" style:list-style-name="L117">
      <style:text-properties officeooo:rsid="44f54ae5" officeooo:paragraph-rsid="2c007857"/>
    </style:style>
    <style:style style:name="P747" style:family="paragraph" style:parent-style-name="Text_20_body" style:list-style-name="L118">
      <style:text-properties officeooo:paragraph-rsid="2cee8599"/>
    </style:style>
    <style:style style:name="P748" style:family="paragraph" style:parent-style-name="Text_20_body" style:list-style-name="L118">
      <style:text-properties officeooo:rsid="2c8e5df4" officeooo:paragraph-rsid="2cee8599"/>
    </style:style>
    <style:style style:name="P749" style:family="paragraph" style:parent-style-name="Text_20_body" style:list-style-name="L119">
      <style:text-properties officeooo:rsid="2cae2371" officeooo:paragraph-rsid="2cb6b463"/>
    </style:style>
    <style:style style:name="P750" style:family="paragraph" style:parent-style-name="Text_20_body" style:list-style-name="L120">
      <style:text-properties officeooo:rsid="2cb6b463" officeooo:paragraph-rsid="2cb6b463"/>
    </style:style>
    <style:style style:name="P751" style:family="paragraph" style:parent-style-name="Text_20_body" style:list-style-name="L121">
      <style:text-properties officeooo:paragraph-rsid="2cd96a13"/>
    </style:style>
    <style:style style:name="P752" style:family="paragraph" style:parent-style-name="Text_20_body" style:list-style-name="L123">
      <style:text-properties officeooo:paragraph-rsid="2c007857"/>
    </style:style>
    <style:style style:name="P753" style:family="paragraph" style:parent-style-name="Text_20_body" style:list-style-name="L123">
      <style:text-properties officeooo:rsid="44e6fd76" officeooo:paragraph-rsid="2c007857"/>
    </style:style>
    <style:style style:name="P754" style:family="paragraph" style:parent-style-name="Text_20_body" style:list-style-name="L123">
      <style:text-properties officeooo:rsid="44eae54a" officeooo:paragraph-rsid="2c007857"/>
    </style:style>
    <style:style style:name="P755" style:family="paragraph" style:parent-style-name="Text_20_body" style:list-style-name="L123">
      <style:text-properties officeooo:rsid="44eb46c6" officeooo:paragraph-rsid="2c007857"/>
    </style:style>
    <style:style style:name="P756" style:family="paragraph" style:parent-style-name="Text_20_body" style:list-style-name="L123">
      <style:text-properties officeooo:rsid="2cb7772a" officeooo:paragraph-rsid="2c007857"/>
    </style:style>
    <style:style style:name="P757" style:family="paragraph" style:parent-style-name="Text_20_body" style:list-style-name="L124">
      <style:text-properties officeooo:paragraph-rsid="2c8397d5"/>
    </style:style>
    <style:style style:name="P758" style:family="paragraph" style:parent-style-name="Text_20_body" style:list-style-name="L125">
      <style:text-properties officeooo:rsid="2c5cf113" officeooo:paragraph-rsid="2c82759d"/>
    </style:style>
    <style:style style:name="P759" style:family="paragraph" style:parent-style-name="Text_20_body" style:list-style-name="L126">
      <style:text-properties officeooo:rsid="2cb2aa48" officeooo:paragraph-rsid="2cb2aa48"/>
    </style:style>
    <style:style style:name="P760" style:family="paragraph" style:parent-style-name="Text_20_body" style:list-style-name="L127">
      <style:text-properties officeooo:rsid="2cb53ccb" officeooo:paragraph-rsid="2cb53ccb"/>
    </style:style>
    <style:style style:name="P761" style:family="paragraph" style:parent-style-name="Text_20_body" style:list-style-name="L128">
      <style:text-properties officeooo:rsid="2c58ed67" officeooo:paragraph-rsid="2c58ed67"/>
    </style:style>
    <style:style style:name="P762" style:family="paragraph" style:parent-style-name="Text_20_body" style:list-style-name="L129">
      <style:text-properties officeooo:paragraph-rsid="2c5cf113"/>
    </style:style>
    <style:style style:name="P763" style:family="paragraph" style:parent-style-name="Text_20_body" style:list-style-name="L130">
      <style:text-properties officeooo:paragraph-rsid="2c007857"/>
    </style:style>
    <style:style style:name="P764" style:family="paragraph" style:parent-style-name="Text_20_body" style:list-style-name="L130">
      <style:text-properties officeooo:rsid="2c5cb6cd" officeooo:paragraph-rsid="2c5cb6cd"/>
    </style:style>
    <style:style style:name="P765" style:family="paragraph" style:parent-style-name="Text_20_body" style:list-style-name="L131">
      <style:text-properties officeooo:rsid="2c9e0dd4" officeooo:paragraph-rsid="2c9e0dd4"/>
    </style:style>
    <style:style style:name="P766" style:family="paragraph" style:parent-style-name="Text_20_body" style:list-style-name="L133">
      <style:text-properties officeooo:paragraph-rsid="2c007857"/>
    </style:style>
    <style:style style:name="P767" style:family="paragraph" style:parent-style-name="Text_20_body" style:list-style-name="L134">
      <style:text-properties officeooo:paragraph-rsid="2d18aad7"/>
    </style:style>
    <style:style style:name="P768" style:family="paragraph" style:parent-style-name="Text_20_body" style:list-style-name="L136">
      <style:text-properties officeooo:paragraph-rsid="2c007857"/>
    </style:style>
    <style:style style:name="P769" style:family="paragraph" style:parent-style-name="Text_20_body" style:list-style-name="L137">
      <style:text-properties officeooo:paragraph-rsid="2c30b1aa"/>
    </style:style>
    <style:style style:name="P770" style:family="paragraph" style:parent-style-name="Text_20_body" style:list-style-name="L137">
      <style:text-properties officeooo:paragraph-rsid="2cca6be2"/>
    </style:style>
    <style:style style:name="P771" style:family="paragraph" style:parent-style-name="Text_20_body" style:list-style-name="L138">
      <style:text-properties officeooo:rsid="44e442b7" officeooo:paragraph-rsid="2cc27d39"/>
    </style:style>
    <style:style style:name="P772" style:family="paragraph" style:parent-style-name="Text_20_body" style:list-style-name="L139">
      <style:text-properties officeooo:paragraph-rsid="2cbe6177"/>
    </style:style>
    <style:style style:name="P773" style:family="paragraph" style:parent-style-name="Text_20_body" style:list-style-name="L140">
      <style:text-properties officeooo:paragraph-rsid="2bfda84f"/>
    </style:style>
    <style:style style:name="P774" style:family="paragraph" style:parent-style-name="Text_20_body" style:list-style-name="L141">
      <style:text-properties officeooo:paragraph-rsid="2bfda84f"/>
    </style:style>
    <style:style style:name="P775" style:family="paragraph" style:parent-style-name="Text_20_body" style:list-style-name="L142">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6" style:family="paragraph" style:parent-style-name="Text_20_body" style:list-style-name="L142">
      <style:paragraph-properties fo:orphans="2" fo:widows="2"/>
      <style:text-properties officeooo:paragraph-rsid="2bf6ed61"/>
    </style:style>
    <style:style style:name="P777" style:family="paragraph" style:parent-style-name="Text_20_body" style:list-style-name="L142">
      <style:paragraph-properties fo:orphans="2" fo:widows="2"/>
      <style:text-properties officeooo:paragraph-rsid="2f897113"/>
    </style:style>
    <style:style style:name="P778" style:family="paragraph" style:parent-style-name="Text_20_body" style:list-style-name="L143">
      <style:paragraph-properties fo:orphans="2" fo:widows="2"/>
      <style:text-properties officeooo:paragraph-rsid="2d75f758"/>
    </style:style>
    <style:style style:name="P779" style:family="paragraph" style:parent-style-name="Text_20_body" style:list-style-name="L143">
      <style:paragraph-properties fo:orphans="2" fo:widows="2"/>
      <style:text-properties officeooo:rsid="2d72aaa6" officeooo:paragraph-rsid="2d72aaa6"/>
    </style:style>
    <style:style style:name="P780" style:family="paragraph" style:parent-style-name="Text_20_body" style:list-style-name="L143">
      <style:paragraph-properties fo:orphans="2" fo:widows="2"/>
      <style:text-properties officeooo:rsid="45856b88" officeooo:paragraph-rsid="2d75f758"/>
    </style:style>
    <style:style style:name="P781" style:family="paragraph" style:parent-style-name="Text_20_body" style:list-style-name="L145">
      <style:text-properties officeooo:paragraph-rsid="2c01d9d7"/>
    </style:style>
    <style:style style:name="P782" style:family="paragraph" style:parent-style-name="Text_20_body" style:list-style-name="L46">
      <style:text-properties officeooo:rsid="3043b47e" officeooo:paragraph-rsid="3043b47e"/>
    </style:style>
    <style:style style:name="P783" style:family="paragraph" style:parent-style-name="Text_20_body" style:list-style-name="L146"/>
    <style:style style:name="P784" style:family="paragraph" style:parent-style-name="Text_20_body" style:list-style-name="L146">
      <style:text-properties officeooo:paragraph-rsid="304a1cdd"/>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b875a34" fo:background-color="transparent" loext:char-shading-value="0"/>
    </style:style>
    <style:style style:name="T84" style:family="text">
      <style:text-properties style:text-line-through-style="none" style:text-line-through-type="none" officeooo:rsid="4b875a34" fo:background-color="transparent" loext:char-shading-value="0"/>
    </style:style>
    <style:style style:name="T85" style:family="text">
      <style:text-properties style:text-line-through-style="none" style:text-line-through-type="none" officeooo:rsid="4e6e84f5"/>
    </style:style>
    <style:style style:name="T86" style:family="text">
      <style:text-properties style:text-line-through-style="none" style:text-line-through-type="none" officeooo:rsid="4e80fd39"/>
    </style:style>
    <style:style style:name="T87" style:family="text">
      <style:text-properties style:text-line-through-style="none" style:text-line-through-type="none" officeooo:rsid="4ee3c9e7"/>
    </style:style>
    <style:style style:name="T88" style:family="text">
      <style:text-properties style:text-line-through-style="none" style:text-line-through-type="none" officeooo:rsid="4e841f79"/>
    </style:style>
    <style:style style:name="T89" style:family="text">
      <style:text-properties style:text-line-through-style="none" style:text-line-through-type="none" officeooo:rsid="2f5b5974"/>
    </style:style>
    <style:style style:name="T90" style:family="text">
      <style:text-properties style:text-line-through-style="none" style:text-line-through-type="none" officeooo:rsid="4bb6de42"/>
    </style:style>
    <style:style style:name="T91" style:family="text">
      <style:text-properties style:text-line-through-style="none" style:text-line-through-type="none" officeooo:rsid="4b26ed81"/>
    </style:style>
    <style:style style:name="T92" style:family="text">
      <style:text-properties style:text-line-through-style="none" style:text-line-through-type="none" officeooo:rsid="50e8f7fd"/>
    </style:style>
    <style:style style:name="T93" style:family="text">
      <style:text-properties style:text-line-through-style="none" style:text-line-through-type="none" officeooo:rsid="51141268"/>
    </style:style>
    <style:style style:name="T94" style:family="text">
      <style:text-properties style:text-line-through-style="none" style:text-line-through-type="none" officeooo:rsid="2fadc193"/>
    </style:style>
    <style:style style:name="T95" style:family="text">
      <style:text-properties style:text-line-through-style="none" style:text-line-through-type="none" officeooo:rsid="515f36fd"/>
    </style:style>
    <style:style style:name="T96" style:family="text">
      <style:text-properties style:text-line-through-style="none" style:text-line-through-type="none" officeooo:rsid="2fc0c66f"/>
    </style:style>
    <style:style style:name="T97" style:family="text">
      <style:text-properties style:text-line-through-style="none" style:text-line-through-type="none" officeooo:rsid="4f0cac21"/>
    </style:style>
    <style:style style:name="T98" style:family="text">
      <style:text-properties style:text-line-through-style="none" style:text-line-through-type="none" officeooo:rsid="4f0bb4fa"/>
    </style:style>
    <style:style style:name="T99" style:family="text">
      <style:text-properties style:text-line-through-style="none" style:text-line-through-type="none" officeooo:rsid="4f4cecb8"/>
    </style:style>
    <style:style style:name="T100" style:family="text">
      <style:text-properties style:text-line-through-style="none" style:text-line-through-type="none" officeooo:rsid="2fc444f8"/>
    </style:style>
    <style:style style:name="T101" style:family="text">
      <style:text-properties style:text-line-through-style="none" style:text-line-through-type="none" officeooo:rsid="2fc9c77f"/>
    </style:style>
    <style:style style:name="T102" style:family="text">
      <style:text-properties style:text-line-through-style="none" style:text-line-through-type="none" officeooo:rsid="2fce751d"/>
    </style:style>
    <style:style style:name="T103" style:family="text">
      <style:text-properties style:text-line-through-style="none" style:text-line-through-type="none" officeooo:rsid="2fd9f8b2"/>
    </style:style>
    <style:style style:name="T104" style:family="text">
      <style:text-properties style:text-line-through-style="none" style:text-line-through-type="none" officeooo:rsid="2fda70e0"/>
    </style:style>
    <style:style style:name="T105" style:family="text">
      <style:text-properties style:text-line-through-style="none" style:text-line-through-type="none" officeooo:rsid="2fdd037d"/>
    </style:style>
    <style:style style:name="T106" style:family="text">
      <style:text-properties style:text-line-through-style="none" style:text-line-through-type="none" officeooo:rsid="51e1a421"/>
    </style:style>
    <style:style style:name="T107" style:family="text">
      <style:text-properties style:text-line-through-style="none" style:text-line-through-type="none" officeooo:rsid="4ef6f267"/>
    </style:style>
    <style:style style:name="T108" style:family="text">
      <style:text-properties style:text-line-through-style="none" style:text-line-through-type="none" officeooo:rsid="2ff27b9b"/>
    </style:style>
    <style:style style:name="T109"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 style:family="text">
      <style:text-properties style:text-line-through-style="none" style:text-line-through-type="none" officeooo:rsid="2ff2ba63"/>
    </style:style>
    <style:style style:name="T111"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2"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4"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5" style:family="text">
      <style:text-properties style:text-line-through-style="none" style:text-line-through-type="none" style:font-name="Cambria" fo:font-style="italic" fo:font-weight="bold" officeooo:rsid="3047fc77" fo:background-color="transparent" loext:char-shading-value="0" style:font-style-asian="italic" style:font-weight-asian="bold" style:font-style-complex="italic" style:font-weight-complex="bold"/>
    </style:style>
    <style:style style:name="T116"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7"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8"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9"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20" style:family="text">
      <style:text-properties style:text-line-through-style="none" style:text-line-through-type="none" style:font-name="Cambria" officeooo:rsid="4a4167eb" fo:background-color="transparent" loext:char-shading-value="0"/>
    </style:style>
    <style:style style:name="T121" style:family="text">
      <style:text-properties style:text-line-through-style="none" style:text-line-through-type="none" style:font-name="Cambria" officeooo:rsid="4ef6f267" fo:background-color="transparent" loext:char-shading-value="0"/>
    </style:style>
    <style:style style:name="T122" style:family="text">
      <style:text-properties style:text-line-through-style="none" style:text-line-through-type="none" style:font-name="Cambria" officeooo:rsid="3047fc77" fo:background-color="transparent" loext:char-shading-value="0"/>
    </style:style>
    <style:style style:name="T123" style:family="text">
      <style:text-properties style:text-line-through-style="none" style:text-line-through-type="none" style:font-name="Cambria" officeooo:rsid="2ff27b9b" fo:background-color="transparent" loext:char-shading-value="0"/>
    </style:style>
    <style:style style:name="T124" style:family="text">
      <style:text-properties style:text-line-through-style="none" style:text-line-through-type="none" style:font-name="Cambria" officeooo:rsid="304847ad" fo:background-color="transparent" loext:char-shading-value="0"/>
    </style:style>
    <style:style style:name="T125" style:family="text">
      <style:text-properties style:text-line-through-style="none" style:text-line-through-type="none" officeooo:rsid="3001e794"/>
    </style:style>
    <style:style style:name="T126" style:family="text">
      <style:text-properties style:text-line-through-style="none" style:text-line-through-type="none" officeooo:rsid="2da915a3"/>
    </style:style>
    <style:style style:name="T127" style:family="text">
      <style:text-properties style:text-line-through-style="none" style:text-line-through-type="none" officeooo:rsid="30167ab2"/>
    </style:style>
    <style:style style:name="T128" style:family="text">
      <style:text-properties style:text-line-through-style="none" style:text-line-through-type="none" officeooo:rsid="2da7c89f"/>
    </style:style>
    <style:style style:name="T129" style:family="text">
      <style:text-properties style:text-line-through-style="none" style:text-line-through-type="none" officeooo:rsid="2e20753c"/>
    </style:style>
    <style:style style:name="T130" style:family="text">
      <style:text-properties style:text-line-through-style="none" style:text-line-through-type="none" officeooo:rsid="30452d68"/>
    </style:style>
    <style:style style:name="T131" style:family="text">
      <style:text-properties style:text-line-through-style="none" style:text-line-through-type="none" officeooo:rsid="3046bb3b"/>
    </style:style>
    <style:style style:name="T132" style:family="text">
      <style:text-properties style:text-line-through-style="none" style:text-line-through-type="none" officeooo:rsid="30472dc5"/>
    </style:style>
    <style:style style:name="T133" style:family="text">
      <style:text-properties style:text-line-through-style="none" style:text-line-through-type="none" officeooo:rsid="304847ad"/>
    </style:style>
    <style:style style:name="T134" style:family="text">
      <style:text-properties fo:language="cs" fo:country="CZ"/>
    </style:style>
    <style:style style:name="T135" style:family="text">
      <style:text-properties fo:language="cs" fo:country="CZ" officeooo:rsid="202b4e26"/>
    </style:style>
    <style:style style:name="T136" style:family="text">
      <style:text-properties fo:language="cs" fo:country="CZ" officeooo:rsid="207bc3d6"/>
    </style:style>
    <style:style style:name="T137" style:family="text">
      <style:text-properties fo:language="cs" fo:country="CZ" officeooo:rsid="2b8f1d4f"/>
    </style:style>
    <style:style style:name="T138" style:family="text">
      <style:text-properties fo:language="cs" fo:country="CZ" officeooo:rsid="2b944982"/>
    </style:style>
    <style:style style:name="T139" style:family="text">
      <style:text-properties fo:language="cs" fo:country="CZ" officeooo:rsid="2be98962"/>
    </style:style>
    <style:style style:name="T140" style:family="text">
      <style:text-properties fo:language="cs" fo:country="CZ" officeooo:rsid="2be9d552"/>
    </style:style>
    <style:style style:name="T141" style:family="text">
      <style:text-properties fo:language="cs" fo:country="CZ" officeooo:rsid="2bea78a7"/>
    </style:style>
    <style:style style:name="T142" style:family="text">
      <style:text-properties fo:language="cs" fo:country="CZ" officeooo:rsid="2bebebe1"/>
    </style:style>
    <style:style style:name="T143" style:family="text">
      <style:text-properties fo:language="cs" fo:country="CZ" officeooo:rsid="2bf9944c"/>
    </style:style>
    <style:style style:name="T144" style:family="text">
      <style:text-properties fo:language="cs" fo:country="CZ" officeooo:rsid="2c1b0dac"/>
    </style:style>
    <style:style style:name="T145" style:family="text">
      <style:text-properties fo:language="cs" fo:country="CZ" style:language-asian="zxx" style:country-asian="none" style:language-complex="ar" style:country-complex="SA"/>
    </style:style>
    <style:style style:name="T146" style:family="text">
      <style:text-properties fo:language="cs" fo:country="CZ" officeooo:rsid="2c477683"/>
    </style:style>
    <style:style style:name="T147" style:family="text">
      <style:text-properties fo:language="cs" fo:country="CZ" officeooo:rsid="2c480505"/>
    </style:style>
    <style:style style:name="T148" style:family="text">
      <style:text-properties fo:language="cs" fo:country="CZ" officeooo:rsid="2c48be07"/>
    </style:style>
    <style:style style:name="T149" style:family="text">
      <style:text-properties fo:language="cs" fo:country="CZ" officeooo:rsid="2c8571e4"/>
    </style:style>
    <style:style style:name="T150" style:family="text">
      <style:text-properties fo:language="cs" fo:country="CZ" officeooo:rsid="2cb72c25"/>
    </style:style>
    <style:style style:name="T151" style:family="text">
      <style:text-properties fo:language="cs" fo:country="CZ" fo:font-weight="bold" style:font-weight-asian="bold" style:font-weight-complex="bold"/>
    </style:style>
    <style:style style:name="T152" style:family="text">
      <style:text-properties fo:language="cs" fo:country="CZ" fo:font-weight="normal" style:font-weight-asian="normal" style:font-weight-complex="normal"/>
    </style:style>
    <style:style style:name="T153" style:family="text">
      <style:text-properties fo:language="cs" fo:country="CZ" fo:font-weight="normal" officeooo:rsid="2ce71b3a" style:font-weight-asian="normal" style:font-weight-complex="normal"/>
    </style:style>
    <style:style style:name="T154" style:family="text">
      <style:text-properties fo:language="cs" fo:country="CZ" fo:font-weight="normal" officeooo:rsid="2de46560" style:font-weight-asian="normal" style:font-weight-complex="normal"/>
    </style:style>
    <style:style style:name="T155" style:family="text">
      <style:text-properties fo:language="cs" fo:country="CZ" fo:font-weight="normal" officeooo:rsid="2df56763" style:font-weight-asian="normal" style:font-weight-complex="normal"/>
    </style:style>
    <style:style style:name="T156" style:family="text">
      <style:text-properties fo:language="cs" fo:country="CZ" fo:font-weight="normal" officeooo:rsid="2fbce079" style:font-weight-asian="normal" style:font-weight-complex="normal"/>
    </style:style>
    <style:style style:name="T157" style:family="text">
      <style:text-properties fo:language="cs" fo:country="CZ" officeooo:rsid="2ce9720a"/>
    </style:style>
    <style:style style:name="T158" style:family="text">
      <style:text-properties fo:language="cs" fo:country="CZ" fo:font-style="italic" style:font-style-asian="italic" style:font-style-complex="italic"/>
    </style:style>
    <style:style style:name="T159" style:family="text">
      <style:text-properties fo:language="cs" fo:country="CZ" fo:font-style="italic" officeooo:rsid="2bdf96d1" style:font-style-asian="italic" style:font-style-complex="italic"/>
    </style:style>
    <style:style style:name="T160" style:family="text">
      <style:text-properties fo:language="cs" fo:country="CZ" fo:font-style="italic" style:language-asian="zxx" style:country-asian="none" style:font-style-asian="italic" style:language-complex="ar" style:country-complex="SA" style:font-style-complex="italic"/>
    </style:style>
    <style:style style:name="T161" style:family="text">
      <style:text-properties fo:language="cs" fo:country="CZ" fo:font-style="italic" officeooo:rsid="30119579" style:language-asian="zxx" style:country-asian="none" style:font-style-asian="italic" style:language-complex="ar" style:country-complex="SA" style:font-style-complex="italic"/>
    </style:style>
    <style:style style:name="T162" style:family="text">
      <style:text-properties fo:language="cs" fo:country="CZ" fo:font-style="italic" style:language-asian="cs" style:country-asian="CZ" style:font-style-asian="italic" style:language-complex="ar" style:country-complex="SA" style:font-style-complex="italic"/>
    </style:style>
    <style:style style:name="T163" style:family="text">
      <style:text-properties fo:language="cs" fo:country="CZ" fo:font-style="italic" officeooo:rsid="300fa1c8" style:language-asian="cs" style:country-asian="CZ" style:font-style-asian="italic" style:language-complex="ar" style:country-complex="SA" style:font-style-complex="italic"/>
    </style:style>
    <style:style style:name="T164" style:family="text">
      <style:text-properties fo:language="cs" fo:country="CZ" fo:font-style="italic" style:language-asian="cs" style:country-asian="CZ" style:font-style-asian="italic" style:font-style-complex="italic"/>
    </style:style>
    <style:style style:name="T165" style:family="text">
      <style:text-properties fo:language="cs" fo:country="CZ" fo:font-style="italic" officeooo:rsid="2e1e63e1" style:language-asian="cs" style:country-asian="CZ" style:font-style-asian="italic" style:font-style-complex="italic"/>
    </style:style>
    <style:style style:name="T166" style:family="text">
      <style:text-properties fo:language="cs" fo:country="CZ" fo:font-style="normal" officeooo:rsid="2bdf96d1" style:font-style-asian="normal" style:font-style-complex="normal"/>
    </style:style>
    <style:style style:name="T167" style:family="text">
      <style:text-properties fo:language="cs" fo:country="CZ" fo:font-style="normal" officeooo:rsid="2bdfc203" style:font-style-asian="normal" style:font-style-complex="normal"/>
    </style:style>
    <style:style style:name="T168" style:family="text">
      <style:text-properties fo:language="cs" fo:country="CZ" fo:font-style="normal" officeooo:rsid="2d84afa8" style:font-style-asian="normal" style:font-style-complex="normal"/>
    </style:style>
    <style:style style:name="T169" style:family="text">
      <style:text-properties fo:language="cs" fo:country="CZ" fo:font-style="normal" style:language-asian="zxx" style:country-asian="none" style:font-style-asian="normal" style:language-complex="ar" style:country-complex="SA" style:font-style-complex="normal"/>
    </style:style>
    <style:style style:name="T170" style:family="text">
      <style:text-properties fo:language="cs" fo:country="CZ" fo:font-style="normal" style:language-asian="cs" style:country-asian="CZ" style:font-style-asian="normal" style:language-complex="ar" style:country-complex="SA" style:font-style-complex="normal"/>
    </style:style>
    <style:style style:name="T171" style:family="text">
      <style:text-properties fo:language="cs" fo:country="CZ" fo:font-style="normal" style:language-asian="cs" style:country-asian="CZ" style:font-style-asian="normal" style:font-style-complex="normal"/>
    </style:style>
    <style:style style:name="T172" style:family="text">
      <style:text-properties fo:language="cs" fo:country="CZ" officeooo:rsid="2cee8d5d"/>
    </style:style>
    <style:style style:name="T173" style:family="text">
      <style:text-properties fo:language="cs" fo:country="CZ" officeooo:rsid="2cf30dac"/>
    </style:style>
    <style:style style:name="T174" style:family="text">
      <style:text-properties fo:language="cs" fo:country="CZ" officeooo:rsid="2cf4dcba"/>
    </style:style>
    <style:style style:name="T175" style:family="text">
      <style:text-properties fo:language="cs" fo:country="CZ" officeooo:rsid="2cf7b45a"/>
    </style:style>
    <style:style style:name="T176" style:family="text">
      <style:text-properties fo:language="cs" fo:country="CZ" officeooo:rsid="2cf9799d"/>
    </style:style>
    <style:style style:name="T177" style:family="text">
      <style:text-properties fo:language="cs" fo:country="CZ" officeooo:rsid="2d0a878d"/>
    </style:style>
    <style:style style:name="T178" style:family="text">
      <style:text-properties fo:language="cs" fo:country="CZ" officeooo:rsid="2d0b6f52"/>
    </style:style>
    <style:style style:name="T179" style:family="text">
      <style:text-properties fo:language="cs" fo:country="CZ" officeooo:rsid="2d1994e4"/>
    </style:style>
    <style:style style:name="T180" style:family="text">
      <style:text-properties fo:language="cs" fo:country="CZ" officeooo:rsid="2d2b66a0"/>
    </style:style>
    <style:style style:name="T181" style:family="text">
      <style:text-properties fo:language="cs" fo:country="CZ" officeooo:rsid="2d2d3ef0"/>
    </style:style>
    <style:style style:name="T182" style:family="text">
      <style:text-properties fo:language="cs" fo:country="CZ" officeooo:rsid="2d369bed"/>
    </style:style>
    <style:style style:name="T183" style:family="text">
      <style:text-properties fo:language="cs" fo:country="CZ" officeooo:rsid="2d3a20e2"/>
    </style:style>
    <style:style style:name="T184" style:family="text">
      <style:text-properties fo:language="cs" fo:country="CZ" officeooo:rsid="2d3a2fe2"/>
    </style:style>
    <style:style style:name="T185" style:family="text">
      <style:text-properties fo:language="cs" fo:country="CZ" officeooo:rsid="2d3abe17"/>
    </style:style>
    <style:style style:name="T186" style:family="text">
      <style:text-properties fo:language="cs" fo:country="CZ" officeooo:rsid="2d3c10fa"/>
    </style:style>
    <style:style style:name="T187" style:family="text">
      <style:text-properties fo:language="cs" fo:country="CZ" officeooo:rsid="2d45fda9"/>
    </style:style>
    <style:style style:name="T188" style:family="text">
      <style:text-properties fo:language="cs" fo:country="CZ" officeooo:rsid="2d47af22"/>
    </style:style>
    <style:style style:name="T189" style:family="text">
      <style:text-properties fo:language="cs" fo:country="CZ" officeooo:rsid="2d494420"/>
    </style:style>
    <style:style style:name="T190" style:family="text">
      <style:text-properties fo:language="cs" fo:country="CZ" officeooo:rsid="2d4cfada"/>
    </style:style>
    <style:style style:name="T191" style:family="text">
      <style:text-properties fo:language="cs" fo:country="CZ" officeooo:rsid="2d4e9031"/>
    </style:style>
    <style:style style:name="T192" style:family="text">
      <style:text-properties fo:language="cs" fo:country="CZ" officeooo:rsid="2d4f0029"/>
    </style:style>
    <style:style style:name="T193" style:family="text">
      <style:text-properties fo:language="cs" fo:country="CZ" officeooo:rsid="2d6299e2"/>
    </style:style>
    <style:style style:name="T194" style:family="text">
      <style:text-properties fo:language="cs" fo:country="CZ" officeooo:rsid="2d9f807f"/>
    </style:style>
    <style:style style:name="T195" style:family="text">
      <style:text-properties fo:language="cs" fo:country="CZ" officeooo:rsid="2d669438"/>
    </style:style>
    <style:style style:name="T196" style:family="text">
      <style:text-properties fo:language="cs" fo:country="CZ" officeooo:rsid="2db4cd4f"/>
    </style:style>
    <style:style style:name="T197" style:family="text">
      <style:text-properties fo:language="cs" fo:country="CZ" officeooo:rsid="2dd33f0d"/>
    </style:style>
    <style:style style:name="T198" style:family="text">
      <style:text-properties fo:language="cs" fo:country="CZ" officeooo:rsid="2dd34059"/>
    </style:style>
    <style:style style:name="T199" style:family="text">
      <style:text-properties fo:language="cs" fo:country="CZ" officeooo:rsid="2dd418fa"/>
    </style:style>
    <style:style style:name="T200" style:family="text">
      <style:text-properties fo:language="cs" fo:country="CZ" officeooo:rsid="2df350ff"/>
    </style:style>
    <style:style style:name="T201" style:family="text">
      <style:text-properties fo:language="cs" fo:country="CZ" officeooo:rsid="2dfb3720"/>
    </style:style>
    <style:style style:name="T202" style:family="text">
      <style:text-properties fo:language="cs" fo:country="CZ" style:language-asian="cs" style:country-asian="CZ"/>
    </style:style>
    <style:style style:name="T203" style:family="text">
      <style:text-properties fo:language="cs" fo:country="CZ" style:language-asian="cs" style:country-asian="CZ" style:language-complex="ar" style:country-complex="SA"/>
    </style:style>
    <style:style style:name="T204" style:family="text">
      <style:text-properties fo:language="cs" fo:country="CZ" officeooo:rsid="2e2d8f9c"/>
    </style:style>
    <style:style style:name="T205" style:family="text">
      <style:text-properties fo:language="cs" fo:country="CZ" style:text-underline-style="none" officeooo:rsid="2e329540"/>
    </style:style>
    <style:style style:name="T206" style:family="text">
      <style:text-properties fo:language="cs" fo:country="CZ" style:text-underline-style="none" officeooo:rsid="2e60d11e"/>
    </style:style>
    <style:style style:name="T207" style:family="text">
      <style:text-properties fo:language="cs" fo:country="CZ" officeooo:rsid="2e5bd9d6"/>
    </style:style>
    <style:style style:name="T208" style:family="text">
      <style:text-properties fo:language="cs" fo:country="CZ" officeooo:rsid="2e7dcae7"/>
    </style:style>
    <style:style style:name="T209" style:family="text">
      <style:text-properties fo:language="cs" fo:country="CZ" officeooo:rsid="2ea87936"/>
    </style:style>
    <style:style style:name="T210" style:family="text">
      <style:text-properties fo:language="cs" fo:country="CZ" officeooo:rsid="2f1b08cb"/>
    </style:style>
    <style:style style:name="T211" style:family="text">
      <style:text-properties fo:language="cs" fo:country="CZ" officeooo:rsid="2f235fff"/>
    </style:style>
    <style:style style:name="T212" style:family="text">
      <style:text-properties fo:language="cs" fo:country="CZ" officeooo:rsid="2ce71b3a"/>
    </style:style>
    <style:style style:name="T213" style:family="text">
      <style:text-properties fo:font-style="italic" style:font-style-asian="italic" style:font-style-complex="italic"/>
    </style:style>
    <style:style style:name="T214" style:family="text">
      <style:text-properties fo:font-style="italic" officeooo:rsid="2bb06401" style:font-style-asian="italic" style:font-style-complex="italic"/>
    </style:style>
    <style:style style:name="T215" style:family="text">
      <style:text-properties fo:font-style="italic" officeooo:rsid="2bdad164" style:font-style-asian="italic" style:font-style-complex="italic"/>
    </style:style>
    <style:style style:name="T216" style:family="text">
      <style:text-properties fo:font-style="italic" officeooo:rsid="2bdf96d1" style:font-style-asian="italic" style:font-style-complex="italic"/>
    </style:style>
    <style:style style:name="T217" style:family="text">
      <style:text-properties fo:font-style="italic" officeooo:rsid="4588b715" style:font-style-asian="italic" style:font-style-complex="italic"/>
    </style:style>
    <style:style style:name="T218" style:family="text">
      <style:text-properties fo:font-style="italic" officeooo:rsid="2c5cf113" style:font-style-asian="italic" style:font-style-complex="italic"/>
    </style:style>
    <style:style style:name="T219" style:family="text">
      <style:text-properties fo:font-style="italic" officeooo:rsid="2c99992c" style:font-style-asian="italic" style:font-style-complex="italic"/>
    </style:style>
    <style:style style:name="T220" style:family="text">
      <style:text-properties fo:font-style="italic" officeooo:rsid="2d525afc" style:font-style-asian="italic" style:font-style-complex="italic"/>
    </style:style>
    <style:style style:name="T221" style:family="text">
      <style:text-properties fo:font-style="italic" officeooo:rsid="2d534fb0" style:font-style-asian="italic" style:font-style-complex="italic"/>
    </style:style>
    <style:style style:name="T222" style:family="text">
      <style:text-properties fo:font-style="italic" officeooo:rsid="503dc632" style:font-style-asian="italic" style:font-style-complex="italic"/>
    </style:style>
    <style:style style:name="T223" style:family="text">
      <style:text-properties fo:font-style="italic" officeooo:rsid="45703752" style:font-style-asian="italic" style:font-style-complex="italic"/>
    </style:style>
    <style:style style:name="T224" style:family="text">
      <style:text-properties fo:font-style="italic" officeooo:rsid="2d8b0dfd" style:font-style-asian="italic" style:font-style-complex="italic"/>
    </style:style>
    <style:style style:name="T225" style:family="text">
      <style:text-properties fo:font-style="italic" officeooo:rsid="2d90f701" style:font-style-asian="italic" style:font-style-complex="italic"/>
    </style:style>
    <style:style style:name="T226" style:family="text">
      <style:text-properties fo:font-style="italic" officeooo:rsid="2dcd463e" style:font-style-asian="italic" style:font-style-complex="italic"/>
    </style:style>
    <style:style style:name="T227" style:family="text">
      <style:text-properties fo:font-style="italic" officeooo:rsid="2dce3e15" style:font-style-asian="italic" style:font-style-complex="italic"/>
    </style:style>
    <style:style style:name="T228" style:family="text">
      <style:text-properties fo:font-style="italic" officeooo:rsid="2dcf42e9" style:font-style-asian="italic" style:font-style-complex="italic"/>
    </style:style>
    <style:style style:name="T229" style:family="text">
      <style:text-properties fo:font-style="italic" officeooo:rsid="2decc4d6" style:font-style-asian="italic" style:font-style-complex="italic"/>
    </style:style>
    <style:style style:name="T230" style:family="text">
      <style:text-properties fo:font-style="italic" officeooo:rsid="2e1e63e1" style:font-style-asian="italic" style:font-style-complex="italic"/>
    </style:style>
    <style:style style:name="T231" style:family="text">
      <style:text-properties fo:font-style="italic" officeooo:rsid="2e329540" style:font-style-asian="italic" style:font-style-complex="italic"/>
    </style:style>
    <style:style style:name="T232" style:family="text">
      <style:text-properties fo:font-style="italic" officeooo:rsid="2e4380c6" style:font-style-asian="italic" style:font-style-complex="italic"/>
    </style:style>
    <style:style style:name="T233" style:family="text">
      <style:text-properties fo:font-style="italic" officeooo:rsid="2e791353" style:font-style-asian="italic" style:font-style-complex="italic"/>
    </style:style>
    <style:style style:name="T234" style:family="text">
      <style:text-properties fo:font-style="italic" officeooo:rsid="2d6299e2" style:font-style-asian="italic" style:font-style-complex="italic"/>
    </style:style>
    <style:style style:name="T235" style:family="text">
      <style:text-properties fo:font-style="italic" officeooo:rsid="2e7dcae7" style:font-style-asian="italic" style:font-style-complex="italic"/>
    </style:style>
    <style:style style:name="T236" style:family="text">
      <style:text-properties fo:font-style="italic" officeooo:rsid="4fafaa48" style:font-style-asian="italic" style:font-style-complex="italic"/>
    </style:style>
    <style:style style:name="T237" style:family="text">
      <style:text-properties fo:font-style="italic" officeooo:rsid="2ef9e020" style:font-style-asian="italic" style:font-style-complex="italic"/>
    </style:style>
    <style:style style:name="T238" style:family="text">
      <style:text-properties fo:font-style="italic" officeooo:rsid="2efb8c0f" style:font-style-asian="italic" style:font-style-complex="italic"/>
    </style:style>
    <style:style style:name="T239" style:family="text">
      <style:text-properties fo:font-style="italic" officeooo:rsid="500da72b" style:font-style-asian="italic" style:font-style-complex="italic"/>
    </style:style>
    <style:style style:name="T240" style:family="text">
      <style:text-properties fo:font-style="italic" officeooo:rsid="3f23ef29" style:font-style-asian="italic" style:font-style-complex="italic"/>
    </style:style>
    <style:style style:name="T241" style:family="text">
      <style:text-properties fo:font-style="italic" officeooo:rsid="3ecd1329" style:font-style-asian="italic" style:font-style-complex="italic"/>
    </style:style>
    <style:style style:name="T242" style:family="text">
      <style:text-properties fo:font-style="italic" officeooo:rsid="3ed19b7b" style:font-style-asian="italic" style:font-style-complex="italic"/>
    </style:style>
    <style:style style:name="T243" style:family="text">
      <style:text-properties fo:font-style="italic" officeooo:rsid="3f253ee7" style:font-style-asian="italic" style:font-style-complex="italic"/>
    </style:style>
    <style:style style:name="T244" style:family="text">
      <style:text-properties fo:font-style="italic" officeooo:rsid="3eda7c58" style:font-style-asian="italic" style:font-style-complex="italic"/>
    </style:style>
    <style:style style:name="T245" style:family="text">
      <style:text-properties fo:font-style="italic" officeooo:rsid="4ee3fc97" style:font-style-asian="italic" style:font-style-complex="italic"/>
    </style:style>
    <style:style style:name="T246" style:family="text">
      <style:text-properties fo:font-style="italic" officeooo:rsid="4e7fda3f" style:font-style-asian="italic" style:font-style-complex="italic"/>
    </style:style>
    <style:style style:name="T247" style:family="text">
      <style:text-properties fo:font-style="italic" officeooo:rsid="4e446939" style:font-style-asian="italic" style:font-style-complex="italic"/>
    </style:style>
    <style:style style:name="T248" style:family="text">
      <style:text-properties fo:font-style="italic" officeooo:rsid="16077e11" style:font-style-asian="italic" style:font-style-complex="italic"/>
    </style:style>
    <style:style style:name="T249" style:family="text">
      <style:text-properties fo:font-style="italic" officeooo:rsid="16282f48" style:font-style-asian="italic" style:font-style-complex="italic"/>
    </style:style>
    <style:style style:name="T250" style:family="text">
      <style:text-properties fo:font-style="italic" officeooo:rsid="4a67efe2" style:font-style-asian="italic" style:font-style-complex="italic"/>
    </style:style>
    <style:style style:name="T251" style:family="text">
      <style:text-properties fo:font-style="italic" officeooo:rsid="50d891c3" style:font-style-asian="italic" style:font-style-complex="italic"/>
    </style:style>
    <style:style style:name="T252" style:family="text">
      <style:text-properties fo:font-style="italic" officeooo:rsid="2f67fb10" style:font-style-asian="italic" style:font-style-complex="italic"/>
    </style:style>
    <style:style style:name="T253" style:family="text">
      <style:text-properties fo:font-style="italic" officeooo:rsid="2f7880f5" style:font-style-asian="italic" style:font-style-complex="italic"/>
    </style:style>
    <style:style style:name="T254" style:family="text">
      <style:text-properties fo:font-style="italic" officeooo:rsid="2fbfaede" style:font-style-asian="italic" style:font-style-complex="italic"/>
    </style:style>
    <style:style style:name="T255" style:family="text">
      <style:text-properties fo:font-style="italic" officeooo:rsid="2fac9a7d" style:font-style-asian="italic" style:font-style-complex="italic"/>
    </style:style>
    <style:style style:name="T256" style:family="text">
      <style:text-properties fo:font-style="italic" officeooo:rsid="3004c7b2" style:font-style-asian="italic" style:font-style-complex="italic"/>
    </style:style>
    <style:style style:name="T257" style:family="text">
      <style:text-properties fo:font-style="italic" officeooo:rsid="304126e4" style:font-style-asian="italic" style:font-style-complex="italic"/>
    </style:style>
    <style:style style:name="T258" style:family="text">
      <style:text-properties fo:font-style="italic" fo:font-weight="normal" style:font-style-asian="italic" style:font-weight-asian="normal" style:font-style-complex="italic" style:font-weight-complex="normal"/>
    </style:style>
    <style:style style:name="T259" style:family="text">
      <style:text-properties fo:font-style="italic" fo:font-weight="bold" style:font-style-asian="italic" style:font-weight-asian="bold" style:font-style-complex="italic" style:font-weight-complex="bold"/>
    </style:style>
    <style:style style:name="T260" style:family="text">
      <style:text-properties fo:font-style="italic" fo:font-weight="bold" officeooo:rsid="2bbba14c" style:font-style-asian="italic" style:font-weight-asian="bold" style:font-style-complex="italic" style:font-weight-complex="bold"/>
    </style:style>
    <style:style style:name="T261" style:family="text">
      <style:text-properties fo:font-style="italic" fo:font-weight="bold" officeooo:rsid="2fc06ab8" style:font-style-asian="italic" style:font-weight-asian="bold" style:font-style-complex="italic" style:font-weight-complex="bold"/>
    </style:style>
    <style:style style:name="T262" style:family="text">
      <style:text-properties fo:font-style="italic" style:text-underline-style="solid" style:text-underline-width="auto" style:text-underline-color="font-color" style:font-style-asian="italic" style:font-style-complex="italic"/>
    </style:style>
    <style:style style:name="T263" style:family="text">
      <style:text-properties fo:font-style="italic" style:text-underline-style="none" style:font-style-asian="italic" style:font-style-complex="italic"/>
    </style:style>
    <style:style style:name="T264" style:family="text">
      <style:text-properties fo:font-style="normal" style:font-style-asian="normal" style:font-style-complex="normal"/>
    </style:style>
    <style:style style:name="T265" style:family="text">
      <style:text-properties fo:font-style="normal" officeooo:rsid="2b98908f" style:font-style-asian="normal" style:font-style-complex="normal"/>
    </style:style>
    <style:style style:name="T266" style:family="text">
      <style:text-properties fo:font-style="normal" officeooo:rsid="2b9fc56a" style:font-style-asian="normal" style:font-style-complex="normal"/>
    </style:style>
    <style:style style:name="T267" style:family="text">
      <style:text-properties fo:font-style="normal" officeooo:rsid="2ba10d87" style:font-style-asian="normal" style:font-style-complex="normal"/>
    </style:style>
    <style:style style:name="T268" style:family="text">
      <style:text-properties fo:font-style="normal" officeooo:rsid="2ba358bb" style:font-style-asian="normal" style:font-style-complex="normal"/>
    </style:style>
    <style:style style:name="T269" style:family="text">
      <style:text-properties fo:font-style="normal" officeooo:rsid="2bacda3a" style:font-style-asian="normal" style:font-style-complex="normal"/>
    </style:style>
    <style:style style:name="T270" style:family="text">
      <style:text-properties fo:font-style="normal" officeooo:rsid="2baeecc3" style:font-style-asian="normal" style:font-style-complex="normal"/>
    </style:style>
    <style:style style:name="T271" style:family="text">
      <style:text-properties fo:font-style="normal" officeooo:rsid="2bb06401" style:font-style-asian="normal" style:font-style-complex="normal"/>
    </style:style>
    <style:style style:name="T272" style:family="text">
      <style:text-properties fo:font-style="normal" officeooo:rsid="2bb1a8ac" style:font-style-asian="normal" style:font-style-complex="normal"/>
    </style:style>
    <style:style style:name="T273" style:family="text">
      <style:text-properties fo:font-style="normal" officeooo:rsid="2bb2d558" style:font-style-asian="normal" style:font-style-complex="normal"/>
    </style:style>
    <style:style style:name="T274" style:family="text">
      <style:text-properties fo:font-style="normal" officeooo:rsid="2bb41f57" style:font-style-asian="normal" style:font-style-complex="normal"/>
    </style:style>
    <style:style style:name="T275" style:family="text">
      <style:text-properties fo:font-style="normal" officeooo:rsid="2bc6b18b" style:font-style-asian="normal" style:font-style-complex="normal"/>
    </style:style>
    <style:style style:name="T276" style:family="text">
      <style:text-properties fo:font-style="normal" officeooo:rsid="2bce39a6" style:font-style-asian="normal" style:font-style-complex="normal"/>
    </style:style>
    <style:style style:name="T277" style:family="text">
      <style:text-properties fo:font-style="normal" officeooo:rsid="2bdad164" style:font-style-asian="normal" style:font-style-complex="normal"/>
    </style:style>
    <style:style style:name="T278" style:family="text">
      <style:text-properties fo:font-style="normal" officeooo:rsid="2bdc79e8" style:font-style-asian="normal" style:font-style-complex="normal"/>
    </style:style>
    <style:style style:name="T279" style:family="text">
      <style:text-properties fo:font-style="normal" officeooo:rsid="2bdf96d1" style:font-style-asian="normal" style:font-style-complex="normal"/>
    </style:style>
    <style:style style:name="T280" style:family="text">
      <style:text-properties fo:font-style="normal" officeooo:rsid="2be1890c" style:font-style-asian="normal" style:font-style-complex="normal"/>
    </style:style>
    <style:style style:name="T281" style:family="text">
      <style:text-properties fo:font-style="normal" officeooo:rsid="2be23750" style:font-style-asian="normal" style:font-style-complex="normal"/>
    </style:style>
    <style:style style:name="T282" style:family="text">
      <style:text-properties fo:font-style="normal" officeooo:rsid="2d1b6126" style:font-style-asian="normal" style:font-style-complex="normal"/>
    </style:style>
    <style:style style:name="T283" style:family="text">
      <style:text-properties fo:font-style="normal" officeooo:rsid="503dc632" style:font-style-asian="normal" style:font-style-complex="normal"/>
    </style:style>
    <style:style style:name="T284" style:family="text">
      <style:text-properties fo:font-style="normal" officeooo:rsid="503cf89e" style:font-style-asian="normal" style:font-style-complex="normal"/>
    </style:style>
    <style:style style:name="T285" style:family="text">
      <style:text-properties fo:font-style="normal" officeooo:rsid="504650d2" style:font-style-asian="normal" style:font-style-complex="normal"/>
    </style:style>
    <style:style style:name="T286" style:family="text">
      <style:text-properties fo:font-style="normal" officeooo:rsid="45df761a" style:font-style-asian="normal" style:font-style-complex="normal"/>
    </style:style>
    <style:style style:name="T287" style:family="text">
      <style:text-properties fo:font-style="normal" officeooo:rsid="45703752" style:font-style-asian="normal" style:font-style-complex="normal"/>
    </style:style>
    <style:style style:name="T288" style:family="text">
      <style:text-properties fo:font-style="normal" officeooo:rsid="2d84afa8" style:font-style-asian="normal" style:font-style-complex="normal"/>
    </style:style>
    <style:style style:name="T289" style:family="text">
      <style:text-properties fo:font-style="normal" officeooo:rsid="2d8b0dfd" style:font-style-asian="normal" style:font-style-complex="normal"/>
    </style:style>
    <style:style style:name="T290" style:family="text">
      <style:text-properties fo:font-style="normal" officeooo:rsid="2dce3e15" style:font-style-asian="normal" style:font-style-complex="normal"/>
    </style:style>
    <style:style style:name="T291" style:family="text">
      <style:text-properties fo:font-style="normal" officeooo:rsid="2dce6318" style:font-style-asian="normal" style:font-style-complex="normal"/>
    </style:style>
    <style:style style:name="T292" style:family="text">
      <style:text-properties fo:font-style="normal" officeooo:rsid="2dcd463e" style:font-style-asian="normal" style:font-style-complex="normal"/>
    </style:style>
    <style:style style:name="T293" style:family="text">
      <style:text-properties fo:font-style="normal" officeooo:rsid="2decc4d6" style:font-style-asian="normal" style:font-style-complex="normal"/>
    </style:style>
    <style:style style:name="T294" style:family="text">
      <style:text-properties fo:font-style="normal" officeooo:rsid="2e2be1b5" style:font-style-asian="normal" style:font-style-complex="normal"/>
    </style:style>
    <style:style style:name="T295" style:family="text">
      <style:text-properties fo:font-style="normal" officeooo:rsid="2e791353" style:font-style-asian="normal" style:font-style-complex="normal"/>
    </style:style>
    <style:style style:name="T296" style:family="text">
      <style:text-properties fo:font-style="normal" officeooo:rsid="4f83fff4" style:font-style-asian="normal" style:font-style-complex="normal"/>
    </style:style>
    <style:style style:name="T297" style:family="text">
      <style:text-properties fo:font-style="normal" officeooo:rsid="516d15c5" style:font-style-asian="normal" style:font-style-complex="normal"/>
    </style:style>
    <style:style style:name="T298" style:family="text">
      <style:text-properties fo:font-style="normal" officeooo:rsid="516e30ab" style:font-style-asian="normal" style:font-style-complex="normal"/>
    </style:style>
    <style:style style:name="T299" style:family="text">
      <style:text-properties fo:font-style="normal" officeooo:rsid="2ef9e020" style:font-style-asian="normal" style:font-style-complex="normal"/>
    </style:style>
    <style:style style:name="T300" style:family="text">
      <style:text-properties fo:font-style="normal" officeooo:rsid="3ecd1329" style:font-style-asian="normal" style:font-style-complex="normal"/>
    </style:style>
    <style:style style:name="T301" style:family="text">
      <style:text-properties fo:font-style="normal" officeooo:rsid="3ecf313d" style:font-style-asian="normal" style:font-style-complex="normal"/>
    </style:style>
    <style:style style:name="T302" style:family="text">
      <style:text-properties fo:font-style="normal" officeooo:rsid="3f231cec" style:font-style-asian="normal" style:font-style-complex="normal"/>
    </style:style>
    <style:style style:name="T303" style:family="text">
      <style:text-properties fo:font-style="normal" officeooo:rsid="51716728" style:font-style-asian="normal" style:font-style-complex="normal"/>
    </style:style>
    <style:style style:name="T304" style:family="text">
      <style:text-properties fo:font-style="normal" officeooo:rsid="510a2795" style:font-style-asian="normal" style:font-style-complex="normal"/>
    </style:style>
    <style:style style:name="T305" style:family="text">
      <style:text-properties fo:font-style="normal" officeooo:rsid="510b14e4" style:font-style-asian="normal" style:font-style-complex="normal"/>
    </style:style>
    <style:style style:name="T306" style:family="text">
      <style:text-properties fo:font-style="normal" officeooo:rsid="16282f48" style:font-style-asian="normal" style:font-style-complex="normal"/>
    </style:style>
    <style:style style:name="T307" style:family="text">
      <style:text-properties fo:font-style="normal" officeooo:rsid="50d891c3" style:font-style-asian="normal" style:font-style-complex="normal"/>
    </style:style>
    <style:style style:name="T308" style:family="text">
      <style:text-properties fo:font-style="normal" officeooo:rsid="2f7880f5" style:font-style-asian="normal" style:font-style-complex="normal"/>
    </style:style>
    <style:style style:name="T309" style:family="text">
      <style:text-properties fo:font-style="normal" officeooo:rsid="3012f45a" style:font-style-asian="normal" style:font-style-complex="normal"/>
    </style:style>
    <style:style style:name="T310" style:family="text">
      <style:text-properties fo:font-style="normal" officeooo:rsid="303988d6" style:font-style-asian="normal" style:font-style-complex="normal"/>
    </style:style>
    <style:style style:name="T311" style:family="text">
      <style:text-properties fo:font-style="normal" officeooo:rsid="303bb0bd" style:font-style-asian="normal" style:font-style-complex="normal"/>
    </style:style>
    <style:style style:name="T312" style:family="text">
      <style:text-properties fo:font-style="normal" officeooo:rsid="30415364" style:font-style-asian="normal" style:font-style-complex="normal"/>
    </style:style>
    <style:style style:name="T313" style:family="text">
      <style:text-properties fo:font-style="normal" fo:font-weight="bold" style:font-style-asian="normal" style:font-weight-asian="bold" style:font-style-complex="normal" style:font-weight-complex="bold"/>
    </style:style>
    <style:style style:name="T314" style:family="text">
      <style:text-properties fo:font-style="normal" fo:font-weight="normal" style:font-style-asian="normal" style:font-weight-asian="normal" style:font-style-complex="normal" style:font-weight-complex="normal"/>
    </style:style>
    <style:style style:name="T315" style:family="text">
      <style:text-properties fo:font-style="normal" fo:font-weight="normal" officeooo:rsid="2bdf96d1" style:font-style-asian="normal" style:font-weight-asian="normal" style:font-style-complex="normal" style:font-weight-complex="normal"/>
    </style:style>
    <style:style style:name="T316" style:family="text">
      <style:text-properties fo:font-style="normal" style:text-underline-style="solid" style:text-underline-width="auto" style:text-underline-color="font-color" officeooo:rsid="2bb41f57" style:font-style-asian="normal" style:font-style-complex="normal"/>
    </style:style>
    <style:style style:name="T317" style:family="text">
      <style:text-properties fo:font-style="normal" style:text-underline-style="solid" style:text-underline-width="auto" style:text-underline-color="font-color" officeooo:rsid="2bce39a6" style:font-style-asian="normal" style:font-style-complex="normal"/>
    </style:style>
    <style:style style:name="T318" style:family="text">
      <style:text-properties fo:font-weight="bold" style:font-weight-asian="bold" style:font-weight-complex="bold"/>
    </style:style>
    <style:style style:name="T319" style:family="text">
      <style:text-properties fo:font-weight="bold" officeooo:rsid="2bb1a8ac" style:font-weight-asian="bold" style:font-weight-complex="bold"/>
    </style:style>
    <style:style style:name="T320" style:family="text">
      <style:text-properties fo:font-weight="bold" officeooo:rsid="2bc6b18b" style:font-weight-asian="bold" style:font-weight-complex="bold"/>
    </style:style>
    <style:style style:name="T321" style:family="text">
      <style:text-properties fo:font-weight="bold" officeooo:rsid="2ba79455" style:font-weight-asian="bold" style:font-weight-complex="bold"/>
    </style:style>
    <style:style style:name="T322" style:family="text">
      <style:text-properties fo:font-weight="bold" officeooo:rsid="2be98962" style:font-weight-asian="bold" style:font-weight-complex="bold"/>
    </style:style>
    <style:style style:name="T323" style:family="text">
      <style:text-properties fo:font-weight="bold" officeooo:rsid="2c37d9b4" style:font-weight-asian="bold" style:font-weight-complex="bold"/>
    </style:style>
    <style:style style:name="T324" style:family="text">
      <style:text-properties fo:font-weight="bold" officeooo:rsid="2c141b9b" style:font-weight-asian="bold" style:font-weight-complex="bold"/>
    </style:style>
    <style:style style:name="T325" style:family="text">
      <style:text-properties fo:font-weight="bold" officeooo:rsid="2c13e078" style:font-weight-asian="bold" style:font-weight-complex="bold"/>
    </style:style>
    <style:style style:name="T326" style:family="text">
      <style:text-properties fo:font-weight="bold" officeooo:rsid="2c480505" style:font-weight-asian="bold" style:font-weight-complex="bold"/>
    </style:style>
    <style:style style:name="T327" style:family="text">
      <style:text-properties fo:font-weight="bold" officeooo:rsid="2c152ac4" style:font-weight-asian="bold" style:font-weight-complex="bold"/>
    </style:style>
    <style:style style:name="T328" style:family="text">
      <style:text-properties fo:font-weight="bold" officeooo:rsid="2cfc463c" style:font-weight-asian="bold" style:font-weight-complex="bold"/>
    </style:style>
    <style:style style:name="T329" style:family="text">
      <style:text-properties fo:font-weight="bold" officeooo:rsid="2d7bf0b1" style:font-weight-asian="bold" style:font-weight-complex="bold"/>
    </style:style>
    <style:style style:name="T330" style:family="text">
      <style:text-properties fo:font-weight="bold" officeooo:rsid="2d8508d2" style:font-weight-asian="bold" style:font-weight-complex="bold"/>
    </style:style>
    <style:style style:name="T331" style:family="text">
      <style:text-properties fo:font-weight="bold" officeooo:rsid="2dc1b7e5" style:font-weight-asian="bold" style:font-weight-complex="bold"/>
    </style:style>
    <style:style style:name="T332" style:family="text">
      <style:text-properties fo:font-weight="bold" officeooo:rsid="2dd34059" style:font-weight-asian="bold" style:font-weight-complex="bold"/>
    </style:style>
    <style:style style:name="T333" style:family="text">
      <style:text-properties fo:font-weight="bold" officeooo:rsid="2ddaf02d" style:font-weight-asian="bold" style:font-weight-complex="bold"/>
    </style:style>
    <style:style style:name="T334" style:family="text">
      <style:text-properties fo:font-weight="bold" officeooo:rsid="2decc4d6" style:font-weight-asian="bold" style:font-weight-complex="bold"/>
    </style:style>
    <style:style style:name="T335" style:family="text">
      <style:text-properties fo:font-weight="bold" officeooo:rsid="2df4dc04" style:font-weight-asian="bold" style:font-weight-complex="bold"/>
    </style:style>
    <style:style style:name="T336" style:family="text">
      <style:text-properties fo:font-weight="bold" officeooo:rsid="2df57239" style:font-weight-asian="bold" style:font-weight-complex="bold"/>
    </style:style>
    <style:style style:name="T337" style:family="text">
      <style:text-properties fo:font-weight="bold" officeooo:rsid="2df5adf1" style:font-weight-asian="bold" style:font-weight-complex="bold"/>
    </style:style>
    <style:style style:name="T338" style:family="text">
      <style:text-properties fo:font-weight="bold" officeooo:rsid="2df8dc0f" style:font-weight-asian="bold" style:font-weight-complex="bold"/>
    </style:style>
    <style:style style:name="T339" style:family="text">
      <style:text-properties fo:font-weight="bold" officeooo:rsid="2dfb3720" style:font-weight-asian="bold" style:font-weight-complex="bold"/>
    </style:style>
    <style:style style:name="T340" style:family="text">
      <style:text-properties fo:font-weight="bold" officeooo:rsid="2dfdcb9e" style:font-weight-asian="bold" style:font-weight-complex="bold"/>
    </style:style>
    <style:style style:name="T341" style:family="text">
      <style:text-properties fo:font-weight="bold" officeooo:rsid="2e025ec8" style:font-weight-asian="bold" style:font-weight-complex="bold"/>
    </style:style>
    <style:style style:name="T342" style:family="text">
      <style:text-properties fo:font-weight="bold" officeooo:rsid="2e199b7f" style:font-weight-asian="bold" style:font-weight-complex="bold"/>
    </style:style>
    <style:style style:name="T343" style:family="text">
      <style:text-properties fo:font-weight="bold" officeooo:rsid="2e3389d8" style:font-weight-asian="bold" style:font-weight-complex="bold"/>
    </style:style>
    <style:style style:name="T344" style:family="text">
      <style:text-properties fo:font-weight="bold" officeooo:rsid="2e42079e" style:font-weight-asian="bold" style:font-weight-complex="bold"/>
    </style:style>
    <style:style style:name="T345" style:family="text">
      <style:text-properties fo:font-weight="bold" officeooo:rsid="2e4e1492" style:font-weight-asian="bold" style:font-weight-complex="bold"/>
    </style:style>
    <style:style style:name="T346" style:family="text">
      <style:text-properties fo:font-weight="bold" officeooo:rsid="2e545b54" style:font-weight-asian="bold" style:font-weight-complex="bold"/>
    </style:style>
    <style:style style:name="T347" style:family="text">
      <style:text-properties fo:font-weight="bold" officeooo:rsid="2dbd0347" style:font-weight-asian="bold" style:font-weight-complex="bold"/>
    </style:style>
    <style:style style:name="T348" style:family="text">
      <style:text-properties fo:font-weight="bold" officeooo:rsid="2e59694c" style:font-weight-asian="bold" style:font-weight-complex="bold"/>
    </style:style>
    <style:style style:name="T349" style:family="text">
      <style:text-properties fo:font-weight="bold" officeooo:rsid="2e662700" style:font-weight-asian="bold" style:font-weight-complex="bold"/>
    </style:style>
    <style:style style:name="T350" style:family="text">
      <style:text-properties fo:font-weight="bold" officeooo:rsid="2e7fff42" style:font-weight-asian="bold" style:font-weight-complex="bold"/>
    </style:style>
    <style:style style:name="T351" style:family="text">
      <style:text-properties fo:font-weight="bold" officeooo:rsid="2e84e8bd" style:font-weight-asian="bold" style:font-weight-complex="bold"/>
    </style:style>
    <style:style style:name="T352" style:family="text">
      <style:text-properties fo:font-weight="bold" officeooo:rsid="2e857c32" style:font-weight-asian="bold" style:font-weight-complex="bold"/>
    </style:style>
    <style:style style:name="T353" style:family="text">
      <style:text-properties fo:font-weight="bold" officeooo:rsid="2ea88bac" style:font-weight-asian="bold" style:font-weight-complex="bold"/>
    </style:style>
    <style:style style:name="T354" style:family="text">
      <style:text-properties fo:font-weight="bold" officeooo:rsid="2ebd2a05" style:font-weight-asian="bold" style:font-weight-complex="bold"/>
    </style:style>
    <style:style style:name="T355" style:family="text">
      <style:text-properties fo:font-weight="bold" officeooo:rsid="2ec548ae" style:font-weight-asian="bold" style:font-weight-complex="bold"/>
    </style:style>
    <style:style style:name="T356" style:family="text">
      <style:text-properties fo:font-weight="bold" officeooo:rsid="2ec939ea" style:font-weight-asian="bold" style:font-weight-complex="bold"/>
    </style:style>
    <style:style style:name="T357" style:family="text">
      <style:text-properties fo:font-weight="bold" officeooo:rsid="2fac9a7d" style:font-weight-asian="bold" style:font-weight-complex="bold"/>
    </style:style>
    <style:style style:name="T358" style:family="text">
      <style:text-properties fo:font-weight="bold" officeooo:rsid="2fd1f8c9" style:font-weight-asian="bold" style:font-weight-complex="bold"/>
    </style:style>
    <style:style style:name="T359" style:family="text">
      <style:text-properties fo:font-weight="bold" officeooo:rsid="30365feb" style:font-weight-asian="bold" style:font-weight-complex="bold"/>
    </style:style>
    <style:style style:name="T360" style:family="text">
      <style:text-properties fo:font-weight="normal" style:font-weight-asian="normal" style:font-weight-complex="normal"/>
    </style:style>
    <style:style style:name="T361" style:family="text">
      <style:text-properties fo:font-weight="normal" officeooo:rsid="2bcdcece" style:font-weight-asian="normal" style:font-weight-complex="normal"/>
    </style:style>
    <style:style style:name="T362" style:family="text">
      <style:text-properties fo:font-weight="normal" officeooo:rsid="2bd654ba" style:font-weight-asian="normal" style:font-weight-complex="normal"/>
    </style:style>
    <style:style style:name="T363" style:family="text">
      <style:text-properties fo:font-weight="normal" officeooo:rsid="2bdf96d1" style:font-weight-asian="normal" style:font-weight-complex="normal"/>
    </style:style>
    <style:style style:name="T364" style:family="text">
      <style:text-properties fo:font-weight="normal" officeooo:rsid="2be26839" style:font-weight-asian="normal" style:font-weight-complex="normal"/>
    </style:style>
    <style:style style:name="T365" style:family="text">
      <style:text-properties fo:font-weight="normal" officeooo:rsid="2ce71b3a" style:font-weight-asian="normal" style:font-weight-complex="normal"/>
    </style:style>
    <style:style style:name="T366" style:family="text">
      <style:text-properties fo:font-weight="normal" officeooo:rsid="2ce9720a" style:font-weight-asian="normal" style:font-weight-complex="normal"/>
    </style:style>
    <style:style style:name="T367" style:family="text">
      <style:text-properties fo:font-weight="normal" officeooo:rsid="2ddaf02d" style:font-weight-asian="normal" style:font-weight-complex="normal"/>
    </style:style>
    <style:style style:name="T368" style:family="text">
      <style:text-properties fo:font-weight="normal" officeooo:rsid="2dd158b3" style:font-weight-asian="normal" style:font-weight-complex="normal"/>
    </style:style>
    <style:style style:name="T369" style:family="text">
      <style:text-properties fo:font-weight="normal" officeooo:rsid="2e020dad" style:font-weight-asian="normal" style:font-weight-complex="normal"/>
    </style:style>
    <style:style style:name="T370" style:family="text">
      <style:text-properties fo:font-weight="normal" officeooo:rsid="2e545b54" style:font-weight-asian="normal" style:font-weight-complex="normal"/>
    </style:style>
    <style:style style:name="T371" style:family="text">
      <style:text-properties fo:font-weight="normal" officeooo:rsid="2e64a1f7" style:font-weight-asian="normal" style:font-weight-complex="normal"/>
    </style:style>
    <style:style style:name="T372" style:family="text">
      <style:text-properties fo:font-weight="normal" officeooo:rsid="2e83110c" style:font-weight-asian="normal" style:font-weight-complex="normal"/>
    </style:style>
    <style:style style:name="T373" style:family="text">
      <style:text-properties fo:font-weight="normal" officeooo:rsid="2fb0a86d" style:font-weight-asian="normal" style:font-weight-complex="normal"/>
    </style:style>
    <style:style style:name="T374" style:family="text">
      <style:text-properties fo:font-weight="normal" officeooo:rsid="2fb1f9c6" style:font-weight-asian="normal" style:font-weight-complex="normal"/>
    </style:style>
    <style:style style:name="T375" style:family="text">
      <style:text-properties fo:font-weight="normal" officeooo:rsid="2fc65596" style:font-weight-asian="normal" style:font-weight-complex="normal"/>
    </style:style>
    <style:style style:name="T376" style:family="text">
      <style:text-properties fo:font-weight="normal" officeooo:rsid="2fca2650" style:font-weight-asian="normal" style:font-weight-complex="normal"/>
    </style:style>
    <style:style style:name="T377" style:family="text">
      <style:text-properties fo:font-weight="normal" officeooo:rsid="2fd77956" style:font-weight-asian="normal" style:font-weight-complex="normal"/>
    </style:style>
    <style:style style:name="T378" style:family="text">
      <style:text-properties fo:font-weight="normal" officeooo:rsid="2ed40992" fo:background-color="transparent" loext:char-shading-value="0" style:font-weight-asian="normal" style:font-weight-complex="normal"/>
    </style:style>
    <style:style style:name="T379" style:family="text">
      <style:text-properties fo:font-weight="normal" officeooo:rsid="2f0cc567" fo:background-color="transparent" loext:char-shading-value="0" style:font-weight-asian="normal" style:font-weight-complex="normal"/>
    </style:style>
    <style:style style:name="T380" style:family="text">
      <style:text-properties fo:language="en" fo:country="US"/>
    </style:style>
    <style:style style:name="T381" style:family="text">
      <style:text-properties fo:language="en" fo:country="US" officeooo:rsid="202b4e26"/>
    </style:style>
    <style:style style:name="T382" style:family="text">
      <style:text-properties fo:language="en" fo:country="US" officeooo:rsid="2be98962"/>
    </style:style>
    <style:style style:name="T383" style:family="text">
      <style:text-properties fo:language="en" fo:country="US" officeooo:rsid="2be9d552"/>
    </style:style>
    <style:style style:name="T384" style:family="text">
      <style:text-properties fo:language="en" fo:country="US" officeooo:rsid="2c1b0dac"/>
    </style:style>
    <style:style style:name="T385" style:family="text">
      <style:text-properties fo:language="en" fo:country="US" officeooo:rsid="2c480505"/>
    </style:style>
    <style:style style:name="T386" style:family="text">
      <style:text-properties fo:language="en" fo:country="US" style:language-asian="zxx" style:country-asian="none" style:language-complex="ar" style:country-complex="SA"/>
    </style:style>
    <style:style style:name="T387" style:family="text">
      <style:text-properties fo:language="en" fo:country="US" officeooo:rsid="44ee1dce"/>
    </style:style>
    <style:style style:name="T388" style:family="text">
      <style:text-properties fo:language="en" fo:country="US" officeooo:rsid="2ce53766"/>
    </style:style>
    <style:style style:name="T389" style:family="text">
      <style:text-properties fo:language="en" fo:country="US" fo:font-weight="normal" style:font-weight-asian="normal" style:font-weight-complex="normal"/>
    </style:style>
    <style:style style:name="T390" style:family="text">
      <style:text-properties fo:language="en" fo:country="US" fo:font-weight="normal" officeooo:rsid="2ce9720a" style:font-weight-asian="normal" style:font-weight-complex="normal"/>
    </style:style>
    <style:style style:name="T391" style:family="text">
      <style:text-properties fo:language="en" fo:country="US" fo:font-weight="normal" officeooo:rsid="2de46560" style:font-weight-asian="normal" style:font-weight-complex="normal"/>
    </style:style>
    <style:style style:name="T392" style:family="text">
      <style:text-properties fo:language="en" fo:country="US" fo:font-weight="normal" officeooo:rsid="2fbce079" style:font-weight-asian="normal" style:font-weight-complex="normal"/>
    </style:style>
    <style:style style:name="T393" style:family="text">
      <style:text-properties fo:language="en" fo:country="US" officeooo:rsid="2cf3f9d9"/>
    </style:style>
    <style:style style:name="T394" style:family="text">
      <style:text-properties fo:language="en" fo:country="US" officeooo:rsid="2d369bed"/>
    </style:style>
    <style:style style:name="T395" style:family="text">
      <style:text-properties fo:language="en" fo:country="US" officeooo:rsid="2d6299e2"/>
    </style:style>
    <style:style style:name="T396" style:family="text">
      <style:text-properties fo:language="en" fo:country="US" officeooo:rsid="2d841b89"/>
    </style:style>
    <style:style style:name="T397" style:family="text">
      <style:text-properties fo:language="en" fo:country="US" fo:font-style="normal" officeooo:rsid="2d84afa8" style:font-style-asian="normal" style:font-style-complex="normal"/>
    </style:style>
    <style:style style:name="T398" style:family="text">
      <style:text-properties fo:language="en" fo:country="US" officeooo:rsid="2db4722c"/>
    </style:style>
    <style:style style:name="T399" style:family="text">
      <style:text-properties fo:language="en" fo:country="US" officeooo:rsid="2db4cd4f"/>
    </style:style>
    <style:style style:name="T400" style:family="text">
      <style:text-properties fo:language="en" fo:country="US" officeooo:rsid="2dd33f0d"/>
    </style:style>
    <style:style style:name="T401" style:family="text">
      <style:text-properties fo:language="en" fo:country="US" style:text-underline-style="none"/>
    </style:style>
    <style:style style:name="T402" style:family="text">
      <style:text-properties fo:language="en" fo:country="US" style:text-underline-style="none" officeooo:rsid="2df350ff"/>
    </style:style>
    <style:style style:name="T403" style:family="text">
      <style:text-properties fo:language="en" fo:country="US" style:text-underline-style="none" officeooo:rsid="2e329540"/>
    </style:style>
    <style:style style:name="T404" style:family="text">
      <style:text-properties fo:language="en" fo:country="US" officeooo:rsid="2df8dc0f"/>
    </style:style>
    <style:style style:name="T405" style:family="text">
      <style:text-properties fo:language="en" fo:country="US" officeooo:rsid="2e5bd9d6"/>
    </style:style>
    <style:style style:name="T406" style:family="text">
      <style:text-properties fo:language="en" fo:country="US" officeooo:rsid="2e66edb4"/>
    </style:style>
    <style:style style:name="T407" style:family="text">
      <style:text-properties fo:language="en" fo:country="US" officeooo:rsid="2f19b27e"/>
    </style:style>
    <style:style style:name="T408" style:family="text">
      <style:text-properties fo:language="en" fo:country="US" officeooo:rsid="2f1b08cb"/>
    </style:style>
    <style:style style:name="T409" style:family="text">
      <style:text-properties style:text-underline-style="solid" style:text-underline-width="auto" style:text-underline-color="font-color"/>
    </style:style>
    <style:style style:name="T410" style:family="text">
      <style:text-properties style:text-underline-style="solid" style:text-underline-width="auto" style:text-underline-color="font-color" officeooo:rsid="2ce9720a"/>
    </style:style>
    <style:style style:name="T411" style:family="text">
      <style:text-properties style:text-underline-style="solid" style:text-underline-width="auto" style:text-underline-color="font-color" fo:font-weight="normal" style:font-weight-asian="normal" style:font-weight-complex="normal"/>
    </style:style>
    <style:style style:name="T412" style:family="text">
      <style:text-properties style:text-underline-style="solid" style:text-underline-width="auto" style:text-underline-color="font-color" fo:font-weight="normal" officeooo:rsid="2ce9720a" style:font-weight-asian="normal" style:font-weight-complex="normal"/>
    </style:style>
    <style:style style:name="T413" style:family="text">
      <style:text-properties style:text-underline-style="solid" style:text-underline-width="auto" style:text-underline-color="font-color" fo:font-weight="normal" officeooo:rsid="2dd158b3" style:font-weight-asian="normal" style:font-weight-complex="normal"/>
    </style:style>
    <style:style style:name="T414" style:family="text">
      <style:text-properties style:text-underline-style="solid" style:text-underline-width="auto" style:text-underline-color="font-color" officeooo:rsid="2ddaf02d"/>
    </style:style>
    <style:style style:name="T415" style:family="text">
      <style:text-properties style:text-underline-style="solid" style:text-underline-width="auto" style:text-underline-color="font-color" officeooo:rsid="2dec2f3d"/>
    </style:style>
    <style:style style:name="T416" style:family="text">
      <style:text-properties style:text-underline-style="solid" style:text-underline-width="auto" style:text-underline-color="font-color" officeooo:rsid="2deb3456"/>
    </style:style>
    <style:style style:name="T417" style:family="text">
      <style:text-properties style:text-underline-style="solid" style:text-underline-width="auto" style:text-underline-color="font-color" officeooo:rsid="2e329540"/>
    </style:style>
    <style:style style:name="T418" style:family="text">
      <style:text-properties fo:font-variant="normal" fo:text-transform="none" fo:color="#222222" fo:letter-spacing="normal" fo:language="cs" fo:country="CZ" fo:font-style="normal" officeooo:rsid="1d1a7fb6" style:font-style-asian="normal" style:font-style-complex="normal"/>
    </style:style>
    <style:style style:name="T419" style:family="text">
      <style:text-properties fo:font-variant="normal" fo:text-transform="none" fo:color="#222222" fo:letter-spacing="normal" fo:language="cs" fo:country="CZ" fo:font-style="normal" officeooo:rsid="2df350ff" style:font-style-asian="normal" style:font-style-complex="normal"/>
    </style:style>
    <style:style style:name="T420" style:family="text">
      <style:text-properties fo:font-variant="normal" fo:text-transform="none" fo:color="#222222" fo:letter-spacing="normal" fo:language="cs" fo:country="CZ" fo:font-style="normal" officeooo:rsid="2e06aabe" style:font-style-asian="normal" style:font-style-complex="normal"/>
    </style:style>
    <style:style style:name="T421" style:family="text">
      <style:text-properties fo:font-variant="normal" fo:text-transform="none" fo:color="#222222" fo:letter-spacing="normal" fo:language="cs" fo:country="CZ" fo:font-style="normal" officeooo:rsid="2e075c25" style:font-style-asian="normal" style:font-style-complex="normal"/>
    </style:style>
    <style:style style:name="T422" style:family="text">
      <style:text-properties fo:font-variant="normal" fo:text-transform="none" fo:color="#222222" fo:letter-spacing="normal" fo:language="cs" fo:country="CZ" fo:font-style="normal" officeooo:rsid="2e07cd7a" style:font-style-asian="normal" style:font-style-complex="normal"/>
    </style:style>
    <style:style style:name="T423" style:family="text">
      <style:text-properties fo:font-variant="normal" fo:text-transform="none" fo:color="#222222" fo:letter-spacing="normal" fo:language="cs" fo:country="CZ" fo:font-style="normal" officeooo:rsid="2e0bb40e" style:font-style-asian="normal" style:font-style-complex="normal"/>
    </style:style>
    <style:style style:name="T424" style:family="text">
      <style:text-properties fo:font-variant="normal" fo:text-transform="none" fo:color="#222222" fo:letter-spacing="normal" fo:language="cs" fo:country="CZ" fo:font-style="normal" officeooo:rsid="2e0dabc4" style:font-style-asian="normal" style:font-style-complex="normal"/>
    </style:style>
    <style:style style:name="T425" style:family="text">
      <style:text-properties fo:font-variant="normal" fo:text-transform="none" fo:color="#222222" fo:letter-spacing="normal" fo:language="cs" fo:country="CZ" fo:font-style="normal" officeooo:rsid="2e5e1d38" style:font-style-asian="normal" style:font-style-complex="normal"/>
    </style:style>
    <style:style style:name="T426" style:family="text">
      <style:text-properties fo:font-variant="normal" fo:text-transform="none" fo:color="#222222" fo:letter-spacing="normal" fo:language="cs" fo:country="CZ" fo:font-style="normal" officeooo:rsid="2e709a3a" style:font-style-asian="normal" style:font-style-complex="normal"/>
    </style:style>
    <style:style style:name="T427" style:family="text">
      <style:text-properties fo:font-variant="normal" fo:text-transform="none" fo:color="#222222" fo:letter-spacing="normal" fo:language="cs" fo:country="CZ" fo:font-style="normal" officeooo:rsid="2e72668c" style:font-style-asian="normal" style:font-style-complex="normal"/>
    </style:style>
    <style:style style:name="T428" style:family="text">
      <style:text-properties fo:font-variant="normal" fo:text-transform="none" fo:color="#222222" fo:letter-spacing="normal" fo:language="cs" fo:country="CZ" fo:font-style="normal" officeooo:rsid="2e73e7c1" style:font-style-asian="normal" style:font-style-complex="normal"/>
    </style:style>
    <style:style style:name="T429"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30"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31"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32" style:family="text">
      <style:text-properties fo:font-variant="normal" fo:text-transform="none" fo:color="#222222" fo:letter-spacing="normal" fo:language="cs" fo:country="CZ" fo:font-style="italic" officeooo:rsid="2ba9166b" style:font-style-asian="italic" style:font-style-complex="italic"/>
    </style:style>
    <style:style style:name="T433" style:family="text">
      <style:text-properties fo:font-variant="normal" fo:text-transform="none" fo:color="#222222" fo:letter-spacing="normal" fo:language="cs" fo:country="CZ" fo:font-style="italic" officeooo:rsid="2ba53bbf" style:font-style-asian="italic" style:font-style-complex="italic"/>
    </style:style>
    <style:style style:name="T434" style:family="text">
      <style:text-properties fo:font-variant="normal" fo:text-transform="none" fo:color="#222222" fo:letter-spacing="normal" fo:language="cs" fo:country="CZ" fo:font-style="italic" officeooo:rsid="2b9fc56a" style:font-style-asian="italic" style:font-style-complex="italic"/>
    </style:style>
    <style:style style:name="T435" style:family="text">
      <style:text-properties fo:font-variant="normal" fo:text-transform="none" fo:color="#222222" fo:letter-spacing="normal" fo:language="cs" fo:country="CZ" fo:font-style="italic" officeooo:rsid="2bacda3a" style:font-style-asian="italic" style:font-style-complex="italic"/>
    </style:style>
    <style:style style:name="T436"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37"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38"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39"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04"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05"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06"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07"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08" style:family="text">
      <style:text-properties fo:font-variant="normal" fo:text-transform="none" fo:color="#000000" fo:letter-spacing="normal" fo:language="cs" fo:country="CZ" fo:font-style="normal" style:text-underline-style="none" style:font-style-asian="normal" style:font-style-complex="normal"/>
    </style:style>
    <style:style style:name="T5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12"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1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1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1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16"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17"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18"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1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2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25"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26"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27"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28"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29"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30"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31"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2"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3"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4"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5"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6"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37" style:family="text">
      <style:text-properties fo:font-variant="normal" fo:text-transform="none" fo:color="#333333" style:font-name="CharisSILW" fo:font-size="9pt" fo:letter-spacing="normal" fo:font-style="normal" fo:font-weight="normal"/>
    </style:style>
    <style:style style:name="T538" style:family="text">
      <style:text-properties fo:font-variant="normal" fo:text-transform="none" fo:color="#333333" style:font-name="CharisSILW" fo:font-size="9pt" fo:letter-spacing="normal" fo:font-style="normal" fo:font-weight="normal" officeooo:rsid="45869e7b"/>
    </style:style>
    <style:style style:name="T539" style:family="text">
      <style:text-properties fo:font-variant="normal" fo:text-transform="none" fo:color="#333333" style:font-name="CharisSILW" fo:font-size="9pt" fo:letter-spacing="normal" fo:font-style="normal" fo:font-weight="normal" officeooo:rsid="2f897113"/>
    </style:style>
    <style:style style:name="T540"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4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2"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3"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5"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6"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47"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8"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49"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50"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7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6"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7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7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8"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8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690"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69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692"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93"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694"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695"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696"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697"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698"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0"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01" style:family="text">
      <style:text-properties fo:font-variant="normal" fo:text-transform="none" fo:color="#242729" fo:letter-spacing="normal" fo:font-weight="bold" style:font-weight-asian="bold" style:font-weight-complex="bold"/>
    </style:style>
    <style:style style:name="T70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5"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9"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officeooo:rsid="24543bc7"/>
    </style:style>
    <style:style style:name="T713" style:family="text">
      <style:text-properties officeooo:rsid="29a1bf74"/>
    </style:style>
    <style:style style:name="T714" style:family="text">
      <style:text-properties officeooo:rsid="2b944982"/>
    </style:style>
    <style:style style:name="T715" style:family="text">
      <style:text-properties officeooo:rsid="2b985cc7"/>
    </style:style>
    <style:style style:name="T716" style:family="text">
      <style:text-properties officeooo:rsid="2b9a50b8"/>
    </style:style>
    <style:style style:name="T717"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8"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19"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0"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1"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2"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3"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4"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5"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6"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7"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8"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29"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0"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1"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2"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3"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4"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5"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6"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7"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8"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39"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0"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1"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2"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3"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4"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5"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6"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7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6"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7"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8"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29"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0"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1"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2"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34"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35"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36"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37"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38"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39"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40"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1"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2"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3"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4"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5"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6"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7"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8"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49"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0"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1"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2"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3"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54"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7"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8"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9"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0"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1"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2"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3"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4"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5"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6"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7"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8" style:family="text">
      <style:text-properties style:use-window-font-color="true" style:text-line-through-style="none" style:text-line-through-type="none" fo:font-size="10pt" fo:letter-spacing="0.004cm" fo:language="cs" fo:country="CZ" fo:font-style="italic" officeooo:rsid="3047fc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69" style:family="text">
      <style:text-properties style:use-window-font-color="true" style:text-line-through-style="none" style:text-line-through-type="none" fo:font-size="10pt" fo:letter-spacing="0.004cm" fo:language="cs" fo:country="CZ" fo:font-style="italic" officeooo:rsid="304847a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70"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1"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2"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3"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4"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5"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6"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7"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8"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79"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0"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1"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2"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3"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4"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5"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6"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988"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989"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990"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95"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6"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97"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8"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9"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0"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01"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2"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03" style:family="text">
      <style:text-properties style:use-window-font-color="true" style:text-line-through-style="none" style:text-line-through-type="none" officeooo:rsid="4b875a34" fo:background-color="transparent" loext:char-shading-value="0"/>
    </style:style>
    <style:style style:name="T100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21"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2"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3"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4"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5"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6"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7"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8"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29"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0"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1"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2"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3"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4"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5"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6"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7"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8"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39"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0"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1"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2"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3"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4"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5"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46" style:family="text">
      <style:text-properties style:use-window-font-color="true" style:font-name="Georgia" fo:font-size="10pt" fo:letter-spacing="0.004cm" fo:language="cs" fo:country="CZ" fo:font-style="italic" officeooo:rsid="30198ec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147"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8"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49"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0"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5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52"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53"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54"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55"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56"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57"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58"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59"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60"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61"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62"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63"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64"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65"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66"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67"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168"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169"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170"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171"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172"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173"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174"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175"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176"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177" style:family="text">
      <style:text-properties style:use-window-font-color="true" style:font-name="Georgia" fo:font-size="10pt" fo:letter-spacing="0.004cm" fo:language="cs" fo:country="CZ" officeooo:rsid="2ffd8f91" style:letter-kerning="true" style:font-name-asian="Times New Roman" style:font-size-asian="10pt" style:language-asian="zxx" style:country-asian="none" style:font-name-complex="Times New Roman" style:font-size-complex="12pt" style:language-complex="ar" style:country-complex="SA"/>
    </style:style>
    <style:style style:name="T1178"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179"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180"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181"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182"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183"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184"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5"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6"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7"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8"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189"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190"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193"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94"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officeooo:rsid="2ba53bbf"/>
    </style:style>
    <style:style style:name="T1199" style:family="text">
      <style:text-properties officeooo:rsid="2ba6128a"/>
    </style:style>
    <style:style style:name="T1200" style:family="text">
      <style:text-properties officeooo:rsid="2ba65874"/>
    </style:style>
    <style:style style:name="T1201" style:family="text">
      <style:text-properties officeooo:rsid="2ba6c530"/>
    </style:style>
    <style:style style:name="T1202" style:family="text">
      <style:text-properties officeooo:rsid="2ba79455"/>
    </style:style>
    <style:style style:name="T1203" style:family="text">
      <style:text-properties officeooo:rsid="2ba81b5a"/>
    </style:style>
    <style:style style:name="T1204" style:family="text">
      <style:text-properties officeooo:rsid="2ba9166b"/>
    </style:style>
    <style:style style:name="T1205" style:family="text">
      <style:text-properties officeooo:rsid="2bacda3a"/>
    </style:style>
    <style:style style:name="T1206" style:family="text">
      <style:text-properties fo:color="#0066b3"/>
    </style:style>
    <style:style style:name="T1207" style:family="text">
      <style:text-properties fo:color="#0066b3" fo:font-style="normal" style:font-style-asian="normal" style:font-style-complex="normal"/>
    </style:style>
    <style:style style:name="T1208" style:family="text">
      <style:text-properties fo:color="#0066b3" fo:font-style="normal" officeooo:rsid="2bacda3a" style:font-style-asian="normal" style:font-style-complex="normal"/>
    </style:style>
    <style:style style:name="T1209" style:family="text">
      <style:text-properties fo:color="#0066b3" fo:font-style="normal" officeooo:rsid="2baeecc3" style:font-style-asian="normal" style:font-style-complex="normal"/>
    </style:style>
    <style:style style:name="T1210" style:family="text">
      <style:text-properties fo:color="#0066b3" officeooo:rsid="2bc853ba"/>
    </style:style>
    <style:style style:name="T1211" style:family="text">
      <style:text-properties officeooo:rsid="2bd48938"/>
    </style:style>
    <style:style style:name="T1212" style:family="text">
      <style:text-properties officeooo:rsid="2bd8bdec"/>
    </style:style>
    <style:style style:name="T1213" style:family="text">
      <style:text-properties officeooo:rsid="2bd9655a"/>
    </style:style>
    <style:style style:name="T1214" style:family="text">
      <style:text-properties officeooo:rsid="2bdad164"/>
    </style:style>
    <style:style style:name="T1215" style:family="text">
      <style:text-properties officeooo:rsid="2bdda800"/>
    </style:style>
    <style:style style:name="T1216" style:family="text">
      <style:text-properties officeooo:rsid="2bde4c77"/>
    </style:style>
    <style:style style:name="T1217" style:family="text">
      <style:text-properties officeooo:rsid="2bdf96d1"/>
    </style:style>
    <style:style style:name="T1218" style:family="text">
      <style:text-properties officeooo:rsid="2bdfc203"/>
    </style:style>
    <style:style style:name="T1219" style:family="text">
      <style:text-properties officeooo:rsid="2be594ff"/>
    </style:style>
    <style:style style:name="T1220" style:family="text">
      <style:text-properties officeooo:rsid="2be8ae79"/>
    </style:style>
    <style:style style:name="T1221" style:family="text">
      <style:text-properties officeooo:rsid="2be98962"/>
    </style:style>
    <style:style style:name="T1222" style:family="text">
      <style:text-properties fo:background-color="transparent" loext:char-shading-value="0"/>
    </style:style>
    <style:style style:name="T1223" style:family="text">
      <style:text-properties officeooo:rsid="2edbde94" fo:background-color="transparent" loext:char-shading-value="0"/>
    </style:style>
    <style:style style:name="T1224" style:family="text">
      <style:text-properties officeooo:rsid="2edf1439" fo:background-color="transparent" loext:char-shading-value="0"/>
    </style:style>
    <style:style style:name="T1225" style:family="text">
      <style:text-properties officeooo:rsid="2ef2ef34" fo:background-color="transparent" loext:char-shading-value="0"/>
    </style:style>
    <style:style style:name="T1226" style:family="text">
      <style:text-properties officeooo:rsid="2eff4052" fo:background-color="transparent" loext:char-shading-value="0"/>
    </style:style>
    <style:style style:name="T1227" style:family="text">
      <style:text-properties officeooo:rsid="2f0044f6" fo:background-color="transparent" loext:char-shading-value="0"/>
    </style:style>
    <style:style style:name="T1228" style:family="text">
      <style:text-properties officeooo:rsid="2f0110de" fo:background-color="transparent" loext:char-shading-value="0"/>
    </style:style>
    <style:style style:name="T1229" style:family="text">
      <style:text-properties officeooo:rsid="2f0230f4" fo:background-color="transparent" loext:char-shading-value="0"/>
    </style:style>
    <style:style style:name="T1230" style:family="text">
      <style:text-properties officeooo:rsid="2f0cc567" fo:background-color="transparent" loext:char-shading-value="0"/>
    </style:style>
    <style:style style:name="T1231" style:family="text">
      <style:text-properties officeooo:rsid="2f2ee20c" fo:background-color="transparent" loext:char-shading-value="0"/>
    </style:style>
    <style:style style:name="T1232" style:family="text">
      <style:text-properties officeooo:rsid="2bf3b616"/>
    </style:style>
    <style:style style:name="T1233" style:family="text">
      <style:text-properties officeooo:rsid="44e8fabe"/>
    </style:style>
    <style:style style:name="T1234" style:family="text">
      <style:text-properties officeooo:rsid="459181d3"/>
    </style:style>
    <style:style style:name="T1235" style:family="text">
      <style:text-properties officeooo:rsid="458c8480"/>
    </style:style>
    <style:style style:name="T1236" style:family="text">
      <style:text-properties officeooo:rsid="458d9c32"/>
    </style:style>
    <style:style style:name="T1237" style:family="text">
      <style:text-properties officeooo:rsid="458ffa75"/>
    </style:style>
    <style:style style:name="T1238" style:family="text">
      <style:text-properties officeooo:rsid="4588b715"/>
    </style:style>
    <style:style style:name="T1239" style:family="text">
      <style:text-properties officeooo:rsid="2bf6ed61"/>
    </style:style>
    <style:style style:name="T1240" style:family="text">
      <style:text-properties officeooo:rsid="2bfda84f"/>
    </style:style>
    <style:style style:name="T1241" style:family="text">
      <style:text-properties officeooo:rsid="2c007857"/>
    </style:style>
    <style:style style:name="T1242" style:family="text">
      <style:text-properties officeooo:rsid="2c049610"/>
    </style:style>
    <style:style style:name="T1243" style:family="text">
      <style:text-properties officeooo:rsid="2c11176a"/>
    </style:style>
    <style:style style:name="T1244" style:family="text">
      <style:text-properties officeooo:rsid="2c123205"/>
    </style:style>
    <style:style style:name="T1245" style:family="text">
      <style:text-properties officeooo:rsid="2c13e078"/>
    </style:style>
    <style:style style:name="T1246" style:family="text">
      <style:text-properties officeooo:rsid="2c141b9b"/>
    </style:style>
    <style:style style:name="T1247" style:family="text">
      <style:text-properties officeooo:rsid="2c15191c"/>
    </style:style>
    <style:style style:name="T1248" style:family="text">
      <style:text-properties officeooo:rsid="2c152ac4"/>
    </style:style>
    <style:style style:name="T1249" style:family="text">
      <style:text-properties officeooo:rsid="2c16bec6"/>
    </style:style>
    <style:style style:name="T1250" style:family="text">
      <style:text-properties officeooo:rsid="2c1d7b08"/>
    </style:style>
    <style:style style:name="T1251" style:family="text">
      <style:text-properties officeooo:rsid="2c1e16cf"/>
    </style:style>
    <style:style style:name="T1252" style:family="text">
      <style:text-properties officeooo:rsid="2c1f533d"/>
    </style:style>
    <style:style style:name="T1253" style:family="text">
      <style:text-properties officeooo:rsid="2c1f9c56"/>
    </style:style>
    <style:style style:name="T1254" style:family="text">
      <style:text-properties officeooo:rsid="2c21a43d"/>
    </style:style>
    <style:style style:name="T1255" style:family="text">
      <style:text-properties officeooo:rsid="2c28c0db"/>
    </style:style>
    <style:style style:name="T1256" style:family="text">
      <style:text-properties officeooo:rsid="2c2ce9bd"/>
    </style:style>
    <style:style style:name="T1257" style:family="text">
      <style:text-properties officeooo:rsid="2c2d6ec4"/>
    </style:style>
    <style:style style:name="T1258" style:family="text">
      <style:text-properties officeooo:rsid="2c2d757d"/>
    </style:style>
    <style:style style:name="T1259" style:family="text">
      <style:text-properties officeooo:rsid="2c2f64aa"/>
    </style:style>
    <style:style style:name="T1260" style:family="text">
      <style:text-properties officeooo:rsid="2c33b6e6"/>
    </style:style>
    <style:style style:name="T1261" style:family="text">
      <style:text-properties officeooo:rsid="2c375fa9"/>
    </style:style>
    <style:style style:name="T1262" style:family="text">
      <style:text-properties officeooo:rsid="2c37d9b4"/>
    </style:style>
    <style:style style:name="T1263" style:family="text">
      <style:text-properties officeooo:rsid="2c3c4034"/>
    </style:style>
    <style:style style:name="T1264" style:family="text">
      <style:text-properties officeooo:rsid="49f9015f"/>
    </style:style>
    <style:style style:name="T1265" style:family="text">
      <style:text-properties officeooo:rsid="2c3e40fa"/>
    </style:style>
    <style:style style:name="T1266" style:family="text">
      <style:text-properties officeooo:rsid="2c42d4d9"/>
    </style:style>
    <style:style style:name="T1267" style:family="text">
      <style:text-properties officeooo:rsid="2c456ac3"/>
    </style:style>
    <style:style style:name="T1268" style:family="text">
      <style:text-properties officeooo:rsid="2c4725e4"/>
    </style:style>
    <style:style style:name="T1269" style:family="text">
      <style:text-properties officeooo:rsid="2c48e1be"/>
    </style:style>
    <style:style style:name="T1270" style:family="text">
      <style:text-properties officeooo:rsid="2c495bf9"/>
    </style:style>
    <style:style style:name="T1271" style:family="text">
      <style:text-properties officeooo:rsid="2c4a88d2"/>
    </style:style>
    <style:style style:name="T1272" style:family="text">
      <style:text-properties officeooo:rsid="2c5167e0"/>
    </style:style>
    <style:style style:name="T1273" style:family="text">
      <style:text-properties officeooo:rsid="2c538467"/>
    </style:style>
    <style:style style:name="T1274" style:family="text">
      <style:text-properties officeooo:rsid="2c58c2c8"/>
    </style:style>
    <style:style style:name="T1275" style:family="text">
      <style:text-properties officeooo:rsid="2c5cf113"/>
    </style:style>
    <style:style style:name="T1276" style:family="text">
      <style:text-properties officeooo:rsid="2c652f98"/>
    </style:style>
    <style:style style:name="T1277" style:family="text">
      <style:text-properties officeooo:rsid="2c69b5be"/>
    </style:style>
    <style:style style:name="T1278" style:family="text">
      <style:text-properties officeooo:rsid="2c6fa4e1"/>
    </style:style>
    <style:style style:name="T1279" style:family="text">
      <style:text-properties officeooo:rsid="2c71a7b1"/>
    </style:style>
    <style:style style:name="T1280" style:family="text">
      <style:text-properties officeooo:rsid="2c7343b7"/>
    </style:style>
    <style:style style:name="T1281" style:family="text">
      <style:text-properties officeooo:rsid="2c741c4d"/>
    </style:style>
    <style:style style:name="T1282" style:family="text">
      <style:text-properties officeooo:rsid="2c764851"/>
    </style:style>
    <style:style style:name="T1283" style:family="text">
      <style:text-properties officeooo:rsid="2c7951ff"/>
    </style:style>
    <style:style style:name="T1284" style:family="text">
      <style:text-properties officeooo:rsid="2c7a0231"/>
    </style:style>
    <style:style style:name="T1285" style:family="text">
      <style:text-properties officeooo:rsid="2c7b5759"/>
    </style:style>
    <style:style style:name="T1286" style:family="text">
      <style:text-properties officeooo:rsid="2c7c03cd"/>
    </style:style>
    <style:style style:name="T1287" style:family="text">
      <style:text-properties officeooo:rsid="2c7ec0da"/>
    </style:style>
    <style:style style:name="T1288" style:family="text">
      <style:text-properties officeooo:rsid="2c8037a9"/>
    </style:style>
    <style:style style:name="T1289" style:family="text">
      <style:text-properties officeooo:rsid="2c82759d"/>
    </style:style>
    <style:style style:name="T1290" style:family="text">
      <style:text-properties officeooo:rsid="2c8571e4"/>
    </style:style>
    <style:style style:name="T1291" style:family="text">
      <style:text-properties officeooo:rsid="2c8c0914"/>
    </style:style>
    <style:style style:name="T1292" style:family="text">
      <style:text-properties officeooo:rsid="2c8c563c"/>
    </style:style>
    <style:style style:name="T1293" style:family="text">
      <style:text-properties officeooo:rsid="2c8cb4a5"/>
    </style:style>
    <style:style style:name="T1294" style:family="text">
      <style:text-properties officeooo:rsid="2c8d736d"/>
    </style:style>
    <style:style style:name="T1295" style:family="text">
      <style:text-properties officeooo:rsid="2c8e9a51"/>
    </style:style>
    <style:style style:name="T1296" style:family="text">
      <style:text-properties officeooo:rsid="2c90564c"/>
    </style:style>
    <style:style style:name="T1297" style:family="text">
      <style:text-properties officeooo:rsid="2c94a64a"/>
    </style:style>
    <style:style style:name="T1298" style:family="text">
      <style:text-properties officeooo:rsid="2c958779"/>
    </style:style>
    <style:style style:name="T1299" style:family="text">
      <style:text-properties officeooo:rsid="2c97d189"/>
    </style:style>
    <style:style style:name="T1300" style:family="text">
      <style:text-properties style:text-underline-style="none" fo:font-weight="normal" style:font-weight-asian="normal" style:font-weight-complex="normal"/>
    </style:style>
    <style:style style:name="T1301" style:family="text">
      <style:text-properties style:text-underline-style="none" officeooo:rsid="2ce9720a"/>
    </style:style>
    <style:style style:name="T1302" style:family="text">
      <style:text-properties style:text-underline-style="none" officeooo:rsid="2dec2f3d"/>
    </style:style>
    <style:style style:name="T1303" style:family="text">
      <style:text-properties style:text-underline-style="none" officeooo:rsid="2ddaf02d"/>
    </style:style>
    <style:style style:name="T1304" style:family="text">
      <style:text-properties style:text-underline-style="none" officeooo:rsid="2e313b42"/>
    </style:style>
    <style:style style:name="T1305" style:family="text">
      <style:text-properties style:text-underline-style="none" officeooo:rsid="2de09fdb"/>
    </style:style>
    <style:style style:name="T1306" style:family="text">
      <style:text-properties style:text-underline-style="none" officeooo:rsid="2de46560"/>
    </style:style>
    <style:style style:name="T1307" style:family="text">
      <style:text-properties style:text-underline-style="none" officeooo:rsid="2e329540"/>
    </style:style>
    <style:style style:name="T1308" style:family="text">
      <style:text-properties officeooo:rsid="2c99f344"/>
    </style:style>
    <style:style style:name="T1309" style:family="text">
      <style:text-properties officeooo:rsid="2c9c7c29"/>
    </style:style>
    <style:style style:name="T1310" style:family="text">
      <style:text-properties officeooo:rsid="2ca212e0"/>
    </style:style>
    <style:style style:name="T1311" style:family="text">
      <style:text-properties officeooo:rsid="2ca3ae3a"/>
    </style:style>
    <style:style style:name="T1312" style:family="text">
      <style:text-properties officeooo:rsid="2ca567e1"/>
    </style:style>
    <style:style style:name="T1313" style:family="text">
      <style:text-properties officeooo:rsid="2ca628f8"/>
    </style:style>
    <style:style style:name="T1314" style:family="text">
      <style:text-properties officeooo:rsid="2ca72854"/>
    </style:style>
    <style:style style:name="T1315" style:family="text">
      <style:text-properties officeooo:rsid="2ca8329c"/>
    </style:style>
    <style:style style:name="T1316" style:family="text">
      <style:text-properties officeooo:rsid="2cae2371"/>
    </style:style>
    <style:style style:name="T1317" style:family="text">
      <style:text-properties officeooo:rsid="2caebdb6"/>
    </style:style>
    <style:style style:name="T1318" style:family="text">
      <style:text-properties officeooo:rsid="2cb47170"/>
    </style:style>
    <style:style style:name="T1319" style:family="text">
      <style:text-properties officeooo:rsid="44ee1dce"/>
    </style:style>
    <style:style style:name="T1320" style:family="text">
      <style:text-properties officeooo:rsid="2cb7658c"/>
    </style:style>
    <style:style style:name="T1321" style:family="text">
      <style:text-properties officeooo:rsid="2cba2d6a"/>
    </style:style>
    <style:style style:name="T1322" style:family="text">
      <style:text-properties officeooo:rsid="2cbd3085"/>
    </style:style>
    <style:style style:name="T1323" style:family="text">
      <style:text-properties officeooo:rsid="2cbe6177"/>
    </style:style>
    <style:style style:name="T1324" style:family="text">
      <style:text-properties officeooo:rsid="2cbeaad4"/>
    </style:style>
    <style:style style:name="T1325" style:family="text">
      <style:text-properties officeooo:rsid="2cbfa104"/>
    </style:style>
    <style:style style:name="T1326" style:family="text">
      <style:text-properties officeooo:rsid="2cc16f04"/>
    </style:style>
    <style:style style:name="T1327" style:family="text">
      <style:text-properties officeooo:rsid="2cc27d39"/>
    </style:style>
    <style:style style:name="T1328" style:family="text">
      <style:text-properties officeooo:rsid="4ce6a2d1"/>
    </style:style>
    <style:style style:name="T1329"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fo:color="#8ba60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fo:color="#8ba60e" style:text-line-through-style="none" style:text-line-through-type="non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fo:color="#8ba60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fo:color="#8ba60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fo:color="#8ba60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fo:color="#8ba60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fo:color="#8ba60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fo:color="#8ba60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officeooo:rsid="4b875a34"/>
    </style:style>
    <style:style style:name="T1341" style:family="text">
      <style:text-properties officeooo:rsid="2cc6471e"/>
    </style:style>
    <style:style style:name="T1342" style:family="text">
      <style:text-properties officeooo:rsid="2cc784fd"/>
    </style:style>
    <style:style style:name="T1343" style:family="text">
      <style:text-properties officeooo:rsid="2cc88023"/>
    </style:style>
    <style:style style:name="T1344" style:family="text">
      <style:text-properties officeooo:rsid="2ccce5ab"/>
    </style:style>
    <style:style style:name="T1345" style:family="text">
      <style:text-properties officeooo:rsid="2ccebb41"/>
    </style:style>
    <style:style style:name="T1346" style:family="text">
      <style:text-properties officeooo:rsid="2cceffa3"/>
    </style:style>
    <style:style style:name="T1347" style:family="text">
      <style:text-properties officeooo:rsid="2cd0a796"/>
    </style:style>
    <style:style style:name="T1348" style:family="text">
      <style:text-properties officeooo:rsid="2cd2e478"/>
    </style:style>
    <style:style style:name="T1349" style:family="text">
      <style:text-properties officeooo:rsid="2cd60b06"/>
    </style:style>
    <style:style style:name="T1350" style:family="text">
      <style:text-properties officeooo:rsid="2cd7e1f2"/>
    </style:style>
    <style:style style:name="T1351" style:family="text">
      <style:text-properties officeooo:rsid="2cd96a13"/>
    </style:style>
    <style:style style:name="T1352" style:family="text">
      <style:text-properties officeooo:rsid="2cdabb55"/>
    </style:style>
    <style:style style:name="T1353" style:family="text">
      <style:text-properties officeooo:rsid="2cdb17ce"/>
    </style:style>
    <style:style style:name="T1354" style:family="text">
      <style:text-properties officeooo:rsid="2cdb972e"/>
    </style:style>
    <style:style style:name="T1355" style:family="text">
      <style:text-properties officeooo:rsid="2cdcd1a0"/>
    </style:style>
    <style:style style:name="T1356" style:family="text">
      <style:text-properties officeooo:rsid="2ce9720a"/>
    </style:style>
    <style:style style:name="T1357" style:family="text">
      <style:text-properties officeooo:rsid="2cf30dac"/>
    </style:style>
    <style:style style:name="T1358" style:family="text">
      <style:text-properties officeooo:rsid="2cf4dcba"/>
    </style:style>
    <style:style style:name="T1359" style:family="text">
      <style:text-properties officeooo:rsid="2cf5e8e0"/>
    </style:style>
    <style:style style:name="T1360" style:family="text">
      <style:text-properties officeooo:rsid="2d00adaf"/>
    </style:style>
    <style:style style:name="T1361" style:family="text">
      <style:text-properties officeooo:rsid="2d04f7ac"/>
    </style:style>
    <style:style style:name="T1362" style:family="text">
      <style:text-properties officeooo:rsid="2d06debb"/>
    </style:style>
    <style:style style:name="T1363" style:family="text">
      <style:text-properties officeooo:rsid="2d08b6f5"/>
    </style:style>
    <style:style style:name="T1364" style:family="text">
      <style:text-properties officeooo:rsid="2d0e2cbb"/>
    </style:style>
    <style:style style:name="T1365" style:family="text">
      <style:text-properties officeooo:rsid="2d0f0827"/>
    </style:style>
    <style:style style:name="T1366" style:family="text">
      <style:text-properties officeooo:rsid="2d0f0ba3"/>
    </style:style>
    <style:style style:name="T1367" style:family="text">
      <style:text-properties officeooo:rsid="2d10b9ec"/>
    </style:style>
    <style:style style:name="T1368" style:family="text">
      <style:text-properties officeooo:rsid="2d12c0ee"/>
    </style:style>
    <style:style style:name="T1369" style:family="text">
      <style:text-properties officeooo:rsid="2d137ec5"/>
    </style:style>
    <style:style style:name="T1370" style:family="text">
      <style:text-properties officeooo:rsid="2d14e225"/>
    </style:style>
    <style:style style:name="T1371" style:family="text">
      <style:text-properties officeooo:rsid="2d18aad7"/>
    </style:style>
    <style:style style:name="T1372" style:family="text">
      <style:text-properties officeooo:rsid="2d1a9696"/>
    </style:style>
    <style:style style:name="T1373" style:family="text">
      <style:text-properties officeooo:rsid="2d24af7d"/>
    </style:style>
    <style:style style:name="T1374" style:family="text">
      <style:text-properties officeooo:rsid="2d2731ef"/>
    </style:style>
    <style:style style:name="T1375" style:family="text">
      <style:text-properties officeooo:rsid="41943a51"/>
    </style:style>
    <style:style style:name="T1376" style:family="text">
      <style:text-properties officeooo:rsid="2d2a0c47"/>
    </style:style>
    <style:style style:name="T1377" style:family="text">
      <style:text-properties officeooo:rsid="2d2b66a0"/>
    </style:style>
    <style:style style:name="T1378" style:family="text">
      <style:text-properties officeooo:rsid="2d2f5903"/>
    </style:style>
    <style:style style:name="T1379" style:family="text">
      <style:text-properties officeooo:rsid="2d30adf9"/>
    </style:style>
    <style:style style:name="T1380" style:family="text">
      <style:text-properties officeooo:rsid="2d369bed"/>
    </style:style>
    <style:style style:name="T1381" style:family="text">
      <style:text-properties officeooo:rsid="2d3f6243"/>
    </style:style>
    <style:style style:name="T1382" style:family="text">
      <style:text-properties officeooo:rsid="2d47af22"/>
    </style:style>
    <style:style style:name="T1383" style:family="text">
      <style:text-properties officeooo:rsid="2d49f89f"/>
    </style:style>
    <style:style style:name="T1384" style:family="text">
      <style:text-properties officeooo:rsid="2d4b9bc0"/>
    </style:style>
    <style:style style:name="T1385" style:family="text">
      <style:text-properties officeooo:rsid="2d53ff92"/>
    </style:style>
    <style:style style:name="T1386" style:family="text">
      <style:text-properties officeooo:rsid="2d5718e3"/>
    </style:style>
    <style:style style:name="T1387" style:family="text">
      <style:text-properties officeooo:rsid="2d58e3ec"/>
    </style:style>
    <style:style style:name="T1388" style:family="text">
      <style:text-properties officeooo:rsid="2d5c0ae3"/>
    </style:style>
    <style:style style:name="T1389" style:family="text">
      <style:text-properties officeooo:rsid="2d6299e2"/>
    </style:style>
    <style:style style:name="T1390" style:family="text">
      <style:text-properties officeooo:rsid="2d68b92b"/>
    </style:style>
    <style:style style:name="T1391" style:family="text">
      <style:text-properties officeooo:rsid="2d6db9c7"/>
    </style:style>
    <style:style style:name="T1392" style:family="text">
      <style:text-properties officeooo:rsid="2d6def36"/>
    </style:style>
    <style:style style:name="T1393" style:family="text">
      <style:text-properties officeooo:rsid="2d7423ca"/>
    </style:style>
    <style:style style:name="T1394" style:family="text">
      <style:text-properties officeooo:rsid="2d794b0f"/>
    </style:style>
    <style:style style:name="T1395" style:family="text">
      <style:text-properties officeooo:rsid="2d79ddc6"/>
    </style:style>
    <style:style style:name="T1396" style:family="text">
      <style:text-properties officeooo:rsid="503dc632"/>
    </style:style>
    <style:style style:name="T1397" style:family="text">
      <style:text-properties officeooo:rsid="4ce0ade6"/>
    </style:style>
    <style:style style:name="T1398" style:family="text">
      <style:text-properties officeooo:rsid="503b24ff"/>
    </style:style>
    <style:style style:name="T1399" style:family="text">
      <style:text-properties officeooo:rsid="2d823d8d"/>
    </style:style>
    <style:style style:name="T1400" style:family="text">
      <style:text-properties officeooo:rsid="2d841b89"/>
    </style:style>
    <style:style style:name="T1401" style:family="text">
      <style:text-properties officeooo:rsid="2d84afa8"/>
    </style:style>
    <style:style style:name="T1402" style:family="text">
      <style:text-properties officeooo:rsid="2d854bcd"/>
    </style:style>
    <style:style style:name="T1403" style:family="text">
      <style:text-properties officeooo:rsid="2d862c9d"/>
    </style:style>
    <style:style style:name="T1404" style:family="text">
      <style:text-properties officeooo:rsid="2d88d4b5"/>
    </style:style>
    <style:style style:name="T1405" style:family="text">
      <style:text-properties officeooo:rsid="2d89328c"/>
    </style:style>
    <style:style style:name="T1406" style:family="text">
      <style:text-properties officeooo:rsid="2d8b0dfd"/>
    </style:style>
    <style:style style:name="T1407" style:family="text">
      <style:text-properties officeooo:rsid="2d8e7578"/>
    </style:style>
    <style:style style:name="T1408" style:family="text">
      <style:text-properties officeooo:rsid="2d8f7e6a"/>
    </style:style>
    <style:style style:name="T1409" style:family="text">
      <style:text-properties officeooo:rsid="2d90f701"/>
    </style:style>
    <style:style style:name="T1410" style:family="text">
      <style:text-properties officeooo:rsid="2d92599d"/>
    </style:style>
    <style:style style:name="T1411" style:family="text">
      <style:text-properties officeooo:rsid="2d992d80"/>
    </style:style>
    <style:style style:name="T1412" style:family="text">
      <style:text-properties officeooo:rsid="2d9f807f"/>
    </style:style>
    <style:style style:name="T1413" style:family="text">
      <style:text-properties officeooo:rsid="2da09627"/>
    </style:style>
    <style:style style:name="T1414" style:family="text">
      <style:text-properties officeooo:rsid="2daab5b0"/>
    </style:style>
    <style:style style:name="T1415" style:family="text">
      <style:text-properties officeooo:rsid="2db13f1b"/>
    </style:style>
    <style:style style:name="T1416" style:family="text">
      <style:text-properties officeooo:rsid="2db4722c"/>
    </style:style>
    <style:style style:name="T1417" style:family="text">
      <style:text-properties officeooo:rsid="2db68d28"/>
    </style:style>
    <style:style style:name="T1418" style:family="text">
      <style:text-properties officeooo:rsid="2db85677"/>
    </style:style>
    <style:style style:name="T1419" style:family="text">
      <style:text-properties officeooo:rsid="2db9fdf6"/>
    </style:style>
    <style:style style:name="T1420" style:family="text">
      <style:text-properties officeooo:rsid="2dbb04a6"/>
    </style:style>
    <style:style style:name="T1421" style:family="text">
      <style:text-properties officeooo:rsid="2dbd0347"/>
    </style:style>
    <style:style style:name="T1422" style:family="text">
      <style:text-properties officeooo:rsid="2dc01899"/>
    </style:style>
    <style:style style:name="T1423" style:family="text">
      <style:text-properties officeooo:rsid="2dc1b7e5"/>
    </style:style>
    <style:style style:name="T1424" style:family="text">
      <style:text-properties officeooo:rsid="2dcd463e"/>
    </style:style>
    <style:style style:name="T1425" style:family="text">
      <style:text-properties officeooo:rsid="2dd158b3"/>
    </style:style>
    <style:style style:name="T1426" style:family="text">
      <style:text-properties officeooo:rsid="2dd34059"/>
    </style:style>
    <style:style style:name="T1427" style:family="text">
      <style:text-properties officeooo:rsid="2dd36913"/>
    </style:style>
    <style:style style:name="T1428" style:family="text">
      <style:text-properties officeooo:rsid="2dd9f2bf"/>
    </style:style>
    <style:style style:name="T1429" style:family="text">
      <style:text-properties officeooo:rsid="2ddaf02d"/>
    </style:style>
    <style:style style:name="T1430" style:family="text">
      <style:text-properties officeooo:rsid="2de46560"/>
    </style:style>
    <style:style style:name="T1431" style:family="text">
      <style:text-properties officeooo:rsid="2de8eebc"/>
    </style:style>
    <style:style style:name="T1432" style:family="text">
      <style:text-properties officeooo:rsid="2de9675d"/>
    </style:style>
    <style:style style:name="T1433" style:family="text">
      <style:text-properties officeooo:rsid="2deb3456"/>
    </style:style>
    <style:style style:name="T1434" style:family="text">
      <style:text-properties officeooo:rsid="2dec2f3d"/>
    </style:style>
    <style:style style:name="T1435" style:family="text">
      <style:text-properties officeooo:rsid="2decc4d6"/>
    </style:style>
    <style:style style:name="T1436" style:family="text">
      <style:text-properties officeooo:rsid="2df3efee"/>
    </style:style>
    <style:style style:name="T1437" style:family="text">
      <style:text-properties officeooo:rsid="2df56763"/>
    </style:style>
    <style:style style:name="T1438" style:family="text">
      <style:text-properties officeooo:rsid="2df6eed8"/>
    </style:style>
    <style:style style:name="T1439" style:family="text">
      <style:text-properties officeooo:rsid="2df8dc0f"/>
    </style:style>
    <style:style style:name="T1440" style:family="text">
      <style:text-properties officeooo:rsid="2dffb0bf"/>
    </style:style>
    <style:style style:name="T1441" style:family="text">
      <style:text-properties officeooo:rsid="2e052e6b"/>
    </style:style>
    <style:style style:name="T1442" style:family="text">
      <style:text-properties officeooo:rsid="2e05b920"/>
    </style:style>
    <style:style style:name="T1443" style:family="text">
      <style:text-properties officeooo:rsid="2e155299"/>
    </style:style>
    <style:style style:name="T1444" style:family="text">
      <style:text-properties officeooo:rsid="2e269220"/>
    </style:style>
    <style:style style:name="T1445" style:family="text">
      <style:text-properties officeooo:rsid="2e329540"/>
    </style:style>
    <style:style style:name="T1446" style:family="text">
      <style:text-properties officeooo:rsid="2e3389d8"/>
    </style:style>
    <style:style style:name="T1447" style:family="text">
      <style:text-properties officeooo:rsid="2e35c073"/>
    </style:style>
    <style:style style:name="T1448" style:family="text">
      <style:text-properties officeooo:rsid="2e375532"/>
    </style:style>
    <style:style style:name="T1449" style:family="text">
      <style:text-properties officeooo:rsid="2e39295e"/>
    </style:style>
    <style:style style:name="T1450" style:family="text">
      <style:text-properties officeooo:rsid="2e3add85"/>
    </style:style>
    <style:style style:name="T1451" style:family="text">
      <style:text-properties officeooo:rsid="2e3cdd0a"/>
    </style:style>
    <style:style style:name="T1452" style:family="text">
      <style:text-properties officeooo:rsid="2e3d5ccf"/>
    </style:style>
    <style:style style:name="T1453" style:family="text">
      <style:text-properties officeooo:rsid="2e4380c6"/>
    </style:style>
    <style:style style:name="T1454" style:family="text">
      <style:text-properties officeooo:rsid="2e4429db"/>
    </style:style>
    <style:style style:name="T1455" style:family="text">
      <style:text-properties officeooo:rsid="2e6413c8"/>
    </style:style>
    <style:style style:name="T1456" style:family="text">
      <style:text-properties officeooo:rsid="2e66edb4"/>
    </style:style>
    <style:style style:name="T1457" style:family="text">
      <style:text-properties officeooo:rsid="2e6b1721"/>
    </style:style>
    <style:style style:name="T1458" style:family="text">
      <style:text-properties officeooo:rsid="2e6fb553"/>
    </style:style>
    <style:style style:name="T1459" style:family="text">
      <style:text-properties officeooo:rsid="2e709a3a"/>
    </style:style>
    <style:style style:name="T1460" style:family="text">
      <style:text-properties officeooo:rsid="2e74559c"/>
    </style:style>
    <style:style style:name="T1461" style:family="text">
      <style:text-properties officeooo:rsid="2e753075"/>
    </style:style>
    <style:style style:name="T1462" style:family="text">
      <style:text-properties officeooo:rsid="2e791353"/>
    </style:style>
    <style:style style:name="T1463" style:family="text">
      <style:text-properties officeooo:rsid="2e7a88ef"/>
    </style:style>
    <style:style style:name="T1464" style:family="text">
      <style:text-properties officeooo:rsid="2e7dcae7"/>
    </style:style>
    <style:style style:name="T1465" style:family="text">
      <style:text-properties officeooo:rsid="2e7ecf95"/>
    </style:style>
    <style:style style:name="T1466" style:family="text">
      <style:text-properties officeooo:rsid="2e808f65"/>
    </style:style>
    <style:style style:name="T1467" style:family="text">
      <style:text-properties officeooo:rsid="2e819ee6"/>
    </style:style>
    <style:style style:name="T1468" style:family="text">
      <style:text-properties officeooo:rsid="2e8280e7"/>
    </style:style>
    <style:style style:name="T1469" style:family="text">
      <style:text-properties officeooo:rsid="2e83110c"/>
    </style:style>
    <style:style style:name="T1470" style:family="text">
      <style:text-properties officeooo:rsid="2e858e23"/>
    </style:style>
    <style:style style:name="T1471" style:family="text">
      <style:text-properties officeooo:rsid="2e87b3ad"/>
    </style:style>
    <style:style style:name="T1472" style:family="text">
      <style:text-properties officeooo:rsid="2e899d92"/>
    </style:style>
    <style:style style:name="T1473" style:family="text">
      <style:text-properties officeooo:rsid="2e9072f8"/>
    </style:style>
    <style:style style:name="T1474" style:family="text">
      <style:text-properties officeooo:rsid="2e95a0be"/>
    </style:style>
    <style:style style:name="T1475" style:family="text">
      <style:text-properties officeooo:rsid="4ea8ed76"/>
    </style:style>
    <style:style style:name="T1476"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officeooo:rsid="2e95bd5e"/>
    </style:style>
    <style:style style:name="T1478" style:family="text">
      <style:text-properties officeooo:rsid="2e97f86b"/>
    </style:style>
    <style:style style:name="T1479" style:family="text">
      <style:text-properties officeooo:rsid="2e99c0c1"/>
    </style:style>
    <style:style style:name="T1480" style:family="text">
      <style:text-properties officeooo:rsid="516d15c5"/>
    </style:style>
    <style:style style:name="T1481" style:family="text">
      <style:text-properties fo:color="#c3b346" fo:font-style="normal" officeooo:rsid="4e2f1665" style:font-style-asian="normal" style:font-style-complex="normal"/>
    </style:style>
    <style:style style:name="T1482" style:family="text">
      <style:text-properties officeooo:rsid="2e9b1689"/>
    </style:style>
    <style:style style:name="T1483" style:family="text">
      <style:text-properties officeooo:rsid="2ea1ab7e"/>
    </style:style>
    <style:style style:name="T1484" style:family="text">
      <style:text-properties officeooo:rsid="2ea87936"/>
    </style:style>
    <style:style style:name="T1485" style:family="text">
      <style:text-properties officeooo:rsid="2eaee05e"/>
    </style:style>
    <style:style style:name="T1486" style:family="text">
      <style:text-properties officeooo:rsid="2eb0930f"/>
    </style:style>
    <style:style style:name="T1487" style:family="text">
      <style:text-properties fo:color="#1841ce" fo:font-weight="bold" style:font-weight-asian="bold" style:font-weight-complex="bold"/>
    </style:style>
    <style:style style:name="T1488" style:family="text">
      <style:text-properties officeooo:rsid="2eb1c375"/>
    </style:style>
    <style:style style:name="T1489" style:family="text">
      <style:text-properties officeooo:rsid="2eb3fcac"/>
    </style:style>
    <style:style style:name="T1490" style:family="text">
      <style:text-properties officeooo:rsid="2eb7eeaa"/>
    </style:style>
    <style:style style:name="T1491" style:family="text">
      <style:text-properties officeooo:rsid="2eba69c8"/>
    </style:style>
    <style:style style:name="T1492" style:family="text">
      <style:text-properties officeooo:rsid="2ebc4edd"/>
    </style:style>
    <style:style style:name="T1493" style:family="text">
      <style:text-properties officeooo:rsid="2ebccc7e"/>
    </style:style>
    <style:style style:name="T1494" style:family="text">
      <style:text-properties officeooo:rsid="2ebf4e93"/>
    </style:style>
    <style:style style:name="T1495" style:family="text">
      <style:text-properties officeooo:rsid="2ebf6885"/>
    </style:style>
    <style:style style:name="T1496" style:family="text">
      <style:text-properties officeooo:rsid="2ec08b6f"/>
    </style:style>
    <style:style style:name="T1497" style:family="text">
      <style:text-properties officeooo:rsid="2ec26a69"/>
    </style:style>
    <style:style style:name="T1498" style:family="text">
      <style:text-properties officeooo:rsid="2ec39af3"/>
    </style:style>
    <style:style style:name="T1499" style:family="text">
      <style:text-properties officeooo:rsid="2ec3ebc6"/>
    </style:style>
    <style:style style:name="T1500" style:family="text">
      <style:text-properties officeooo:rsid="2ec4b75b"/>
    </style:style>
    <style:style style:name="T1501" style:family="text">
      <style:text-properties officeooo:rsid="2ec548ae"/>
    </style:style>
    <style:style style:name="T1502" style:family="text">
      <style:text-properties officeooo:rsid="2ec939ea"/>
    </style:style>
    <style:style style:name="T1503" style:family="text">
      <style:text-properties officeooo:rsid="2eca17bc"/>
    </style:style>
    <style:style style:name="T1504" style:family="text">
      <style:text-properties officeooo:rsid="2ecb6f4e"/>
    </style:style>
    <style:style style:name="T1505" style:family="text">
      <style:text-properties officeooo:rsid="2ece1772"/>
    </style:style>
    <style:style style:name="T1506" style:family="text">
      <style:text-properties officeooo:rsid="2eceb0a7"/>
    </style:style>
    <style:style style:name="T1507" style:family="text">
      <style:text-properties officeooo:rsid="2ecf3978"/>
    </style:style>
    <style:style style:name="T1508" style:family="text">
      <style:text-properties officeooo:rsid="2ecf4527"/>
    </style:style>
    <style:style style:name="T1509" style:family="text">
      <style:text-properties officeooo:rsid="2ee15df3"/>
    </style:style>
    <style:style style:name="T1510" style:family="text">
      <style:text-properties officeooo:rsid="2ee47530"/>
    </style:style>
    <style:style style:name="T1511" style:family="text">
      <style:text-properties officeooo:rsid="2ef384de"/>
    </style:style>
    <style:style style:name="T1512" style:family="text">
      <style:text-properties officeooo:rsid="2ef41948"/>
    </style:style>
    <style:style style:name="T1513" style:family="text">
      <style:text-properties officeooo:rsid="2ef42453"/>
    </style:style>
    <style:style style:name="T1514" style:family="text">
      <style:text-properties officeooo:rsid="2ef55f54"/>
    </style:style>
    <style:style style:name="T1515" style:family="text">
      <style:text-properties officeooo:rsid="2ef5a6c5"/>
    </style:style>
    <style:style style:name="T1516" style:family="text">
      <style:text-properties officeooo:rsid="2ef6a7cd"/>
    </style:style>
    <style:style style:name="T1517" style:family="text">
      <style:text-properties officeooo:rsid="2ef80bec"/>
    </style:style>
    <style:style style:name="T1518" style:family="text">
      <style:text-properties officeooo:rsid="2ef9e020"/>
    </style:style>
    <style:style style:name="T1519" style:family="text">
      <style:text-properties officeooo:rsid="2efb8c0f"/>
    </style:style>
    <style:style style:name="T1520" style:family="text">
      <style:text-properties officeooo:rsid="500f4cb5"/>
    </style:style>
    <style:style style:name="T1521" style:family="text">
      <style:text-properties officeooo:rsid="500da72b"/>
    </style:style>
    <style:style style:name="T1522" style:family="text">
      <style:text-properties officeooo:rsid="2f087c71"/>
    </style:style>
    <style:style style:name="T1523" style:family="text">
      <style:text-properties officeooo:rsid="2f0a5d8e"/>
    </style:style>
    <style:style style:name="T1524" style:family="text">
      <style:text-properties officeooo:rsid="2ef76aa4"/>
    </style:style>
    <style:style style:name="T1525" style:family="text">
      <style:text-properties officeooo:rsid="2f13a043"/>
    </style:style>
    <style:style style:name="T1526" style:family="text">
      <style:text-properties officeooo:rsid="2f17426c"/>
    </style:style>
    <style:style style:name="T1527" style:family="text">
      <style:text-properties officeooo:rsid="2f17b2fb"/>
    </style:style>
    <style:style style:name="T1528" style:family="text">
      <style:text-properties officeooo:rsid="2f19b27e"/>
    </style:style>
    <style:style style:name="T1529" style:family="text">
      <style:text-properties officeooo:rsid="2f1f0d12"/>
    </style:style>
    <style:style style:name="T1530" style:family="text">
      <style:text-properties officeooo:rsid="2f20008c"/>
    </style:style>
    <style:style style:name="T1531" style:family="text">
      <style:text-properties officeooo:rsid="2f2275c7"/>
    </style:style>
    <style:style style:name="T1532" style:family="text">
      <style:text-properties officeooo:rsid="2f235fff"/>
    </style:style>
    <style:style style:name="T1533" style:family="text">
      <style:text-properties officeooo:rsid="2f253b88"/>
    </style:style>
    <style:style style:name="T1534" style:family="text">
      <style:text-properties officeooo:rsid="2f264c49"/>
    </style:style>
    <style:style style:name="T1535" style:family="text">
      <style:text-properties officeooo:rsid="2f2825bb"/>
    </style:style>
    <style:style style:name="T1536" style:family="text">
      <style:text-properties officeooo:rsid="2f296b45"/>
    </style:style>
    <style:style style:name="T1537" style:family="text">
      <style:text-properties officeooo:rsid="2f33ae07"/>
    </style:style>
    <style:style style:name="T1538" style:family="text">
      <style:text-properties officeooo:rsid="2f34f9eb"/>
    </style:style>
    <style:style style:name="T1539" style:family="text">
      <style:text-properties officeooo:rsid="4e732146"/>
    </style:style>
    <style:style style:name="T1540" style:family="text">
      <style:text-properties officeooo:rsid="2f37ca70"/>
    </style:style>
    <style:style style:name="T1541" style:family="text">
      <style:text-properties officeooo:rsid="2f38db1e"/>
    </style:style>
    <style:style style:name="T1542" style:family="text">
      <style:text-properties officeooo:rsid="2f3ab311"/>
    </style:style>
    <style:style style:name="T1543" style:family="text">
      <style:text-properties officeooo:rsid="2f3b28f4"/>
    </style:style>
    <style:style style:name="T1544" style:family="text">
      <style:text-properties officeooo:rsid="3ecd1329"/>
    </style:style>
    <style:style style:name="T1545" style:family="text">
      <style:text-properties officeooo:rsid="3eda7c58"/>
    </style:style>
    <style:style style:name="T1546" style:family="text">
      <style:text-properties officeooo:rsid="2f3b7755"/>
    </style:style>
    <style:style style:name="T1547" style:family="text">
      <style:text-properties officeooo:rsid="2f3e5d91"/>
    </style:style>
    <style:style style:name="T1548" style:family="text">
      <style:text-properties officeooo:rsid="2f4003fb"/>
    </style:style>
    <style:style style:name="T1549" style:family="text">
      <style:text-properties officeooo:rsid="2f418396"/>
    </style:style>
    <style:style style:name="T1550" style:family="text">
      <style:text-properties officeooo:rsid="2f42a43b"/>
    </style:style>
    <style:style style:name="T1551" style:family="text">
      <style:text-properties officeooo:rsid="2f43ae64"/>
    </style:style>
    <style:style style:name="T1552" style:family="text">
      <style:text-properties officeooo:rsid="2f450f83"/>
    </style:style>
    <style:style style:name="T1553" style:family="text">
      <style:text-properties officeooo:rsid="2f47a779"/>
    </style:style>
    <style:style style:name="T1554" style:family="text">
      <style:text-properties officeooo:rsid="2f4b13b5"/>
    </style:style>
    <style:style style:name="T1555" style:family="text">
      <style:text-properties officeooo:rsid="2f4c22c9"/>
    </style:style>
    <style:style style:name="T1556" style:family="text">
      <style:text-properties officeooo:rsid="2f4e0fc4"/>
    </style:style>
    <style:style style:name="T1557" style:family="text">
      <style:text-properties officeooo:rsid="2f4f2bdd"/>
    </style:style>
    <style:style style:name="T1558" style:family="text">
      <style:text-properties officeooo:rsid="2f4fdfca"/>
    </style:style>
    <style:style style:name="T1559" style:family="text">
      <style:text-properties officeooo:rsid="2f51f1e7"/>
    </style:style>
    <style:style style:name="T1560" style:family="text">
      <style:text-properties officeooo:rsid="2f58597d"/>
    </style:style>
    <style:style style:name="T1561" style:family="text">
      <style:text-properties officeooo:rsid="2f59e414"/>
    </style:style>
    <style:style style:name="T1562" style:family="text">
      <style:text-properties officeooo:rsid="2f5a7087"/>
    </style:style>
    <style:style style:name="T1563" style:family="text">
      <style:text-properties officeooo:rsid="4ee3fc97"/>
    </style:style>
    <style:style style:name="T1564" style:family="text">
      <style:text-properties officeooo:rsid="2f5f500f"/>
    </style:style>
    <style:style style:name="T1565" style:family="text">
      <style:text-properties officeooo:rsid="2f62fb48"/>
    </style:style>
    <style:style style:name="T1566" style:family="text">
      <style:text-properties officeooo:rsid="4fafaa48"/>
    </style:style>
    <style:style style:name="T1567" style:family="text">
      <style:text-properties officeooo:rsid="50c3a32d"/>
    </style:style>
    <style:style style:name="T1568" style:family="text">
      <style:text-properties officeooo:rsid="50d891c3"/>
    </style:style>
    <style:style style:name="T1569" style:family="text">
      <style:text-properties officeooo:rsid="16077e11"/>
    </style:style>
    <style:style style:name="T1570" style:family="text">
      <style:text-properties officeooo:rsid="48470b61"/>
    </style:style>
    <style:style style:name="T1571"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2"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3" style:family="text">
      <style:text-properties officeooo:rsid="4a67efe2"/>
    </style:style>
    <style:style style:name="T1574" style:family="text">
      <style:text-properties officeooo:rsid="2f76104a"/>
    </style:style>
    <style:style style:name="T1575" style:family="text">
      <style:text-properties officeooo:rsid="2f8297f2"/>
    </style:style>
    <style:style style:name="T1576" style:family="text">
      <style:text-properties officeooo:rsid="2f7df4ed"/>
    </style:style>
    <style:style style:name="T1577" style:family="text">
      <style:text-properties officeooo:rsid="2f8771aa"/>
    </style:style>
    <style:style style:name="T1578" style:family="text">
      <style:text-properties officeooo:rsid="45856b88"/>
    </style:style>
    <style:style style:name="T1579" style:family="text">
      <style:text-properties officeooo:rsid="2f8b2dab"/>
    </style:style>
    <style:style style:name="T1580" style:family="text">
      <style:text-properties officeooo:rsid="2f8d0bb6"/>
    </style:style>
    <style:style style:name="T1581" style:family="text">
      <style:text-properties officeooo:rsid="2f8ef0dc"/>
    </style:style>
    <style:style style:name="T1582" style:family="text">
      <style:text-properties officeooo:rsid="2f915d8a"/>
    </style:style>
    <style:style style:name="T1583" style:family="text">
      <style:text-properties officeooo:rsid="2f9262fc"/>
    </style:style>
    <style:style style:name="T1584" style:family="text">
      <style:text-properties officeooo:rsid="2f945c7e"/>
    </style:style>
    <style:style style:name="T1585" style:family="text">
      <style:text-properties officeooo:rsid="2f95e717"/>
    </style:style>
    <style:style style:name="T1586" style:family="text">
      <style:text-properties officeooo:rsid="2f98c31b"/>
    </style:style>
    <style:style style:name="T1587" style:family="text">
      <style:text-properties officeooo:rsid="2f9c54ec"/>
    </style:style>
    <style:style style:name="T1588" style:family="text">
      <style:text-properties officeooo:rsid="2f9da890"/>
    </style:style>
    <style:style style:name="T1589" style:family="text">
      <style:text-properties officeooo:rsid="2fa42f9a"/>
    </style:style>
    <style:style style:name="T1590" style:family="text">
      <style:text-properties officeooo:rsid="2fa62d75"/>
    </style:style>
    <style:style style:name="T1591" style:family="text">
      <style:text-properties officeooo:rsid="2fa698c1"/>
    </style:style>
    <style:style style:name="T1592" style:family="text">
      <style:text-properties officeooo:rsid="2fac9a7d"/>
    </style:style>
    <style:style style:name="T1593" style:family="text">
      <style:text-properties officeooo:rsid="2fb3c982"/>
    </style:style>
    <style:style style:name="T1594" style:family="text">
      <style:text-properties officeooo:rsid="2fb727e0"/>
    </style:style>
    <style:style style:name="T1595" style:family="text">
      <style:text-properties officeooo:rsid="2fbc9dc5"/>
    </style:style>
    <style:style style:name="T1596" style:family="text">
      <style:text-properties officeooo:rsid="2fbce079"/>
    </style:style>
    <style:style style:name="T1597" style:family="text">
      <style:text-properties officeooo:rsid="2fbde9cc"/>
    </style:style>
    <style:style style:name="T1598" style:family="text">
      <style:text-properties officeooo:rsid="2fbf7a1f"/>
    </style:style>
    <style:style style:name="T1599" style:family="text">
      <style:text-properties officeooo:rsid="2fbfaede"/>
    </style:style>
    <style:style style:name="T1600" style:family="text">
      <style:text-properties officeooo:rsid="2fc06ab8"/>
    </style:style>
    <style:style style:name="T1601" style:family="text">
      <style:text-properties officeooo:rsid="2fc643c3"/>
    </style:style>
    <style:style style:name="T1602" style:family="text">
      <style:text-properties officeooo:rsid="2fc8158e"/>
    </style:style>
    <style:style style:name="T1603" style:family="text">
      <style:text-properties officeooo:rsid="2fcaecbf"/>
    </style:style>
    <style:style style:name="T1604" style:family="text">
      <style:text-properties officeooo:rsid="2fccbc43"/>
    </style:style>
    <style:style style:name="T1605" style:family="text">
      <style:text-properties officeooo:rsid="2fcf6b44"/>
    </style:style>
    <style:style style:name="T1606" style:family="text">
      <style:text-properties officeooo:rsid="2fd08784"/>
    </style:style>
    <style:style style:name="T1607" style:family="text">
      <style:text-properties officeooo:rsid="2fd0e1a4"/>
    </style:style>
    <style:style style:name="T1608" style:family="text">
      <style:text-properties officeooo:rsid="2fd5c4f0"/>
    </style:style>
    <style:style style:name="T1609" style:family="text">
      <style:text-properties officeooo:rsid="2fda70e0"/>
    </style:style>
    <style:style style:name="T1610" style:family="text">
      <style:text-properties officeooo:rsid="2fde1f3d"/>
    </style:style>
    <style:style style:name="T1611" style:family="text">
      <style:text-properties officeooo:rsid="2fe0e7ff"/>
    </style:style>
    <style:style style:name="T1612" style:family="text">
      <style:text-properties fo:font-size="12pt" style:font-size-asian="12pt" style:font-size-complex="12pt"/>
    </style:style>
    <style:style style:name="T1613" style:family="text">
      <style:text-properties fo:font-size="12pt" fo:font-weight="bold" style:font-size-asian="12pt" style:font-weight-asian="bold" style:font-size-complex="12pt" style:font-weight-complex="bold"/>
    </style:style>
    <style:style style:name="T1614" style:family="text">
      <style:text-properties fo:font-size="12pt" fo:font-weight="bold" officeooo:rsid="2eff3757" style:font-size-asian="12pt" style:font-weight-asian="bold" style:font-size-complex="12pt" style:font-weight-complex="bold"/>
    </style:style>
    <style:style style:name="T1615" style:family="text">
      <style:text-properties fo:font-size="12pt" fo:font-style="normal" fo:font-weight="bold" style:font-size-asian="12pt" style:font-style-asian="normal" style:font-weight-asian="bold" style:font-size-complex="12pt" style:font-style-complex="normal" style:font-weight-complex="bold"/>
    </style:style>
    <style:style style:name="T1616" style:family="text">
      <style:text-properties fo:font-size="15pt" fo:font-weight="bold" style:font-size-asian="15pt" style:font-weight-asian="bold" style:font-size-complex="15pt" style:font-weight-complex="bold"/>
    </style:style>
    <style:style style:name="T1617" style:family="text">
      <style:text-properties officeooo:rsid="2fec1bf0"/>
    </style:style>
    <style:style style:name="T1618" style:family="text">
      <style:text-properties officeooo:rsid="2ff03861"/>
    </style:style>
    <style:style style:name="T1619" style:family="text">
      <style:text-properties officeooo:rsid="2ff1e3e6"/>
    </style:style>
    <style:style style:name="T1620" style:family="text">
      <style:text-properties officeooo:rsid="2ff9d73a"/>
    </style:style>
    <style:style style:name="T1621" style:family="text">
      <style:text-properties officeooo:rsid="2ffd8f91"/>
    </style:style>
    <style:style style:name="T1622" style:family="text">
      <style:text-properties officeooo:rsid="2fff81cf"/>
    </style:style>
    <style:style style:name="T1623" style:family="text">
      <style:text-properties officeooo:rsid="3003209d"/>
    </style:style>
    <style:style style:name="T1624" style:family="text">
      <style:text-properties officeooo:rsid="3004c7b2"/>
    </style:style>
    <style:style style:name="T1625" style:family="text">
      <style:text-properties officeooo:rsid="300a7d6e"/>
    </style:style>
    <style:style style:name="T1626" style:family="text">
      <style:text-properties officeooo:rsid="2ffb2068"/>
    </style:style>
    <style:style style:name="T1627" style:family="text">
      <style:text-properties officeooo:rsid="300c607e"/>
    </style:style>
    <style:style style:name="T1628" style:family="text">
      <style:text-properties officeooo:rsid="3012f45a"/>
    </style:style>
    <style:style style:name="T1629" style:family="text">
      <style:text-properties officeooo:rsid="301bf578"/>
    </style:style>
    <style:style style:name="T1630" style:family="text">
      <style:text-properties officeooo:rsid="301d6a54"/>
    </style:style>
    <style:style style:name="T1631" style:family="text">
      <style:text-properties officeooo:rsid="301ef572"/>
    </style:style>
    <style:style style:name="T1632" style:family="text">
      <style:text-properties officeooo:rsid="3020bbfb"/>
    </style:style>
    <style:style style:name="T1633" style:family="text">
      <style:text-properties officeooo:rsid="30213d66"/>
    </style:style>
    <style:style style:name="T1634" style:family="text">
      <style:text-properties officeooo:rsid="302aee03"/>
    </style:style>
    <style:style style:name="T1635" style:family="text">
      <style:text-properties officeooo:rsid="302c00cb"/>
    </style:style>
    <style:style style:name="T1636" style:family="text">
      <style:text-properties officeooo:rsid="3030adaa"/>
    </style:style>
    <style:style style:name="T1637" style:family="text">
      <style:text-properties officeooo:rsid="3030b227"/>
    </style:style>
    <style:style style:name="T1638" style:family="text">
      <style:text-properties officeooo:rsid="3032f081"/>
    </style:style>
    <style:style style:name="T1639" style:family="text">
      <style:text-properties officeooo:rsid="3037c725"/>
    </style:style>
    <style:style style:name="T1640" style:family="text">
      <style:text-properties officeooo:rsid="303d4ed7"/>
    </style:style>
    <style:style style:name="T1641" style:family="text">
      <style:text-properties officeooo:rsid="303ea5e5"/>
    </style:style>
    <style:style style:name="T1642" style:family="text">
      <style:text-properties officeooo:rsid="303f1f53"/>
    </style:style>
    <style:style style:name="T1643" style:family="text">
      <style:text-properties officeooo:rsid="3040174e"/>
    </style:style>
    <style:style style:name="T1644" style:family="text">
      <style:text-properties officeooo:rsid="304126e4"/>
    </style:style>
    <style:style style:name="T1645" style:family="text">
      <style:text-properties officeooo:rsid="3046bb3b"/>
    </style:style>
    <style:style style:name="T1646" style:family="text">
      <style:text-properties officeooo:rsid="30472dc5"/>
    </style:style>
    <style:style style:name="T1647" style:family="text">
      <style:text-properties officeooo:rsid="3047fc77"/>
    </style:style>
    <style:style style:name="T1648" style:family="text">
      <style:text-properties officeooo:rsid="304847ad"/>
    </style:style>
    <style:style style:name="T1649" style:family="text">
      <style:text-properties officeooo:rsid="304a1cd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2"/>
      <text:p text:style-name="P113"/>
      <text:p text:style-name="P113">Tross</text:p>
      <text:p text:style-name="P34"/>
      <text:p text:style-name="P34"/>
      <text:p text:style-name="P34"/>
      <text:p text:style-name="P34"/>
      <text:p text:style-name="P197"/>
      <text:p text:style-name="P197"/>
      <text:p text:style-name="P196"/>
      <text:p text:style-name="P196"/>
      <text:p text:style-name="P196"/>
      <text:p text:style-name="P196"/>
      <text:p text:style-name="P5"><text:soft-page-break/>Autor originálního dobrodružství: Quentin</text:p>
      <text:p text:style-name="P5">Pro <text:span text:style-name="T318">Dračák podle staré školy</text:span> upravil: York</text:p>
      <text:p text:style-name="P5"/>
      <text:p text:style-name="P6"/>
      <text:p text:style-name="P6"/>
      <text:p text:style-name="P6"/>
      <text:p text:style-name="P6">Verze 0.<text:span text:style-name="T715">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34"><text:a xlink:type="simple" xlink:href="#__RefHeading___Toc13837_1990953305" text:style-name="Internet_20_link" text:visited-style-name="Internet_20_link">TODO</text:a><text:tab/>3</text:p>
          <text:p text:style-name="P234"><text:a xlink:type="simple" xlink:href="#__RefHeading___Toc13849_1990953305" text:style-name="Internet_20_link" text:visited-style-name="Internet_20_link">Město Tross</text:a><text:tab/>4</text:p>
          <text:p text:style-name="P235"><text:a xlink:type="simple" xlink:href="#__RefHeading___Toc13851_1990953305" text:style-name="Internet_20_link" text:visited-style-name="Internet_20_link">Nadzemí</text:a><text:tab/>4</text:p>
          <text:p text:style-name="P235"><text:a xlink:type="simple" xlink:href="#__RefHeading___Toc13853_1990953305" text:style-name="Internet_20_link" text:visited-style-name="Internet_20_link">Důl</text:a><text:tab/>9</text:p>
          <text:p text:style-name="P235"><text:a xlink:type="simple" xlink:href="#__RefHeading___Toc13855_1990953305" text:style-name="Internet_20_link" text:visited-style-name="Internet_20_link">Jeskyně s chrámem</text:a><text:tab/>25</text:p>
          <text:p text:style-name="P234"><text:a xlink:type="simple" xlink:href="#__RefHeading___Toc6844_2407452455" text:style-name="Internet_20_link" text:visited-style-name="Internet_20_link">Krvavá vila</text:a><text:tab/>32</text:p>
          <text:p text:style-name="P234"><text:a xlink:type="simple" xlink:href="#__RefHeading___Toc13857_1990953305" text:style-name="Internet_20_link" text:visited-style-name="Internet_20_link">Konec dobrodružství</text:a><text:tab/>38</text:p>
          <text:p text:style-name="P235"><text:a xlink:type="simple" xlink:href="#__RefHeading___Toc5831_1424409582" text:style-name="Internet_20_link" text:visited-style-name="Internet_20_link">Cena pokladů</text:a><text:tab/>38</text:p>
        </text:index-body>
      </text:table-of-content>
      <text:h text:style-name="P267" text:outline-level="1"><text:bookmark-start text:name="__RefHeading___Toc13837_1990953305"/>TODO<text:bookmark-end text:name="__RefHeading___Toc13837_1990953305"/></text:h>
      <text:p text:style-name="P178">TODO: Popis svatyně k Medvědovi.</text:p>
      <text:p text:style-name="P170">TODO: Víc surovin pro alchymistu.</text:p>
      <text:p text:style-name="P147">TODO: Víc věšteb do Wedelu.</text:p>
      <text:p text:style-name="P148">TODO: Lore o hrstanu (strom vysoko v horách)</text:p>
      <text:p text:style-name="P169">TODO: Quest na vyčištění lapků v Hrzalese.</text:p>
      <text:p text:style-name="P174">TODO: Karsavar nemohl dost dobře poslat k dračí kostře dřívějšího učedníka s dýkou, kterou pak dá postavám.</text:p>
      <text:h text:style-name="P271" text:outline-level="2">Počítání času a náhodné události</text:h>
      <text:list xml:id="list1680276114" text:style-name="L1">
        <text:list-item>
          <text:p text:style-name="P413">Hází se každ<text:span text:style-name="T1522">ý</text:span> den, <text:span text:style-name="T1522">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2678431508" text:style-name="L2">
        <text:list-item>
          <text:p text:style-name="P415">Cesta z Trossu do Blosel trvá po cestě 1 den.</text:p>
        </text:list-item>
        <text:list-item>
          <text:p text:style-name="P416">Lesem by trvala 2 dny, <text:span text:style-name="T1523">h</text:span>orami týden.</text:p>
        </text:list-item>
      </text:list>
      <text:h text:style-name="Heading_20_2" text:outline-level="2"><text:soft-page-break/>Náhodná setkání</text:h>
      <text:list xml:id="list2510251750" text:style-name="L3">
        <text:list-item>
          <text:p text:style-name="P414">Hází se 3x za den – co se stalo v noci, dopoledne a odpoledne.</text:p>
        </text:list-item>
        <text:list-item>
          <text:p text:style-name="P414">Tabulky budou rovnou obsahovat i stopy a možnosti "nic se nestalo".</text:p>
        </text:list-item>
        <text:list-item>
          <text:p text:style-name="P453">V některých oblastech jsem rozdělil setkání "na cestě" a "mimo cestu".</text:p>
        </text:list-item>
        <text:list-item>
          <text:p text:style-name="P453">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8">V okolí lokací na některé věci postavy narazí automaticky – v okolí Pavoučího doupěte jsou například stopy po přítomnosti pavouků.</text:p>
      <text:h text:style-name="P268" text:outline-level="1"><text:span text:style-name="T1355">+</text:span>Události</text:h>
      <text:list xml:id="list2567650516" text:style-name="L4">
        <text:list-item>
          <text:p text:style-name="P454"><text:span text:style-name="T1284">Vladař</text:span> sousedního <text:span text:style-name="T1284">kraje</text:span> přijel s početnou družinou <text:span text:style-name="T1284">navštívit místního vládce</text:span>. Zatímco <text:span text:style-name="T1284">urození</text:span> jednají <text:span text:style-name="T1594">v pevnosti</text:span>, doprovod si dovoluje na místní.</text:p>
        </text:list-item>
      </text:list>
      <text:list xml:id="list3830754973" text:style-name="L5">
        <text:list-header>
          <text:p text:style-name="P456">Andros</text:p>
          <text:p text:style-name="P495">Sousední městský stát. <text:span text:style-name="T1451">Laděný do řeckého stylu.</text:span></text:p>
        </text:list-header>
      </text:list>
      <text:list xml:id="list4262160830" text:style-name="L6">
        <text:list-header>
          <text:p text:style-name="P457">Epiktetos z Androsu</text:p>
          <text:p text:style-name="P497">Basileus sousedního měst<text:span text:style-name="T1450">ského státu.</text:span></text:p>
          <text:p text:style-name="P496"><text:span text:style-name="T1452">Obtloustlý m</text:span>už ve středních letech se zlatým kruhem na čele. Chybí mu jedna ruka – <text:span text:style-name="T1452">chvástá se, jak o ni <text:s/>přišel v boji, ale ve skutečnosti to byla nepozornost při tréninku.</text:span></text:p>
        </text:list-header>
      </text:list>
      <text:list xml:id="list1953108777" text:style-name="L7">
        <text:list-header>
          <text:p text:style-name="P458">Sophia</text:p>
        </text:list-header>
      </text:list>
      <text:list xml:id="list195011411817429" text:continue-list="list2567650516" text:style-name="L4">
        <text:list-header>
          <text:p text:style-name="P498">Nepříliš pohledná, ale vždy má složitý účes, perfektní líčení a vytříbené chování.</text:p>
          <text:p text:style-name="P499"><text:span text:style-name="T1447">D</text:span>cera <text:span text:style-name="T1575">Epikteta, </text:span>vládce sousedního panství. <text:span text:style-name="T1448">Dalvarovi říká „ó můj pane“. Na neurozené osoby se ani nepodívá – očekává, že budou mluvit s jejími služkami.</text:span></text:p>
          <text:p text:style-name="P500">Umí celkem dobře bojovat s mečem (učil ji bratr).</text:p>
          <text:p text:style-name="P501">Má s sebou dvě služebné: <text:span text:style-name="T1449">Trpaslici Miku a elfku Alianu. S neurozenými mluví většinou Mika – ztěžka vyslovuje „ř“.</text:span></text:p>
        </text:list-header>
      </text:list>
      <text:list xml:id="list269249887" text:style-name="L8">
        <text:list-item>
          <text:p text:style-name="P502">Chce se vypravit do Svatyně nekonečných možností hluboko v horách, která jí má splnit její nejtajnější přání.</text:p>
        </text:list-item>
      </text:list>
      <text:list xml:id="list195010958237117" text:continue-list="list195011411817429" text:style-name="L4">
        <text:list-item>
          <text:p text:style-name="P455"><text:soft-page-break/>Na tržiště dorazila <text:span text:style-name="T1265">trpaslická</text:span> karavana s vynálezy, lektvary a výbušninami.</text:p>
        </text:list-item>
        <text:list-item>
          <text:p text:style-name="P454">Svátek umrlčího tance. Všichni obyvatelé nosí strašidelné masky. Po lidech bez masky se há<text:span text:style-name="T1354">zí</text:span> shnilé ovoce.</text:p>
        </text:list-item>
        <text:list-item>
          <text:p text:style-name="P503">Zombie incident v<text:span text:style-name="T1263">e vile Filomény Karské</text:span>. <text:span text:style-name="T1290">Dvorn</text:span><text:span text:style-name="T149">í čaroděj Bareus Karsavar zde prováděl jeden z riskantních omlazovacích rituálů, kterými udržuje Filoménu mladou a krásnou. Tentokrát se to ale nepovedlo a výsledkem je zombifikace veškerého služebnictva a zohyzdění Filomény. </text:span><text:span text:style-name="T179">Všechny zabil Karsavar různými kouzly (budou na nich stopy po zásahu bleskem, budou sežehnutí, zmražení a podobně).</text:span></text:p>
          <text:p text:style-name="P504">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3"><text:span text:style-name="T1264">Fyzička 3, Finesa 1, Duše -</text:span><text:span text:style-name="T1021">, </text:span><text:span text:style-name="T1022">Ž</text:span><text:span text:style-name="T1023">ivot</text:span><text:span text:style-name="T1022">y </text:span><text:span text:style-name="T1024">13</text:span></text:p>
              <text:p text:style-name="P303"><text:span text:style-name="T1122">Rychlost:</text:span><text:span text:style-name="T1025"> </text:span><text:span text:style-name="T1026">jako </text:span><text:span text:style-name="T1027">chůze</text:span></text:p>
              <text:p text:style-name="P303"><text:span text:style-name="T1123">Smysly:</text:span><text:span text:style-name="T1028"> </text:span><text:span text:style-name="T1029">magický zrak a sluch</text:span></text:p>
              <text:p text:style-name="P303"><text:span text:style-name="T1124">Detekovatelnost</text:span><text:span text:style-name="T1125">:</text:span><text:span text:style-name="T1030"> </text:span><text:span text:style-name="T1031">Zombie není</text:span><text:span text:style-name="T1030"> vidět pomocí infravidění.</text:span></text:p>
              <text:p text:style-name="P344"><text:span text:style-name="T700">⚔<text:tab/></text:span><text:span text:style-name="T1126">Pařáty</text:span><text:span text:style-name="T1127">:</text:span><text:span text:style-name="T1023"> </text:span><text:span text:style-name="T1032">3 + k6, zranění 1</text:span></text:p>
              <text:p text:style-name="P343"><text:span text:style-name="T544">⚔<text:tab/></text:span><text:span text:style-name="T767">Z</text:span><text:span text:style-name="T768">uby</text:span><text:span text:style-name="T8">:</text:span><text:span text:style-name="T18"> 3 + k6, zranění 0</text:span></text:p>
            </text:list-header>
          </text:list>
          <text:p text:style-name="P511"><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5">Po vyvraždění vily se Karsavar vydal zpět do své věže. Zabil ještě pár lidí ve městě (osamocené zombie incidenty, stopa vede k tvrzi), ale už ne moc, začala mu docházet kouzla.</text:p>
          <text:p text:style-name="P506">Další den, opět s plným arzenálem kouzel, začne vraždit v tvrzi. Stráž určitě uvítá pomoc.</text:p>
          <text:p text:style-name="P512"><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9" text:outline-level="1"><text:span text:style-name="T1355">+</text:span>Božstva</text:h>
      <text:p text:style-name="Text_20_body"><text:span text:style-name="Strong_20_Emphasis"><text:span text:style-name="T1612">Vorok</text:span></text:span><text:span text:style-name="Strong_20_Emphasis"><text:span text:style-name="T1613">, p</text:span></text:span><text:span text:style-name="T1613">án </text:span><text:span text:style-name="T1614">ohně a</text:span><text:span text:style-name="T1613"> oceli</text:span></text:p>
      <text:p text:style-name="P60"><text:span text:style-name="Emphasis">Chce vybudovat mocnou a věčnou civilizaci.</text:span></text:p>
      <text:list xml:id="list1894543613" text:style-name="L9">
        <text:list-item>
          <text:p text:style-name="P513">Ctít a prosazovat zákony a tradice.</text:p>
        </text:list-item>
        <text:list-item>
          <text:p text:style-name="P513">Stavět potřeby většiny nad potřeby jedince.</text:p>
        </text:list-item>
        <text:list-item>
          <text:p text:style-name="P513">Nestrpět monstrum nebo černokněžníka naživu.</text:p>
        </text:list-item>
        <text:list-item>
          <text:p text:style-name="P513">Žít bez lži a podvodu.</text:p>
        </text:list-item>
      </text:list>
      <text:p text:style-name="Text_20_body"><text:span text:style-name="Strong_20_Emphasis"><text:span text:style-name="T1613">Athaia</text:span></text:span><text:span text:style-name="T1613">, paní krve a soucitu</text:span></text:p>
      <text:p text:style-name="P61"><text:span text:style-name="Emphasis">Chce snížit utrpení nevinných.</text:span></text:p>
      <text:list xml:id="list1102011401" text:style-name="L10">
        <text:list-item>
          <text:p text:style-name="P514">Chránit život každého jednotlivce.</text:p>
        </text:list-item>
        <text:list-item>
          <text:p text:style-name="P514">Žít v celibátu.</text:p>
        </text:list-item>
        <text:list-item>
          <text:p text:style-name="P514">Pacifismus.</text:p>
        </text:list-item>
      </text:list>
      <text:p text:style-name="Text_20_body"><text:span text:style-name="Strong_20_Emphasis"><text:span text:style-name="T1616">Gaia</text:span></text:span><text:span text:style-name="T1616">, matka příroda</text:span></text:p>
      <text:p text:style-name="P61"><text:span text:style-name="Emphasis">Chce, aby lidé žili v souladu s přírodou.</text:span></text:p>
      <text:list xml:id="list2758496769" text:style-name="L11">
        <text:list-item>
          <text:p text:style-name="P515">Bránit svět před perverzí magie, vědy a průmyslu.</text:p>
        </text:list-item>
        <text:list-item>
          <text:p text:style-name="P515">Žít skromným a pokorným životem.</text:p>
        </text:list-item>
        <text:list-item>
          <text:p text:style-name="P515">Nepoužívat ocelové zbraně a zbroje.</text:p>
        </text:list-item>
      </text:list>
      <text:p text:style-name="Text_20_body"><text:span text:style-name="Strong_20_Emphasis"><text:span text:style-name="T1616">Gargantua</text:span></text:span><text:span text:style-name="T1616">, otec krakenů</text:span></text:p>
      <text:p text:style-name="P61"><text:soft-page-break/><text:span text:style-name="Emphasis">Chce pohltit pevninu.</text:span></text:p>
      <text:list xml:id="list447854037" text:style-name="L12">
        <text:list-item>
          <text:p text:style-name="P516">Obětovat nekonečnému oceánu.</text:p>
        </text:list-item>
        <text:list-item>
          <text:p text:style-name="P516">Budovat věhlas a moc kultu Gargantua.</text:p>
        </text:list-item>
        <text:list-item>
          <text:p text:style-name="P516">Chapadla.</text:p>
        </text:list-item>
      </text:list>
      <text:h text:style-name="Heading_20_1" text:outline-level="1"><text:span text:style-name="T1355">+</text:span>Mistři</text:h>
      <text:p text:style-name="P98">Až budou chtít postavy postoupit na vyšší úroveň, musí si najít mistry. Není to složité, stačí se poptat. Mistři v Trossu jsou (všichni jsou ve městě):</text:p>
      <text:p text:style-name="Standalone_20_Property"><text:span text:style-name="T219">Válečník: </text:span><text:span text:style-name="T1308">Kapitán stráže Moriak Har (viz Kasárna v pevnosti), velitel Horos z Brakkské věže.</text:span></text:p>
      <text:p text:style-name="Standalone_20_Property"><text:span text:style-name="T213">Hraničář: </text:span>Kuzal‘<text:span text:style-name="T380">k’tak, obchodn</text:span><text:span text:style-name="T134">ík s exotiky (viz Obchod s exotiky v chudinské čtvrti)</text:span></text:p>
      <text:p text:style-name="Standalone_20_Property"><text:span text:style-name="T213">Kouzelník: </text:span><text:span text:style-name="T1308">D</text:span>vorní čaroděj Bareus Karsavar (viz Hlavní věž pevnosti)</text:p>
      <text:p text:style-name="Standalone_20_Property"><text:span text:style-name="T213">Alchymista: </text:span><text:span text:style-name="T1308">T</text:span>rpaslická alchymistka Malika Kragg (viz a<text:span text:style-name="T360">lchymistický krámek</text:span> v chudinské čtvrti).</text:p>
      <text:p text:style-name="Standalone_20_Property"><text:span text:style-name="T263">Zloděj: </text:span>Stín (viz <text:span text:style-name="T1300">Smaragdové divadlo</text:span> v bohaté čtvrti).</text:p>
      <text:h text:style-name="P270" text:outline-level="1"><text:span text:style-name="T1560">+</text:span>Oblasti</text:h>
      <text:h text:style-name="Heading_20_2" text:outline-level="2"><text:span text:style-name="T1633">+</text:span>Bažina</text:h>
      <text:h text:style-name="Heading_20_3" text:outline-level="3">Počasí <text:span text:style-name="T1553">(k6)</text:span></text:h>
      <text:list xml:id="list4241751854" text:style-name="L13">
        <text:list-item>
          <text:p text:style-name="P518">Jasno</text:p>
        </text:list-item>
        <text:list-item>
          <text:p text:style-name="P522"><text:span text:style-name="T1554">M</text:span>lžný opar</text:p>
        </text:list-item>
        <text:list-item>
          <text:p text:style-name="P522"><text:span text:style-name="T1554">M</text:span>lžný opar, <text:span text:style-name="T1554">mrholení</text:span></text:p>
        </text:list-item>
        <text:list-item>
          <text:p text:style-name="P522"><text:span text:style-name="T1554">Mlžný opar, h</text:span>ustý déšť</text:p>
        </text:list-item>
        <text:list-item>
          <text:p text:style-name="P518">Mlžný opar, slejvák</text:p>
        </text:list-item>
        <text:list-item>
          <text:p text:style-name="P517">Bažina je dnes zalitá v husté mléčné mlze.</text:p>
        </text:list-item>
      </text:list>
      <text:h text:style-name="Heading_20_3" text:outline-level="3">Setkání <text:span text:style-name="T1553">(k12)</text:span></text:h>
      <text:list xml:id="list552552435" text:style-name="L14">
        <text:list-item>
          <text:p text:style-name="P525"><text:span text:style-name="T928">👣 </text:span><text:span text:style-name="T930">Čerstvé s</text:span><text:span text:style-name="T928">topy </text:span><text:span text:style-name="T932">bosých dvojnožců s drápy.</text:span></text:p>
        </text:list-item>
        <text:list-item>
          <text:p text:style-name="P525"><text:span text:style-name="T928">👣 </text:span><text:span text:style-name="T932">Den staré</text:span><text:span text:style-name="T930"> s</text:span><text:span text:style-name="T928">topy </text:span><text:span text:style-name="T932">bosých dvojnožců s drápy.</text:span></text:p>
        </text:list-item>
        <text:list-item>
          <text:p text:style-name="P527">Osm ještěrců loví lidi do zigguratu. Vede je veterán s kostěnou zbrojí a oboustranným kopím. <text:span text:style-name="T1556">Vedou dva spoutané zajatce – jsou to chudí rybáři ze Sumpu.</text:span></text:p>
          <text:p text:style-name="P459"><text:span text:style-name="T1231">7x </text:span><text:span text:style-name="T1222">Ještěrec</text:span></text:p>
          <text:p text:style-name="P34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6">, </text:span><text:span text:style-name="T917">Ž</text:span><text:span text:style-name="T918">ivot</text:span><text:span text:style-name="T917">y </text:span><text:span text:style-name="T919">9</text:span></text:p>
          <text:p text:style-name="P346"><text:span text:style-name="T543">⚔ </text:span><text:span text:style-name="T658">Dlouhé kopí</text:span><text:span text:style-name="T656">:</text:span><text:span text:style-name="T601"> </text:span><text:span text:style-name="T602">3</text:span><text:span text:style-name="T601"> + k6, zranění </text:span><text:span text:style-name="T609">2</text:span></text:p>
          <text:p text:style-name="P528"><text:soft-page-break/><text:span text:style-name="T658">U </text:span><text:span text:style-name="T654">sebe mají:</text:span><text:span text:style-name="T600"> uzené ryby, dřevěné l</text:span><text:span text:style-name="T611">a</text:span><text:span text:style-name="T600">hve s vodou.</text:span></text:p>
          <text:p text:style-name="P459"><text:span text:style-name="T666">V</text:span><text:span text:style-name="T665">elitel ještěrců</text:span></text:p>
          <text:p text:style-name="P346"><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16">, </text:span><text:span text:style-name="T917">Ž</text:span><text:span text:style-name="T918">ivot</text:span><text:span text:style-name="T917">y </text:span><text:span text:style-name="T919">10</text:span></text:p>
          <text:p text:style-name="P350"><text:span text:style-name="T941">Z</text:span><text:span text:style-name="T953">broj:</text:span><text:span text:style-name="T919"> 1 (kostěná zbroj)</text:span></text:p>
          <text:p text:style-name="P357"><text:span text:style-name="T543">⚔ </text:span><text:span text:style-name="T654">Oboustranné kopí</text:span><text:span text:style-name="T656">:</text:span><text:span text:style-name="T601"> </text:span><text:span text:style-name="T600">4</text:span><text:span text:style-name="T601"> + k6, zranění </text:span><text:span text:style-name="T600">2</text:span></text:p>
          <text:p text:style-name="P530"><text:span text:style-name="T654">U sebe má:</text:span><text:span text:style-name="T600"> </text:span><text:span text:style-name="T610">uzené ryby, dřevěn</text:span><text:span text:style-name="T611">ou</text:span><text:span text:style-name="T610"> l</text:span><text:span text:style-name="T611">a</text:span><text:span text:style-name="T610">h</text:span><text:span text:style-name="T611">ev</text:span><text:span text:style-name="T610"> s vodou, </text:span><text:span text:style-name="T612">6 st,</text:span><text:span text:style-name="T610"> </text:span><text:span text:style-name="T600">klíč s rybí hlavou.</text:span></text:p>
        </text:list-item>
        <text:list-item>
          <text:p text:style-name="P523">Rybáři vypouští pelikány s podvázanými krky na ryby. Škrtidlo sundají, až když pták nanosí dost ryb pro svého majitele. V mezičase se předhání v dohadech o tom, kam ještěrci odvádí ztracené lidi.</text:p>
        </text:list-item>
        <text:list-item>
          <text:p text:style-name="P523">Nápadné bleděmodré zelí. Požití způsobuje malátnost a submisivitu. <text:span text:style-name="T1557">Alchymista z něj může vytěžit 5 magů.</text:span></text:p>
        </text:list-item>
        <text:list-item>
          <text:p text:style-name="P523">Stromy, ostr<text:span text:style-name="T1538">ů</text:span>vky půdy i bažina jsou porostlé narudlým mechem. <text:span text:style-name="T1537">Mech slouží jako hmatové orgány</text:span> masožravé <text:span text:style-name="T1537">rostliny</text:span> pod hladinou.</text:p>
          <text:p text:style-name="P345"><text:span text:style-name="T638">Tělo</text:span><text:span text:style-name="T618">:</text:span><text:span text:style-name="T551"><text:tab/><text:tab/></text:span><text:span text:style-name="T552">Fyzička 5, Finesa 2, Duše </text:span><text:span text:style-name="T584">3</text:span><text:span text:style-name="T552">, Životy 1</text:span><text:span text:style-name="T584">1<text:line-break/></text:span><text:span text:style-name="T639">12 š</text:span><text:span text:style-name="T638">lahoun</text:span><text:span text:style-name="T639">ů</text:span><text:span text:style-name="T618">:</text:span><text:span text:style-name="T551"><text:tab/></text:span><text:span text:style-name="T552">Fyzička </text:span><text:span text:style-name="T584">1</text:span><text:span text:style-name="T552">, Finesa 4, Duše </text:span><text:span text:style-name="T584">3</text:span><text:span text:style-name="T552">, Životy 1</text:span></text:p>
          <text:p text:style-name="P294"><text:span text:style-name="T720">Rychlost:</text:span><text:span text:style-name="T778"> </text:span><text:span text:style-name="T873">nepohybuje se</text:span></text:p>
          <text:p text:style-name="P304"><text:span text:style-name="T721">Smysly: </text:span><text:span text:style-name="T874">hmat (šlahouny)</text:span></text:p>
          <text:p text:style-name="P345"><text:span text:style-name="T750">Zranitelnost:</text:span><text:span text:style-name="T874"> Šlahouny nejsou zranitelné drtivými a bodnými zbraněmi (pod drtivými útoky se neškodně prohnou, bodné zbraně je sice mohou s trochou štěstí probodnout, ale šlahoun bude fungovat dál).</text:span></text:p>
          <text:p text:style-name="P347"><text:span text:style-name="T541">⚔<text:tab/></text:span><text:span text:style-name="T719">Z</text:span><text:span text:style-name="T729">uby</text:span><text:span text:style-name="T10">:</text:span><text:span text:style-name="T33"> </text:span><text:span text:style-name="T85">5 + k6, zranění 2</text:span></text:p>
          <text:p text:style-name="P347"><text:soft-page-break/><text:span text:style-name="T541">⚔<text:tab/></text:span><text:span text:style-name="T750">Šlahouny</text:span><text:span text:style-name="T10">:</text:span><text:span text:style-name="T33"> </text:span><text:span text:style-name="T85">4 + k6. Nezraňují, pouze omotávají a přitahují</text:span></text:p>
        </text:list-item>
      </text:list>
      <text:list xml:id="list2104894670" text:style-name="L15">
        <text:list-item>
          <text:p text:style-name="P358">Každý šlahoun a tlama mohou současně bez postihu zaútočit zvlášť.</text:p>
        </text:list-item>
        <text:list-item>
          <text:p text:style-name="P358">Na omotání postavy si šlahouny hází Finesou, na přitažení k tlamě Fyzičkou. Když postavu omotá více šlahounů, jejich Fyzička se sčítá.</text:p>
        </text:list-item>
        <text:list-item>
          <text:p text:style-name="P358">Šlahouny je možno ničit jednotlivě nebo <text:span text:style-name="T1539">najednou</text:span> plošnými útoky.</text:p>
        </text:list-item>
      </text:list>
      <text:list xml:id="list195010896340682" text:continue-list="list552552435" text:style-name="L14">
        <text:list-item>
          <text:p text:style-name="P523">Zbohatlý <text:span text:style-name="T1540">T</text:span>rosský měšťan <text:span text:style-name="T1542">(elf)</text:span> na tajné schůzce s<text:span text:style-name="T1541">e čtyřmi</text:span> ještěrci dračího kultu.</text:p>
          <text:p text:style-name="P481">Ještěrec</text:p>
          <text:p text:style-name="P348"><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16">, </text:span><text:span text:style-name="T917">Ž</text:span><text:span text:style-name="T918">ivot</text:span><text:span text:style-name="T917">y </text:span><text:span text:style-name="T919">9</text:span></text:p>
          <text:p text:style-name="P348"><text:span text:style-name="T543">⚔ </text:span><text:span text:style-name="T658">Dlouhé kopí</text:span><text:span text:style-name="T656">:</text:span><text:span text:style-name="T601"> </text:span><text:span text:style-name="T602">3</text:span><text:span text:style-name="T601"> + k6, zranění </text:span><text:span text:style-name="T609">2</text:span></text:p>
          <text:p text:style-name="P529"><text:span text:style-name="T658">U </text:span><text:span text:style-name="T654">sebe mají:</text:span><text:span text:style-name="T600"> uzené ryby, dřevěné l</text:span><text:span text:style-name="T611">a</text:span><text:span text:style-name="T600">hve s vodou.</text:span></text:p>
          <text:p text:style-name="P460"><text:span text:style-name="T665">Měšťan </text:span><text:span text:style-name="T667">Létis</text:span></text:p>
          <text:p text:style-name="P348"><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16">, </text:span><text:span text:style-name="T917">Ž</text:span><text:span text:style-name="T918">ivot</text:span><text:span text:style-name="T917">y </text:span><text:span text:style-name="T919">9</text:span></text:p>
          <text:p text:style-name="P359"><text:span text:style-name="T543">⚔ </text:span><text:span text:style-name="T658">D</text:span><text:span text:style-name="T654">ýka</text:span><text:span text:style-name="T656">:</text:span><text:span text:style-name="T601"> </text:span><text:span text:style-name="T602">3</text:span><text:span text:style-name="T601"> + k6, zranění </text:span><text:span text:style-name="T609">2</text:span></text:p>
          <text:p text:style-name="P345"><text:span text:style-name="T658">U </text:span><text:span text:style-name="T654">sebe má:</text:span><text:span text:style-name="T600"> </text:span><text:span text:style-name="T613">Měšec s 3 zl a 6 st, zlatý prsten (10 zl), měšťanské šaty (5 zl)</text:span></text:p>
        </text:list-item>
        <text:list-item>
          <text:p text:style-name="P523">Jedovat<text:span text:style-name="T1543">ě žlutá</text:span> žába s korunkou na hlavě.</text:p>
          <text:p text:style-name="P531"><text:soft-page-break/>Když ji políbí dívka, otráví se (žába kůží vylučuje smrtící jed), ale žába se promění v <text:span text:style-name="T1547">nahého</text:span> elfského prince. <text:span text:style-name="T1546">Jeho jméno je Léthanis, pochází z elfské říše a v podobě žáby strávil několik staletí. Mluví výhradně elfsky, chová se velmi povýšeně a od postav očekává, že splní každé jeho přání.</text:span></text:p>
          <text:p text:style-name="P524"><text:span text:style-name="T240">S</text:span><text:span text:style-name="T241">íla</text:span><text:span text:style-name="T242"> jedu</text:span><text:span text:style-name="T241">:</text:span><text:span text:style-name="T300"> </text:span><text:span text:style-name="T1050">1</text:span><text:span text:style-name="T1082">6</text:span><text:span text:style-name="T301"> </text:span><text:span text:style-name="T302">+ k6</text:span><text:span text:style-name="T241"><text:line-break/></text:span><text:span text:style-name="T240">D</text:span><text:span text:style-name="T241">ruh:</text:span><text:span text:style-name="T300"> </text:span><text:span text:style-name="T1083">ž</text:span><text:span text:style-name="T1084">ivočišný</text:span><text:span text:style-name="T300"><text:line-break/></text:span><text:span text:style-name="T240">L</text:span><text:span text:style-name="T241">atence:</text:span><text:span text:style-name="T1544"> </text:span><text:span text:style-name="T1053">1</text:span><text:span text:style-name="T1544"> </text:span><text:span text:style-name="T1053">m</text:span><text:span text:style-name="T1085">inuta</text:span><text:span text:style-name="T1544"><text:line-break/></text:span><text:span text:style-name="T243">P</text:span><text:span text:style-name="T244">říznaky:</text:span><text:span text:style-name="T1545"> </text:span><text:span text:style-name="T1086">k</text:span><text:span text:style-name="T1087">řeče, </text:span><text:span text:style-name="T1088">následně</text:span><text:span text:style-name="T1087"> </text:span><text:span text:style-name="T1088">zástava srdce.</text:span></text:p>
          <text:p text:style-name="P531">Korunka je zlatá, má cenu 5 zl.</text:p>
        </text:list-item>
        <text:list-item>
          <text:p text:style-name="P523">Pijavice, které zraňují zdravé a léčí zraněné <text:span text:style-name="T1548">(za 3kz + 2, na stejnou osobu vždy jen jednou za den)</text:span>.</text:p>
        </text:list-item>
        <text:list-item>
          <text:p text:style-name="P523"><text:span text:style-name="T1549">Zlověstné,</text:span> uši drásající bzučení. Útok hejna pětikilových komárů.</text:p>
          <text:p text:style-name="P461">Hejno <text:span text:style-name="T1551">komárů</text:span></text:p>
          <text:p text:style-name="P345"><text:span text:style-name="T790">F</text:span><text:span text:style-name="T775">yzička </text:span><text:span text:style-name="T875">4</text:span><text:span text:style-name="T775">, Finesa </text:span><text:span text:style-name="T876">1</text:span><text:span text:style-name="T775">, Duše -, </text:span><text:span text:style-name="T776">Ž</text:span><text:span text:style-name="T773">ivot</text:span><text:span text:style-name="T776">y </text:span><text:span text:style-name="T875">12<text:line-break/></text:span><text:span text:style-name="T790">F</text:span><text:span text:style-name="T775">yzička </text:span><text:span text:style-name="T875">3</text:span><text:span text:style-name="T775">, Finesa </text:span><text:span text:style-name="T876">1</text:span><text:span text:style-name="T775">, Duše -, </text:span><text:span text:style-name="T776">Ž</text:span><text:span text:style-name="T773">ivot</text:span><text:span text:style-name="T776">y </text:span><text:span text:style-name="T875">8<text:line-break/></text:span><text:span text:style-name="T790">F</text:span><text:span text:style-name="T775">yzička </text:span><text:span text:style-name="T875">2</text:span><text:span text:style-name="T775">, Finesa </text:span><text:span text:style-name="T876">1</text:span><text:span text:style-name="T775">, Duše -, </text:span><text:span text:style-name="T776">Ž</text:span><text:span text:style-name="T773">ivot</text:span><text:span text:style-name="T776">y </text:span><text:span text:style-name="T875">4</text:span></text:p>
          <text:p text:style-name="P305"><text:span text:style-name="T720">Z</text:span><text:span text:style-name="T717">broj:</text:span><text:span text:style-name="T772"> Proti cíleným útokům 2, proti plošným 0</text:span></text:p>
          <text:p text:style-name="P349"><text:span text:style-name="T541">⚔ </text:span><text:span text:style-name="T751">Sosáky</text:span><text:span text:style-name="T10">:</text:span><text:span text:style-name="T791"> </text:span><text:span text:style-name="T877">Fyzička</text:span><text:span text:style-name="T791"> + k6, zranění </text:span><text:span text:style-name="T876">0</text:span></text:p>
        </text:list-item>
        <text:list-item>
          <text:p text:style-name="P523">Na zlomeném stromě <text:span text:style-name="T1552">je</text:span> nabodnutý pirát. Vypadá jako by spadl z oblohy. Nohy <text:span text:style-name="T1552">má</text:span> okousané od dravců, trojhranný klobouk stále na hlavě. Po kapsách <text:span text:style-name="T1555">má</text:span> hrst drahokamů (cena 3k20 zlaťáků) a <text:span text:style-name="T213">lektvar neviditelnosti</text:span> <text:span text:style-name="T1550">(karta)</text:span>.</text:p>
        </text:list-item>
      </text:list>
      <text:h text:style-name="P272" text:outline-level="2"><text:soft-page-break/><text:span text:style-name="T1534">+</text:span>Garlacké hory</text:h>
      <text:h text:style-name="P280" text:outline-level="3">Počasí <text:span text:style-name="T1553">(k6)</text:span></text:h>
      <text:list xml:id="list195011364919964" text:continue-list="list4241751854" text:style-name="L13">
        <text:list-item>
          <text:p text:style-name="P519">Jasno</text:p>
        </text:list-item>
        <text:list-item>
          <text:p text:style-name="P532">Polojasno</text:p>
        </text:list-item>
        <text:list-item>
          <text:p text:style-name="P535">Zataženo, padá jemný sníh</text:p>
        </text:list-item>
        <text:list-item>
          <text:p text:style-name="P535">Zataženo, hustě chumelí</text:p>
        </text:list-item>
        <text:list-item>
          <text:p text:style-name="P535">Zataženo, silný vítr</text:p>
        </text:list-item>
        <text:list-item>
          <text:p text:style-name="P536">Sněhová bouře, nízká viditelnost</text:p>
        </text:list-item>
      </text:list>
      <text:h text:style-name="Heading_20_3" text:outline-level="3"><text:span text:style-name="T1558">Setkání (k</text:span>20<text:span text:style-name="T1558">)</text:span>:</text:h>
      <text:list xml:id="list3898409583" text:style-name="L16">
        <text:list-item>
          <text:p text:style-name="P526"><text:span text:style-name="T928">👣 </text:span><text:span text:style-name="T930">Čerstvé s</text:span><text:span text:style-name="T928">topy tří lítých vlků</text:span></text:p>
        </text:list-item>
        <text:list-item>
          <text:p text:style-name="P526"><text:span text:style-name="T928">👣 </text:span><text:span text:style-name="T930">Den staré s</text:span><text:span text:style-name="T928">topy tří lítých vlků</text:span></text:p>
        </text:list-item>
        <text:list-item>
          <text:p text:style-name="P537"><text:span text:style-name="T1226">K</text:span><text:span text:style-name="T1222">ůly s lidskými </text:span><text:span text:style-name="T1184">mrtvolami v různých fázích rozkladu</text:span><text:span text:style-name="T1222">, goblin</text:span><text:span text:style-name="T1187">ský</text:span><text:span text:style-name="T1222">mi štíty a dekoracemi z dlouhého peří ptáka Noha. </text:span><text:span text:style-name="T1228">Jedna z mrtvol je čerstvá</text:span><text:span text:style-name="T1227"> (</text:span><text:span text:style-name="T1229">nahý </text:span><text:span text:style-name="T1185">m</text:span><text:span text:style-name="T1186">ladý muž</text:span><text:span text:style-name="T1227">)</text:span></text:p>
          <text:p text:style-name="P362"><text:span text:style-name="Emphasis"><text:span text:style-name="T507">👣</text:span></text:span><text:span text:style-name="Emphasis"><text:span text:style-name="T495"> </text:span></text:span><text:span text:style-name="Emphasis"><text:span text:style-name="T497">Stopy tří lítých vlků a goblinů, kteří z nich sesedli, nabodli mrtvolu na kůl a zase odjeli.</text:span></text:span></text:p>
        </text:list-item>
        <text:list-item>
          <text:p text:style-name="P537"><text:span text:style-name="T379">Tři</text:span><text:span text:style-name="T378"> g</text:span><text:span text:style-name="T1222">obliní jezdci na </text:span><text:span text:style-name="T1224">lítých vlcích</text:span></text:p>
          <text:p text:style-name="P479">Gobliní jezdec</text:p>
          <text:p text:style-name="P537"><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51"><text:span text:style-name="T941">Z</text:span><text:span text:style-name="T942">broj:</text:span><text:span text:style-name="T910"> 1 (lehká zbroj)</text:span></text:p>
          <text:p text:style-name="P295"><text:soft-page-break/><text:span text:style-name="T541">⚔ </text:span><text:span text:style-name="T624">K</text:span><text:span text:style-name="T632">opí</text:span><text:span text:style-name="T618">:</text:span><text:span text:style-name="T551"> </text:span><text:span text:style-name="T558">3</text:span><text:span text:style-name="T557"> + k6, zranění </text:span><text:span text:style-name="T574">0</text:span></text:p>
          <text:p text:style-name="P334"><text:span text:style-name="T624">D</text:span><text:span text:style-name="T618">ostřel:</text:span><text:span text:style-name="T551"> </text:span><text:span text:style-name="T574">krátký</text:span></text:p>
          <text:p text:style-name="P351"><text:span text:style-name="T550">⚔ </text:span><text:span text:style-name="T663">Nůž</text:span><text:span text:style-name="T664">:</text:span><text:span text:style-name="T601"> </text:span><text:span text:style-name="T602">3</text:span><text:span text:style-name="T601"> + k6, zranění </text:span><text:span text:style-name="T602">0</text:span></text:p>
          <text:p text:style-name="P351"><text:span text:style-name="T943">Vzhled:</text:span><text:span text:style-name="T909"> </text:span><text:span text:style-name="T910">Goblini jsou velcí jako hobiti, zelení a holohlaví</text:span><text:span text:style-name="T909">. </text:span><text:span text:style-name="T910">Mají dlouhé, špičaté uši, </text:span><text:span text:style-name="T911">velké, </text:span><text:span text:style-name="T910">zahnuté nosy a ostré zuby.</text:span></text:p>
          <text:p text:style-name="P361"><text:span text:style-name="T763">U </text:span><text:span text:style-name="T762">sebe mají:</text:span><text:span text:style-name="T908"> sušené maso, chlebové placky, měchy s vodou, </text:span><text:span text:style-name="T912">hojivou mast. </text:span><text:span text:style-name="T915">Jeden z nich má</text:span><text:span text:style-name="T912"> </text:span><text:span text:style-name="T764">měděný prsten</text:span><text:span text:style-name="T914"> </text:span><text:span text:style-name="T913">(prodej 1 st).</text:span></text:p>
          <text:p text:style-name="P462"><text:span text:style-name="T944">L</text:span><text:span text:style-name="T940">ítý vlk</text:span></text:p>
          <text:p text:style-name="P363"><text:span text:style-name="T945">F</text:span><text:span text:style-name="T946">yzička </text:span><text:span text:style-name="T947">5</text:span><text:span text:style-name="T946">, Finesa </text:span><text:span text:style-name="T948">1</text:span><text:span text:style-name="T946">, Duše -, </text:span><text:span text:style-name="T949">Ž</text:span><text:span text:style-name="T950">ivot</text:span><text:span text:style-name="T949">y </text:span><text:span text:style-name="T951">1</text:span><text:span text:style-name="T952">2</text:span></text:p>
          <text:p text:style-name="P306"><text:span text:style-name="T721">Smysly:</text:span><text:span text:style-name="T781"> </text:span><text:span text:style-name="T856">průměrný </text:span><text:span text:style-name="T857">zrak</text:span><text:span text:style-name="T794">, výborný </text:span><text:span text:style-name="T857">sluch a </text:span><text:span text:style-name="T858">skvělý</text:span><text:span text:style-name="T794"> </text:span><text:span text:style-name="T857">čich</text:span></text:p>
          <text:p text:style-name="P307"><text:span text:style-name="T765">R</text:span><text:span text:style-name="T766">ychlost:</text:span><text:span text:style-name="T952"> jako kůň</text:span></text:p>
          <text:p text:style-name="P362"><text:span text:style-name="T543">⚔<text:tab/></text:span><text:span text:style-name="T769">Z</text:span><text:span text:style-name="T770">uby </text:span><text:span text:style-name="T771">nebo drápy</text:span><text:span text:style-name="T769">:</text:span><text:span text:style-name="T926"> </text:span><text:span text:style-name="T927">5</text:span><text:span text:style-name="T926"> + k6, zranění </text:span><text:span text:style-name="T928">1</text:span></text:p>
        </text:list-item>
        <text:list-item>
          <text:p text:style-name="P526"><text:span text:style-name="T928">👣 </text:span><text:span text:style-name="T930">Čerstvé s</text:span><text:span text:style-name="T928">topy p</text:span><text:span text:style-name="T929">ěti skřetů</text:span></text:p>
        </text:list-item>
        <text:list-item>
          <text:p text:style-name="P526"><text:span text:style-name="T928">👣 </text:span><text:span text:style-name="T930">Den staré s</text:span><text:span text:style-name="T928">topy p</text:span><text:span text:style-name="T929">ěti skřetů</text:span></text:p>
        </text:list-item>
        <text:list-item>
          <text:p text:style-name="P537"><text:span text:style-name="T1230">S</text:span><text:span text:style-name="T1222">tudené ohniště, ohlodané gobliní kosti a </text:span><text:span text:style-name="T1230">pět</text:span><text:span text:style-name="T1222"> větvemi vystlan</text:span><text:span text:style-name="T1230">ých</text:span><text:span text:style-name="T1222"> ležení </text:span><text:span text:style-name="T1188">lidské velikosti.</text:span></text:p>
          <text:p text:style-name="P362"><text:span text:style-name="Emphasis"><text:span text:style-name="T507">👣</text:span></text:span><text:span text:style-name="Emphasis"><text:span text:style-name="T495"> </text:span></text:span><text:span text:style-name="Emphasis"><text:span text:style-name="T496">Čerstvé stopy pěti skřetů, kteří tu nocovali.</text:span></text:span></text:p>
        </text:list-item>
        <text:list-item>
          <text:p text:style-name="P361"><text:span text:style-name="Emphasis"><text:span text:style-name="T498">S</text:span></text:span><text:span text:style-name="T1225">křetí</text:span><text:span text:style-name="T1222"> lovecká skupina </text:span><text:span text:style-name="T1223">(5 skřetích lovců)</text:span></text:p>
          <text:p text:style-name="P480">Skřetí lovec</text:p>
          <text:p text:style-name="P361"><text:span text:style-name="T2">F</text:span><text:span text:style-name="T3">yzička </text:span><text:span text:style-name="T67">3</text:span><text:span text:style-name="T3">, Finesa </text:span><text:span text:style-name="T68">4</text:span><text:span text:style-name="T3">, Duše </text:span><text:span text:style-name="T67">2</text:span><text:span text:style-name="T775">, </text:span><text:span text:style-name="T776">Ž</text:span><text:span text:style-name="T773">ivot</text:span><text:span text:style-name="T776">y </text:span><text:span text:style-name="T859">9</text:span></text:p>
          <text:p text:style-name="P351"><text:span text:style-name="T54">Z</text:span><text:span text:style-name="T1">broj: </text:span><text:span text:style-name="T20">1 </text:span><text:span text:style-name="T23">(</text:span><text:span text:style-name="T20">lehká zbroj)</text:span></text:p>
          <text:p text:style-name="P295"><text:soft-page-break/><text:span text:style-name="T541">⚔ </text:span><text:span text:style-name="T624">Krátký luk</text:span><text:span text:style-name="T618">:</text:span><text:span text:style-name="T551"> </text:span><text:span text:style-name="T575">4</text:span><text:span text:style-name="T557"> + k6, zranění </text:span><text:span text:style-name="T558">1</text:span></text:p>
          <text:p text:style-name="P334"><text:span text:style-name="T624">D</text:span><text:span text:style-name="T618">ostřel:</text:span><text:span text:style-name="T551"> střední</text:span></text:p>
          <text:p text:style-name="P366"><text:span text:style-name="T543">⚔ </text:span><text:span text:style-name="T655">Nůž</text:span><text:span text:style-name="T656">:</text:span><text:span text:style-name="T601"> </text:span><text:span text:style-name="T603">4</text:span><text:span text:style-name="T601"> + k6, zranění </text:span><text:span text:style-name="T602">0</text:span></text:p>
          <text:p text:style-name="P526"><text:span text:style-name="T608">Každý má u sebe </text:span><text:span text:style-name="T657">hojivou mast</text:span><text:span text:style-name="T608">, </text:span><text:span text:style-name="T606">sušené maso</text:span><text:span text:style-name="T608"> </text:span><text:span text:style-name="T606">a měch s vodou</text:span><text:span text:style-name="T608">, tři mají </text:span><text:span text:style-name="T657">léčivý lektvar </text:span><text:span text:style-name="T608">(vyléčí </text:span><text:span text:style-name="T605">3kz + 2</text:span><text:span text:style-name="T604"> životů</text:span><text:span text:style-name="T608">). </text:span><text:span text:style-name="T607">Jeden z nich má pytel s šesti páry goblinských uší (dají se odevzdat v Trossu jako trofeje)</text:span></text:p>
        </text:list-item>
        <text:list-item>
          <text:p text:style-name="P417"><text:span text:style-name="Emphasis"><text:span text:style-name="T517">👣</text:span></text:span><text:span text:style-name="Emphasis"><text:span text:style-name="T518"> </text:span></text:span>Den staré stopy čtyř goblinů a velkého dřevěného golema.</text:p>
        </text:list-item>
        <text:list-item>
          <text:p text:style-name="P526"><text:span text:style-name="Emphasis"><text:span text:style-name="T530">👣</text:span></text:span><text:span text:style-name="Emphasis"><text:span text:style-name="T536"> </text:span></text:span><text:span text:style-name="T1156">N</text:span><text:span text:style-name="T1155">ěkolik dní</text:span><text:span text:style-name="T1156"> staré stopy čtyř goblinů a velkého dřevěného golema.</text:span></text:p>
        </text:list-item>
        <text:list-item>
          <text:p text:style-name="P537">Gobliní <text:span text:style-name="T1509">alchymista</text:span> s<text:span text:style-name="T1511">e třemi</text:span> poskoky testuje <text:span text:style-name="T1510">bomby,</text:span> <text:span text:style-name="T1509">rakety</text:span> a <text:span text:style-name="T1513">velkého</text:span> dřevěného golema. <text:span text:style-name="T1512">Opodál je odložená truhlice (8 magů surovin) a velká torna s jídlem, vodou a soudkem medoviny, kterou zřejmě nosil golem.</text:span></text:p>
          <text:p text:style-name="P463">Gobliní alchymista</text:p>
          <text:p text:style-name="P306"><text:span text:style-name="T576">F</text:span><text:span text:style-name="T577">yzička </text:span><text:span text:style-name="T583">1</text:span><text:span text:style-name="T577">, Finesa </text:span><text:span text:style-name="T578">3</text:span><text:span text:style-name="T577">, Duše </text:span><text:span text:style-name="T583">2</text:span><text:span text:style-name="T577">, </text:span><text:span text:style-name="T579">Ž</text:span><text:span text:style-name="T580">ivot</text:span><text:span text:style-name="T579">y </text:span><text:span text:style-name="T583">6</text:span></text:p>
          <text:p text:style-name="P361"><text:span text:style-name="T541">⚔ </text:span><text:span text:style-name="T633">Nůž</text:span><text:span text:style-name="T634">:</text:span><text:span text:style-name="T580"> </text:span><text:span text:style-name="T578">3 + k6, zranění 0</text:span></text:p>
          <text:p text:style-name="P295"><text:span text:style-name="T541">⚔ </text:span><text:span text:style-name="T542">1x </text:span><text:span text:style-name="T635">Ohnivá hlína</text:span><text:span text:style-name="T634">:</text:span><text:span text:style-name="T580"> </text:span><text:span text:style-name="T578">3 + k6, </text:span><text:span text:style-name="T684">2</text:span><text:span text:style-name="T685">kz </text:span><text:span text:style-name="T706">ohněm</text:span><text:span text:style-name="T685"> </text:span><text:span text:style-name="T686">(</text:span><text:span text:style-name="T687">odečítá se Zbroj</text:span><text:span text:style-name="T686">)</text:span></text:p>
          <text:p text:style-name="P334"><text:span text:style-name="T676">Dostřel:</text:span><text:span text:style-name="T688"> </text:span><text:span text:style-name="T684">krátký</text:span></text:p>
          <text:p text:style-name="P334"><text:span text:style-name="T670">R</text:span><text:span text:style-name="T671">ozsah </text:span><text:span text:style-name="T672">výbuchu</text:span><text:span text:style-name="T671">:</text:span><text:span text:style-name="T677"> všechno v </text:span><text:span text:style-name="T673">kontaktní</text:span><text:span text:style-name="T671"> vzdálenosti</text:span></text:p>
          <text:p text:style-name="P295"><text:span text:style-name="T544">⚔ </text:span><text:span text:style-name="T545">1x </text:span><text:span text:style-name="T659">Petarda</text:span><text:span text:style-name="T660">:</text:span><text:span text:style-name="T614"> </text:span><text:span text:style-name="T615">3 + k6</text:span></text:p>
          <text:p text:style-name="P334"><text:span text:style-name="T674">R</text:span><text:span text:style-name="T671">ozsah </text:span><text:span text:style-name="T675">výbuchu</text:span><text:span text:style-name="T671">:</text:span><text:span text:style-name="T677"> všichni v </text:span><text:span text:style-name="T671">kontaktní vzdálenosti</text:span></text:p>
          <text:p text:style-name="P334"><text:span text:style-name="T671">Účinek:</text:span><text:span text:style-name="T677"> ohlušení a nevýhoda za potíže s rovnováhou na počet kol rovný počtu úspěchů</text:span></text:p>
          <text:p text:style-name="P295"><text:soft-page-break/><text:span text:style-name="T541">⚔ </text:span><text:span text:style-name="T542">2x </text:span><text:span text:style-name="T636">Bomba</text:span><text:span text:style-name="T634">:</text:span><text:span text:style-name="T580"> </text:span><text:span text:style-name="T581">6</text:span><text:span text:style-name="T578"> + k6, </text:span><text:span text:style-name="T707">5</text:span><text:span text:style-name="T708">kz </text:span><text:span text:style-name="T704">dr</text:span><text:span text:style-name="T705">cením</text:span><text:span text:style-name="T685"> </text:span><text:span text:style-name="T686">(</text:span><text:span text:style-name="T687">odečítá se Zbroj</text:span><text:span text:style-name="T686">)</text:span></text:p>
          <text:p text:style-name="P335"><text:span text:style-name="T670">R</text:span><text:span text:style-name="T671">ozsah </text:span><text:span text:style-name="T672">výbuchu</text:span><text:span text:style-name="T671">:</text:span><text:span text:style-name="T677"> všechno v </text:span><text:span text:style-name="T673">kontaktní</text:span><text:span text:style-name="T671"> vzdálenosti</text:span></text:p>
          <text:p text:style-name="P295"><text:span text:style-name="T541">⚔ </text:span><text:span text:style-name="T542">3x </text:span><text:span text:style-name="T637">Raketa</text:span><text:span text:style-name="T634">:</text:span><text:span text:style-name="T580"> </text:span><text:span text:style-name="T582">5</text:span><text:span text:style-name="T578"> + k6, </text:span><text:span text:style-name="T689">zranění </text:span><text:span text:style-name="T678">0</text:span><text:span text:style-name="T679"> </text:span><text:span text:style-name="T680">(</text:span><text:span text:style-name="T710">sečné</text:span><text:span text:style-name="T680">)</text:span><text:span text:style-name="T681">, </text:span><text:span text:style-name="T682">odečítá se Zbroj</text:span></text:p>
          <text:p text:style-name="P334"><text:span text:style-name="T676">Dostřel:</text:span><text:span text:style-name="T688"> </text:span><text:span text:style-name="T684"><text:s/></text:span><text:span text:style-name="T683">dlouhý</text:span></text:p>
          <text:p text:style-name="P334"><text:span text:style-name="T670">R</text:span><text:span text:style-name="T671">ozsah </text:span><text:span text:style-name="T672">výbuchu</text:span><text:span text:style-name="T671">:</text:span><text:span text:style-name="T677"> všechno v </text:span><text:span text:style-name="T673">kontaktní</text:span><text:span text:style-name="T671"> vzdálenosti</text:span></text:p>
          <text:p text:style-name="P463"><text:span text:style-name="T690">Gobliní </text:span><text:span text:style-name="T691">poskok</text:span></text:p>
          <text:p text:style-name="P361"><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61"><text:span text:style-name="T546">⚔ </text:span><text:span text:style-name="T661">Nůž</text:span><text:span text:style-name="T662">:</text:span><text:span text:style-name="T616"> </text:span><text:span text:style-name="T617">3</text:span><text:span text:style-name="T616"> + k6, zranění </text:span><text:span text:style-name="T617">0</text:span></text:p>
          <text:p text:style-name="P464"><text:span text:style-name="T693">D</text:span><text:span text:style-name="T692">řevěný golem</text:span></text:p>
          <text:p text:style-name="P361"><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61"><text:span text:style-name="T2">F</text:span><text:span text:style-name="T3">yzička </text:span><text:span text:style-name="T56">4</text:span><text:span text:style-name="T3">, Finesa </text:span><text:span text:style-name="T56">2</text:span><text:span text:style-name="T3">, Duše </text:span><text:span text:style-name="T56">3</text:span><text:span text:style-name="T775">, </text:span><text:span text:style-name="T776">Ž</text:span><text:span text:style-name="T773">ivot</text:span><text:span text:style-name="T776">y </text:span><text:span text:style-name="T832">1</text:span><text:span text:style-name="T861">6</text:span></text:p>
          <text:p text:style-name="P306"><text:span text:style-name="T720">Zbroj:</text:span><text:span text:style-name="T778"> </text:span><text:span text:style-name="T833">proti </text:span><text:span text:style-name="T860">bodu </text:span><text:span text:style-name="T861">a</text:span><text:span text:style-name="T860"> drcení </text:span><text:span text:style-name="T861">2</text:span></text:p>
          <text:p text:style-name="P306"><text:span text:style-name="T720">Rychlost:</text:span><text:span text:style-name="T778"> </text:span><text:span text:style-name="T836">jako člověk, ale neběhá</text:span></text:p>
          <text:p text:style-name="P360"><text:span text:style-name="T541">⚔ </text:span><text:span text:style-name="T739">Pěsti</text:span><text:span text:style-name="T10">:</text:span><text:span text:style-name="T33"> </text:span><text:span text:style-name="T55">4 + k6, zranění 1</text:span></text:p>
        </text:list-item>
        <text:list-item>
          <text:p text:style-name="P538"><text:span text:style-name="T928">👣 </text:span><text:span text:style-name="T925">Stopy šesti trpaslíků. </text:span><text:span text:style-name="T931">Míří ke stříbrnému dolu.</text:span></text:p>
        </text:list-item>
        <text:list-item>
          <text:p text:style-name="P538">Opuštěné ležení: ohniště, stopy od stanových kolíků, zbytky jídla.</text:p>
          <text:p text:style-name="P538"><text:span text:style-name="T928">👣 </text:span><text:span text:style-name="T925">Tábořilo tady šest trpaslíků.</text:span></text:p>
        </text:list-item>
        <text:list-item>
          <text:p text:style-name="P537">Skupina <text:span text:style-name="T1514">šesti</text:span> trpasličích prospektorů nevěří, že lidé vytěžili všechno, a hledají další drahé kovy. Jsou přátelští a ochotní jen do chvíle než na něco cenného skutečně narazíte.</text:p>
          <text:p text:style-name="P361"><text:span text:style-name="T2">F</text:span><text:span text:style-name="T3">yzička </text:span><text:span text:style-name="T73">3</text:span><text:span text:style-name="T3">, Finesa </text:span><text:span text:style-name="T73">2</text:span><text:span text:style-name="T3">, Duše </text:span><text:span text:style-name="T39">1</text:span><text:span text:style-name="T775">, </text:span><text:span text:style-name="T776">Ž</text:span><text:span text:style-name="T773">ivot</text:span><text:span text:style-name="T776">y </text:span><text:span text:style-name="T862">9</text:span></text:p>
          <text:p text:style-name="P539"><text:soft-page-break/>Mumla, Krumpáč, Popel, Bota (trpaslice), Knedlík a vede je Hora (obzvláště rozložitý trpaslík s Fyzičkou 4).</text:p>
          <text:p text:style-name="P539">Mají s sebou <text:span text:style-name="T1515">torny s pokrývkami a zásobami, dva stany,</text:span> hornické kahany, krumpáče, motyky a lopaty. <text:span text:style-name="T1515">Na hlavách mají hornické přílby, ale n</text:span>emají zbroje. <text:span text:style-name="T1516">Bota má měšec s 26 st.</text:span></text:p>
        </text:list-item>
        <text:list-item>
          <text:p text:style-name="P540">Mělká jeskyně s oltářem a sochou starého trpaslického božstva. V oltáři je štěrbina na vhazování mincí.</text:p>
          <text:p text:style-name="P537"><text:span text:style-name="T1524">Když se </text:span><text:span text:style-name="T1152">z</text:span><text:span text:style-name="T1153">de</text:span><text:span text:style-name="T1524"> pomodlí trpaslík, socha na něj promluví. Zavzpomíná na staré, dobré časy, kdy ještě trpaslíci byli zbožní a </text:span><text:span text:style-name="T1152">p</text:span><text:span text:style-name="T1154">řinášeli</text:span><text:span text:style-name="T1524"> mu obětiny.</text:span></text:p>
          <text:p text:style-name="P540">„Od tý doby, co umřeli Dragin s Blarinem z klanu Baragorů, to nestojí za nic“ (odkaz na Trpaslickou hrobu v horách).</text:p>
        </text:list-item>
      </text:list>
      <text:list xml:id="list515034482" text:style-name="L17">
        <text:list-item>
          <text:list>
            <text:list-item>
              <text:p text:style-name="P541"><text:span text:style-name="T1517">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2">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195010027286927" text:continue-list="list3898409583" text:style-name="L16">
        <text:list-item>
          <text:p text:style-name="P526">Osamělý šišlavý stařec pořád opakuje, jak je mu skvěle od té doby, co žije sám v horách. Přesto postavy pozve do své jeskyně a pohostí <text:span text:style-name="T1518">je </text:span><text:span text:style-name="T237">nápojem z krve zlobra</text:span><text:span text:style-name="T299"> (karta)</text:span>. Když mu hráči zařídí trvalejší společnost nebo ho přesvědčí k návratu do Trossu, <text:span text:style-name="T1518">nápoj jim daruje</text:span>.</text:p>
        </text:list-item>
        <text:list-item>
          <text:p text:style-name="P537"><text:soft-page-break/>Na stezce leží několik balvanů, rozlámané trakaře, truhlice a nářadí. Ve skalách nad stezkou sídlí obr a vrhá na cestovatele kameny.</text:p>
          <text:p text:style-name="P537"><text:span text:style-name="T2">F</text:span><text:span text:style-name="T3">yzička </text:span><text:span text:style-name="T74">7</text:span><text:span text:style-name="T3">, Finesa </text:span><text:span text:style-name="T74">3</text:span><text:span text:style-name="T3">, Duše </text:span><text:span text:style-name="T74">4</text:span><text:span text:style-name="T775">, </text:span><text:span text:style-name="T776">Ž</text:span><text:span text:style-name="T773">ivot</text:span><text:span text:style-name="T776">y </text:span><text:span text:style-name="T863">17</text:span></text:p>
          <text:p text:style-name="P306"><text:span text:style-name="T720">Rychlost:</text:span><text:span text:style-name="T778"> </text:span><text:span text:style-name="T863">jako člověk</text:span></text:p>
          <text:p text:style-name="P306"><text:span text:style-name="T721">Smysly:</text:span><text:span text:style-name="T781"> </text:span><text:span text:style-name="T863">jako člověk</text:span></text:p>
          <text:p text:style-name="P361"><text:span text:style-name="T541">⚔<text:tab/></text:span><text:span text:style-name="T746">Pěsti</text:span><text:span text:style-name="T719">:</text:span><text:span text:style-name="T773"> </text:span><text:span text:style-name="T864">7 + k6, zranění </text:span><text:span text:style-name="T867">2</text:span></text:p>
          <text:p text:style-name="P295"><text:span text:style-name="T541">⚔<text:tab/></text:span><text:span text:style-name="T745">Balvan</text:span><text:span text:style-name="T719">:</text:span><text:span text:style-name="T773"> </text:span><text:span text:style-name="T864">7 + k6, zranění </text:span><text:span text:style-name="T865">4</text:span></text:p>
          <text:p text:style-name="P334"><text:span text:style-name="T717">Dostřel:</text:span><text:span text:style-name="T772"> </text:span><text:span text:style-name="T866">střední</text:span></text:p>
          <text:p text:style-name="P361"><text:span text:style-name="T239">Děsivý řev:</text:span><text:span text:style-name="T1521"> Slabší povahy prchnou nebo se schoulí, silnější budou mít při boji s obrem nevýhodu.</text:span></text:p>
          <text:p text:style-name="P361"><text:span text:style-name="T213">Obří síla:</text:span> Obr si v boji zblízka nebo při vrhání těžkých zbraní a předmětů počítá +2 ke zranění <text:span text:style-name="T1520">(ve zranění kmenem stromu a balvanem je už bonus započítaný)</text:span>.</text:p>
          <text:p text:style-name="P543">Ve skalách má doupě (prostornou jeskyni), kde je možné najít kosti snědených zvířat a nebohých cestovatelů (mezi nimi šperky v hodnotě 13 zl)</text:p>
        </text:list-item>
        <text:list-item>
          <text:p text:style-name="P537">Blíží se silueta gigantického ptáka Noha. <text:span text:style-name="T1157">Pokud se někdo</text:span> nestihne <text:span text:style-name="T1525">schovat</text:span>, pták <text:span text:style-name="T1525">ho</text:span> odnese do svého hnízda ve skalách.</text:p>
          <text:p text:style-name="P361"><text:span text:style-name="T2">F</text:span><text:span text:style-name="T3">yzička </text:span><text:span text:style-name="T75">7</text:span><text:span text:style-name="T3">, Finesa </text:span><text:span text:style-name="T75">3</text:span><text:span text:style-name="T3">, Duše -</text:span><text:span text:style-name="T775">, </text:span><text:span text:style-name="T776">Ž</text:span><text:span text:style-name="T773">ivot</text:span><text:span text:style-name="T776">y </text:span><text:span text:style-name="T868">19</text:span></text:p>
          <text:p text:style-name="P306"><text:span text:style-name="T747">Zbroj</text:span><text:span text:style-name="T720">:</text:span><text:span text:style-name="T778"> </text:span><text:span text:style-name="T869">2</text:span><text:span text:style-name="T870"> (silné opeření)</text:span></text:p>
          <text:p text:style-name="P306"><text:span text:style-name="T720">Rychlost:</text:span><text:span text:style-name="T778"> </text:span><text:span text:style-name="T871">ve vzduchu rychlejší než kůň</text:span></text:p>
          <text:p text:style-name="P306"><text:span text:style-name="T721">Smysly:</text:span><text:span text:style-name="T781"> </text:span><text:span text:style-name="T872">výborný zrak, dobrý sluch a čich</text:span></text:p>
          <text:p text:style-name="P361"><text:span text:style-name="T541">⚔<text:tab/></text:span><text:span text:style-name="T748">Zobák </text:span><text:span text:style-name="T749">nebo</text:span><text:span text:style-name="T748"> spáry</text:span><text:span text:style-name="T10">:</text:span><text:span text:style-name="T33"> </text:span><text:span text:style-name="T75">7</text:span><text:span text:style-name="T76"> + k6, zranění </text:span><text:span text:style-name="T75">4</text:span></text:p>
          <text:p text:style-name="P361"><text:soft-page-break/><text:span text:style-name="T15">Vzhled:</text:span><text:span text:style-name="T75"> </text:span><text:span text:style-name="T77">Gigantický hnědý dravý pták.</text:span></text:p>
          <text:p text:style-name="P362"><text:span text:style-name="T1080">V hnízdě jsou dvě vejce. </text:span><text:span text:style-name="T1078">Z </text:span><text:span text:style-name="T1080">každého</text:span><text:span text:style-name="T1078"> může a</text:span><text:span text:style-name="T1081">lchymista vytěžit </text:span><text:span text:style-name="T1078">17</text:span><text:span text:style-name="T1081"> mag</text:span><text:span text:style-name="T1079">ů</text:span><text:span text:style-name="T1081">.</text:span></text:p>
        </text:list-item>
        <text:list-item>
          <text:p text:style-name="P526">Hoď znovu a nový výsledek po chvíli přeruš kamennou lavinou.</text:p>
        </text:list-item>
      </text:list>
      <text:h text:style-name="P273" text:outline-level="2"><text:span text:style-name="T1482">+</text:span>Hrzales</text:h>
      <text:h text:style-name="P281" text:outline-level="3">Počasí</text:h>
      <text:list xml:id="list2038765189" text:style-name="L18">
        <text:list-item>
          <text:p text:style-name="P521">Jasno</text:p>
        </text:list-item>
        <text:list-item>
          <text:p text:style-name="P534">Polojasno</text:p>
        </text:list-item>
        <text:list-item>
          <text:p text:style-name="P544">Polojasno, vítr</text:p>
        </text:list-item>
        <text:list-item>
          <text:p text:style-name="P534">Zataženo</text:p>
        </text:list-item>
        <text:list-item>
          <text:p text:style-name="P534">Zataženo, občas prší nebo mrholí</text:p>
        </text:list-item>
        <text:list-item>
          <text:p text:style-name="P534">Bouřka, <text:span text:style-name="T1559">vichr,</text:span> slejvák</text:p>
        </text:list-item>
      </text:list>
      <text:h text:style-name="Heading_20_3" text:outline-level="3">Na cestě <text:span text:style-name="T1532">(k10)</text:span>:</text:h>
      <text:list xml:id="list168146569" text:style-name="L19">
        <text:list-item>
          <text:p text:style-name="P546">👣<text:span text:style-name="T380"> </text:span><text:span text:style-name="T1159">Čerstvé</text:span><text:span text:style-name="T407"> </text:span><text:span text:style-name="T1528">s</text:span>topy <text:span text:style-name="T1158">po přepadení </text:span><text:span text:style-name="T1159">(viz </text:span><text:span text:style-name="T1162">možnost</text:span><text:span text:style-name="T1159"> 2).</text:span></text:p>
        </text:list-item>
        <text:list-item>
          <text:p text:style-name="P547">👣 <text:span text:style-name="T1526">Den staré s</text:span>topy <text:span text:style-name="T1158">po přepadení: osm banditů číhalo v lese u cesty. Obestoupili vůz, vyložili z něj náklad a odnesli ho pak do lesa. Nikoho při tom nezranili.</text:span></text:p>
        </text:list-item>
      </text:list>
      <text:list xml:id="list2106350045" text:style-name="L20">
        <text:list-item>
          <text:p text:style-name="P551"><text:span text:style-name="T1158">S</text:span><text:span text:style-name="T1151">topy vedou do Zbojnického tábora.</text:span></text:p>
        </text:list-item>
      </text:list>
      <text:list xml:id="list195011139628641" text:continue-list="list168146569" text:style-name="L19">
        <text:list-item>
          <text:p text:style-name="P547"><text:soft-page-break/><text:span text:style-name="T1527">Osm z</text:span>oufal<text:span text:style-name="T1527">ých</text:span> havíř<text:span text:style-name="T1527">ů</text:span> <text:span text:style-name="T1159">číhá na</text:span> cestovatele <text:span text:style-name="T1403">(viz Zbojnický tábor)</text:span>.</text:p>
          <text:p text:style-name="P451">Havíř</text:p>
          <text:p text:style-name="P367"><text:span text:style-name="T2">F</text:span><text:span text:style-name="T3">yzička </text:span><text:span text:style-name="T40">3</text:span><text:span text:style-name="T3">, Finesa </text:span><text:span text:style-name="T40">2</text:span><text:span text:style-name="T3">, Duše </text:span><text:span text:style-name="T39">1</text:span><text:span text:style-name="T775">, </text:span><text:span text:style-name="T776">Ž</text:span><text:span text:style-name="T773">ivot</text:span><text:span text:style-name="T776">y </text:span><text:span text:style-name="T812">9</text:span></text:p>
          <text:p text:style-name="P367"><text:span text:style-name="T541">⚔ </text:span><text:span text:style-name="T225">K</text:span><text:span text:style-name="T224">rumpáč:</text:span><text:span text:style-name="T1406"> <text:s/>3 + k6, zranění 2</text:span></text:p>
          <text:p text:style-name="P367"><text:span text:style-name="T541">⚔ </text:span><text:span text:style-name="T225">Motyka</text:span><text:span text:style-name="T224">:</text:span><text:span text:style-name="T289"> <text:s/>3 + k6, zranění 2</text:span></text:p>
        </text:list-item>
      </text:list>
      <text:list xml:id="list2854677259" text:style-name="L21">
        <text:list-item>
          <text:p text:style-name="P552">Při prvních ztrátách se pokusí utéct nebo vzdát.</text:p>
        </text:list-item>
      </text:list>
      <text:list xml:id="list195009675417856" text:continue-list="list195011139628641" text:style-name="L19">
        <text:list-item>
          <text:p text:style-name="P553"><text:span text:style-name="T1410">Čtyři sarkoni</text:span> zabrali most a vybírají mýto. <text:span text:style-name="T1411">Jeden z nich má na hlavě slaměný klobouk. Všichni mají těžké dvojruční palice. Tři mají u pasu dýku, čtvrtý chopeš (cizokrajný meč trochu podobný srpu).</text:span></text:p>
        </text:list-item>
      </text:list>
      <text:list xml:id="list79641014" text:style-name="L22">
        <text:list-item>
          <text:p text:style-name="P554">Chtějí buď něco opravdu hezkého nebo jídlo; nejlépe koně či některého z členů výpravy. Jsou hloupí a vztahovační. <text:span text:style-name="T1530">Nemají také vyjasněno, kdo z nich je vůdce – může se stát, že se kvůli tomu poperou mezi sebou.</text:span></text:p>
        </text:list-item>
      </text:list>
      <text:list xml:id="list195011311969431" text:continue-list="list195009675417856" text:style-name="L19">
        <text:list-header>
          <text:p text:style-name="P482">Sarkon bojovník</text:p>
          <text:p text:style-name="P367"><text:span text:style-name="T2">F</text:span><text:span text:style-name="T3">yzička </text:span><text:span text:style-name="T41">5</text:span><text:span text:style-name="T3">, Finesa </text:span><text:span text:style-name="T41">3</text:span><text:span text:style-name="T3">, Duše </text:span><text:span text:style-name="T41">2</text:span><text:span text:style-name="T775">, </text:span><text:span text:style-name="T776">Ž</text:span><text:span text:style-name="T773">ivot</text:span><text:span text:style-name="T776">y </text:span><text:span text:style-name="T33">1</text:span><text:span text:style-name="T41">2</text:span></text:p>
          <text:p text:style-name="P308"><text:span text:style-name="T720">Zbroj:</text:span><text:span text:style-name="T778"> </text:span><text:span text:style-name="T813">2 (těžká zbroj)</text:span></text:p>
          <text:p text:style-name="P368"><text:span text:style-name="T541">⚔<text:tab/></text:span><text:span text:style-name="T735">Dvojruční palice</text:span><text:span text:style-name="T10">:</text:span><text:span text:style-name="T33"> </text:span><text:span text:style-name="T41">5 + k6, zranění 3</text:span></text:p>
          <text:p text:style-name="P364"><text:span text:style-name="T541">⚔<text:tab/></text:span><text:span text:style-name="T735">Tesák</text:span><text:span text:style-name="T10">:</text:span><text:span text:style-name="T33"> </text:span><text:span text:style-name="T41">5 + k6, zranění 1</text:span></text:p>
          <text:p text:style-name="P365"><text:span text:style-name="T541">⚔<text:tab/></text:span><text:span text:style-name="T736">Chopeš</text:span><text:span text:style-name="T10">:</text:span><text:span text:style-name="T33"> </text:span><text:span text:style-name="T41">5 + k6, zranění 1</text:span></text:p>
          <text:p text:style-name="P556"><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7"><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409">Mimo cestu (k20)</text:span>:</text:h>
      <text:list xml:id="list2166605439" text:style-name="L23">
        <text:list-item>
          <text:p text:style-name="P561">👣<text:span text:style-name="T380"> </text:span><text:span text:style-name="T210">Čerstvé stopy </text:span><text:span text:style-name="T1160">š</text:span><text:span text:style-name="T1161">esti goblinů (viz možnost 3)</text:span><text:span text:style-name="T210">.</text:span></text:p>
        </text:list-item>
        <text:list-item>
          <text:p text:style-name="P561"><text:span text:style-name="T210">👣</text:span><text:span text:style-name="T408"> </text:span><text:span text:style-name="T1160">D</text:span><text:span text:style-name="T1161">en staré</text:span><text:span text:style-name="T210"> stopy </text:span><text:span text:style-name="T1160">š</text:span><text:span text:style-name="T1161">esti goblinů (viz možnost 3)</text:span><text:span text:style-name="T1160">.</text:span></text:p>
        </text:list-item>
        <text:list-item>
          <text:p text:style-name="P562"><text:span text:style-name="T1405">6 goblinů</text:span> na lovu. Přesouvají se z hor k <text:span text:style-name="T1163">Trosské pláni</text:span>, kde budou krást dobytek a unášet rolníky.</text:p>
        </text:list-item>
      </text:list>
      <text:list xml:id="list195011522530277" text:continue-list="list195011311969431" text:style-name="L19">
        <text:list-header>
          <text:p text:style-name="P483">Goblin lovec</text:p>
          <text:p text:style-name="P563"><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296"><text:span text:style-name="T541">⚔ </text:span><text:span text:style-name="T624">Krátký luk</text:span><text:span text:style-name="T618">:</text:span><text:span text:style-name="T551"> </text:span><text:span text:style-name="T558">3</text:span><text:span text:style-name="T557"> + k6, zranění </text:span><text:span text:style-name="T558">1</text:span></text:p>
          <text:p text:style-name="P336"><text:span text:style-name="T624">D</text:span><text:span text:style-name="T618">ostřel:</text:span><text:span text:style-name="T551"> střední</text:span></text:p>
          <text:p text:style-name="P336"><text:span text:style-name="T702">J</text:span><text:span text:style-name="T703">ed</text:span><text:span text:style-name="T625"> </text:span><text:span text:style-name="T626">z černé ropuchy:</text:span><text:span text:style-name="T559"> </text:span><text:span text:style-name="T560">6</text:span><text:span text:style-name="T561"> </text:span><text:span text:style-name="T562">+ k6 </text:span><text:span text:style-name="T563">proti Fyzičce</text:span></text:p>
          <text:p text:style-name="P342"><text:span text:style-name="T1128">L</text:span><text:span text:style-name="T1129">atence:</text:span><text:span text:style-name="T1053"> </text:span><text:span text:style-name="T1071">10</text:span><text:span text:style-name="T1053"> m</text:span><text:span text:style-name="T1055">inut</text:span></text:p>
          <text:p text:style-name="P342"><text:span text:style-name="T627">P</text:span><text:span text:style-name="T628">říznaky:</text:span><text:span text:style-name="T564"> </text:span><text:span text:style-name="T565">L</text:span><text:span text:style-name="T566">apání po dechu</text:span><text:span text:style-name="T567">, </text:span><text:span text:style-name="T568">zvracení, křeče. </text:span><text:span text:style-name="T569">Následují halucinace, hučení v uších, bolesti hlavy a závratě. </text:span><text:span text:style-name="T570">Smrt nastává v důsledku zástavy srdce.</text:span></text:p>
          <text:p text:style-name="P369"><text:span text:style-name="T541">⚔ </text:span><text:span text:style-name="T630">Kostěný n</text:span><text:span text:style-name="T622">ůž</text:span><text:span text:style-name="T623">:</text:span><text:span text:style-name="T557"> </text:span><text:span text:style-name="T558">3</text:span><text:span text:style-name="T557"> + k6, zranění </text:span><text:span text:style-name="T558">0</text:span></text:p>
          <text:p text:style-name="P565"><text:span text:style-name="T573">Kromě nožů a luků u</text:span><text:span text:style-name="T558"> sebe mají: </text:span><text:span text:style-name="T631">brašny s tvrdými plackami a sušeným masem, měchy s vodou.</text:span></text:p>
        </text:list-header>
        <text:list-item>
          <text:p text:style-name="P548">Zvídavá lesní víla nedokáže pochopit lidskou morálku. Zná jen přežití silnějšího. Chce dobrodruhy následovat, aby se o lidech něco naučila. Umí <text:span text:style-name="T1479">létat a kdykoliv se může zneviditelnit</text:span>.</text:p>
          <text:p text:style-name="P564"><text:span text:style-name="T2">F</text:span><text:span text:style-name="T3">yzička </text:span><text:span text:style-name="T60">1</text:span><text:span text:style-name="T3">, Finesa </text:span><text:span text:style-name="T60">4</text:span><text:span text:style-name="T3">, Duše </text:span><text:span text:style-name="T60">3</text:span><text:span text:style-name="T775">, </text:span><text:span text:style-name="T776">Ž</text:span><text:span text:style-name="T773">ivot</text:span><text:span text:style-name="T776">y </text:span><text:span text:style-name="T852">5</text:span></text:p>
          <text:p text:style-name="P567"><text:soft-page-break/><text:span text:style-name="T717">Vzhled:</text:span><text:span text:style-name="T772"> Částečně průsvitná víla s motýlími křídly. Člověku je sotva po pás.</text:span></text:p>
        </text:list-item>
        <text:list-item>
          <text:p text:style-name="P549">👣<text:span text:style-name="T380"> </text:span><text:span text:style-name="T210">Čerstvé stopy dvounohého tvora s kopyty (satyr).</text:span></text:p>
        </text:list-item>
        <text:list-item>
          <text:p text:style-name="P549"><text:span text:style-name="T210">👣</text:span><text:span text:style-name="T408"> </text:span><text:span text:style-name="T1160">Den staré</text:span><text:span text:style-name="T210"> stopy dvounohého tvora s kopyty (satyr).</text:span></text:p>
        </text:list-item>
        <text:list-item>
          <text:p text:style-name="P548">Satyr <text:span text:style-name="T1479">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479">(vidění ve tmě, skvělý sluch)</text:span>.</text:p>
          <text:p text:style-name="P564"><text:span text:style-name="T2">F</text:span><text:span text:style-name="T3">yzička </text:span><text:span text:style-name="T60">5</text:span><text:span text:style-name="T3">, Finesa </text:span><text:span text:style-name="T60">2</text:span><text:span text:style-name="T3">, Duše </text:span><text:span text:style-name="T60">3</text:span><text:span text:style-name="T775">, </text:span><text:span text:style-name="T776">Ž</text:span><text:span text:style-name="T773">ivot</text:span><text:span text:style-name="T776">y </text:span><text:span text:style-name="T847">12</text:span></text:p>
          <text:p text:style-name="P568"><text:span text:style-name="T717">Velikost:</text:span><text:span text:style-name="T772"> jako kroll</text:span></text:p>
        </text:list-item>
        <text:list-item>
          <text:p text:style-name="P548">Skupina <text:span text:style-name="T1473">osmi</text:span> mladých dobrodruhů má v kleci dryádu. Žádají o pomoc s doprovodem do Trossu, o výdělek <text:span text:style-name="T1473">(20 zl)</text:span> se rozdělí. Pokud hráči dryádu neosvobodí, v noci <text:span text:style-name="T1477">pro ni</text:span> přijdou <text:span text:style-name="T1474">tři</text:span> oživlé stromy.</text:p>
        </text:list-item>
      </text:list>
      <text:list xml:id="list3734757219" text:style-name="L24">
        <text:list-item>
          <text:p text:style-name="P570">Jsou to „dobrodruzi“, nemají povolání jako postavy.</text:p>
          <text:p text:style-name="P571">Vede je barbar Glaf – svalnatej, polonahej, s dvojručním mečem. Natírá se olejem, aby se mu svaly víc rýsovaly.</text:p>
          <text:p text:style-name="P571"><text:span text:style-name="T1478">Lepí se na něj</text:span> tři dívky: Elfka Niala (dlouhý luk a dýka), ošklivá ale silná barbarka Dura (lehká zbroj, dvojruční sekera) a člověčice Tekla (těžká zbroj, meč a štít).</text:p>
          <text:p text:style-name="P571">Zbytek party: trpaslík Bumla (těžké zbroj, kladivo), hobit Štístko (lehká zbroj, kuše, dýka), elf Dlouhán (stopař, dlouhý luk, tesák).</text:p>
          <text:p text:style-name="P465"><text:soft-page-break/><text:span text:style-name="T2">D</text:span><text:span text:style-name="T1">ryáda</text:span></text:p>
          <text:p text:style-name="P569"><text:span text:style-name="T2">F</text:span><text:span text:style-name="T3">yzička </text:span><text:span text:style-name="T61">2</text:span><text:span text:style-name="T3">, Finesa </text:span><text:span text:style-name="T61">4</text:span><text:span text:style-name="T3">, Duše </text:span><text:span text:style-name="T61">5</text:span><text:span text:style-name="T775">, </text:span><text:span text:style-name="T776">Ž</text:span><text:span text:style-name="T773">ivot</text:span><text:span text:style-name="T776">y </text:span><text:span text:style-name="T33">18</text:span></text:p>
          <text:p text:style-name="P310"><text:span text:style-name="T720">Rychlost:</text:span><text:span text:style-name="T778"> </text:span><text:span text:style-name="T848">jako člověk<text:line-break/></text:span><text:span text:style-name="T721">Smysly:</text:span><text:span text:style-name="T781"> </text:span><text:span text:style-name="T848">jako elf</text:span></text:p>
          <text:p text:style-name="P373"><text:span text:style-name="T741">Vzhled:</text:span><text:span text:style-name="T848"> Dívka s kůrou místo kůže a listím místo vlasů.</text:span></text:p>
          <text:p text:style-name="P484"><text:span text:style-name="T935">Splynutí se stromem:</text:span><text:span text:style-name="T84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5"><text:span text:style-name="T2">O</text:span><text:span text:style-name="T1">živlý strom</text:span></text:p>
          <text:p text:style-name="P569"><text:span text:style-name="T2">F</text:span><text:span text:style-name="T3">yzička 8, Finesa </text:span><text:span text:style-name="T62">1</text:span><text:span text:style-name="T3">, Duše </text:span><text:span text:style-name="T62">7</text:span><text:span text:style-name="T775">, </text:span><text:span text:style-name="T776">Ž</text:span><text:span text:style-name="T773">ivot</text:span><text:span text:style-name="T776">y </text:span><text:span text:style-name="T850">20</text:span></text:p>
          <text:p text:style-name="P310"><text:span text:style-name="T720">Zbroj:</text:span><text:span text:style-name="T778"> </text:span><text:span text:style-name="T851">proti </text:span><text:span text:style-name="T1476">bodu</text:span><text:span text:style-name="T851"> a </text:span><text:span text:style-name="T704">dr</text:span><text:span text:style-name="T705">cení</text:span><text:span text:style-name="T851"> 3, </text:span><text:span text:style-name="T850">jinak 0</text:span></text:p>
          <text:p text:style-name="P310"><text:span text:style-name="T720">Rychlost:</text:span><text:span text:style-name="T778"> </text:span><text:span text:style-name="T850">jako chůze</text:span></text:p>
          <text:p text:style-name="P310"><text:span text:style-name="T721">Smysly:</text:span><text:span text:style-name="T781"> </text:span><text:span text:style-name="T850">žádné nemá, vnímá skrze hmyz, ptáky a jiné drobné tvory v okolí</text:span></text:p>
          <text:p text:style-name="P373"><text:span text:style-name="T541">⚔<text:tab/></text:span><text:span text:style-name="T742">Větve, </text:span><text:span text:style-name="T743">kořeny</text:span><text:span text:style-name="T10">:</text:span><text:span text:style-name="T33"> </text:span><text:span text:style-name="T63">8 + k6, zranění 4</text:span></text:p>
          <text:p text:style-name="P373"><text:span text:style-name="T213">Vzhled:</text:span> <text:span text:style-name="T1475">Vykořenělý kráčející strom.</text:span></text:p>
          <text:p text:style-name="P373"><text:span text:style-name="T741">Boj:</text:span><text:span text:style-name="T848"> </text:span><text:span text:style-name="T849">Oživlý strom se ohání větvemi a může také postavu zamotat do kořenů a uškrtit nebo rozdrtit. Má obrovskou sílu – neboj se popisovat, jak postavy odhazuje několik metrů daleko.</text:span></text:p>
        </text:list-item>
      </text:list>
      <text:list xml:id="list195010479888181" text:continue-list="list195011522530277" text:style-name="L19">
        <text:list-item>
          <text:p text:style-name="P572"><text:span text:style-name="T210"><text:s/>👣</text:span><text:span text:style-name="T408"> </text:span>Čerstvé stopy <text:span text:style-name="T1529">divočáka</text:span> (viz 1<text:span text:style-name="T1529">1</text:span>)</text:p>
        </text:list-item>
        <text:list-item>
          <text:p text:style-name="P548"><text:soft-page-break/>Zuřivý divočák.</text:p>
          <text:p text:style-name="P545">Fyzička 3, Finesa 1, Duše -, Životy 9</text:p>
          <text:p text:style-name="P545">⚔ <text:span text:style-name="T213">Kly:</text:span> 3 + k6, zranění 1</text:p>
        </text:list-item>
        <text:list-item>
          <text:p text:style-name="P572"><text:span text:style-name="T210"><text:s/>👣</text:span><text:span text:style-name="T408"> </text:span>Čerstvé zlobří stopy. <text:span text:style-name="T1531">Vedou k jeskyni na dně skalní rokle</text:span> (viz 1<text:span text:style-name="T1529">3</text:span>)</text:p>
        </text:list-item>
        <text:list-item>
          <text:p text:style-name="P573"><text:s/>V jeskyni na dně skalní rokle žije zlobr.</text:p>
          <text:p text:style-name="P550"><text:span text:style-name="T2">F</text:span><text:span text:style-name="T3">yzička </text:span><text:span text:style-name="T64">6</text:span><text:span text:style-name="T3">, Finesa </text:span><text:span text:style-name="T64">2</text:span><text:span text:style-name="T3">, Duše </text:span><text:span text:style-name="T64">3</text:span><text:span text:style-name="T775">, </text:span><text:span text:style-name="T776">Ž</text:span><text:span text:style-name="T773">ivot</text:span><text:span text:style-name="T776">y </text:span><text:span text:style-name="T853">15</text:span></text:p>
          <text:p text:style-name="P309"><text:span text:style-name="T720">Zbroj:</text:span><text:span text:style-name="T778"> </text:span><text:span text:style-name="T853">2 (silná kůže)</text:span></text:p>
          <text:p text:style-name="P309"><text:span text:style-name="T720">Rychlost:</text:span><text:span text:style-name="T778"> </text:span><text:span text:style-name="T853">jako </text:span><text:span text:style-name="T854">chůze</text:span></text:p>
          <text:p text:style-name="P309"><text:span text:style-name="T721">Smysly:</text:span><text:span text:style-name="T781"> </text:span><text:span text:style-name="T855">slabý zrak, skvělý čich a sluch</text:span></text:p>
          <text:p text:style-name="P370"><text:span text:style-name="T541">⚔<text:tab/></text:span><text:span text:style-name="T744">Drápy</text:span><text:span text:style-name="T10">:</text:span><text:span text:style-name="T33"> </text:span><text:span text:style-name="T65">6 + k6, zranění </text:span><text:span text:style-name="T66">2</text:span></text:p>
          <text:p text:style-name="P370"><text:span text:style-name="T541">⚔<text:tab/></text:span><text:span text:style-name="T744">Důlní kladivo</text:span><text:span text:style-name="T10">:</text:span><text:span text:style-name="T33"> </text:span><text:span text:style-name="T65">6 + k6, zranění </text:span><text:span text:style-name="T66">4</text:span></text:p>
          <text:p text:style-name="P370"><text:span text:style-name="T236">Nadlidská síla:</text:span><text:span text:style-name="T296"> Člověka dokáže zvednout a odhodit několik metrů daleko a při boji zblízka má +1 ke zranění </text:span><text:span text:style-name="T297">(ve zranění drápy i kladivem už je </text:span><text:span text:style-name="T298">bonus započítaný</text:span><text:span text:style-name="T297">)</text:span><text:span text:style-name="T296">.</text:span></text:p>
          <text:p text:style-name="P371"><text:span text:style-name="T213">Vzhled:</text:span> <text:span text:style-name="T1480">Tři metry vysoký zavalitý humanoid s hnědou kůží, kulatou hlavou bez nosu a silnými drápy.</text:span></text:p>
          <text:p text:style-name="P374"><text:span text:style-name="T213">Schopnosti: </text:span><text:span text:style-name="T296">J</text:span><text:span text:style-name="T264">eskynní zlobr regeneruje všechna zranění kromě těch způsobených </text:span><text:span text:style-name="T706">ohněm</text:span><text:span text:style-name="T264"> nebo </text:span><text:span text:style-name="T1481">žíravinou</text:span><text:span text:style-name="T264"> rychlostí 1 život za kolo.</text:span></text:p>
          <text:p text:style-name="P371"><text:span text:style-name="T1135">S</text:span><text:span text:style-name="T1121">labiny:</text:span><text:span text:style-name="T1004"> </text:span><text:span text:style-name="T1076">Pokud na jeskynního zlobra dopadne přímé sluneční světlo, natrvalo zkamení.</text:span></text:p>
          <text:p text:style-name="P545"><text:span text:style-name="T213">Suroviny:</text:span> <text:span text:style-name="T1077">Z krve jeskynního zlobra může alchymista vytěžit 7 magů nebo vyrobit </text:span><text:span text:style-name="T1136">lektvar regenerace</text:span><text:span text:style-name="T1077"> (prodej 60 zl).</text:span></text:p>
        </text:list-item>
        <text:list-item>
          <text:p text:style-name="P574"><text:soft-page-break/>Pytlácká past. Proradný pytlák není daleko.</text:p>
        </text:list-item>
        <text:list-item>
          <text:p text:style-name="P575">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50">+</text:span>Trosské pláně</text:h>
      <text:h text:style-name="P282" text:outline-level="3">Počasí <text:span text:style-name="T1553">(k6)</text:span></text:h>
      <text:list xml:id="list195010671786432" text:continue-list="list195011364919964" text:style-name="L13">
        <text:list-item>
          <text:p text:style-name="P520">Jasno</text:p>
        </text:list-item>
        <text:list-item>
          <text:p text:style-name="P533">Polojasno</text:p>
        </text:list-item>
        <text:list-item>
          <text:p text:style-name="P579">Polojasno, silný vítr</text:p>
        </text:list-item>
        <text:list-item>
          <text:p text:style-name="P533">Zataženo</text:p>
        </text:list-item>
        <text:list-item>
          <text:p text:style-name="P533">Zataženo, občas prší nebo mrholí</text:p>
        </text:list-item>
        <text:list-item>
          <text:p text:style-name="P533">Bouřka, <text:span text:style-name="T1559">vichr,</text:span> slejvák</text:p>
        </text:list-item>
      </text:list>
      <text:h text:style-name="Heading_20_3" text:outline-level="3"><text:span text:style-name="T1349">+</text:span>Na cestě <text:span text:style-name="T1532">(k6)</text:span>:</text:h>
      <text:list xml:id="list34885361" text:style-name="L25">
        <text:list-item>
          <text:p text:style-name="P580">Veselý kašpar s naditým měšcem <text:span text:style-name="T1251">(40 st)</text:span> vyzývá ke hře v kostk<text:span text:style-name="T1232">y</text:span>. K sebeobraně má jedem potřenou dýku.</text:p>
          <text:p text:style-name="P580">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5">Bodování:</text:p>
        </text:list-item>
      </text:list>
      <text:list xml:id="list1060678231" text:style-name="L26">
        <text:list-item>
          <text:list>
            <text:list-item>
              <text:p text:style-name="P581">jednička = 1 b</text:p>
            </text:list-item>
            <text:list-item>
              <text:p text:style-name="P581">pětka = <text:s/>5 b</text:p>
            </text:list-item>
            <text:list-item>
              <text:p text:style-name="P581">3x stejné číslo = 3x hodnota</text:p>
            </text:list-item>
            <text:list-item>
              <text:p text:style-name="P581">3x dvojice = 10 b</text:p>
            </text:list-item>
            <text:list-item>
              <text:p text:style-name="P581">postupka = 20 b</text:p>
            </text:list-item>
            <text:list-item>
              <text:p text:style-name="P581">6x stejné číslo = 50b</text:p>
            </text:list-item>
          </text:list>
        </text:list-item>
      </text:list>
      <text:list xml:id="list195010212130824" text:continue-list="list34885361" text:style-name="L25">
        <text:list-item>
          <text:p text:style-name="P580">Bohémští trpasličí žoldnéři se s vámi za pár měďáků podělí o pytlácký úlovek a poslední pivo. Jsou velmi přátelští a chtějí se nechat najmout <text:span text:style-name="T1315">(celá kumpanie za 6 zl na týden)</text:span>. <text:span text:style-name="T1251">Všichni mají těžké zbroje.</text:span></text:p>
          <text:p text:style-name="P582">Magráta – velitel, dvojruční sekera</text:p>
          <text:p text:style-name="P582">Difi – sekera a štít</text:p>
          <text:p text:style-name="P582">Dofi – sekera a štít</text:p>
          <text:p text:style-name="P582">Humli – kuše, tesák</text:p>
          <text:p text:style-name="P582">Dumli – kuše, tesák</text:p>
          <text:p text:style-name="P582">Bejkal – dlouhé kopí</text:p>
        </text:list-item>
        <text:list-item>
          <text:p text:style-name="P580"><text:soft-page-break/><text:span text:style-name="T1252">Vorokův velekněz</text:span> Mankar zpitý do němoty ve škarpě. Pokud ho vzbudíte, začne vás brát jako součást svého stáda a zařídí vám různá privilegia a finanční odměnu <text:span text:style-name="T1256">(10 zl)</text:span>. Pokud se mu ovšem zprotivíte a bude si myslet, že by jste ho mohli pošpinit, tak vás nechá odstranit.</text:p>
        </text:list-item>
        <text:list-item>
          <text:p text:style-name="P580">Poutníci na cestě ke Kastaroku, rozpadlé pevnosti <text:span text:style-name="T1255">Vorok</text:span>ochových <text:span text:style-name="T1257">paladinů</text:span>.</text:p>
        </text:list-item>
      </text:list>
      <text:h text:style-name="Heading_20_3" text:outline-level="3"><text:span text:style-name="T1349">+</text:span>Mimo cestu <text:span text:style-name="T1532">(k10)</text:span>:</text:h>
      <text:list xml:id="list37503831" text:style-name="L27">
        <text:list-item>
          <text:p text:style-name="P583">Bohatá pole jsou plná pracujících rolníků, přesto nikdo nezasahuje, když statkář obtěžuje dívku v potrhaných šatech.</text:p>
        </text:list-item>
        <text:list-item>
          <text:p text:style-name="P583">Za kamen<text:span text:style-name="T1250">n</text:span>ou zídkou půvabného sadu probíhají jablečné slavnosti. Mošt, medovina, štrůdl, špaldové placky, různé hry a soutěže, které se dají odehrát i mezi hráči - zpěv, zadržení dechu etc.</text:p>
        </text:list-item>
        <text:list-item>
          <text:p text:style-name="P584"><text:span text:style-name="T210">👣</text:span><text:span text:style-name="T408"> </text:span><text:span text:style-name="T211">Čerstvé stopy jednotky jízdy.</text:span></text:p>
        </text:list-item>
        <text:list-item>
          <text:p text:style-name="P584"><text:span text:style-name="T210">👣</text:span><text:span text:style-name="T408"> </text:span><text:span text:style-name="T1164">Den staré</text:span><text:span text:style-name="T211"> stopy jednotky jízdy.</text:span></text:p>
        </text:list-item>
        <text:list-item>
          <text:p text:style-name="P583">Nově vybavená jednotka jízdy vybírá speciální daň od nejbohatších statkářů, aby kompenzovala ztrátu stříbrného dolu.</text:p>
        </text:list-item>
        <text:list-item>
          <text:p text:style-name="P583">Strašidelný mlýn. V noci se tam zjevují duchové dětí. Vypadají děsivě, ale chtějí si jen hrát. Ve sklepě je schované dědictví <text:span text:style-name="T1254">(10 pytlů mouky po 1 zl každý, truhlice se 76 st)</text:span> a celá rodina s rozřezanými zápěstími.</text:p>
        </text:list-item>
        <text:list-item>
          <text:p text:style-name="P585">Nebe je temné a křižované blesky. Kolmý déšť neustává po celý den. Rolníci dnes nevylézají, aby je neodnesla wyverna. Nikdo ji neloví, věří, že přináší dobrou úrodu.</text:p>
          <text:list>
            <text:list-header>
              <text:p text:style-name="P376"><text:soft-page-break/><text:span text:style-name="T552">Fyzička </text:span><text:span text:style-name="T553">6</text:span><text:span text:style-name="T552">, Finesa 4, Duše </text:span><text:span text:style-name="T553">5</text:span><text:span text:style-name="T552">, Životy 1</text:span><text:span text:style-name="T553">6</text:span></text:p>
              <text:p text:style-name="P311"><text:span text:style-name="T727">Zbroj</text:span><text:span text:style-name="T789">: 2 (silná kůže)</text:span><text:span text:style-name="T720"><text:line-break/>Rychlost:</text:span><text:span text:style-name="T778"> </text:span><text:span text:style-name="T789">na zemi jako člověk, létá rychleji než bě</text:span><text:span text:style-name="T800">há</text:span><text:span text:style-name="T789"> kůň</text:span></text:p>
              <text:p text:style-name="P311"><text:span text:style-name="T721">Smysly:</text:span><text:span text:style-name="T781"> </text:span><text:span text:style-name="T789">skvělý zrak, čich a sluch</text:span></text:p>
              <text:p text:style-name="P376"><text:span text:style-name="T541">⚔ </text:span><text:span text:style-name="T726">Zuby a spáry</text:span><text:span text:style-name="T719">:</text:span><text:span text:style-name="T773"> </text:span><text:span text:style-name="T789">6</text:span><text:span text:style-name="T774"> + k6, zranění </text:span><text:span text:style-name="T789">3</text:span></text:p>
              <text:p text:style-name="P586"><text:span text:style-name="T789">K</text:span><text:span text:style-name="T772">ůže </text:span><text:span text:style-name="T846">w</text:span><text:span text:style-name="T772">y</text:span><text:span text:style-name="T846">v</text:span><text:span text:style-name="T772">erny se dá prodat za 10 zl.</text:span></text:p>
            </text:list-header>
          </text:list>
        </text:list-item>
        <text:list-item>
          <text:p text:style-name="P576">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70" text:outline-level="1">Lokace</text:h>
      <text:h text:style-name="Heading_20_2" text:outline-level="2"><text:span text:style-name="T1390">+</text:span>Blosely</text:h>
      <text:p text:style-name="P57">Nízká hradba, dřevěné domy. Obyvatelé <text:span text:style-name="T1386">jsou</text:span> pastevci, řemeslníci a dřevorubci. Občasné potíže s gobliny.</text:p>
      <text:p text:style-name="P239">Když sem postavy přijdou poprvé:</text:p>
      <text:list xml:id="list2271499475" text:style-name="L28">
        <text:list-item>
          <text:p text:style-name="P587">Nad městečkem se stahují mraky.</text:p>
        </text:list-item>
      </text:list>
      <text:p text:style-name="P239">Když tudy půjdou podruhé:</text:p>
      <text:list xml:id="list2677403558" text:style-name="L29">
        <text:list-item>
          <text:p text:style-name="P589">Nad městečkem jsou černá, bouřková mračna. Pravidelně se ozývá hrom a nebe křižují blesky. Zjevně se schyluje k pořádné bouři.</text:p>
          <text:list>
            <text:list-item>
              <text:p text:style-name="P590">Vesničané jsou shromážděni v největším domě, <text:span text:style-name="T1391">kde zasedá</text:span> rada starších <text:span text:style-name="T1416">(dva kmeti a tři báby)</text:span>. <text:span text:style-name="T1412">Mluv</text:span><text:span text:style-name="T194">í </text:span><text:span text:style-name="T398">se</text:span><text:span text:style-name="T194"> o tom, že čaroděj Marelok se určitě mstí za svou lásku.</text:span></text:p>
              <text:p text:style-name="P588"><text:span text:style-name="T194">„</text:span><text:span text:style-name="T195">Před časem</text:span><text:span text:style-name="T194">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399">Pak se s n</text:span><text:span text:style-name="T196">í </text:span><text:soft-page-break/><text:span text:style-name="T196">ale ošklivě pohádal</text:span><text:span text:style-name="T194">, její nápadník </text:span><text:span text:style-name="T196">Delrek</text:span><text:span text:style-name="T194"> a v návalu žárlivosti ji zabil. Medvěd, Liadin otec, ho při tom viděl a na místě ho uškrtil. Čaroděje jsme tu od té doby neviděli.“</text:span></text:p>
            </text:list-item>
            <text:list-item>
              <text:p text:style-name="P591">Navržené jsou dvě možnosti, <text:span text:style-name="T1412">co mohou obyvatelé Blosel udělat</text:span>: Pokusit se najít čarodějnou věž <text:span text:style-name="T1413">a kouzlo nějak přerušit</text:span> (viz příběh o čaroději Merelokovi v popisu rady starších) nebo město zcela opustit.</text:p>
            </text:list-item>
          </text:list>
        </text:list-item>
      </text:list>
      <text:p text:style-name="P239">Když tudy půjdou potřetí:</text:p>
      <text:list xml:id="list3507197502" text:style-name="L30">
        <text:list-item>
          <text:p text:style-name="P592">Městečko a jeho blízké okolí decimuje ničivá bouře. <text:span text:style-name="T1417">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297451668" text:style-name="L31">
        <text:list-item>
          <text:p text:style-name="P593">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19"><text:span text:style-name="T790">F</text:span><text:span text:style-name="T775">yzička </text:span><text:span text:style-name="T820">5</text:span><text:span text:style-name="T775">, Finesa </text:span><text:span text:style-name="T820">4</text:span><text:span text:style-name="T775">, Duše </text:span><text:span text:style-name="T820">2</text:span><text:span text:style-name="T775">, </text:span><text:span text:style-name="T776">Ž</text:span><text:span text:style-name="T773">ivot</text:span><text:span text:style-name="T776">y </text:span><text:span text:style-name="T820">11</text:span></text:p>
      <text:list xml:id="list1973508520" text:style-name="L32">
        <text:list-item>
          <text:p text:style-name="P596">Hraničář u něj může postoupit na vyšší úroveň.</text:p>
        </text:list-item>
        <text:list-item>
          <text:p text:style-name="P597">Medvěd dobře zná Garlacké hory:</text:p>
          <text:list>
            <text:list-item>
              <text:p text:style-name="P594"><text:soft-page-break/><text:span text:style-name="T1580">Pod severním štítem je starobylej skalní chrám. Nikdo tam nežije, ale když jsem tam byl já, byla tam v nádržce zlatá rybka. Nechal jsem ji tam – </text:span><text:span text:style-name="T1173">n</text:span><text:span text:style-name="T1174">a věci, kterým nerozumím, radši nešahám</text:span><text:span text:style-name="T1580">.</text:span></text:p>
            </text:list-item>
            <text:list-item>
              <text:p text:style-name="P598">V sedle na konci údolí se stříbrným domem roste prastarej strom. Říká se mu Hrstan a váže se k němu legenda, že kdysi nesl bílý hrušky, který propůjčovaly nadlidskou sílu. Válečníci je <text:span text:style-name="T1584">ale</text:span> prej do jedný otrhali a za trest žijou v horách proměněný v obry. <text:span text:style-name="T1585">Což klidně může bejt pravda, protože obři v horách skutečně jsou – dejte si na ně bacha, s oblibou na poutníky hází kameny a spouští laviny nebo sesuvy suti.</text:span></text:p>
            </text:list-item>
            <text:list-item>
              <text:p text:style-name="P595"><text:span text:style-name="T1582">V jižním štítu Garlackejch hor je vytesaná trpaslická hrobka. Jsou tam pohřbeni </text:span><text:span text:style-name="T1175">bratři z rodu</text:span><text:span text:style-name="T1582"> Baragorů, </text:span><text:span text:style-name="T1176">k</text:span><text:span text:style-name="T1175">teří</text:span><text:span text:style-name="T1582"> se proslavili jako lovci démonů.</text:span></text:p>
            </text:list-item>
          </text:list>
        </text:list-item>
      </text:list>
      <text:h text:style-name="Heading_20_2" text:outline-level="2"><text:span text:style-name="T1373">+</text:span>Brakk</text:h>
      <text:p text:style-name="P57">Nejmocnější z Trosských strážních věží a místo tréninku čerstvých rekrutů. Do zdejšího žaláře kapitán stráže <text:span text:style-name="T1407">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4">Dlouhá chodba s přilehlými celami.</text:p>
      <text:p text:style-name="P25">Přízemí:</text:p>
      <text:p text:style-name="P134"><text:soft-page-break/>Kovárna, ubikace rekrutů.</text:p>
      <text:p text:style-name="P25">1. patro</text:p>
      <text:p text:style-name="P134">Ubikace stálé posádky a důstojníků.</text:p>
      <text:p text:style-name="P25">2. patro</text:p>
      <text:p text:style-name="P134">Apartmá velitele Horose.</text:p>
      <text:p text:style-name="P25">Velitel Horos</text:p>
      <text:p text:style-name="P149">Zavalitý hromotluk se zlomeným nosem.</text:p>
      <text:p text:style-name="P218"><text:span text:style-name="T790">F</text:span><text:span text:style-name="T775">yzička </text:span><text:span text:style-name="T819">5</text:span><text:span text:style-name="T775">, Finesa </text:span><text:span text:style-name="T819">3</text:span><text:span text:style-name="T775">, Duše </text:span><text:span text:style-name="T819">2</text:span><text:span text:style-name="T775">, </text:span><text:span text:style-name="T776">Ž</text:span><text:span text:style-name="T773">ivot</text:span><text:span text:style-name="T776">y </text:span><text:span text:style-name="T819">11</text:span></text:p>
      <text:list xml:id="list905492336" text:style-name="L33">
        <text:list-item>
          <text:p text:style-name="P599">Dokáže naučit různé bojové techniky (může trénovat válečníka), ale vyžívá se v šikaně.</text:p>
        </text:list-item>
        <text:list-item>
          <text:p text:style-name="P599">Nabízí odměnu za likvidaci zbojníků v Hrzalese (10 zl splatných až se prokáže, že přepadení skončila) nebo za vypátrání jejich tábora (5 zl a postavy tam následně musí dovést vojenského zvěda).</text:p>
          <text:list>
            <text:list-item>
              <text:p text:style-name="P600">Zvěd Jelen – štíhlý mladík <text:s/>s čírem <text:span text:style-name="T1408">v kožené kazajce a kalhotách</text:span>.</text:p>
            </text:list-item>
          </text:list>
        </text:list-item>
      </text:list>
      <text:h text:style-name="P274" text:outline-level="2"><text:span text:style-name="T1472">+</text:span>Čarodějná věž</text:h>
      <text:p text:style-name="P159"><text:bookmark text:name="docs-internal-guid-c7301f5b-7fff-6003-3874-aa21c98676ee"/>Věž je postavená z těžkých <text:span text:style-name="T1419">kamenných</text:span> bloků, nemá žádná okna. Nad <text:span text:style-name="T1387">ní</text:span> nehybně visí v prostoru lesklá koule a v nepravidelných intervalech si s nebesy vyměňuje blesky. <text:span text:style-name="T1434">Před vchodem jsou </text:span><text:span text:style-name="T1302">rozsekané </text:span><text:span text:style-name="T415">mrtvoly tří goblinů</text:span><text:span text:style-name="T1434"> v lehké zbroji.</text:span> <text:span text:style-name="T1433">Jedno křídlo </text:span><text:span text:style-name="T416">masivních vstupních dveří</text:span><text:span text:style-name="T1433"> je napůl otevřené. Všude je spousta krve.</text:span></text:p>
      <text:p text:style-name="P160"><text:soft-page-break/><text:span text:style-name="T401">&gt; </text:span><text:span text:style-name="T409">Vstupní dveře</text:span> jsou z tvrdého, dubového dřeva pobitého ocelovými hřeby. <text:span text:style-name="T380">Nemaj</text:span><text:span text:style-name="T134">í zámek, madlo ani klepadlo.</text:span></text:p>
      <text:list xml:id="list2010188515" text:style-name="L34">
        <text:list-item>
          <text:p text:style-name="P601">Zevnitř jdou zajistit těžkou závorou.</text:p>
        </text:list-item>
      </text:list>
      <text:p text:style-name="P155"><text:span text:style-name="T402">&gt; </text:span><text:span text:style-name="T409">Goblini</text:span> jsou mrtví jen pár dní.</text:p>
      <text:list xml:id="list3547763705" text:style-name="L35">
        <text:list-item>
          <text:p text:style-name="P377"><text:span text:style-name="T830">Goblini jsou velcí jako hobiti, zelení a holohlaví</text:span><text:span text:style-name="T826">. </text:span><text:span text:style-name="T830">Mají dlouhé, špičaté uši, </text:span><text:span text:style-name="T831">velké, </text:span><text:span text:style-name="T830">zahnuté nosy a ostré zuby.</text:span></text:p>
        </text:list-item>
      </text:list>
      <text:list xml:id="list2879312387" text:style-name="L36">
        <text:list-item>
          <text:p text:style-name="P610"><text:span text:style-name="T1435">U sebe mají: </text:span><text:span text:style-name="T229">kostěné nože</text:span><text:span text:style-name="T293"> </text:span><text:span text:style-name="T294">(zranění 0)</text:span><text:span text:style-name="T1435">, </text:span><text:span text:style-name="T229">kopí s kamenným hrotem </text:span><text:span text:style-name="T292">(zranění 1)</text:span><text:span text:style-name="T1435">, </text:span><text:span text:style-name="T1133">brašny s tvrdými plackami a sušeným masem</text:span><text:span text:style-name="T1134">,</text:span><text:span text:style-name="T1133"> měchy s vodou.</text:span></text:p>
        </text:list-item>
      </text:list>
      <text:p text:style-name="P14"><text:span text:style-name="Emphasis"><text:span text:style-name="T529">👣</text:span></text:span><text:span text:style-name="Emphasis"><text:span text:style-name="T531"> </text:span></text:span><text:span text:style-name="Emphasis"><text:span text:style-name="T532">Stopy boje </text:span></text:span><text:span text:style-name="Emphasis"><text:span text:style-name="T533">zhruba </text:span></text:span><text:span text:style-name="Emphasis"><text:span text:style-name="T532">třiceti </text:span></text:span><text:span text:style-name="Emphasis"><text:span text:style-name="T535">goblinů</text:span></text:span><text:span text:style-name="Emphasis"><text:span text:style-name="T532"> proti třem oživlým zbrojím. </text:span></text:span><text:span text:style-name="Emphasis"><text:span text:style-name="T534">Goblini mají smrtelné rány od dlouhých mečů.</text:span></text:span></text:p>
      <text:p text:style-name="P179">1</text:p>
      <text:p text:style-name="P161">Interiér je černě omítnutý, s dlaždicovou podlahou a trámovým stropem. Světlo poskytují bledě modré jiskry poletující volně vzduchem. <text:span text:style-name="T1444">Dveře jsou nové, dřevěné. Mají kliku, nemají zámek. </text:span>Vstupní hala j<text:span text:style-name="T1435">e</text:span> zbrocen<text:span text:style-name="T1435">a</text:span> krví <text:span text:style-name="T1435">ještě víc než prostor před věží</text:span>.</text:p>
      <text:p text:style-name="Standalone_20_Property"><text:span text:style-name="T318">Kusy goblinů v </text:span><text:span text:style-name="T334">zaschlých</text:span><text:span text:style-name="T318"> kalužích krve</text:span> &gt; Dohromady patnáct těl <text:span text:style-name="T1424">v lehkých zbrojích</text:span>.</text:p>
      <text:list xml:id="list195011635358296" text:continue-list="list3547763705" text:style-name="L35">
        <text:list-item>
          <text:p text:style-name="P566"><text:span text:style-name="T318">U sebe mají:</text:span> <text:span text:style-name="T227">6 krátkých <text:s/>gobliních luků, 6 toulců s šípy s kamennými hroty</text:span><text:span text:style-name="T290"> </text:span><text:span text:style-name="T291">(zranění 1)</text:span><text:span text:style-name="T1424">, 9</text:span><text:span text:style-name="T226"> kopí s kamenným hrotem – </text:span><text:span text:style-name="T228">7 rozsekaných, 2 nepoškozená</text:span><text:span text:style-name="T1424"> (zranění 1), </text:span><text:span text:style-name="T226">15 kostěných nožů</text:span><text:span text:style-name="T1424"> (zranění 0), </text:span><text:span text:style-name="T1133">brašny s tvrdými plackami a sušeným masem, měchy s vodou, </text:span><text:span text:style-name="T213">dřevěnou píšťalku</text:span>, <text:span text:style-name="T1131">měděný prsten</text:span><text:span text:style-name="T1072"> </text:span><text:span text:style-name="T1073">(prodej 1 st), </text:span><text:span text:style-name="T1121">figurku vlka vyřezanou ze dřeva</text:span><text:span text:style-name="T1004">, </text:span><text:span text:style-name="T1132">stříbrný kruh v uchu</text:span><text:span text:style-name="T1074"> </text:span><text:span text:style-name="T1073">(prodej 5 st)</text:span></text:p>
        </text:list-item>
      </text:list>
      <text:p text:style-name="P248"><text:soft-page-break/><text:span text:style-name="T318">Zohýbané kusy černých plátových zbrojí</text:span> &gt; <text:span text:style-name="T1420">D</text:span>ohromady tři zbroje – <text:span text:style-name="T1421">nefunkční, ale jdou opravit (prodej 3 zl za každou). V každé z nich je zavěšené lidské srdce.</text:span></text:p>
      <text:p text:style-name="P248"><text:span text:style-name="T347">M</text:span><text:span text:style-name="T318">ezi mrtvolami leží </text:span><text:span text:style-name="T348">tři</text:span><text:span text:style-name="T318"> černé </text:span><text:span text:style-name="T347">dlouhé</text:span><text:span text:style-name="T318"> meče</text:span> <text:span text:style-name="T1421">(zranění 2/3, prodej 3 zl za každý) </text:span><text:span text:style-name="T405">&gt; </text:span><text:span text:style-name="T207">čepele mají od krve.</text:span></text:p>
      <text:p text:style-name="Standalone_20_Property"><text:span text:style-name="Emphasis"><text:span text:style-name="T499">👣</text:span></text:span><text:span text:style-name="Emphasis"><text:span text:style-name="T439"> </text:span></text:span><text:span text:style-name="Emphasis"><text:span text:style-name="T470">Stopy boje goblinů proti třem oživlým zbrojím. </text:span></text:span><text:span text:style-name="Emphasis"><text:span text:style-name="T471">Zhruba </text:span></text:span><text:span text:style-name="Emphasis"><text:span text:style-name="T488">tucet</text:span></text:span><text:span text:style-name="Emphasis"><text:span text:style-name="T471"> </text:span></text:span><text:span text:style-name="Emphasis"><text:span text:style-name="T488">jich</text:span></text:span><text:span text:style-name="Emphasis"><text:span text:style-name="T471"> boj přežilo, jejich stopy vedou k jižním i východním dveřím.</text:span></text:span></text:p>
      <text:p text:style-name="P179">2</text:p>
      <text:p text:style-name="P153"><text:span text:style-name="T360">Stěny jsou </text:span><text:span text:style-name="T368">pokryté</text:span><text:span text:style-name="T360"> </text:span><text:span text:style-name="T411">reliéf</text:span><text:span text:style-name="T413">em</text:span> <text:span text:style-name="T1425">zobrazujícím vekou bitvu, kde se nad jednou z nastoupených armád stahují bouřková mračna</text:span>. <text:span text:style-name="T1392">V lese za bitevní plání je vidět špička věže, ze které k nebesům šlehají blesky.</text:span></text:p>
      <text:p text:style-name="P246"><text:span text:style-name="Emphasis"><text:span text:style-name="T499">👣</text:span></text:span><text:span text:style-name="Emphasis"><text:span text:style-name="T439"> </text:span></text:span><text:span text:style-name="Emphasis"><text:span text:style-name="T473">Dveřmi dovnitř vedou krvavé gobliní šlápoty. Bylo jich několik a důkladně prohledávali celou místnost. </text:span></text:span><text:span text:style-name="Emphasis"><text:span text:style-name="T474">U východní stěny </text:span></text:span><text:span text:style-name="Emphasis"><text:span text:style-name="T489">stopy</text:span></text:span><text:span text:style-name="Emphasis"><text:span text:style-name="T474"> vedou do zdi, jako kdyby </text:span></text:span><text:span text:style-name="Emphasis"><text:span text:style-name="T489">dotyční</text:span></text:span><text:span text:style-name="Emphasis"><text:span text:style-name="T484"> prošli</text:span></text:span><text:span text:style-name="Emphasis"><text:span text:style-name="T474"> skrz.</text:span></text:span></text:p>
      <text:p text:style-name="P156"><text:span text:style-name="Emphasis"><text:span text:style-name="T475">&gt; </text:span></text:span><text:span text:style-name="Emphasis"><text:span text:style-name="T472">Na </text:span></text:span><text:span text:style-name="Emphasis"><text:span text:style-name="T510">reliéfu</text:span></text:span><text:span text:style-name="Emphasis"><text:span text:style-name="T472"> jsou </text:span></text:span><text:span text:style-name="Emphasis"><text:span text:style-name="T482">š</text:span></text:span><text:span text:style-name="Emphasis"><text:span text:style-name="T472">mouhy od krve, zřejmě se na něm někdo snažil něco najít. </text:span></text:span><text:span text:style-name="Emphasis"><text:span text:style-name="T481">Jedna část stěny je ale čistá</text:span></text:span><text:span text:style-name="Emphasis"><text:span text:style-name="T472">.</text:span></text:span></text:p>
      <text:list xml:id="list525137386" text:style-name="L37">
        <text:list-item>
          <text:p text:style-name="P611"><text:span text:style-name="T197">N</text:span>eopatlaná část <text:span text:style-name="T400">je iluzorn</text:span><text:span text:style-name="T197">í stěna</text:span>. Lze bez odporu projít.</text:p>
        </text:list-item>
      </text:list>
      <text:p text:style-name="P179">3</text:p>
      <text:p text:style-name="P162"><text:span text:style-name="T332">Mramorová s</text:span><text:span text:style-name="T318">ocha veselé dívky</text:span> &gt; <text:span text:style-name="T200">Jsou na ní krvavé </text:span><text:span text:style-name="T204">š</text:span><text:span text:style-name="T200">mouhy, zřejmě ji někdo osahával.</text:span></text:p>
      <text:list xml:id="list2838143753" text:style-name="L38">
        <text:list-item>
          <text:p text:style-name="P612"><text:span text:style-name="T1426">Je to socha </text:span><text:span text:style-name="T194">Mial</text:span><text:span text:style-name="T198">y</text:span><text:span text:style-name="T194">, dcer</text:span><text:span text:style-name="T199">y</text:span><text:span text:style-name="T194"> hraničáře Medvěda a jeho ženy Liady </text:span><text:span text:style-name="T198">(viz Blosely).</text:span></text:p>
        </text:list-item>
      </text:list>
      <text:p text:style-name="P59"><text:span text:style-name="T318">Kamenné schodiště do hrobky</text:span> &gt; Stupně, stěny i strop jsou pokryté <text:span text:style-name="T1427">silnou</text:span> vrstvou ledu. <text:span text:style-name="T1436">Zezdola táhne mráz.</text:span></text:p>
      <text:p text:style-name="P247"><text:soft-page-break/><text:span text:style-name="Emphasis"><text:span text:style-name="T499">👣</text:span></text:span><text:span text:style-name="Emphasis"><text:span text:style-name="T439"> </text:span></text:span><text:span text:style-name="Emphasis"><text:span text:style-name="T492">Zaschlé k</text:span></text:span><text:span text:style-name="Emphasis"><text:span text:style-name="T516">rvav</text:span></text:span><text:span text:style-name="Emphasis"><text:span text:style-name="T475">é šlápoty goblinů po celé místnosti, zřejmě ji prohledávali. Vedou po schodech <text:s/>dolů – </text:span></text:span><text:span text:style-name="Emphasis"><text:span text:style-name="T483">jsou překryté ledem</text:span></text:span><text:span text:style-name="Emphasis"><text:span text:style-name="T475">.</text:span></text:span></text:p>
      <text:p text:style-name="P179">4</text:p>
      <text:p text:style-name="P17"><text:span text:style-name="Emphasis"><text:span text:style-name="T418">🔊<text:tab/></text:span></text:span><text:span text:style-name="Emphasis"><text:span text:style-name="T425">Žvanění goblinů a z</text:span></text:span><text:span text:style-name="Emphasis"><text:span text:style-name="T423">vuky rozbíjení ledu mnoha drobnými nástroji</text:span></text:span><text:span text:style-name="Emphasis"><text:span text:style-name="T419">.</text:span></text:span></text:p>
      <text:p text:style-name="P154"><text:span text:style-name="T1429">Místnost připomíná ledovou jeskyni. Stěny i sloupy jsou obalené ledem, uprostřed místnosti je v něm pět </text:span><text:span text:style-name="T414">zamrzlých goblinů</text:span><text:span text:style-name="T1429"> kolem otevřeného sarkofágu. </text:span><text:span text:style-name="T1303">Čtyři </text:span><text:span text:style-name="T1304">jsou ztuhlí při zvedání víka</text:span><text:span text:style-name="T1429">, </text:span><text:span text:style-name="T1303">pátý míří hůlkou</text:span><text:span text:style-name="T1429"> do sarkofágu.</text:span></text:p>
      <text:p text:style-name="Standalone_20_Property"><text:span text:style-name="T343">Pět</text:span><text:span text:style-name="T318"> goblinů </text:span><text:span text:style-name="T333">se snaží </text:span><text:span text:style-name="T336">zamrzlé</text:span><text:span text:style-name="T333"> </text:span><text:span text:style-name="T335">gobliny vysekat</text:span> &gt; <text:span text:style-name="T1437">jde jim to pomalu, mají na to jen kamenné nože.</text:span></text:p>
      <text:list xml:id="list560680506" text:style-name="L39">
        <text:list-item>
          <text:p text:style-name="P614">Goblinů je ve skutečnosti šest – jeden je totiž neviditelný.</text:p>
        </text:list-item>
        <text:list-item>
          <text:p text:style-name="P613"><text:span text:style-name="T1446">Jednoho z nich</text:span> neposlouchá pravá ruka <text:span text:style-name="T1432">a dělá si, co sama chce</text:span> – snaží se pořád na něco sáhnout a fackuje <text:span text:style-name="T1431">ho</text:span>, když se tomu nechce podvolit.</text:p>
        </text:list-item>
        <text:list-item>
          <text:p text:style-name="P613">Dva <text:span text:style-name="T1446">z goblinů jsou zcela</text:span> identičtí.</text:p>
        </text:list-item>
        <text:list-item>
          <text:p text:style-name="P614">Jeden je mnohem menší – ostatním je zhruba po pás <text:s/>(má jen 4 životy).</text:p>
        </text:list-item>
      </text:list>
      <text:p text:style-name="P164">V boji využijí luků, krytu za sloupy a kluzkého vlnitého ledu.</text:p>
      <text:list xml:id="list501705015" text:style-name="L40">
        <text:list-header>
          <text:p text:style-name="P615"><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52"><text:span text:style-name="T54">Z</text:span><text:span text:style-name="T1">broj:</text:span><text:span text:style-name="T20"> 1 (lehká zbroj)</text:span></text:p>
          <text:p text:style-name="P297"><text:span text:style-name="T720">Rychlost:</text:span><text:span text:style-name="T778"> </text:span><text:span text:style-name="T827">j</text:span><text:span text:style-name="T828">ako</text:span><text:span text:style-name="T829"> člověk</text:span></text:p>
          <text:p text:style-name="P312"><text:span text:style-name="T934">Smysly:</text:span><text:span text:style-name="T781"> </text:span><text:span text:style-name="T826">čich a chuť </text:span><text:span text:style-name="T827">jako člověk, výborný sluch </text:span><text:span text:style-name="T826">a vidění v šeru</text:span></text:p>
          <text:p text:style-name="P298"><text:soft-page-break/><text:span text:style-name="T541">⚔ </text:span><text:span text:style-name="T624">Krátký luk </text:span><text:span text:style-name="T571">(</text:span><text:span text:style-name="T572">šípy s kamennými hroty</text:span><text:span text:style-name="T571">)</text:span><text:span text:style-name="T618">:</text:span><text:span text:style-name="T551"> </text:span><text:span text:style-name="T558">3</text:span><text:span text:style-name="T557"> + k6, zranění </text:span><text:span text:style-name="T558">1</text:span></text:p>
          <text:p text:style-name="P337"><text:span text:style-name="T624">D</text:span><text:span text:style-name="T618">ostřel:</text:span><text:span text:style-name="T551"> střední</text:span></text:p>
          <text:p text:style-name="P378"><text:span text:style-name="T541">⚔ </text:span><text:span text:style-name="T622">Nůž</text:span><text:span text:style-name="T623">:</text:span><text:span text:style-name="T557"> </text:span><text:span text:style-name="T558">3</text:span><text:span text:style-name="T557"> + k6, zranění </text:span><text:span text:style-name="T558">0</text:span></text:p>
        </text:list-header>
        <text:list-item>
          <text:p text:style-name="P616"><text:span text:style-name="T624">U </text:span><text:span text:style-name="T618">sebe mají:</text:span><text:span text:style-name="T551"> </text:span><text:span text:style-name="T629">živou ropuchu, váček s medicínou, pazourkovou škrabku na kůži</text:span></text:p>
        </text:list-item>
      </text:list>
      <text:p text:style-name="Standalone_20_Property"><text:span text:style-name="T318">Na ledu leží hromádka zásob a měchů s vodou</text:span><text:span text:style-name="T360"> </text:span><text:span text:style-name="T389">&gt; Goblini si je tu odlo</text:span><text:span text:style-name="T152">žili, aby jim nepřekážely při rozbíjení ledu.</text:span></text:p>
      <text:p text:style-name="Standalone_20_Property"><text:span text:style-name="T333">V sarkofágu je zamrzlá mumie</text:span><text:span text:style-name="T367"> </text:span><text:span text:style-name="T391">&gt; mr</text:span><text:span text:style-name="T154">áz j</text:span><text:span text:style-name="T155">í</text:span><text:span text:style-name="T154"> nijak neublížil. Po případném rozmražení bude plně bojeschopná.</text:span></text:p>
      <text:p text:style-name="P211"><text:span text:style-name="T2">F</text:span><text:span text:style-name="T3">yzička </text:span><text:span text:style-name="T52">5</text:span><text:span text:style-name="T3">, Finesa </text:span><text:span text:style-name="T52">3</text:span><text:span text:style-name="T3">, Duše </text:span><text:span text:style-name="T52">5</text:span><text:span text:style-name="T775">, </text:span><text:span text:style-name="T776">Ž</text:span><text:span text:style-name="T773">ivot</text:span><text:span text:style-name="T776">y </text:span><text:span text:style-name="T777">15</text:span></text:p>
      <text:p text:style-name="P230"><text:span text:style-name="T720">Rychlost:</text:span><text:span text:style-name="T778"> </text:span><text:span text:style-name="T824">j</text:span><text:span text:style-name="T825">ako člověk</text:span></text:p>
      <text:p text:style-name="P230"><text:span text:style-name="T721">Smysly:</text:span><text:span text:style-name="T781"> </text:span><text:span text:style-name="T782">magický zrak a sluch</text:span></text:p>
      <text:p text:style-name="P230"><text:span text:style-name="T722">Detekovatelnost</text:span><text:span text:style-name="T723">:</text:span><text:span text:style-name="T783"> </text:span><text:span text:style-name="T784">není</text:span><text:span text:style-name="T783"> vidět pomocí infravidění</text:span></text:p>
      <text:p text:style-name="P224"><text:span text:style-name="T541">⚔ </text:span><text:span text:style-name="T719">Z</text:span><text:span text:style-name="T729">uby </text:span><text:span text:style-name="T738">a pařáty</text:span><text:span text:style-name="T10">:</text:span><text:span text:style-name="T33"> </text:span><text:span text:style-name="T50">5 + k6, zranění </text:span><text:span text:style-name="T51">2</text:span></text:p>
      <text:list xml:id="list1186012627" text:style-name="L41">
        <text:list-item>
          <text:p text:style-name="P617"><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403">&gt; </text:span><text:span text:style-name="T1305">Z </text:span><text:span text:style-name="T417">pěti zamrzlých goblinů</text:span><text:span text:style-name="T1307"> </text:span><text:span text:style-name="T205">čtyři zvedají víko. </text:span><text:span text:style-name="T206">Z</text:span><text:span text:style-name="T205">braně si odložili na zem, </text:span><text:span text:style-name="T206">takže jsou hluboko pod ledem</text:span><text:span text:style-name="T205">.</text:span><text:span text:style-name="T1306"> Po případném rozmražení budou naživu, ale neschopni boje. </text:span><text:span text:style-name="T1307">Pátý zamrzlý goblin je </text:span>svraštělý <text:span text:style-name="T1388">stoletý</text:span> stařec <text:span text:style-name="T1430">(mrtvý)</text:span>. <text:span text:style-name="T1445">Hůlkou, kterou drží v ruce, míří dovnitř do sarkofágu (karta </text:span><text:span text:style-name="T231">Mrazivá hůlka</text:span><text:span text:style-name="T1445">).</text:span></text:p>
      <text:list xml:id="list2055106054" text:style-name="L42">
        <text:list-item>
          <text:p text:style-name="P618">Hůlkou lze výměnou za životní energii sesílat mrazivé střely. Pohroma jako tady nastane, jen pokud se sesilatel použitím zabije.</text:p>
        </text:list-item>
        <text:list-item>
          <text:p text:style-name="P619"><text:soft-page-break/>Stařec má na sobě čelenku a plášť z ptačího peří a na krku amulet z lidských zubů. Ostatní goblini mají lehké zbroje, zásoby sušeného masa a měchy s vodou.</text:p>
        </text:list-item>
      </text:list>
      <text:p text:style-name="P179">5</text:p>
      <text:p text:style-name="P166"><text:span text:style-name="T318">Tři truhlice </text:span><text:span text:style-name="T337">bez zámků, </text:span><text:span text:style-name="T339">před prostřední je </text:span><text:span text:style-name="T340">v</text:span><text:span text:style-name="T339"> kaluž</text:span><text:span text:style-name="T340">i</text:span><text:span text:style-name="T339"> krve </text:span><text:span text:style-name="T340">pohozený</text:span><text:span text:style-name="T339"> </text:span><text:span text:style-name="T345">goblinský</text:span><text:span text:style-name="T339"> </text:span><text:span text:style-name="T340">luk</text:span><text:span text:style-name="T339">.</text:span></text:p>
      <text:p text:style-name="P249"><text:span text:style-name="Emphasis"><text:span text:style-name="T506">👣</text:span></text:span><text:span text:style-name="Emphasis"><text:span text:style-name="T490"> </text:span></text:span><text:span text:style-name="Emphasis"><text:span text:style-name="T491">Zaschlé k</text:span></text:span><text:span text:style-name="Emphasis"><text:span text:style-name="T516">rvav</text:span></text:span><text:span text:style-name="Emphasis"><text:span text:style-name="T475">é šlápoty goblinů po celé místnosti, zřejmě ji prohledávali. </text:span></text:span><text:span text:style-name="Emphasis"><text:span text:style-name="T476">Před prostřední truhlou jsou stopy masakru. </text:span></text:span><text:span text:style-name="Emphasis"><text:span text:style-name="T485">N</text:span></text:span><text:span text:style-name="Emphasis"><text:span text:style-name="T476">ěco tu zřejmě sežralo goblina zaživa – zůstal po něm jen luk.</text:span></text:span></text:p>
      <text:list xml:id="list2947590176" text:style-name="L43">
        <text:list-item>
          <text:p text:style-name="P620">V <text:span text:style-name="T1438">západní truhle</text:span> je solené maso, ryby, papriky, zavařeniny, koření a další relativně drahé zásoby.</text:p>
        </text:list-item>
        <text:list-item>
          <text:p text:style-name="P621">Prostřední truhlice má na sobě z přední strany krev – vpadá to, jako kdyby vytekla ven škvírou mezi truhlou a víkem.</text:p>
          <text:p text:style-name="P622">Je to mimik:</text:p>
          <text:list>
            <text:list-header>
              <text:p text:style-name="P623">Fyzička 4, Finesa 2, Duše -, Životy 11</text:p>
              <text:p text:style-name="P623"><text:span text:style-name="T213">Zbroj:</text:span> 2, ale proti seku a ohni 0 a na nohách také 0<text:line-break/><text:span text:style-name="T213">Rychlost:</text:span> jako člověk</text:p>
              <text:p text:style-name="P623"><text:span text:style-name="T541">⚔ </text:span><text:span text:style-name="T213">Kousnutí:</text:span> 4 + k6, zranění 2</text:p>
              <text:list>
                <text:list-item>
                  <text:p text:style-name="P623">„Uvnitř“ mimika jsou zbytky goblina a jeho vybavení (zbroj, kostěný nůž, zásoba jídla, měch s vodou).</text:p>
                </text:list-item>
                <text:list-item>
                  <text:p text:style-name="P625">Ze zbytků mimika může alchymista vytěžit 13 magů.</text:p>
                </text:list-item>
              </text:list>
            </text:list-header>
          </text:list>
        </text:list-item>
        <text:list-item>
          <text:p text:style-name="P624">V<text:span text:style-name="T1438">e východní truhle</text:span> je lano a <text:span text:style-name="T1438">složený kus plátna (prodej 6 st)</text:span>.</text:p>
        </text:list-item>
      </text:list>
      <text:p text:style-name="P157"><text:soft-page-break/><text:span text:style-name="T338">Zhruba metr nad zemí visí kovová koule</text:span><text:span text:style-name="T1439"> </text:span><text:span text:style-name="T404">&gt; </text:span>kdo se j<text:span text:style-name="T1428">í</text:span> dotkne, zmizí a <text:span text:style-name="T201">objeví</text:span> se u koule v (7)</text:p>
      <text:p text:style-name="P179">6</text:p>
      <text:p text:style-name="P249"><text:span text:style-name="Emphasis"><text:span text:style-name="T506">👣</text:span></text:span><text:span text:style-name="Emphasis"><text:span text:style-name="T490"> </text:span></text:span><text:span text:style-name="Emphasis"><text:span text:style-name="T491">Zaschlé k</text:span></text:span><text:span text:style-name="Emphasis"><text:span text:style-name="T516">rvav</text:span></text:span><text:span text:style-name="Emphasis"><text:span text:style-name="T475">é šlápoty goblinů po celé místnosti, zřejmě ji prohledávali.</text:span></text:span></text:p>
      <text:p text:style-name="Standalone_20_Property"><text:span text:style-name="T318">Stěny, podlaha i strop jsou pokryté vrstvou duhového slizu</text:span> &gt; Při kontaktu s jiným předmětem (ruka, meč, lano…) způsobí náhodný magický efekt.</text:p>
      <text:list xml:id="list3439162116" text:style-name="L44">
        <text:list-item>
          <text:p text:style-name="P626">Zmenšení nebo zvětšení</text:p>
        </text:list-item>
        <text:list-item>
          <text:p text:style-name="P626">Vytvoření identické kopie</text:p>
        </text:list-item>
        <text:list-item>
          <text:p text:style-name="P626">Neviditelnost</text:p>
        </text:list-item>
        <text:list-item>
          <text:p text:style-name="P626">Síla a krutost (zčernání, bodce, kapající kyselina...)</text:p>
        </text:list-item>
        <text:list-item>
          <text:p text:style-name="P626">Povadlost a slabost</text:p>
        </text:list-item>
        <text:list-item>
          <text:p text:style-name="P626">Vlastní vůle</text:p>
        </text:list-item>
      </text:list>
      <text:p text:style-name="P179">7</text:p>
      <text:p text:style-name="P19"><text:span text:style-name="Emphasis"><text:span text:style-name="T418">🔊<text:tab/></text:span></text:span><text:span text:style-name="Emphasis"><text:span text:style-name="T421">Z místnosti 8 je </text:span></text:span><text:span text:style-name="Emphasis"><text:span text:style-name="T424">přes</text:span></text:span><text:span text:style-name="Emphasis"><text:span text:style-name="T421"> dveře slyšet hádka dvou goblinů.</text:span></text:span></text:p>
      <text:p text:style-name="Standalone_20_Property"><text:span text:style-name="T318">Tři teleportační orby, </text:span><text:span text:style-name="T346">před jedním leží goblinské kopí</text:span><text:span text:style-name="T370"> </text:span>&gt; vedou do 5, 12, 14. <text:span text:style-name="T1455">Orb, před kterým je kopí, vede zpět do 5.</text:span></text:p>
      <text:p text:style-name="P265"><text:span text:style-name="Emphasis"><text:span text:style-name="T505">👣</text:span></text:span><text:span text:style-name="Emphasis"><text:span text:style-name="T475"> </text:span></text:span><text:span text:style-name="Emphasis"><text:span text:style-name="T477">U orbu vedoucího do 5, </text:span></text:span><text:span text:style-name="Emphasis"><text:span text:style-name="T486">kde leží kopí,</text:span></text:span><text:span text:style-name="Emphasis"><text:span text:style-name="T477"> jsou na zemi krvavé šlápoty od dvojice goblinů – </text:span></text:span><text:span text:style-name="Emphasis"><text:span text:style-name="T479">kroky jsou zvláštní, vypadá to, že k sobě byli svázaní. Chvíli se toč</text:span></text:span><text:span text:style-name="Emphasis"><text:span text:style-name="T480">ili</text:span></text:span><text:span text:style-name="Emphasis"><text:span text:style-name="T479"> na místě, jako by se nemohli rozhodnout, kam půjdou, pak</text:span></text:span><text:span text:style-name="Emphasis"><text:span text:style-name="T477"> </text:span></text:span><text:span text:style-name="Emphasis"><text:span text:style-name="T480">vyrazili</text:span></text:span><text:span text:style-name="Emphasis"><text:span text:style-name="T477"> ke dveřím do 7. </text:span></text:span><text:span text:style-name="Emphasis"><text:span text:style-name="T487">Po pár krocích se ale svalili na zem a dál se plazili.</text:span></text:span></text:p>
      <text:p text:style-name="P179"><text:soft-page-break/>8</text:p>
      <text:p text:style-name="P18"><text:span text:style-name="Emphasis"><text:span text:style-name="T418">🔊<text:tab/></text:span></text:span><text:span text:style-name="Emphasis"><text:span text:style-name="T420">Uvnitř se </text:span></text:span><text:span text:style-name="Emphasis"><text:span text:style-name="T422">hádají</text:span></text:span><text:span text:style-name="Emphasis"><text:span text:style-name="T420"> dva goblini </text:span></text:span><text:span text:style-name="Emphasis"><text:span text:style-name="T422">(</text:span></text:span><text:span text:style-name="Emphasis"><text:span text:style-name="T420">v goblinštině</text:span></text:span><text:span text:style-name="Emphasis"><text:span text:style-name="T422">)</text:span></text:span><text:span text:style-name="Emphasis"><text:span text:style-name="T420">, jestli se budou plazit dál, nebo se vrátí k lesklým koulím.</text:span></text:span></text:p>
      <text:p text:style-name="P265"><text:span text:style-name="Emphasis"><text:span text:style-name="T505">👣</text:span></text:span><text:span text:style-name="Emphasis"><text:span text:style-name="T475"> </text:span></text:span><text:span text:style-name="Emphasis"><text:span text:style-name="T477">Krvavá stopa dvou k sobě srostlých goblinů, </text:span></text:span><text:span text:style-name="Emphasis"><text:span text:style-name="T478">připlazili se sem z místnosti 7.</text:span></text:span></text:p>
      <text:p text:style-name="Standalone_20_Property"><text:span text:style-name="T318">Kulatý stolek</text:span><text:span text:style-name="T360"> </text:span><text:span text:style-name="T369">(prodej 2 zl)</text:span><text:span text:style-name="T318">, dvě židle</text:span><text:span text:style-name="T360"> </text:span><text:span text:style-name="T369">(prodej 1 zl za každou)</text:span><text:span text:style-name="T318">, komoda</text:span><text:span text:style-name="T360"> </text:span><text:span text:style-name="T369">(prode</text:span><text:span text:style-name="T371">j</text:span><text:span text:style-name="T369"> 5 zl)</text:span> &gt; Drahý mahagonový nábytek. V komodě je schovaný čajový set <text:span text:style-name="T1440">(prodej 5 zl)</text:span>.</text:p>
      <text:p text:style-name="Standalone_20_Property"><text:span text:style-name="T341">Na zemi se plazí d</text:span><text:span text:style-name="T318">va k sobě srostlí goblini</text:span> &gt; <text:span text:style-name="T1442">(dotkli</text:span> se teleportačního orbu oba naráz<text:span text:style-name="T1442">)</text:span>. <text:span text:style-name="T1441">Neustále se hádají v goblinštině a zápasí o to, co budou dělat (jeden se chce plazit dál, druhý se chce vrátit k lesklým koulím).</text:span></text:p>
      <text:list xml:id="list4230441019" text:style-name="L45">
        <text:list-item>
          <text:p text:style-name="P627">Na sobě mají lehké zbroje.</text:p>
        </text:list-item>
        <text:list-item>
          <text:p text:style-name="P627">U sebe mají <text:span text:style-name="T229">kostěné nože</text:span><text:span text:style-name="T293"> </text:span><text:span text:style-name="T294">(zranění 0)</text:span><text:span text:style-name="T1435">, </text:span><text:span text:style-name="T229">kopí s kamenným hrotem </text:span><text:span text:style-name="T292">(zranění 1)</text:span><text:span text:style-name="T1435">, </text:span><text:span text:style-name="T1133">brašny s tvrdými plackami a sušeným masem</text:span><text:span text:style-name="T1134">,</text:span><text:span text:style-name="T1133"> měchy s vodou.</text:span></text:p>
        </text:list-item>
      </text:list>
      <text:p text:style-name="P179">9</text:p>
      <text:p text:style-name="P250"><text:span text:style-name="T318">Nehybný ork, trpaslík a orel </text:span><text:span text:style-name="T349">s</text:span><text:span text:style-name="T318">tojí v póze, kdy orel útočí orkovi na tvář a trpaslík se připravuje k útoku</text:span> &gt; Jsou mrtví a vycpaní.</text:p>
      <text:p text:style-name="P179">10</text:p>
      <text:p text:style-name="Standalone_20_Property"><text:span text:style-name="T318">Čtyři portréty čaroděje Mareloka</text:span> &gt; Dlouhé havraní vlasy, tenká bradka, tmavé oči, zamračený pohled. Na jednom je nahý.</text:p>
      <text:p text:style-name="Standalone_20_Property"><text:soft-page-break/><text:span text:style-name="T318">Skleněný golem hlídá dveře do další místnosti. Je dutý a víří se v něm zelený plyn.</text:span> <text:span text:style-name="T406">&gt;</text:span> <text:span text:style-name="T1456">B</text:span>ojovat bude jen v sebeobraně. Při rozbití vypustí jedovatý plyn.</text:p>
      <text:list xml:id="list1575499862" text:style-name="L46">
        <text:list-header>
          <text:p text:style-name="P628"><text:span text:style-name="T2">F</text:span><text:span text:style-name="T3">yzička </text:span><text:span text:style-name="T57">4</text:span><text:span text:style-name="T3">, Finesa </text:span><text:span text:style-name="T56">2</text:span><text:span text:style-name="T3">, Duše </text:span><text:span text:style-name="T57">3</text:span><text:span text:style-name="T775">, </text:span><text:span text:style-name="T776">Ž</text:span><text:span text:style-name="T773">ivot</text:span><text:span text:style-name="T776">y </text:span><text:span text:style-name="T832">1</text:span><text:span text:style-name="T837">4</text:span></text:p>
          <text:p text:style-name="P299"><text:span text:style-name="T720">Zbroj:</text:span><text:span text:style-name="T778"> </text:span><text:span text:style-name="T833">proti </text:span><text:span text:style-name="T837">mrazu, blesku, ohni a kyselině 3,</text:span><text:span text:style-name="T833"> proti ostatním útokům</text:span><text:span text:style-name="T835"> </text:span><text:span text:style-name="T834">2</text:span></text:p>
          <text:p text:style-name="P379"><text:span text:style-name="T720">Rychlost:</text:span><text:span text:style-name="T778"> </text:span><text:span text:style-name="T836">jako člověk, ale neběhá</text:span></text:p>
          <text:p text:style-name="P380"><text:span text:style-name="T541">⚔ </text:span><text:span text:style-name="T739">Pěsti</text:span><text:span text:style-name="T10">:</text:span><text:span text:style-name="T33"> </text:span><text:span text:style-name="T57">4</text:span><text:span text:style-name="T55"> + k6, zranění 1</text:span></text:p>
          <text:p text:style-name="P300"><text:span text:style-name="T920">Oblak j</text:span><text:span text:style-name="T921">ed</text:span><text:span text:style-name="T922">ovat</text:span><text:span text:style-name="T920">ého</text:span><text:span text:style-name="T922"> plyn</text:span><text:span text:style-name="T920">u</text:span><text:span text:style-name="T1003">:</text:span><text:span text:style-name="T58"> </text:span><text:span text:style-name="T130">5 + k6 proti Finese</text:span></text:p>
          <text:list>
            <text:list-header>
              <text:p text:style-name="P300"><text:span text:style-name="T1333">Jed</text:span><text:span text:style-name="T907">: </text:span><text:span text:style-name="T838">1</text:span><text:span text:style-name="T772">2</text:span><text:span text:style-name="T839"> </text:span><text:span text:style-name="T840">+ k6 </text:span><text:span text:style-name="T841">proti Fyzičce</text:span></text:p>
              <text:p text:style-name="P338"><text:span text:style-name="T731">L</text:span><text:span text:style-name="T740">atence:</text:span><text:span text:style-name="T842"> 5 m</text:span><text:span text:style-name="T843">inut</text:span></text:p>
              <text:p text:style-name="P339"><text:span text:style-name="T213">Příznaky:</text:span> <text:span text:style-name="T1075">Bolest po celém těle, pálení očí, rozpraskání kůže, vykašlávání krve.</text:span></text:p>
              <text:p text:style-name="P782"><text:span text:style-name="T1075">P</text:span><text:span text:style-name="T1004">řed oblakem jde uskočit – zásah oblakem je útok 5 + k6 proti Finese.</text:span></text:p>
            </text:list-header>
          </text:list>
        </text:list-header>
      </text:list>
      <text:p text:style-name="P179">11</text:p>
      <text:p text:style-name="Standalone_20_Property"><text:span text:style-name="T318">Průhledná stěna</text:span> &gt; Vnější stěna je dokonale průhledná jako velké okno. <text:span text:style-name="T1458">Pohledem ven lze určit, že se postavy nachází ve třetím patře věže a nad nimi je ještě místo pro jedno patro.</text:span></text:p>
      <text:p text:style-name="Standalone_20_Property"><text:span text:style-name="T318">Bronzové květiny</text:span> &gt; Jsou opravdu z kovu a mají ostré listy.</text:p>
      <text:p text:style-name="Standalone_20_Property"><text:span text:style-name="T318">Bronzové křeslo</text:span> &gt; Kdo si do něj sedne, uslyší myšlenky všech, <text:span text:style-name="T1418">kd</text:span>o na něj právě myslí. Ideální pro posun osobních příběhů postav.</text:p>
      <text:p text:style-name="P179">12</text:p>
      <text:p text:style-name="P59"><text:soft-page-break/><text:span text:style-name="T318">Teleportační orb</text:span> &gt; vede do 7</text:p>
      <text:p text:style-name="Standalone_20_Property"><text:span text:style-name="T318">Ve středu místnosti se vznáší střepy dvou o sebe rozbitých teleportačních orbů, kolem kterých se u</text:span><text:span text:style-name="T331">t</text:span><text:span text:style-name="T318">vořily tři portály</text:span> &gt; <text:span text:style-name="T1457">Když někdo projde skrz, po chvíli se portál zhroutí a dotyčné to vrátí zpět do věže (jinak by hráči nenávratně přišli o postavy)</text:span>.</text:p>
      <text:list xml:id="list1604448059" text:style-name="L47">
        <text:list-item>
          <text:p text:style-name="P629">Nacistický bunkr za druhé světové války.</text:p>
        </text:list-item>
        <text:list-item>
          <text:p text:style-name="P629">Jednotka vesmírných mariňáků brání pouštní základnu proti vetřelcům.</text:p>
        </text:list-item>
        <text:list-item>
          <text:p text:style-name="P629">Létající pirátská loď v astrálním moři.</text:p>
        </text:list-item>
      </text:list>
      <text:p text:style-name="P59">Při hluku sem <text:span text:style-name="T1443">přijde</text:span> alchymista z 13</text:p>
      <text:p text:style-name="P251"><text:span text:style-name="T318">Iluzorní stěna</text:span> &gt; Průchod velikosti dveří. Vede k orbu, co teleportuje do 17</text:p>
      <text:list xml:id="list3803695053" text:style-name="L48">
        <text:list-item>
          <text:p text:style-name="P630">Na tento tajný průchod nic neupozorňuje. Hráči už se ve věži s iluzorní stěnou dříve potkali, takže nejspíš budou tušit, co mají hledat.</text:p>
        </text:list-item>
      </text:list>
      <text:p text:style-name="P179">13</text:p>
      <text:p text:style-name="P20"><text:span text:style-name="Emphasis"><text:span text:style-name="T418">🔊<text:tab/></text:span></text:span><text:span text:style-name="Emphasis"><text:span text:style-name="T426">Bublání vařící se vody. Tiché mumlání (alchymista Egil při práci mluví sám k sobě).</text:span></text:span></text:p>
      <text:p text:style-name="P21"><text:span text:style-name="Emphasis"><text:span text:style-name="T418">♨<text:tab/></text:span></text:span><text:span text:style-name="Emphasis"><text:span text:style-name="T428">Z</text:span></text:span><text:span text:style-name="Emphasis"><text:span text:style-name="T427">ápach čpavých výparů.</text:span></text:span></text:p>
      <text:p text:style-name="Standalone_20_Property"><text:span text:style-name="T342">L</text:span><text:span text:style-name="T318">aboratoř</text:span> &gt; Soustava trubek, hadic, kotlů a baněk s naloženými kusy všemožných monster, postavená okolo křesla, které dokáže bolestivou procedurou (náhodně) trvale přidat:</text:p>
      <text:list xml:id="list377477992" text:style-name="L49">
        <text:list-item>
          <text:p text:style-name="P631">Schopnost při pohledu do očí číst myšlenky. Bohužel oboustranně.</text:p>
        </text:list-item>
        <text:list-item>
          <text:p text:style-name="P631"><text:soft-page-break/>Nadlidskou sílu doprovázenou záchvaty vzteku.</text:p>
        </text:list-item>
        <text:list-item>
          <text:p text:style-name="P631">Změnu rasy (1-kočičí člověk, 2-ještěrec, 3-ptákohlav, 4-taurus)</text:p>
        </text:list-item>
        <text:list-item>
          <text:p text:style-name="P631">Posmrtnou regeneraci. Nově oživené tělo je vždy o něco slabší než to předchozí.</text:p>
        </text:list-item>
      </text:list>
      <text:p text:style-name="P253"><text:span text:style-name="T318">Alchymista Egil</text:span> &gt; Vyhublý, blonďaté dredy, jedno oko kočičí, <text:span text:style-name="T1460">dlouhý bílý plášť (prodej 3 zl)</text:span>. <text:span text:style-name="T1459">Trpí samomluvou.</text:span> Splete si družinu s experimentálními dobrovolníky a začne nadšeně vysvětlovat, jak z nich udělá superlidi. Pokud by došlo k boji, pokusí se zaklínadlem povolat vetřelce z portálu ve 12.</text:p>
      <text:p text:style-name="P221"><text:span text:style-name="T790">F</text:span><text:span text:style-name="T775">yzička </text:span><text:span text:style-name="T845">1</text:span><text:span text:style-name="T775">, Finesa </text:span><text:span text:style-name="T845">4</text:span><text:span text:style-name="T775">, Duše </text:span><text:span text:style-name="T845">3</text:span><text:span text:style-name="T775">, </text:span><text:span text:style-name="T776">Ž</text:span><text:span text:style-name="T773">ivot</text:span><text:span text:style-name="T776">y </text:span><text:span text:style-name="T845">7</text:span></text:p>
      <text:p text:style-name="P233"><text:span text:style-name="T772">Po kapsách má: </text:span><text:span text:style-name="T933">oslepující kuličku</text:span><text:span text:style-name="T772">, </text:span><text:span text:style-name="T933">ohnivou hlínu</text:span><text:span text:style-name="T772">, </text:span><text:span text:style-name="T933">petardu</text:span></text:p>
      <text:p text:style-name="P179">14</text:p>
      <text:p text:style-name="P59">Prázdná cela</text:p>
      <text:p text:style-name="Standalone_20_Property"><text:span text:style-name="T318">Teleportační orb</text:span> &gt; nikam nevede</text:p>
      <text:p text:style-name="P179">15</text:p>
      <text:p text:style-name="Standalone_20_Property"><text:span text:style-name="T318">Stůl zaházený papíry a pergameny</text:span> &gt; <text:span text:style-name="T1460">N</text:span>ákresy ke stavbě laboratoře v 13 <text:span text:style-name="T1460">s poznámkami v nesrozumitelné šifře.</text:span></text:p>
      <text:p text:style-name="Standalone_20_Property"><text:span text:style-name="T318">Postel</text:span> &gt; Kvalitní látky, nikdy neprané <text:span text:style-name="T1460">(prodej 2 zl)</text:span>.</text:p>
      <text:p text:style-name="P254"><text:span text:style-name="T318">Šatník</text:span> &gt; Čtyři <text:span text:style-name="T1460">bílé</text:span> pláště, identické s tím, co měl Egil na sobě <text:span text:style-name="T1460"><text:s/>(prodej 3 zl za každý)</text:span>, a jedna podprsenka.</text:p>
      <text:p text:style-name="Standalone_20_Property"><text:soft-page-break/><text:span text:style-name="T318">Truhlice</text:span> &gt; <text:span text:style-name="T1461">8</text:span> zlaťáků, 65 štříbrňáků, 15 měďáků, <text:span text:style-name="T213">lektvar odolnosti proti magii</text:span><text:span text:style-name="T264"> </text:span><text:span text:style-name="T295">(karta)</text:span>, <text:span text:style-name="T233">elixír svěžesti</text:span><text:span text:style-name="T1462"> (karta)</text:span>, hůlka <text:span text:style-name="T1462">magických střel (karta)</text:span> a druhá identická hůlka (vadná, při prvním použití vybuchne <text:span text:style-name="T1462">silou 4 + k6 proti Fyzičce, zranění 6kz drcením</text:span>).</text:p>
      <text:p text:style-name="P179">16</text:p>
      <text:p text:style-name="Standalone_20_Property"><text:span text:style-name="T318">Teleportační orb</text:span> &gt; vede do 17</text:p>
      <text:p text:style-name="P179">17</text:p>
      <text:p text:style-name="Standalone_20_Property"><text:span text:style-name="T318">Vysoký strop, z kterého trčí stopu dlouhé kovové bodce</text:span> &gt; Celá místnost je zakletá. Po vyslovení slova “ecativarg” se tu obrátí gravitace vzhůru nohama.</text:p>
      <text:list xml:id="list4096144519" text:style-name="L50">
        <text:list-header>
          <text:p text:style-name="P381"><text:span text:style-name="T547">⚔ </text:span><text:span text:style-name="T548">Pád na bodce na stropě:</text:span><text:span text:style-name="T549"> 5 + k6 proti Finese, zranění 1</text:span></text:p>
        </text:list-header>
      </text:list>
      <text:p text:style-name="Standalone_20_Property"><text:span text:style-name="T318">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8">Čtyři prapory na st</text:span><text:span text:style-name="T350">ě</text:span><text:span text:style-name="T318">ně po stranách trůnu</text:span> &gt; Každý znázorňuje jednu školu magie <text:span text:style-name="T1466">(živelná, duševní, časoprostorová, nekromancie)</text:span>. Jsou oživené a omotají se okolo kohokoli, kdo bude Mareloka ohrožovat <text:span text:style-name="T1467">(útok 3 + k6)</text:span>. Podezřelé jsou tím, že se při gravitaci neotočí.</text:p>
      <text:p text:style-name="Standalone_20_Property"><text:span text:style-name="T318">Kulatý stůl s dřevěným modelem celého panství</text:span> &gt; Nad Blosely se vznáší malý kovový orb. Lze jím pohnout kamkoli po mapě a táhne sebou ničivý bouřný mrak.</text:p>
      <text:p text:style-name="Standalone_20_Property"><text:span text:style-name="T318">Teleportační orb</text:span><text:span text:style-name="T360"> &gt; vede do 16</text:span></text:p>
      <text:p text:style-name="Standalone_20_Property"><text:span text:style-name="T318">Čaroděj Marelok</text:span> &gt; <text:span text:style-name="T1463">Modrá k</text:span>ouzelnická róba <text:span text:style-name="T1470">(prodej 6 zl)</text:span>, <text:span text:style-name="T395">d</text:span>louhé havraní vlasy, tenká bradka, tmavé oči, zamračený pohled.</text:p>
      <text:p text:style-name="P220"><text:soft-page-break/><text:span text:style-name="T790">F</text:span><text:span text:style-name="T775">yzička </text:span><text:span text:style-name="T844">2</text:span><text:span text:style-name="T775">, Finesa </text:span><text:span text:style-name="T815">3</text:span><text:span text:style-name="T775">, Duše </text:span><text:span text:style-name="T814">5</text:span><text:span text:style-name="T775">, </text:span><text:span text:style-name="T776">Ž</text:span><text:span text:style-name="T773">ivot</text:span><text:span text:style-name="T776">y </text:span><text:span text:style-name="T814">8</text:span></text:p>
      <text:list xml:id="list2585764798" text:style-name="L51">
        <text:list-item>
          <text:p text:style-name="P633"><text:span text:style-name="T193">Má </text:span><text:span text:style-name="T134">proklet</text:span><text:span text:style-name="T193">ou</text:span> dýk<text:span text:style-name="T1389">u (karta </text:span><text:span text:style-name="T234">dýka paralýzy</text:span><text:span text:style-name="T1389">)</text:span> a amulet, co obaluje nositele ve žlutých šupinách pouštních ještěřích lidí včetně děsivé plazí tváře a přísavek na rukou i nohou <text:span text:style-name="T1464">(karta </text:span><text:span text:style-name="T235">ještěří amulet</text:span><text:span text:style-name="T1464">)</text:span>. Je pološílený a chce se mstít za svou ženu <text:span text:style-name="T194">Mial</text:span><text:span text:style-name="T208">u</text:span><text:span text:style-name="T194">, dcer</text:span><text:span text:style-name="T208">u</text:span><text:span text:style-name="T194"> hraničáře Medvěda </text:span><text:span text:style-name="T208">z Blosel, kterou zabil její žárlivý nápadník poté, co mu řekla, že chce žít s Marelokem</text:span>.</text:p>
        </text:list-item>
        <text:list-item>
          <text:p text:style-name="P633">V případném boji vysloví “ecativarg” a udrží se ve svém trůnu díky ještěřím přísavkám.</text:p>
        </text:list-item>
        <text:list-item>
          <text:p text:style-name="P632">Kouzla: <text:span text:style-name="T230">o</text:span><text:span text:style-name="T213">hnivý had</text:span> *<text:span text:style-name="T145">Eš nachaš</text:span>*, <text:span text:style-name="T230">d</text:span><text:span text:style-name="T213">uševní úder</text:span> *Nefeš nagaf*, <text:span text:style-name="T230">l</text:span><text:span text:style-name="T213">edová dýka</text:span> *Kerach pygion*, <text:span text:style-name="T230">z</text:span><text:span text:style-name="T213">lom kouzlo</text:span> *Šavar<text:span text:style-name="T145"> kišuf</text:span>*, <text:span text:style-name="T230">n</text:span><text:span text:style-name="T213">ávrat</text:span> *<text:span text:style-name="T145">Hašavah</text:span>*, <text:span text:style-name="T230">l</text:span><text:span text:style-name="T213">edová tříšť</text:span> *<text:span text:style-name="T145">Kerach ketim</text:span>*, <text:span text:style-name="T230">p</text:span><text:span text:style-name="T213">aralýza</text:span> *<text:span text:style-name="T145">Šituk</text:span>*, <text:span text:style-name="T230">n</text:span><text:span text:style-name="T164">eviditelná zbroj</text:span><text:span text:style-name="T202"> *Ij ryjut </text:span><text:span text:style-name="T203">širion</text:span><text:span text:style-name="T202">*, </text:span><text:span text:style-name="T165">b</text:span><text:span text:style-name="T164">eranidlo</text:span><text:span text:style-name="T202"> *Zelokvah*</text:span></text:p>
        </text:list-item>
      </text:list>
      <text:p text:style-name="P59"><text:span text:style-name="T344">O</text:span><text:span text:style-name="T318">živlá černá plátová zbroj</text:span> &gt; Plní Marelokov<text:span text:style-name="T1423">y</text:span> rozkazy. <text:span text:style-name="T1465">P</text:span>ád ke stropu <text:span text:style-name="T1465">jí neublíží</text:span>.</text:p>
      <text:p text:style-name="P223"><text:span text:style-name="T2">F</text:span><text:span text:style-name="T3">yzička </text:span><text:span text:style-name="T49">4</text:span><text:span text:style-name="T3">, Finesa </text:span><text:span text:style-name="T49">2</text:span><text:span text:style-name="T3">, Duše </text:span><text:span text:style-name="T5">-</text:span><text:span text:style-name="T775">, </text:span><text:span text:style-name="T776">Ž</text:span><text:span text:style-name="T773">ivot</text:span><text:span text:style-name="T776">y </text:span><text:span text:style-name="T821">14</text:span></text:p>
      <text:p text:style-name="P229"><text:span text:style-name="T720">Z</text:span><text:span text:style-name="T717">broj:</text:span><text:span text:style-name="T772"> 2</text:span></text:p>
      <text:p text:style-name="P228"><text:span text:style-name="T720">Rychlost:</text:span><text:span text:style-name="T778"> </text:span><text:span text:style-name="T779">jako </text:span><text:span text:style-name="T780">chůze</text:span></text:p>
      <text:p text:style-name="P228"><text:span text:style-name="T721">Smysly:</text:span><text:span text:style-name="T781"> </text:span><text:span text:style-name="T782">magický zrak a sluch</text:span></text:p>
      <text:p text:style-name="P228"><text:span text:style-name="T722">Detekovatelnost</text:span><text:span text:style-name="T723">:</text:span><text:span text:style-name="T783"> </text:span><text:span text:style-name="T784">není</text:span><text:span text:style-name="T783"> vidět pomocí infravidění</text:span></text:p>
      <text:p text:style-name="P223"><text:span text:style-name="T541">⚔ </text:span><text:span text:style-name="T737">Dlouhý černý meč</text:span><text:span text:style-name="T719">:</text:span><text:span text:style-name="T773"> </text:span><text:span text:style-name="T821">4</text:span><text:span text:style-name="T774"> + k6, zranění </text:span><text:span text:style-name="T821">2/3</text:span></text:p>
      <text:list xml:id="list1499408763" text:style-name="L52">
        <text:list-item>
          <text:p text:style-name="P634"><text:span text:style-name="T823">P</text:span><text:span text:style-name="T822">rodej 3 zl za </text:span><text:span text:style-name="T823">poškozenou zbroj, 5 zl za nepoškozenou,</text:span><text:span text:style-name="T822"> 3 zl za </text:span><text:span text:style-name="T823">dlouhý meč</text:span><text:span text:style-name="T821">.</text:span></text:p>
        </text:list-item>
      </text:list>
      <text:p text:style-name="P179">18</text:p>
      <text:p text:style-name="Standalone_20_Property"><text:soft-page-break/><text:span text:style-name="T318">Komora zarostlá mechem, plísní a houbami</text:span> &gt; Většina z toho jedlá, na polici vedle dveří jsou nůžky, š<text:span text:style-name="T1422">k</text:span>rabka a tác.</text:p>
      <text:list xml:id="list3733729141" text:style-name="L53">
        <text:list-item>
          <text:p text:style-name="P635">1 ze 6: nasbírané houby způsobí halucinace.</text:p>
        </text:list-item>
      </text:list>
      <text:p text:style-name="P179">19</text:p>
      <text:p text:style-name="Standalone_20_Property"><text:span text:style-name="T318">Police plné knih</text:span> &gt; Beletrie i naučná, poznámky z výzkumů kouzel, luxusní psací souprava <text:span text:style-name="T1468">(prodej 5 zl)</text:span>, zásoba kvalitního pergamenu. <text:span text:style-name="T1453">Svitek s kouzlem </text:span><text:span text:style-name="T232">oživ zbroj</text:span><text:span text:style-name="T1453">.</text:span></text:p>
      <text:p text:style-name="P88">Oživ zbroj</text:p>
      <text:p text:style-name="P165"><text:span text:style-name="T213">Suroviny:</text:span> Živé srdce humanoidního tvora, diamantový prach (nákup 20 zl), <text:span text:style-name="T1454">prach z rohů wyverny (nákup 10 zl – v Trossu se nedá koupit).</text:span></text:p>
      <text:p text:style-name="P165">Při tomto rituálu je třeba vyříznout srdce ze živého humanoidního tvora a vložit ho do hrudní části zbroje.</text:p>
      <text:list xml:id="list117138817" text:style-name="L54">
        <text:list-item>
          <text:p text:style-name="P636">Wyvernu je možno ulovit na pláních kolem Trossu.</text:p>
        </text:list-item>
      </text:list>
      <text:p text:style-name="P179">20</text:p>
      <text:p text:style-name="P32">Velká postel<text:span text:style-name="T360"> &gt; </text:span><text:span text:style-name="T372">povlečení jde prodat za 3 zl.</text:span></text:p>
      <text:p text:style-name="Standalone_20_Property"><text:span text:style-name="T352">T</text:span><text:span text:style-name="T318">ruhlice </text:span><text:span text:style-name="T351">s těžkým víkem</text:span> &gt; Uvězněný stopu vysoký ďáblík. Marelok si ho povolal z pekel jako sluhu, ale není s jeho službami příliš spokojený. Ďáblík je vlezlý, snaživý a neskutečně nešikovný.</text:p>
      <text:p text:style-name="P179">21</text:p>
      <text:p text:style-name="P59">Kovová vana a vysoký džbán.</text:p>
      <text:p text:style-name="Standalone_20_Property"><text:soft-page-break/><text:span text:style-name="T318">Šatník</text:span> &gt; Cestovní oděv <text:span text:style-name="T1469">(prodej 6 zl)</text:span>, šaty ke dvoru <text:span text:style-name="T1469">(prodej 15 zl)</text:span>, žebrácké hadry a noční košile</text:p>
      <text:p text:style-name="Standalone_20_Property"><text:span text:style-name="T318">Kamna</text:span> &gt; Namísto ohně se jen otočí pákou a náhodné elektrické výboje vodu ohřejí.</text:p>
      <text:h text:style-name="Heading_20_2" text:outline-level="2"><text:span text:style-name="T1377">+</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719302153" text:style-name="L55">
        <text:list-item>
          <text:p text:style-name="P638"><text:span text:style-name="T213">Černý blesk</text:span> <text:span text:style-name="T1375">*Kedar bárak*</text:span></text:p>
        </text:list-item>
        <text:list-item>
          <text:p text:style-name="P637"><text:span text:style-name="T213">Rudý blesk</text:span> *Adom bárak*</text:p>
        </text:list-item>
        <text:list-item>
          <text:p text:style-name="P637"><text:span text:style-name="T213">Ohnivý déšť</text:span> *<text:span text:style-name="T145">Eš gešem</text:span>*</text:p>
        </text:list-item>
        <text:list-item>
          <text:p text:style-name="P637"><text:span text:style-name="T213">Ohnivá koule</text:span> *Eš nešef*</text:p>
        </text:list-item>
        <text:list-item>
          <text:p text:style-name="P637"><text:span text:style-name="T213">Mrak smrti</text:span> *<text:span text:style-name="T145">Mavet anan</text:span>*</text:p>
        </text:list-item>
      </text:list>
      <text:p text:style-name="P135">K přerodu do kostlivého draka je potřeba celkem 17 duší zabitých těmito kouzly.</text:p>
      <text:p text:style-name="P25">Artrixos, kouzelnický učeň</text:p>
      <text:p text:style-name="P136">Vyhublý mladík v roztrhané kouzelnické róbě.</text:p>
      <text:p text:style-name="P112">&gt; <text:span text:style-name="T134">Učedník Bareuse Karsavara (viz Hlavní věž pevnosti ve městě).</text:span></text:p>
      <text:p text:style-name="P111"><text:soft-page-break/>&gt; <text:span text:style-name="T134">Podlehl dračímu našeptávání. Kouzly získanými pobytem u kostry napadne každého, kdo se ke </text:span><text:span text:style-name="T180">ní</text:span><text:span text:style-name="T134"> přiblíží.</text:span></text:p>
      <text:p text:style-name="P111">&gt; Je mo<text:span text:style-name="T134">žné ho vyléčit, stačí ho na pár dní udržet </text:span><text:span text:style-name="T181">mimo dračí kostru</text:span><text:span text:style-name="T134">.</text:span></text:p>
      <text:h text:style-name="Heading_20_2" text:outline-level="2"><text:span text:style-name="T1373">+</text:span>Godov</text:h>
      <text:p text:style-name="P58">Vesnice zásobující Brakk. Chudí lidé a bohatý <text:span text:style-name="T1220">správce.</text:span></text:p>
      <text:p text:style-name="P133"><text:span text:style-name="T322">Starý </text:span><text:span text:style-name="T318">Antoš</text:span> <text:span text:style-name="T382">&gt;</text:span> <text:span text:style-name="T1221">stará</text:span><text:span text:style-name="T139"> se o zahradu u Valenovy vily. Naposledy tam byl minulý týden, všechno bylo podivně tiché a děsivé, neodvážil se jít dovnitř a </text:span><text:span text:style-name="T142">znova</text:span><text:span text:style-name="T139"> už nesebral odvahu se tam vypravit. Říkal o tom Baltusovi, správci Godova, ale ten se mu vysmál.</text:span></text:p>
      <text:p text:style-name="P58"><text:span text:style-name="T318">Baltus</text:span> <text:span text:style-name="T383">&gt; spr</text:span><text:span text:style-name="T140">ávce Godova, </text:span><text:span text:style-name="T141">vykořisťuje rolníky a holduje</text:span> obžerství. Nedávno přišel s úžasným nápadem práva první noci. Případné dobrodruhy a jiné potenciálně vlivné návštěvníky bohatě pohostí.</text:p>
      <text:p text:style-name="P62">Oběd u zemana Baltuse</text:p>
      <text:list xml:id="list324301010" text:style-name="L56">
        <text:list-item>
          <text:p text:style-name="P639"><text:span text:style-name="T1013">Z</text:span><text:span text:style-name="T1004">e </text:span><text:span text:style-name="T1014">S</text:span><text:span text:style-name="T1004">umpu už dlouho nedorazily čerstvé ryby (jídelníček stojí za bačkoru).</text:span></text:p>
        </text:list-item>
        <text:list-item>
          <text:p text:style-name="P640"><text:span text:style-name="T1013">Nešli jste náhodou </text:span><text:span text:style-name="T1014">kolem domu</text:span><text:span text:style-name="T1013"> </text:span><text:span text:style-name="T1015">velmože</text:span><text:span text:style-name="T1013"> </text:span><text:span text:style-name="T1015">V</text:span><text:span text:style-name="T1013">alena? </text:span><text:span text:style-name="T1014">Jestli ne, tak tam ani nechoďte, je to starej morous. Všechna moje pozvání ignoruje a myslíte, že mě někdy pozval on? Jistě že ne, musí mi totiž ukázat, že jsem pod jeho úroveň.</text:span></text:p>
        </text:list-item>
      </text:list>
      <text:h text:style-name="Heading_20_2" text:outline-level="2">Ha<text:span text:style-name="T1219">r</text:span>denská tvrz</text:h>
      <text:p text:style-name="P57"><text:span text:style-name="T1618">Říká se, že p</text:span>oslední <text:span text:style-name="T1617">pán</text:span> zešílel, zapečetil bránu a snědl veškeré služebnictvo. Od té doby je tvrz považována za prokletou a nikdo se k ní neodváží. <text:span text:style-name="T1618">Ve skutečnosti je to ale zástěrka, kterou šíří nekromant Uriel, který tvrz ovládl.</text:span></text:p>
      <text:p text:style-name="P183"><text:soft-page-break/>TODO: Staty a konkrétní schopnosti pro Uriela.</text:p>
      <text:p text:style-name="P183">TODO: Popis pevnosti zvenku (dá se na hradby vylézt?)</text:p>
      <text:p text:style-name="P183">TODO: Popis brány zvenku (je otevřená <text:span text:style-name="T1625">a je to padací mříž</text:span>)</text:p>
      <text:p text:style-name="P184">TODO: 2 kostlivci nad branou (ovládají spouštěcí mechanismus)</text:p>
      <text:h text:style-name="Heading_20_5" text:outline-level="5"><text:bookmark text:name="docs-internal-guid-5af89721-7fff-88a4-6719-c1e88472043e"/><text:span text:style-name="T1628">Nekromant </text:span>Uriel</text:h>
      <text:p text:style-name="P187"><text:span text:style-name="T1621">Družina s ním p</text:span>ravděpodobně bude bojovat několikrát. Nekromant pokaždé použije jinou taktiku. Paral<text:span text:style-name="T1622">y</text:span>zující magické střely, změna <text:span text:style-name="T1177">v</text:span> v <text:span text:style-name="T1177">obřího</text:span> krvavého golema, plošné ovládnutí mysli a podobn<text:span text:style-name="T1619">ě</text:span>.</text:p>
      <text:p text:style-name="P188"><text:span text:style-name="T2">F</text:span><text:span text:style-name="T3">yzička </text:span><text:span text:style-name="T126">3</text:span><text:span text:style-name="T3">, Finesa </text:span><text:span text:style-name="T127">4</text:span><text:span text:style-name="T3">, Duše </text:span><text:span text:style-name="T128">5</text:span><text:span text:style-name="T3">, </text:span><text:span text:style-name="T90">Ž</text:span><text:span text:style-name="T33">ivot</text:span><text:span text:style-name="T90">y </text:span><text:span text:style-name="T129">9</text:span></text:p>
      <text:list xml:id="list379332025" text:style-name="L57">
        <text:list-item>
          <text:p text:style-name="P486"><text:span text:style-name="T309">Kouzla: </text:span>Dlouhá ruka <text:span text:style-name="T264">*Aruk jad*</text:span>, Dým <text:span text:style-name="T264">*Ašan*</text:span>, Beranidlo <text:span text:style-name="T264">*Zelokvah*</text:span>, Oko <text:span text:style-name="T264">*Ajin*</text:span>, Protoplazma <text:span text:style-name="T264">*Makor </text:span><text:span text:style-name="T169">refeš</text:span><text:span text:style-name="T264">*</text:span>, Sugesce <text:span text:style-name="T264">*</text:span><text:span text:style-name="T169">Hašáh</text:span><text:span text:style-name="T264">*</text:span>, <text:span text:style-name="T202">Neviditelná zbroj </text:span><text:span text:style-name="T171">*Ij ryjut </text:span><text:span text:style-name="T170">širion</text:span><text:span text:style-name="T171">*</text:span><text:span text:style-name="T202">, Třpytivá zář </text:span><text:span text:style-name="T171">*Misanver lehavah*</text:span><text:span text:style-name="T202">, Zapomeň </text:span><text:span text:style-name="T171">*Šakhah*</text:span><text:span text:style-name="T202">, Tlampač </text:span><text:span text:style-name="T171">*Ramkol*</text:span><text:span text:style-name="T202">, Paralýza </text:span><text:span text:style-name="T171">*</text:span><text:span text:style-name="T169">Šituk</text:span><text:span text:style-name="T171">*</text:span><text:span text:style-name="T202">, Lazebník </text:span><text:span text:style-name="T171">*Sapar*</text:span><text:span text:style-name="T202">, Návrat </text:span><text:span text:style-name="T171">*</text:span><text:span text:style-name="T169">Hašavah</text:span><text:span text:style-name="T171">*</text:span><text:span text:style-name="T202">, Ledová dýka </text:span><text:span text:style-name="T171">*Kerach pygion*</text:span><text:span text:style-name="T202">, Ledová past </text:span><text:span text:style-name="T171">*Kerach peh*</text:span><text:span text:style-name="T202">, Duševní úder </text:span><text:span text:style-name="T171">*Nefeš nagaf*</text:span><text:span text:style-name="T202">, Mrak smrti </text:span><text:span text:style-name="T171">*</text:span><text:span text:style-name="T169">Mavet anan</text:span><text:span text:style-name="T171">*</text:span><text:span text:style-name="T202">, Mraziv</text:span><text:span text:style-name="T145">á bouře </text:span><text:span text:style-name="T169">*Karah sufah*</text:span><text:span text:style-name="T145">, Neviditelnost</text:span><text:span text:style-name="T203"> </text:span><text:span text:style-name="T170">*Ij ryjut*</text:span><text:span text:style-name="T203">, Hyperprostor </text:span><text:span text:style-name="T170">*Hávarah chalal*</text:span><text:span text:style-name="T203">, Hypnóza </text:span><text:span text:style-name="T170">*Hipnut*</text:span></text:p>
        </text:list-item>
      </text:list>
      <text:p text:style-name="P189"><text:span text:style-name="T163">Proměna v krvavého golema *</text:span><text:span text:style-name="T1146">Šinah dam golém</text:span><text:span text:style-name="T163">*</text:span></text:p>
      <text:list xml:id="list3453662068" text:style-name="L58">
        <text:list-item>
          <text:p text:style-name="P602">tohle by chtělo nějaký ingredience – možná <text:s/>by ten rituál měl udělat v nějaký místnosti a měly by po něm zbejt stopy</text:p>
          <text:list>
            <text:list-item>
              <text:p text:style-name="P603">určitě hmotu, ze které vznikne golemovo tělo – hromada masa a kostí</text:p>
            </text:list-item>
            <text:list-item>
              <text:p text:style-name="P604">TODO: Vyrobit svitek s rituálem</text:p>
              <text:list>
                <text:list-item>
                  <text:p text:style-name="P604"><text:soft-page-break/>ingredience: hromada masa a kostí</text:p>
                </text:list-item>
                <text:list-item>
                  <text:p text:style-name="P605">bude použitelnej opakovaně? Asi proč ne.</text:p>
                </text:list-item>
              </text:list>
            </text:list-item>
            <text:list-item>
              <text:p text:style-name="P606">TODO: Umístit někam svitek a hromadu masa a kostí</text:p>
            </text:list-item>
          </text:list>
        </text:list-item>
        <text:list-item>
          <text:p text:style-name="P607">Při proměně se materiál „nabalí“ na kouzelníkovo tělo jako by to byl převlek. Kouzelník tedy vězí uvnitř a golem má jeho tvář.</text:p>
        </text:list-item>
      </text:list>
      <text:p text:style-name="P180">1</text:p>
      <text:p text:style-name="Standalone_20_Property"><text:span text:style-name="T318">Z ochozu nad branou visí v řetězech tři lebky</text:span> &gt; Skřípají zuby a kdykoli někdo vkročí na nádvoří, chrastivě se smějí.</text:p>
      <text:p text:style-name="Standalone_20_Property"><text:span text:style-name="T318">Nádvoří s rozrytými zbytky dlažby</text:span> &gt; Poseté kostmi, hadry a kusy zničeného či zrezlého vybavení.</text:p>
      <text:p text:style-name="Standalone_20_Property"><text:span text:style-name="T318">Dřevěná stáj</text:span> &gt; Ztrouchnivělá. Uvnitř stojí nehybný kostěný kůň, který ožije a zaútočí jedině v sebeobraně.</text:p>
      <text:list xml:id="list30368831" text:style-name="L59">
        <text:list-header>
          <text:p text:style-name="P466">Kostlivý kůň</text:p>
        </text:list-header>
      </text:list>
      <text:list xml:id="list2963729681" text:style-name="L60">
        <text:list-header>
          <text:p text:style-name="P382"><text:span text:style-name="T2">F</text:span><text:span text:style-name="T3">yzička </text:span><text:span text:style-name="T106">4</text:span><text:span text:style-name="T3">, Finesa </text:span><text:span text:style-name="T106">1</text:span><text:span text:style-name="T3">, Duše -</text:span><text:span text:style-name="T973">, </text:span><text:span text:style-name="T974">Ž</text:span><text:span text:style-name="T975">ivot</text:span><text:span text:style-name="T974">y </text:span><text:span text:style-name="T976">13</text:span></text:p>
          <text:p text:style-name="P313"><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14"><text:span text:style-name="T962">Rychlost:</text:span><text:span text:style-name="T979"> </text:span><text:span text:style-name="T980">jako </text:span><text:span text:style-name="T981">kůň</text:span></text:p>
          <text:p text:style-name="P314"><text:span text:style-name="T961">Smysly:</text:span><text:span text:style-name="T977"> </text:span><text:span text:style-name="T978">magický zrak a⁠ sluch</text:span></text:p>
          <text:p text:style-name="P382"><text:span text:style-name="T694">⚔ </text:span><text:span text:style-name="T960">Z</text:span><text:span text:style-name="T959">uby</text:span><text:span text:style-name="T960">:</text:span><text:span text:style-name="T970"> </text:span><text:span text:style-name="T971">4</text:span><text:span text:style-name="T970"> + k6, zranění </text:span><text:span text:style-name="T972">0</text:span></text:p>
          <text:p text:style-name="P382"><text:span text:style-name="T694">⚔ </text:span><text:span text:style-name="T959">Kopyta</text:span><text:span text:style-name="T960">:</text:span><text:span text:style-name="T970"> </text:span><text:span text:style-name="T971">4</text:span><text:span text:style-name="T970"> + k6, zranění </text:span><text:span text:style-name="T972">1</text:span></text:p>
        </text:list-header>
      </text:list>
      <text:p text:style-name="Standalone_20_Property"><text:span text:style-name="T318">Kamenná studna</text:span> &gt; Dřevěné vědro na dlouhém laně. Pouze díra do 13. ve sklepení, kde je skutečná studna umístěná.</text:p>
      <text:p text:style-name="Standalone_20_Property"><text:span text:style-name="T318">Na bok převrácený vůz</text:span> &gt; Jeden prázdný sud, chybí přední kola.</text:p>
      <text:p text:style-name="Standalone_20_Property"><text:soft-page-break/><text:span text:style-name="T318">Hradní ochozy</text:span> &gt; 4 ležící kostlivci s luky. Přístupné z žebříků u věže a po stranách stáje.</text:p>
      <text:list xml:id="list1382538682" text:style-name="L61">
        <text:list-header>
          <text:p text:style-name="P643"><text:span text:style-name="T2">K</text:span><text:span text:style-name="T1">ostlivec s lukem</text:span></text:p>
          <text:p text:style-name="P647"><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15"><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15"><text:span text:style-name="T962">Rychlost:</text:span><text:span text:style-name="T979"> </text:span><text:span text:style-name="T980">jako člověk</text:span></text:p>
          <text:p text:style-name="P315"><text:span text:style-name="T961">Smysly:</text:span><text:span text:style-name="T977"> </text:span><text:span text:style-name="T978">magický zrak a⁠ sluch</text:span></text:p>
          <text:p text:style-name="P315"><text:span text:style-name="T964">Detekovatelnost</text:span><text:span text:style-name="T965">:</text:span><text:span text:style-name="T984"> </text:span><text:span text:style-name="T985">není</text:span><text:span text:style-name="T984"> vidět pomocí </text:span><text:span text:style-name="Schopnost"><text:span text:style-name="T986">infravidění</text:span></text:span><text:span text:style-name="T984">.</text:span></text:p>
          <text:p text:style-name="P383"><text:span text:style-name="T694">⚔ </text:span><text:span text:style-name="T963">Pařáty</text:span><text:span text:style-name="T10">:</text:span><text:span text:style-name="T33"> </text:span><text:span text:style-name="T107">3 + k6, zranění 1</text:span></text:p>
          <text:p text:style-name="P383"><text:span text:style-name="T694">⚔ </text:span><text:span text:style-name="T966">Krátký luk</text:span><text:span text:style-name="T10">:</text:span><text:span text:style-name="T33"> </text:span><text:span text:style-name="T107">3 + k6, zranění </text:span><text:span text:style-name="T108">2, střední dostřel</text:span></text:p>
        </text:list-header>
      </text:list>
      <text:p text:style-name="Standalone_20_Property"><text:span text:style-name="T318">Věž</text:span> &gt; Ohořelý kostlivec, <text:span text:style-name="T1629">prohýbá se pod váhou </text:span><text:span text:style-name="T1630">dvojručního</text:span><text:span text:style-name="T1629"> meče</text:span>. Páka a naviják k ovládání mřížové brány. <text:span text:style-name="T1623">Meč patřil krollovi Pogovi (bojovnice Raegan </text:span><text:span text:style-name="T1624">z hospody </text:span><text:span text:style-name="T256">U rezavého meče</text:span><text:span text:style-name="T1623"> ho pozn</text:span><text:span text:style-name="T1624">á</text:span><text:span text:style-name="T1623">).</text:span></text:p>
      <text:list xml:id="list195011215921067" text:continue-numbering="true" text:style-name="L61">
        <text:list-header>
          <text:p text:style-name="P644"><text:span text:style-name="T2">K</text:span><text:span text:style-name="T1">ostlivec s </text:span><text:span text:style-name="T110">mečem</text:span></text:p>
          <text:p text:style-name="P648"><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16"><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16"><text:span text:style-name="T962">Rychlost:</text:span><text:span text:style-name="T979"> </text:span><text:span text:style-name="T980">jako člověk</text:span></text:p>
          <text:p text:style-name="P316"><text:span text:style-name="T961">Smysly:</text:span><text:span text:style-name="T977"> </text:span><text:span text:style-name="T978">magický zrak a⁠ sluch</text:span></text:p>
          <text:p text:style-name="P321"><text:span text:style-name="T988">Detekovatelnost</text:span><text:span text:style-name="T989">:</text:span><text:span text:style-name="T984"> </text:span><text:span text:style-name="T985">není</text:span><text:span text:style-name="T984"> vidět pomocí </text:span><text:span text:style-name="Schopnost"><text:span text:style-name="T986">infravidění</text:span></text:span><text:span text:style-name="T984">.</text:span></text:p>
          <text:p text:style-name="P388"><text:span text:style-name="T697">⚔</text:span><text:span text:style-name="T695"> </text:span><text:span text:style-name="T696">Dvojruční m</text:span><text:span text:style-name="T987">eč</text:span><text:span text:style-name="T33">:</text:span><text:span text:style-name="T25"> </text:span><text:span text:style-name="T27">1</text:span><text:span text:style-name="T26"> + k6, zranění </text:span><text:span text:style-name="T28">3</text:span></text:p>
        </text:list-header>
      </text:list>
      <text:p text:style-name="P261"><text:soft-page-break/><text:span text:style-name="T318">Zbrojnoši zavěšení na kůlech</text:span> &gt; Na vrcholcích kůlů jsou vozová kola, ze kterých visí mrtvoly Reaganiných (viz Drby) spolubojovníků. Nejsou uvázáni pevně, a pokud se k nim někdo přiblíží, zapadne sekundární brána z trámových mříží a umrlci i kostlivci ožijí a zaútočí (<text:span text:style-name="T1631">j</text:span>edna příčka je rozsekaná a dovoluje hubeným a neobrněným postavám uniknout).</text:p>
      <text:p text:style-name="P261"><text:tab/>Někdo jim sebral zbraně i veškeré další vybavení.</text:p>
      <text:list xml:id="list178456567" text:style-name="L62">
        <text:list-item>
          <text:p text:style-name="P654">Kroll Pog - <text:span text:style-name="T1627">z</text:span><text:span text:style-name="T1626">prohýbaná těžká zbroj na krolla</text:span></text:p>
        </text:list-item>
        <text:list-item>
          <text:p text:style-name="P654">Elf Sírdan - <text:span text:style-name="T1627">r</text:span><text:span text:style-name="T1626">oztrhaná kouzelnická róba</text:span></text:p>
        </text:list-item>
        <text:list-item>
          <text:p text:style-name="P653"><text:span text:style-name="T1620">Hobit</text:span><text:span text:style-name="T1178">ka</text:span><text:span text:style-name="T1620"> Ručka - </text:span><text:span text:style-name="T1627">m</text:span><text:span text:style-name="T1626">ěšťanské šaty</text:span></text:p>
          <text:list>
            <text:list-item>
              <text:p text:style-name="P655">V nich má skryté 2 vrhací dýky</text:p>
            </text:list-item>
          </text:list>
          <text:p text:style-name="P656">V opasku má zašitých 5 zl</text:p>
        </text:list-item>
      </text:list>
      <text:p text:style-name="P180">2</text:p>
      <text:p text:style-name="P255">Chlív s hliněnou podlahou</text:p>
      <text:p text:style-name="P255">Džbán s rudým tulipánem</text:p>
      <text:p text:style-name="P180">3</text:p>
      <text:p text:style-name="P255">Zašlá bílá omítka, valená klenba, dřevěná podlaha</text:p>
      <text:p text:style-name="Standalone_20_Property"><text:span text:style-name="T318">Nápis na stěně “Tohle není konec! Však ona mě bude milovat!”</text:span> &gt; Zdá se být naškrában<text:span text:style-name="T1492">ý</text:span> dýkou.</text:p>
      <text:p text:style-name="P180">4</text:p>
      <text:p text:style-name="Standalone_20_Property"><text:span text:style-name="T318">Rozlámaný nábytek</text:span> &gt; Komody, židle, lavice.</text:p>
      <text:p text:style-name="Standalone_20_Property"><text:span text:style-name="T318">Hromada harampádí</text:span> &gt; Prosté šaty, vidle, lopaty, krumpáč, několik motyk, kolovrat, <text:span text:style-name="T1624">zlomená kouzelnická </text:span><text:span text:style-name="T1623">hůl</text:span>.</text:p>
      <text:p text:style-name="P185"><text:soft-page-break/>TODO: Zbytek vybavení Pogovy družiny (torny, přikrývky atd.)</text:p>
      <text:h text:style-name="Heading_20_4" text:outline-level="4">5</text:h>
      <text:p text:style-name="Standalone_20_Property"><text:span text:style-name="T318">Beznohý kostlivec</text:span> &gt; Posunuje se po stolech a děravou konví zalévá květiny.</text:p>
      <text:list xml:id="list195011500949248" text:continue-list="list195011215921067" text:style-name="L61">
        <text:list-header>
          <text:p text:style-name="P645"><text:span text:style-name="T125">Beznohý k</text:span><text:span text:style-name="T1">ostlivec</text:span></text:p>
          <text:p text:style-name="P649"><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17"><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22"><text:span text:style-name="T990">Rychlost:</text:span><text:span text:style-name="T997"> </text:span><text:span text:style-name="T998">jako </text:span><text:span text:style-name="T999">chůze</text:span></text:p>
          <text:p text:style-name="P389"><text:span text:style-name="T698">⚔ </text:span><text:span text:style-name="T994">Pařáty</text:span><text:span text:style-name="T111">:</text:span><text:span text:style-name="T117"> </text:span><text:span text:style-name="T118">3</text:span><text:span text:style-name="T119"> + k6, zranění </text:span><text:span text:style-name="T1000">1</text:span></text:p>
        </text:list-header>
      </text:list>
      <text:p text:style-name="Standalone_20_Property"><text:span text:style-name="T318">Pod okny stoly s bylinami</text:span> &gt; Jedovaté, léčivé i jiné. <text:span text:style-name="T1493">Alchymista z nich může vytěžit 10 magů</text:span>.</text:p>
      <text:p text:style-name="Standalone_20_Property"><text:span text:style-name="T318">Zpoza dveří </text:span><text:span text:style-name="T354">do</text:span><text:span text:style-name="T318"> 6 se ozývá hlasitá recitace</text:span> &gt; <text:span text:style-name="T1179">Jde o konec rituálu pronášeného ve staré řeči. Pokud j</text:span><text:span text:style-name="T1180">i</text:span><text:span text:style-name="T1179"> nějaká z postav </text:span><text:span text:style-name="T1180">zná</text:span><text:span text:style-name="T1179">:</text:span></text:p>
      <text:list xml:id="list1385630591" text:style-name="L63">
        <text:list-header>
          <text:p text:style-name="P420">...a já ti přikazuji: Toto tělo budeš obývat a moje přání a rozkazy budeš plnit, dokud tě ze služby nepropustím. Tak se staň!</text:p>
        </text:list-header>
      </text:list>
      <text:p text:style-name="P180">6</text:p>
      <text:p text:style-name="Standalone_20_Property"><text:span text:style-name="T318">V kruhu modrého ohně stojí urostlý orkský válečník</text:span> &gt; Dřevěnokostěná zbroj, masivní sekera, šíp skrz krk.</text:p>
      <text:p text:style-name="P190">TODO: Staty</text:p>
      <text:p text:style-name="Standalone_20_Property"><text:span text:style-name="T318">Nekromant Uriel stojí za ním</text:span> &gt; Sotva třicet let, bledý, černá róba a sandále. Klíč <text:span text:style-name="T1634">(TODO: klíč líp popsat – </text:span><text:span text:style-name="T1635">velký </text:span><text:span text:style-name="T1634">černý železný)</text:span>.</text:p>
      <text:p text:style-name="P180"><text:soft-page-break/>7</text:p>
      <text:p text:style-name="Standalone_20_Property"><text:span text:style-name="T318">Na hromadu naskládané rakve</text:span> &gt; Různě drahé, různě velké, až na jednu prázdné. Ta je plná dětských koster, mezi kterými prolézají stopu dlouzí červi s paralyzujícím jedem.</text:p>
      <text:p text:style-name="P191">TODO: Staty červů</text:p>
      <text:p text:style-name="P180">8</text:p>
      <text:p text:style-name="Standalone_20_Property"><text:span text:style-name="T318">Šatní skříň</text:span> &gt; Prázdná</text:p>
      <text:p text:style-name="Standalone_20_Property"><text:span text:style-name="T318">Koberec s propáleným středem</text:span> &gt; Světle modrý, na stropě nad ním je černožlutá stopa po spáleném tuku. Pod kobercem je runový kruh, který spálí na kost kohokoli, kdo jím projde (k neutralizaci stačí porušit křídu)</text:p>
      <text:list xml:id="list2160208020" text:style-name="L146">
        <text:list-header>
          <text:p text:style-name="P783"><text:span text:style-name="T923">Runový kruh</text:span><text:span text:style-name="T1003">:</text:span><text:span text:style-name="T58"> </text:span><text:span text:style-name="T938">6</text:span><text:span text:style-name="T130"> + k6 proti F</text:span><text:span text:style-name="T938">yzičce, zranění 8kz </text:span><text:span text:style-name="T706">ohněm</text:span></text:p>
        </text:list-header>
      </text:list>
      <text:p text:style-name="Standalone_20_Property"><text:span text:style-name="T318">Za dveřmi schody do suterénu</text:span> &gt; Průvan a zápach horkého loje.</text:p>
      <text:p text:style-name="Standalone_20_Property">Pokud družina neprozkoumala 6, měl by je dohnat nemrtvý ork a nekromant.</text:p>
      <text:p text:style-name="P180">9</text:p>
      <text:p text:style-name="Standalone_20_Property"><text:span text:style-name="T318">V podlaze zapuštěná vana z keramických kachlí</text:span> &gt; Na dně je půl stopy studené narůžovělé vody</text:p>
      <text:p text:style-name="Standalone_20_Property"><text:span text:style-name="T318">Kovová kamna s hrncem vody</text:span> &gt; Vývod kouře je protažen puklinou ve skále, kterou je vidět ven za tvrz.</text:p>
      <text:h text:style-name="Heading_20_4" text:outline-level="4">10</text:h>
      <text:p text:style-name="Standalone_20_Property"><text:span text:style-name="T318">Regál se zásobami jídla</text:span> &gt; Převážně sušené hovězí a pohanková mouka.</text:p>
      <text:p text:style-name="P255"><text:soft-page-break/>Stěna obložená až ke stropu dřevem na podpal</text:p>
      <text:p text:style-name="P180">11</text:p>
      <text:p text:style-name="Standalone_20_Property"><text:span text:style-name="T318">Jehlami pokrytý dobrman s koženou maskou</text:span> &gt; Je uvázán řetězem a přes masku nemůže ani kousat ani štěkat, přesto je agresivní. Pokud mu masku sundáte, uklidní se. Kdo mu vytrhá všechny jehly, k tomu přilne a bude ho následovat.</text:p>
      <text:p text:style-name="P192">TODO: Staty dobrmana (bojuje s nevýhodou kvůli masce)</text:p>
      <text:p text:style-name="P180">12</text:p>
      <text:p text:style-name="Standalone_20_Property"><text:span text:style-name="T318">Kostlivec ve špinavé zástěře, v ruce sekáček</text:span> &gt; Zpracovává kravský tuk v loj a vyrábí svíce.</text:p>
      <text:list xml:id="list195011516635453" text:continue-list="list195011500949248" text:style-name="L61">
        <text:list-header>
          <text:p text:style-name="P641"><text:span text:style-name="T112">K</text:span><text:span text:style-name="T113">ostlivec s</text:span><text:span text:style-name="T114">e</text:span><text:span text:style-name="T113"> </text:span><text:span text:style-name="T995">sekáčkem</text:span></text:p>
          <text:p text:style-name="P650"><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18"><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18"><text:span text:style-name="T962">Rychlost:</text:span><text:span text:style-name="T979"> </text:span><text:span text:style-name="T980">jako člověk</text:span></text:p>
          <text:p text:style-name="P318"><text:span text:style-name="T961">Smysly:</text:span><text:span text:style-name="T977"> </text:span><text:span text:style-name="T978">magický zrak a⁠ sluch</text:span></text:p>
          <text:p text:style-name="P318"><text:span text:style-name="T964">Detekovatelnost</text:span><text:span text:style-name="T965">:</text:span><text:span text:style-name="T984"> </text:span><text:span text:style-name="T985">není</text:span><text:span text:style-name="T984"> vidět pomocí </text:span><text:span text:style-name="Schopnost"><text:span text:style-name="T986">infravidění</text:span></text:span><text:span text:style-name="T984">.</text:span></text:p>
          <text:p text:style-name="P384"><text:span text:style-name="T694">⚔ </text:span><text:span text:style-name="T963">Pařáty</text:span><text:span text:style-name="T10">:</text:span><text:span text:style-name="T33"> </text:span><text:span text:style-name="T107">3 + k6, zranění 1</text:span></text:p>
          <text:p text:style-name="P387"><text:span text:style-name="T694">⚔ </text:span><text:span text:style-name="T967">Sekáček</text:span><text:span text:style-name="T10">:</text:span><text:span text:style-name="T33"> </text:span><text:span text:style-name="T132">3</text:span><text:span text:style-name="T107"> + k6, zranění </text:span><text:span text:style-name="T132">1</text:span></text:p>
        </text:list-header>
      </text:list>
      <text:p text:style-name="Standalone_20_Property"><text:span text:style-name="T318">Dva sudy</text:span> &gt; Plné kusů krav včetně vnitřností.</text:p>
      <text:p text:style-name="P193">TODO: Sem by šel dát rituál na proměnu v krvavého golema</text:p>
      <text:p text:style-name="Standalone_20_Property"><text:span text:style-name="T318">Neohraněné ohniště, v kterém stojí baňatý kotel s vroucím tukem</text:span> &gt; Lze snadno převrhnout.</text:p>
      <text:p text:style-name="Standalone_20_Property"><text:span text:style-name="T318">Stolek se svícemi</text:span> &gt; Smrdí a nejsou příliš kvalitní.</text:p>
      <text:p text:style-name="P180"><text:soft-page-break/>13</text:p>
      <text:p text:style-name="Standalone_20_Property"><text:span text:style-name="T318">Masivní dubové dveře</text:span> &gt; Zamčené Urielovým klíčem.</text:p>
      <text:p text:style-name="P255">Pod kruhovou dírou ve stropě je studnice</text:p>
      <text:p text:style-name="P180">14</text:p>
      <text:p text:style-name="Standalone_20_Property"><text:span text:style-name="T318">Pokud jste Uriela zabili, tak tu teď stojí a řve na dva kostlivce, aby vás šli zastřelit</text:span> &gt; <text:span text:style-name="T1183">K</text:span>uše a kuchařské čepice.</text:p>
      <text:list xml:id="list195009766088875" text:continue-numbering="true" text:style-name="L61">
        <text:list-header>
          <text:p text:style-name="P642"><text:span text:style-name="T112">K</text:span><text:span text:style-name="T113">ostlivec s </text:span><text:span text:style-name="T996">kuší</text:span></text:p>
          <text:p text:style-name="P651"><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19"><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19"><text:span text:style-name="T962">Rychlost:</text:span><text:span text:style-name="T979"> </text:span><text:span text:style-name="T980">jako člověk</text:span></text:p>
          <text:p text:style-name="P319"><text:span text:style-name="T961">Smysly:</text:span><text:span text:style-name="T977"> </text:span><text:span text:style-name="T978">magický zrak a⁠ sluch</text:span></text:p>
          <text:p text:style-name="P319"><text:span text:style-name="T964">Detekovatelnost</text:span><text:span text:style-name="T965">:</text:span><text:span text:style-name="T984"> </text:span><text:span text:style-name="T985">není</text:span><text:span text:style-name="T984"> vidět pomocí </text:span><text:span text:style-name="Schopnost"><text:span text:style-name="T986">infravidění</text:span></text:span><text:span text:style-name="T984">.</text:span></text:p>
          <text:p text:style-name="P385"><text:span text:style-name="T694">⚔ </text:span><text:span text:style-name="T963">Pařáty</text:span><text:span text:style-name="T10">:</text:span><text:span text:style-name="T33"> </text:span><text:span text:style-name="T107">3 + k6, zranění 1</text:span></text:p>
          <text:p text:style-name="P390"><text:span text:style-name="T699">⚔ </text:span><text:span text:style-name="T991">K</text:span><text:span text:style-name="T992">uše</text:span><text:span text:style-name="T116">:</text:span><text:span text:style-name="T120"> </text:span><text:span text:style-name="T121">3 + k6, zranění </text:span><text:span text:style-name="T1001">3</text:span><text:span text:style-name="T123">, střední dostřel, </text:span><text:span text:style-name="T122">nabíjení 1 kolo</text:span></text:p>
        </text:list-header>
      </text:list>
      <text:p text:style-name="Standalone_20_Property"><text:span text:style-name="T318">Kovová kamna</text:span> &gt; Vlažná, nedochucená hovězí polévka.</text:p>
      <text:p text:style-name="Standalone_20_Property"><text:span text:style-name="T318">Hromádka kuchyňského vybavení v rohu</text:span> &gt; Pánev, hrnec, naběračka, cedník, shnilá cibule.</text:p>
      <text:h text:style-name="Heading_20_4" text:outline-level="4">15</text:h>
      <text:p text:style-name="Standalone_20_Property"><text:span text:style-name="T318">Svalnatá bruneta Baia na seně</text:span> &gt; Zesláblá, bledé stopy na hrudi, rudá alergická reakce na končetinách, prořídlé vlasy, pře<text:span text:style-name="T1637">s</text:span> nateklý jazyk nemůže mluvit a je okovem připevněná k podlaze. Uriel na ní testoval lektvary lásky. Poslední zabral, ale přes nateklý jazyk to nevyšlo dostatečně najevo.</text:p>
      <text:p text:style-name="P180"><text:soft-page-break/>16</text:p>
      <text:p text:style-name="Standalone_20_Property"><text:span text:style-name="T318">Snědá Mariana přivázaná ke stolu</text:span> &gt; Nohy pořezané, záda pokrytá voskem, pruhované pozadí, nateklý ret a kolíček na levé bradavce.</text:p>
      <text:p text:style-name="Standalone_20_Property"><text:span text:style-name="T318">Stojany s lehčími mučícími nástroji</text:span> &gt; Důtky, kolíčky, provazy, jehly, roubík, řemeny, rákoska a pás cudnosti.</text:p>
      <text:p text:style-name="P180">17</text:p>
      <text:p text:style-name="Standalone_20_Property"><text:span text:style-name="T318">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8">Noční stolek se dvěma knihami</text:span> &gt; První je sbírka romantických básní. Druhá je Urielův deník; popisuje, jak mu <text:span text:style-name="T1484">Filom</text:span><text:span text:style-name="T209">éna Karská</text:span> zlomila srdce.</text:p>
      <text:p text:style-name="P180">18</text:p>
      <text:p text:style-name="Standalone_20_Property"><text:span text:style-name="T318">Pokované dveře</text:span> &gt; Zamčené Urielovým klíčem.</text:p>
      <text:p text:style-name="Standalone_20_Property"><text:span text:style-name="T318">Baculatá blondýnka Emma</text:span> &gt; Nadšená svou šancí k úniku ihned začn<text:span text:style-name="T1494">e</text:span> družinu přesvědčovat, že Uriel<text:span text:style-name="T1494">a</text:span> nelze zabít, ať ihned utíkají.</text:p>
      <text:p text:style-name="Standalone_20_Property"><text:span text:style-name="T318">Postel s nebesy</text:span> &gt; Růžové závoje a příliš měkká matrace.</text:p>
      <text:p text:style-name="Standalone_20_Property"><text:span text:style-name="T318">Růžové dekorace rozvěšené po stěnách</text:span> &gt; Závěsy, krajky, koberce, šaty.</text:p>
      <text:p text:style-name="Standalone_20_Property"><text:span text:style-name="T318">Truhlice</text:span> &gt; Panenky, šaty, hlavolamy, líčidla.</text:p>
      <text:p text:style-name="Standalone_20_Property"><text:span text:style-name="T318">Stolek se stříbrným podnosem a sladkostmi</text:span> &gt; Čokoláda, lízátka, mošt, štrůdl.</text:p>
      <text:p text:style-name="P180"><text:soft-page-break/>19</text:p>
      <text:p text:style-name="Standalone_20_Property"><text:span text:style-name="T318">Mrtvá dívka na podlouhlém stole</text:span> &gt; Je na několika místech pečlivě sešitá a ovázaná. Má otevřený hrudník a srdce zalité v modré substanci.</text:p>
      <text:p text:style-name="P194">TODO: Co o tom dokáže zjistit alchymista nebo kouzelník? Dají se z toho vytěžit magy? <text:span text:style-name="T1638">Asi by měly </text:span><text:span text:style-name="T1639">(spíš asi ne – tekutinu Uriel těží z lorda Hardena a ten v sobě určitě magy nemá)</text:span><text:span text:style-name="T1638">.</text:span></text:p>
      <text:p text:style-name="Standalone_20_Property"><text:span text:style-name="T318">Vysoký stůl s náčiním</text:span> &gt; Skalpely, obvazy, jehly, pila.</text:p>
      <text:p text:style-name="Standalone_20_Property"><text:span text:style-name="T318">Jedna stěna je dřevěná a pokrytá pergameny s nákresy lidské anatomie a nekromantských zaklínadel</text:span> &gt; Prkna zakrývají tajnou chodbu do 2<text:span text:style-name="T1495">2</text:span>.</text:p>
      <text:h text:style-name="Heading_20_4" text:outline-level="4">20</text:h>
      <text:p text:style-name="Standalone_20_Property"><text:span text:style-name="T318">Magicky uzamčené dveře</text:span> &gt; Nemají zámek a s každým úspěšným i neúspěšným pokusem o vyražení vystřelí výboj energie. Čaroděj je může kouzlo rozplést tak, že porazí vypravěče v piškvorkách.</text:p>
      <text:list xml:id="list195011741961826" text:continue-list="list2160208020" text:style-name="L146">
        <text:list-header>
          <text:p text:style-name="P784"><text:span text:style-name="T924">Výboj</text:span><text:span text:style-name="T1003">:</text:span><text:span text:style-name="T58"> </text:span><text:span text:style-name="T939">7</text:span><text:span text:style-name="T130"> + k6 proti F</text:span><text:span text:style-name="T938">yzičce, zranění </text:span><text:span text:style-name="T939">3</text:span><text:span text:style-name="T938">kz </text:span><text:span text:style-name="T711">bleskem</text:span></text:p>
        </text:list-header>
      </text:list>
      <text:p text:style-name="P255">Potrhaný zelený koberec od dveří až ke schodům</text:p>
      <text:p text:style-name="Standalone_20_Property"><text:span text:style-name="T1487">Ve stěně po pravé straně je metr zdiva nahrazen jílem</text:span> &gt; V hlíně je schovaný kostlivec připraven bodnout nepřipraveného vetřelce do zad.</text:p>
      <text:list xml:id="list195010389336359" text:continue-list="list195009766088875" text:style-name="L61">
        <text:list-header>
          <text:p text:style-name="P646"><text:span text:style-name="T2">K</text:span><text:span text:style-name="T1">ostlivec s </text:span><text:span text:style-name="T133">dýkou</text:span></text:p>
          <text:p text:style-name="P652"><text:span text:style-name="T2">F</text:span><text:span text:style-name="T3">yzička </text:span><text:span text:style-name="T97">1</text:span><text:span text:style-name="T3">, Finesa </text:span><text:span text:style-name="T5">3</text:span><text:span text:style-name="T3">, Duše </text:span><text:span text:style-name="T97">2</text:span><text:span text:style-name="T973">, </text:span><text:span text:style-name="T974">Ž</text:span><text:span text:style-name="T975">ivot</text:span><text:span text:style-name="T974">y </text:span><text:span text:style-name="T982">5</text:span></text:p>
          <text:p text:style-name="P320"><text:span text:style-name="T962">Zbroj:</text:span><text:span text:style-name="T979"> </text:span><text:span text:style-name="T983">proti </text:span><text:span text:style-name="Zranění_20_bodem"><text:span text:style-name="T109">bodu</text:span></text:span><text:span text:style-name="T983"> a⁠ </text:span><text:span text:style-name="Zranění_20_mrazem"><text:span text:style-name="T109">mrazu</text:span></text:span><text:span text:style-name="T983"> 3</text:span></text:p>
          <text:p text:style-name="P320"><text:soft-page-break/><text:span text:style-name="T962">Rychlost:</text:span><text:span text:style-name="T979"> </text:span><text:span text:style-name="T980">jako člověk</text:span></text:p>
          <text:p text:style-name="P320"><text:span text:style-name="T961">Smysly:</text:span><text:span text:style-name="T977"> </text:span><text:span text:style-name="T978">magický zrak a⁠ sluch</text:span></text:p>
          <text:p text:style-name="P320"><text:span text:style-name="T964">Detekovatelnost</text:span><text:span text:style-name="T965">:</text:span><text:span text:style-name="T984"> </text:span><text:span text:style-name="T985">není</text:span><text:span text:style-name="T984"> vidět pomocí </text:span><text:span text:style-name="Schopnost"><text:span text:style-name="T986">infravidění</text:span></text:span><text:span text:style-name="T984">.</text:span></text:p>
          <text:p text:style-name="P386"><text:span text:style-name="T694">⚔ </text:span><text:span text:style-name="T963">Pařáty</text:span><text:span text:style-name="T10">:</text:span><text:span text:style-name="T33"> </text:span><text:span text:style-name="T107">3 + k6, zranění 1</text:span></text:p>
          <text:p text:style-name="P391"><text:span text:style-name="T699">⚔ </text:span><text:span text:style-name="T993">Dýka</text:span><text:span text:style-name="T116">:</text:span><text:span text:style-name="T120"> </text:span><text:span text:style-name="T121">3 + k6, zranění </text:span><text:span text:style-name="T1002">1</text:span></text:p>
        </text:list-header>
      </text:list>
      <text:p text:style-name="P180">21</text:p>
      <text:p text:style-name="Standalone_20_Property"><text:span text:style-name="T318">Pokud jste Uriela zabili nahoře i v 16, tak tu stojí připraven vyjednávat</text:span> &gt; Nebojí se o svůj život, ale o svůj výzkum. Boj v laboratoři nechce. Vyzve postavy, ať si vezmou ženy a odejdou.</text:p>
      <text:p text:style-name="Standalone_20_Property"><text:span text:style-name="T318">Na stěně visí polovyschlý stařec lord Ha</text:span><text:span text:style-name="T359">r</text:span><text:span text:style-name="T318">den popsaný drobnými runami</text:span> &gt; Z řezných ran na chodidlech pomalu odkapává modrá tekutina do připravené nádoby. Když ho pozorně vnímáte, téměř neslyšně opakuje “Zabij mne”.</text:p>
      <text:p text:style-name="P262"><text:span text:style-name="T318">Regál s knihami</text:span> &gt; Čestné místo má grimoár (kouzlo <text:span text:style-name="T213">oživení mrtvého</text:span><text:span text:style-name="T264"> </text:span><text:span text:style-name="T311">(TODO: chybí karta nebo aspoň popis kouzla – </text:span><text:span text:style-name="T312">možná by to mělo bejt jen na kostlivce</text:span><text:span text:style-name="T311">)</text:span>, <text:span text:style-name="T213">tvář hrůzy </text:span><text:span text:style-name="T311">(TODO: chybí karta nebo aspoň popis kouzla)</text:span> a <text:span text:style-name="T213">mluv s mrtvým </text:span><text:span text:style-name="T310">(karta)</text:span>). Zbytek jsou svazky o anatomii a historii.</text:p>
      <text:p text:style-name="Standalone_20_Property"><text:span text:style-name="T318">Čistý stůl</text:span> &gt; Pod ním rozházené konopné papíry a střepy. Na jednom je návod k lektvaru lásky <text:span text:style-name="T1640">(je to alchymistický recept, výsledný lektvar má kartu)</text:span>. Na dalším zmiňuje, že druhé zrcadlo nechá odvést do Trossu.</text:p>
      <text:p text:style-name="P195">TODO: Te<text:span text:style-name="T1641">x</text:span>t papíru s poznámkami o zrcadle.</text:p>
      <text:p text:style-name="Standalone_20_Property"><text:span text:style-name="T318">Alchymistické vybavení</text:span> &gt; Kompletní destilační výbava, hmoždíř, kufříky na transport.</text:p>
      <text:p text:style-name="Standalone_20_Property"><text:span text:style-name="T318">Železem tvrzené dveře do 22</text:span> &gt; Zamčené Urielovým klíčem.</text:p>
      <text:p text:style-name="P180"><text:soft-page-break/>22</text:p>
      <text:p text:style-name="Standalone_20_Property"><text:span text:style-name="T318">Modré zrcadlo</text:span> &gt; Skleněné, po povrchu neustále stéká vrstva modré tekutiny, ale nikdy neukápne na zem. Kdykoli Uriel zemře, vyleze jeho nová kopie ze zrcadla.</text:p>
      <text:p text:style-name="Standalone_20_Property"><text:span text:style-name="T318">Postel</text:span> &gt; Pohodlná matrace, kožešinová přikrývka.</text:p>
      <text:p text:style-name="Standalone_20_Property"><text:span text:style-name="T318">Dvě </text:span><text:span text:style-name="T353">s</text:span><text:span text:style-name="T318">kříně</text:span> &gt; V první jezdecké boty, náhradní oblečení. V druhé tajný vchod do 19.</text:p>
      <text:p text:style-name="Standalone_20_Property"><text:span text:style-name="T318">Truhlice</text:span> &gt; Koňské sedlo, 13 zl, 9 st, <text:span text:style-name="T1496">1</text:span>9 md, <text:span text:style-name="T213">lektvar nenápadnosti</text:span> <text:span text:style-name="T1642">(karta)</text:span>, stříbrná korunka <text:span text:style-name="T1643">(8 zl)</text:span>, amulet s bronzovou koňskou hlavou (<text:span text:style-name="T1644">karta </text:span><text:span text:style-name="T257">bronzová koňská hlava</text:span><text:span text:style-name="T1644">, </text:span>ovládá neúnavného nemrtvého koně ve stáji)</text:p>
      <text:h text:style-name="Heading_20_2" text:outline-level="2"><text:span text:style-name="T1350">+</text:span>Hostinec <text:span text:style-name="T1258">Na r</text:span>ozcestí</text:h>
      <text:p text:style-name="P101"><text:span text:style-name="T1285">Dlouhá j</text:span>ednopatrová budova s velkou nálevnou, <text:span text:style-name="T1261">která pojme několik desítek hostů,</text:span> <text:span text:style-name="T1261">a přilehlou stájí. Spí se ve společné noclehárně nebo přímo v nálevně, pouze zámožní hosté si mohou dovolit pokoj.</text:span></text:p>
      <text:list xml:id="list1276441052" text:style-name="L64">
        <text:list-item>
          <text:p text:style-name="P657"><text:span text:style-name="T1286">Šance </text:span><text:span text:style-name="T323">2 ze 6:</text:span><text:span text:style-name="T1262"> </text:span>Skupina zoufalých propuštěných důlníků drží jako rukojmí barda, <text:span text:style-name="T1259">aristokrata</text:span> a hostinského se ženou. Dvojice Trosských jezdců vyjednává.</text:p>
        </text:list-item>
        <text:list-item>
          <text:p text:style-name="P658">Chudá postarší žena Katlin tvrdí, že dokáže svou ztracenou dceru Tolku najít pomocí milenecké mince (magický pár mincí, které se vždy přitahují), ale nikdo jí nevěří. Odhodlává se <text:span text:style-name="T1533">za ní</text:span> vyrazit sama. Mince ji povede k Ha<text:span text:style-name="T1253">r</text:span>denské tvrzi.</text:p>
        </text:list-item>
      </text:list>
      <text:p text:style-name="P82"/>
      <text:h text:style-name="P275" text:outline-level="2"><text:soft-page-break/><text:span text:style-name="T1581">+</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378">+</text:span>Kastarok</text:h>
      <text:p text:style-name="P57">Ruina tvrze Worrochových rytířů. Časem okousané hradby, polámané sochy a příjemný nostalgický nádech. Pokud tu táboří veselá společnost, zjeví se duch starého <text:span text:style-name="T1260">paladina</text:span> Hathora, který rád povyměňuje příběhy. Ví toho o Trossu a jeho okolí hodně.</text:p>
      <text:h text:style-name="Heading_20_2" text:outline-level="2"><text:bookmark-start text:name="__RefHeading___Toc6844_2407452455"/><text:span text:style-name="Emphasis"><text:span text:style-name="T1374">+</text:span></text:span><text:span text:style-name="Emphasis">Krvavá vila</text:span><text:bookmark-end text:name="__RefHeading___Toc6844_2407452455"/></text:h>
      <text:p text:style-name="P38"><text:span text:style-name="Emphasis"><text:span text:style-name="T264">Osamocený domov </text:span></text:span><text:span text:style-name="Emphasis"><text:span text:style-name="T268">velmože </text:span></text:span><text:span text:style-name="Emphasis"><text:span text:style-name="T275">Balia</text:span></text:span><text:span text:style-name="Emphasis"><text:span text:style-name="T268"> Valena a jeho rodiny. V</text:span></text:span><text:span text:style-name="Emphasis"><text:span text:style-name="T264">alen je blízký přítel </text:span></text:span><text:span text:style-name="Emphasis"><text:span text:style-name="T268">vládce</text:span></text:span><text:span text:style-name="Emphasis"><text:span text:style-name="T264"> Brakvila. Zatím nikdo netuší o tragédii, </text:span></text:span><text:span text:style-name="Emphasis"><text:span text:style-name="T265">která</text:span></text:span><text:span text:style-name="Emphasis"><text:span text:style-name="T264"> rodinu postihla.</text:span></text:span></text:p>
      <text:h text:style-name="P290" text:outline-level="5">Co se ve vile stalo?</text:h>
      <text:p text:style-name="P45"><text:span text:style-name="Emphasis"><text:span text:style-name="T272">Zhruba před čtrnácti dny v</text:span></text:span><text:span text:style-name="Emphasis"><text:span text:style-name="T270">elmož Valen ve městě od cizokrajného obchodníka </text:span></text:span><text:span text:style-name="Emphasis"><text:span text:style-name="T282">(který už odcestoval z Trossu)</text:span></text:span><text:span text:style-name="Emphasis"><text:span text:style-name="T270"> koupil kouzelný ubru</text:span></text:span><text:span text:style-name="Emphasis"><text:span text:style-name="T271">s</text:span></text:span><text:span text:style-name="Emphasis"><text:span text:style-name="T270"> a přivezl ho své choti darem. Večer z něj pak rodina pojedla. </text:span></text:span><text:span text:style-name="Emphasis"><text:span text:style-name="T273">Jeho choť, p</text:span></text:span><text:span text:style-name="Emphasis"><text:span text:style-name="T270">aní Myriam, se</text:span></text:span><text:span text:style-name="Emphasis"><text:span text:style-name="T273"> následně</text:span></text:span><text:span text:style-name="Emphasis"><text:span text:style-name="T270"> v noci probudila, </text:span></text:span><text:span text:style-name="Emphasis"><text:span text:style-name="T273">náměsíčně </text:span></text:span><text:span text:style-name="Emphasis"><text:span text:style-name="T270">pobrala </text:span></text:span><text:span text:style-name="Emphasis"><text:span text:style-name="T271">svá líčidla a svíčky a ve sklepě nakreslila rituální pentagram s provedla rituál, kterým přivolala </text:span></text:span><text:span text:style-name="Emphasis"><text:span text:style-name="T214">démona neživota</text:span></text:span><text:span text:style-name="Emphasis"><text:span text:style-name="T271"> </text:span></text:span><text:span text:style-name="Emphasis"><text:span text:style-name="T273">(nic z toho si nepamatuje)</text:span></text:span><text:span text:style-name="Emphasis"><text:span text:style-name="T271">. Ten ji následně posedl a donutil ji povraždit všechny obyvatele domu, počínaje velmožem Valenem </text:span></text:span><text:span text:style-name="Emphasis"><text:span text:style-name="T273">(všechny vraždy si </text:span></text:span><text:soft-page-break/><text:span text:style-name="Emphasis"><text:span text:style-name="T273">paní Myriam pamatuje a žije v utkvělé představě, že to musela udělat, protože někdo byl posedlý démonem a nebyla jiná možnost, jak zjistit, kdo to je)</text:span></text:span><text:span text:style-name="Emphasis"><text:span text:style-name="T271">.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18">🔊<text:tab/></text:span></text:span><text:span text:style-name="Emphasis"><text:span text:style-name="T434">V háji je nepřirozené ticho. Od vily se ozývá krákání havranů.</text:span></text:span></text:p>
      <text:p text:style-name="P15"><text:span text:style-name="Emphasis"><text:span text:style-name="T430">💡</text:span></text:span><text:span text:style-name="Emphasis"><text:span text:style-name="T431"><text:tab/></text:span></text:span><text:span text:style-name="Emphasis"><text:span text:style-name="T436">Ve vile se nesvítí.</text:span></text:span></text:p>
      <text:p text:style-name="P38"><text:span text:style-name="Emphasis"><text:span text:style-name="T266">Řídký březový háj mezi Godovskými polnostmi a Trosskými pastvinami. Skrz stromy jsou vidět obrysy vily.</text:span></text:span></text:p>
      <text:p text:style-name="P12"><text:span text:style-name="Emphasis"><text:span text:style-name="T501">👣</text:span></text:span><text:span text:style-name="Emphasis"><text:span text:style-name="T443"> </text:span></text:span><text:span text:style-name="Emphasis"><text:span text:style-name="T511">Veškeré stopy zvířat jsou víc než týden staré.</text:span></text:span></text:p>
      <text:h text:style-name="Heading_20_3" text:outline-level="3"><text:span text:style-name="Emphasis">Vila</text:span></text:h>
      <text:p text:style-name="P43"><text:span text:style-name="Emphasis"><text:span text:style-name="T430">💡</text:span></text:span><text:span text:style-name="Emphasis"><text:span text:style-name="T429"><text:tab/></text:span></text:span><text:span text:style-name="Emphasis"><text:span text:style-name="T134">Ve dne do vily proniká světlo okny, v noci je uvnitř tma.</text:span></text:span></text:p>
      <text:p text:style-name="P15"><text:span text:style-name="Emphasis"><text:span text:style-name="T418">🔊<text:tab/></text:span></text:span><text:span text:style-name="Emphasis"><text:span text:style-name="T433">Krákání havranů, jinak ticho.</text:span></text:span></text:p>
      <text:p text:style-name="P38"><text:span text:style-name="Emphasis"><text:span text:style-name="T266">Venkovské šlechtické sídlo s velkými okny obklopené udržovanou zahradou. </text:span></text:span><text:span text:style-name="Emphasis"><text:span text:style-name="T274">Pod stromy je </text:span></text:span><text:span text:style-name="Emphasis"><text:span text:style-name="T316">malá dřevěná bouda</text:span></text:span><text:span text:style-name="Emphasis"><text:span text:style-name="T274">.</text:span></text:span><text:span text:style-name="Emphasis"><text:span text:style-name="T266"> </text:span></text:span><text:span text:style-name="Emphasis"><text:span text:style-name="T267">Nikde se nic nehýbe,</text:span></text:span><text:span text:style-name="Emphasis"><text:span text:style-name="T266"> </text:span></text:span><text:span text:style-name="Emphasis"><text:span text:style-name="T267">na střeše posedává hejno havranů. </text:span></text:span><text:span text:style-name="Emphasis"><text:span text:style-name="T276">Všechna </text:span></text:span><text:span text:style-name="Emphasis"><text:span text:style-name="T317">okna</text:span></text:span><text:span text:style-name="Emphasis"><text:span text:style-name="T276"> jsou zavřená, stejně tak i masivní dvoukřídlé </text:span></text:span><text:span text:style-name="Emphasis"><text:span text:style-name="T317">vstupní dveře</text:span></text:span><text:span text:style-name="Emphasis"><text:span text:style-name="T276">.</text:span></text:span></text:p>
      <text:p text:style-name="P46"><text:span text:style-name="Emphasis"><text:span text:style-name="T440">▸<text:tab/></text:span></text:span><text:span text:style-name="Emphasis"><text:span text:style-name="T447">V </text:span></text:span><text:span text:style-name="Emphasis"><text:span text:style-name="T515">malé dřevěné boudě</text:span></text:span><text:span text:style-name="Emphasis"><text:span text:style-name="T447"> je zahradnické náčiní – lopaty, motyky, hrábě.</text:span></text:span></text:p>
      <text:p text:style-name="P54"><text:span text:style-name="Emphasis"><text:span text:style-name="T440">▸<text:tab/></text:span></text:span><text:span text:style-name="Emphasis"><text:span text:style-name="T509">Vstupní dveře</text:span></text:span><text:span text:style-name="Emphasis"><text:span text:style-name="T453"> nejsou nijak zajištěné, jdou snadno otevřít.</text:span></text:span></text:p>
      <text:p text:style-name="Text_20_body"><text:span text:style-name="Emphasis"><text:span text:style-name="T1615">Okna a dveře</text:span></text:span></text:p>
      <text:p text:style-name="P53"><text:span text:style-name="Emphasis"><text:span text:style-name="T453">Okna jsou vyrobena z malých pospojovaných tabulek, není skrz ně vidět dovnitř. </text:span></text:span><text:span text:style-name="Emphasis"><text:span text:style-name="T456">Veškeré</text:span></text:span><text:span text:style-name="Emphasis"><text:span text:style-name="T454"> dveře uvnitř vily mají kliku</text:span></text:span><text:span text:style-name="Emphasis"><text:span text:style-name="T455"> </text:span></text:span><text:span text:style-name="Emphasis"><text:span text:style-name="T456">a</text:span></text:span><text:span text:style-name="Emphasis"><text:span text:style-name="T454"> nemají zámek.</text:span></text:span></text:p>
      <text:p text:style-name="P7"><text:soft-page-break/>Duchové <text:span text:style-name="T1203">a zombie</text:span></text:p>
      <text:p text:style-name="P43"><text:span text:style-name="T1204">Ve vile jsou duchové a zombie původních obyvatel – na každou zombii připadá jeden duch.<text:line-break/><text:tab/></text:span>Se všemi zdejšími duchy <text:span text:style-name="T1198">jde</text:span> <text:span text:style-name="T1198">mluvit</text:span>. Při vyptávání si všichni vzpomenou na svého vraha – paní <text:s/><text:span text:style-name="T1200">Myriam, choť velmože Valena, pána této vily</text:span>. Mají různé malicherné problémy, <text:span text:style-name="T1204">které</text:span> je tu drží. Když jim <text:span text:style-name="T1204">s nimi</text:span> <text:span text:style-name="T1199">někdo pomůže</text:span>, dojdou klidu <text:span text:style-name="T1199">a</text:span> rozplynou <text:span text:style-name="T1199">se – pokud stále žije příslušná zombie, zhroutí se mrtvá na zem</text:span>.<text:line-break/><text:tab/><text:span text:style-name="T1204">Se zombiemi se mluvit nedá – jejich jedinou touhou je utišit svůj krutý hlad, takže se okamžitě vrhnou na všechno živé. Dokud o žádné kořisti neví, bloumají bezcílně po místnosti, případně ne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80">1 – Hala</text:p>
      <text:p text:style-name="P15"><text:span text:style-name="Emphasis"><text:span text:style-name="T418">♨<text:tab/></text:span></text:span><text:span text:style-name="Emphasis"><text:span text:style-name="T432">Zápach tlejícího masa.</text:span></text:span></text:p>
      <text:p text:style-name="P37">U stěn haly je <text:span text:style-name="T409">stojan se zbraněmi</text:span> a dvě sochy: muž s knírem v kyrysu a žena s dlouhými šaty. Mozaika na podlaze zobrazuje lovecké psy na honu.</text:p>
      <text:p text:style-name="P36"><text:span text:style-name="Emphasis"><text:span text:style-name="T500">⚔ </text:span></text:span>Obtloustlý kuchař s rozseklou hlavou ozbrojený sekáčkem <text:span text:style-name="T1212">(4 st)</text:span> ihned útočí. Případný hluk boje <text:span text:style-name="T716">přivolá</text:span> zombie z obrazárny.</text:p>
      <text:p text:style-name="P211"><text:span text:style-name="T2">F</text:span><text:span text:style-name="T3">yzička </text:span><text:span text:style-name="T4">3</text:span><text:span text:style-name="T3">, Finesa </text:span><text:span text:style-name="T4">1</text:span><text:span text:style-name="T3">, Duše </text:span><text:span text:style-name="T5">-</text:span><text:span text:style-name="T775">, </text:span><text:span text:style-name="T776">Ž</text:span><text:span text:style-name="T773">ivot</text:span><text:span text:style-name="T776">y </text:span><text:span text:style-name="T777">13</text:span></text:p>
      <text:p text:style-name="P225"><text:span text:style-name="T720">Rychlost:</text:span><text:span text:style-name="T778"> </text:span><text:span text:style-name="T779">jako </text:span><text:span text:style-name="T780">chůze</text:span></text:p>
      <text:p text:style-name="P225"><text:span text:style-name="T721">Smysly:</text:span><text:span text:style-name="T781"> </text:span><text:span text:style-name="T782">magický zrak a sluch</text:span></text:p>
      <text:p text:style-name="P225"><text:span text:style-name="T722">Detekovatelnost</text:span><text:span text:style-name="T723">:</text:span><text:span text:style-name="T783"> </text:span><text:span text:style-name="T784">není</text:span><text:span text:style-name="T783"> vidět pomocí infravidění</text:span></text:p>
      <text:p text:style-name="P212"><text:span text:style-name="T541">⚔ </text:span><text:span text:style-name="T718">Pařáty</text:span><text:span text:style-name="T719">:</text:span><text:span text:style-name="T773"> </text:span><text:span text:style-name="T774">3 + k6, zranění </text:span><text:span text:style-name="T785">0</text:span></text:p>
      <text:p text:style-name="P212"><text:soft-page-break/><text:span text:style-name="T541">⚔ </text:span><text:span text:style-name="T724">Sekáček</text:span><text:span text:style-name="T719">:</text:span><text:span text:style-name="T773"> </text:span><text:span text:style-name="T774">3 + k6, zranění 1</text:span></text:p>
      <text:p text:style-name="P11"><text:span text:style-name="Emphasis"><text:span text:style-name="T499">👣</text:span></text:span><text:span text:style-name="Emphasis"><text:span text:style-name="T439"> </text:span></text:span><text:span text:style-name="Emphasis"><text:span text:style-name="T448">Zaschlé krvavé stopy</text:span></text:span><text:span text:style-name="Emphasis"><text:span text:style-name="T442"> od velkých bot (od zombie kuchaře). </text:span></text:span><text:span text:style-name="Emphasis"><text:span text:style-name="T448">P</text:span></text:span><text:span text:style-name="Emphasis"><text:span text:style-name="T442">řišly sem od dveří do kuchyně (4) a jsou rozprostřené po celé hale, jako kdyby tady dotyčný bloumal v kruzích.</text:span></text:span></text:p>
      <text:p text:style-name="P36"><text:span text:style-name="Emphasis"><text:span text:style-name="T440">▸<text:tab/></text:span></text:span><text:span text:style-name="T262">Stojan se zbraněmi</text:span><text:span text:style-name="T213">:</text:span> <text:span text:style-name="T716">š</text:span>tít <text:span text:style-name="T1213">(5 st)</text:span>, tři kopí <text:span text:style-name="T1213">(po 5 st)</text:span>, kuše <text:span text:style-name="T1213">(2,5 zl)</text:span>, sek<text:span text:style-name="T1213">e</text:span>ra <text:span text:style-name="T1213">(5 st)</text:span></text:p>
      <text:p text:style-name="P180">2 – Dílna</text:p>
      <text:p text:style-name="P47">V dílně je <text:span text:style-name="T409">ponk</text:span> a několik <text:span text:style-name="T409">sudů</text:span>, <text:span text:style-name="T409">beden</text:span> a <text:span text:style-name="T409">pytlů</text:span>. <text:span text:style-name="Emphasis"><text:span text:style-name="T444">Na jedné z beden je hadrová panenka s cylindrem </text:span></text:span><text:span text:style-name="Emphasis"><text:span text:style-name="T457">(2 st)</text:span></text:span><text:span text:style-name="Emphasis"><text:span text:style-name="T444">. </text:span></text:span><text:span text:style-name="Emphasis"><text:span text:style-name="T451">Na klice dveří do pokoje pro služebnictvo (3) je přivázaný provaz. Zhruba po metru je přetržený</text:span></text:span><text:span text:style-name="Emphasis"><text:span text:style-name="T457"> (</text:span></text:span><text:span text:style-name="Emphasis"><text:span text:style-name="T458">od kliky </text:span></text:span><text:span text:style-name="Emphasis"><text:span text:style-name="T457">dosáhne akorát na horní hranu dveří)</text:span></text:span><text:span text:style-name="Emphasis"><text:span text:style-name="T451">.</text:span></text:span></text:p>
      <text:p text:style-name="P39"><text:span text:style-name="Emphasis"><text:span text:style-name="T440">▸<text:tab/></text:span></text:span><text:span text:style-name="Emphasis"><text:span text:style-name="T444">Na </text:span></text:span><text:span text:style-name="Emphasis"><text:span text:style-name="T513">ponku</text:span></text:span><text:span text:style-name="Emphasis"><text:span text:style-name="T444"> je s</text:span></text:span>věrák <text:span text:style-name="T1214">(1 zl)</text:span>, pilník <text:span text:style-name="T1214">(1 st)</text:span>, hřebíky <text:span text:style-name="T1214">(1 st)</text:span>, kladivo <text:span text:style-name="T1214">(5 st)</text:span> <text:span text:style-name="T1201">a</text:span> pila <text:span text:style-name="T1214">(5 st)</text:span>.</text:p>
      <text:p text:style-name="P39"><text:span text:style-name="Emphasis"><text:span text:style-name="T440">▸<text:tab/></text:span></text:span><text:span text:style-name="Emphasis"><text:span text:style-name="T444">V </text:span></text:span><text:span text:style-name="Emphasis"><text:span text:style-name="T513">sudech</text:span></text:span><text:span text:style-name="Emphasis"><text:span text:style-name="T444"> je olej </text:span></text:span><text:span text:style-name="Emphasis"><text:span text:style-name="T459">(1 zl)</text:span></text:span><text:span text:style-name="Emphasis"><text:span text:style-name="T444"> a pivo </text:span></text:span><text:span text:style-name="Emphasis"><text:span text:style-name="T459">(2 zl)</text:span></text:span><text:span text:style-name="Emphasis"><text:span text:style-name="T444">.</text:span></text:span></text:p>
      <text:p text:style-name="P39"><text:span text:style-name="Emphasis"><text:span text:style-name="T440">▸<text:tab/></text:span></text:span><text:span text:style-name="Emphasis"><text:span text:style-name="T444">V </text:span></text:span><text:span text:style-name="Emphasis"><text:span text:style-name="T513">pytlích</text:span></text:span><text:span text:style-name="Emphasis"><text:span text:style-name="T444"> je mouka </text:span></text:span><text:span text:style-name="Emphasis"><text:span text:style-name="T459">(5 st)</text:span></text:span><text:span text:style-name="Emphasis"><text:span text:style-name="T444">.</text:span></text:span></text:p>
      <text:p text:style-name="P39"><text:span text:style-name="Emphasis"><text:span text:style-name="T440">▸<text:tab/></text:span></text:span><text:span text:style-name="Emphasis"><text:span text:style-name="T444">V </text:span></text:span><text:span text:style-name="Emphasis"><text:span text:style-name="T513">bednách</text:span></text:span><text:span text:style-name="Emphasis"><text:span text:style-name="T444"> je zásoba svic – většina lojových (2 zl), část kvalitních voskových (5 zl).</text:span></text:span></text:p>
      <text:p text:style-name="P180">3 – Pokoj služebnictva</text:p>
      <text:p text:style-name="P40">Ve skromně zařízeném pokoji jsou dvě <text:span text:style-name="T409">skříňky</text:span> a dvě <text:span text:style-name="T409">postele</text:span> se slaměnými matracemi.</text:p>
      <text:p text:style-name="P42"><text:span text:style-name="T701">👤</text:span><text:span text:style-name="T1202"> V místnosti je duch chlapce s se stopou po provazu kolem krku. Pláče, že zemřel dřív než si stihl sáhnout na ženskou.</text:span></text:p>
      <text:p text:style-name="P40"><text:span text:style-name="Emphasis"><text:span text:style-name="T440">▸<text:tab/></text:span></text:span><text:span text:style-name="Emphasis"><text:span text:style-name="T439">Ve </text:span></text:span><text:span text:style-name="Emphasis"><text:span text:style-name="T512">skříňkách</text:span></text:span><text:span text:style-name="Emphasis"><text:span text:style-name="T439"> jsou osobní věci zrzka a kuchaře, prosté oblečení, 2 stříbrňáky a 30 měďáků.</text:span></text:span></text:p>
      <text:p text:style-name="P41"><text:soft-page-break/><text:span text:style-name="Emphasis"><text:span text:style-name="T440">▸<text:tab/></text:span></text:span><text:span text:style-name="Emphasis"><text:span text:style-name="T445">Pod polštářem na jedné z </text:span></text:span><text:span text:style-name="Emphasis"><text:span text:style-name="T514">postelí</text:span></text:span><text:span text:style-name="Emphasis"><text:span text:style-name="T445"> je hambatý obrázek.</text:span></text:span></text:p>
      <text:p text:style-name="P180">4 – Kuchyně</text:p>
      <text:p text:style-name="P48">Na podlaze je kaluž zaschlé krve.</text:p>
      <text:p text:style-name="P35"><text:span text:style-name="T318">Kamna</text:span> &gt; Keramická pec s přilehlou dřevěnou pracovní deskou zacákanou od krve.</text:p>
      <text:p text:style-name="P26">Velký a malý lavór</text:p>
      <text:p text:style-name="P35"><text:span text:style-name="T318">Regál</text:span> &gt; Zavařeniny, salámy, med, koření.</text:p>
      <text:p text:style-name="P35"><text:span text:style-name="T318">Skříně</text:span> &gt; Čajový set <text:span text:style-name="T1214">(5 zl)</text:span>, hrnce <text:span text:style-name="T1214">(2 zl)</text:span>, pánev <text:span text:style-name="T1214">(1 zl)</text:span>, cínové nádobí <text:span text:style-name="T1214">(4 zl)</text:span>.</text:p>
      <text:p text:style-name="P56"><text:span text:style-name="T701">👤</text:span><text:span text:style-name="T321"> </text:span><text:span text:style-name="T318">Duch kuchaře</text:span> &gt; Se sekáčkem v hlavě zmateně hledá svůj sekáček.</text:p>
      <text:p text:style-name="P49"><text:span text:style-name="Emphasis"><text:span text:style-name="T501">👣</text:span></text:span><text:span text:style-name="Emphasis"><text:span text:style-name="T443"> </text:span></text:span><text:span text:style-name="Emphasis"><text:span text:style-name="T449">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18">♨<text:tab/></text:span></text:span><text:span text:style-name="Emphasis"><text:span text:style-name="T432">Zápach </text:span></text:span><text:span text:style-name="Emphasis"><text:span text:style-name="T435">shnilé hostiny</text:span></text:span><text:span text:style-name="Emphasis"><text:span text:style-name="T432">.</text:span></text:span></text:p>
      <text:p text:style-name="P16"><text:span text:style-name="Emphasis"><text:span text:style-name="T418">🔊<text:tab/></text:span></text:span><text:span text:style-name="Emphasis"><text:span text:style-name="T435">Bzučení much.</text:span></text:span></text:p>
      <text:p text:style-name="P35"><text:span text:style-name="T318">Krb</text:span> &gt; Velký, kamenný, s roštem ke grilování.</text:p>
      <text:p text:style-name="P55"><text:span text:style-name="T318">Dlouhý jídelní stůl</text:span> &gt; 8 židlí a vyšívaný lesklý ubrus s hustými třásněmi pokrytý bohatou hostinou nyní již shnilého masa a ovoce <text:span text:style-name="T1214">(karta </text:span><text:span text:style-name="T215">kouzelný ubrus</text:span><text:span text:style-name="T277"> – 20 zl, pokud </text:span><text:span text:style-name="T278">ale</text:span><text:span text:style-name="T277"> obchodník zjistí, že je prokletý, </text:span><text:span text:style-name="T278">tak jen 5 zl</text:span><text:span text:style-name="T1214">)</text:span>. <text:span text:style-name="T1205">Nad ubrusem krouží hejno much.</text:span></text:p>
      <text:list xml:id="list951043793" text:style-name="L65">
        <text:list-item>
          <text:p text:style-name="P659"><text:soft-page-break/>Při pronesení hesla <text:span text:style-name="T259">"Ubr</text:span><text:span text:style-name="T260">ah prostrah</text:span><text:span text:style-name="T259">"</text:span> se na něm zhmotní vydatná hostina. Kdokoli z ní pojí bude následující noc náměsíčně provádět rituál ke spojení s démony.</text:p>
        </text:list-item>
      </text:list>
      <text:p text:style-name="P13"><text:span text:style-name="Emphasis"><text:span text:style-name="T499">👣</text:span></text:span><text:span text:style-name="Emphasis"><text:span text:style-name="T439"> </text:span></text:span><text:span text:style-name="Emphasis"><text:span text:style-name="T450">Zaschlé krvavé s</text:span></text:span><text:span text:style-name="Emphasis"><text:span text:style-name="T449">topy od m</text:span></text:span><text:span text:style-name="Emphasis"><text:span text:style-name="T450">alých</text:span></text:span><text:span text:style-name="Emphasis"><text:span text:style-name="T449"> bot (od paní Myriam) </text:span></text:span><text:span text:style-name="Emphasis"><text:span text:style-name="T450">přišly dveřmi z jídelny</text:span></text:span><text:span text:style-name="Emphasis"><text:span text:style-name="T449"> (</text:span></text:span><text:span text:style-name="Emphasis"><text:span text:style-name="T450">5</text:span></text:span><text:span text:style-name="Emphasis"><text:span text:style-name="T449">) </text:span></text:span><text:span text:style-name="Emphasis"><text:span text:style-name="T450">a vedou ke dveřím do obrazárny (6)</text:span></text:span><text:span text:style-name="Emphasis"><text:span text:style-name="T449">. </text:span></text:span><text:span text:style-name="Emphasis"><text:span text:style-name="T450">Po cestě se postupně vytrácejí, jak se z krev z bot otírala.</text:span></text:span></text:p>
      <text:p text:style-name="P180">6 – Obrazárna</text:p>
      <text:p text:style-name="P16"><text:span text:style-name="Emphasis"><text:span text:style-name="T418">♨<text:tab/></text:span></text:span><text:span text:style-name="Emphasis"><text:span text:style-name="T432">Zápach tlejícího masa.</text:span></text:span></text:p>
      <text:p text:style-name="P26">Schodiště do patra</text:p>
      <text:p text:style-name="P35"><text:span text:style-name="T318">Obrazy</text:span> &gt; <text:span text:style-name="T1215">Jedna</text:span> krajinomalb<text:span text:style-name="T1215">a (velké plátno, 6 zl)</text:span>, šest velkých portrétů slavných hrdinů (cena <text:span text:style-name="T1215">3</text:span> zl za <text:span text:style-name="T1215">každý</text:span>), <text:span text:style-name="T1206">za obrazem pod schody tajná cesta do sklepa</text:span>.</text:p>
      <text:p text:style-name="P50"><text:span text:style-name="T318">Tři zombie</text:span> &gt; Chlapec s lanem kolem krku, popálený herec, nahý lord s knírem a dýkou v zádech <text:span text:style-name="T1216">(5 st)</text:span>.</text:p>
      <text:p text:style-name="P213"><text:span text:style-name="T2">F</text:span><text:span text:style-name="T3">yzička </text:span><text:span text:style-name="T4">3</text:span><text:span text:style-name="T3">, Finesa </text:span><text:span text:style-name="T4">1</text:span><text:span text:style-name="T3">, Duše </text:span><text:span text:style-name="T5">-</text:span><text:span text:style-name="T775">, </text:span><text:span text:style-name="T776">Ž</text:span><text:span text:style-name="T773">ivot</text:span><text:span text:style-name="T776">y </text:span><text:span text:style-name="T777">13</text:span></text:p>
      <text:p text:style-name="P226"><text:span text:style-name="T720">Rychlost:</text:span><text:span text:style-name="T778"> </text:span><text:span text:style-name="T779">jako </text:span><text:span text:style-name="T780">chůze</text:span></text:p>
      <text:p text:style-name="P226"><text:span text:style-name="T721">Smysly:</text:span><text:span text:style-name="T781"> </text:span><text:span text:style-name="T782">magický zrak a sluch</text:span></text:p>
      <text:p text:style-name="P226"><text:span text:style-name="T722">Detekovatelnost</text:span><text:span text:style-name="T723">:</text:span><text:span text:style-name="T783"> </text:span><text:span text:style-name="T784">není</text:span><text:span text:style-name="T783"> vidět pomocí infravidění</text:span></text:p>
      <text:p text:style-name="P213"><text:span text:style-name="T541">⚔ </text:span><text:span text:style-name="T718">Pařáty</text:span><text:span text:style-name="T719">:</text:span><text:span text:style-name="T773"> </text:span><text:span text:style-name="T774">3 + k6, zranění </text:span><text:span text:style-name="T785">0</text:span></text:p>
      <text:p text:style-name="P180">7 – Společenská místnost</text:p>
      <text:p text:style-name="P26">Kulatý stůl se čtyřmi židlemi<text:span text:style-name="T360"> </text:span><text:span text:style-name="T363">(5 st)</text:span></text:p>
      <text:p text:style-name="P26">Malý koberec před krbem<text:span text:style-name="T314"> </text:span><text:span text:style-name="T315">(2 zl)</text:span></text:p>
      <text:p text:style-name="P26">Stojan na vyšívání a stolička<text:span text:style-name="T360"> </text:span><text:span text:style-name="T363">(4 st)</text:span></text:p>
      <text:p text:style-name="P56"><text:soft-page-break/><text:span text:style-name="T701">👤</text:span><text:span text:style-name="T321"> </text:span><text:span text:style-name="T318">Duch holčičky</text:span> &gt; Její vlasy a šatičky vlají jako pod vodou. Brečí, protože nemůže najít pana Klobouka.</text:p>
      <text:p text:style-name="P180">8 – Pokoj pro hosta</text:p>
      <text:p text:style-name="P26">Vysoké zrcadlo<text:span text:style-name="T360"> </text:span><text:span text:style-name="T363">(10 zl)</text:span></text:p>
      <text:p text:style-name="P35"><text:span text:style-name="T318">Shořelý nábytek i okenice</text:span> &gt; Zbytky postele, nočního stolku, malé truhlice a rozbité lucerny.</text:p>
      <text:p text:style-name="P56"><text:span text:style-name="T701">👤</text:span><text:span text:style-name="T321"> </text:span><text:span text:style-name="T318">Duch herce</text:span> &gt; Se spálenou horní polovinou těla včetně tváře se marně snaží nacvičovat svou roli překrásného svůdce.</text:p>
      <text:p text:style-name="P180">9 – Koupelna</text:p>
      <text:p text:style-name="P35"><text:span text:style-name="T318">Vana</text:span> &gt; Plechová, naplněná neprůhlednou krémově mýdlovou vodou. <text:span text:style-name="T1210">Z</text:span><text:span text:style-name="T1206">ombie utopené holčičky zaútočí na prvního, kdo se nad vanu nakloní</text:span>.</text:p>
      <text:p text:style-name="P214"><text:span text:style-name="T2">F</text:span><text:span text:style-name="T3">yzička </text:span><text:span text:style-name="T6">2</text:span><text:span text:style-name="T3">, Finesa </text:span><text:span text:style-name="T4">1</text:span><text:span text:style-name="T3">, Duše </text:span><text:span text:style-name="T5">-</text:span><text:span text:style-name="T775">, </text:span><text:span text:style-name="T776">Ž</text:span><text:span text:style-name="T773">ivot</text:span><text:span text:style-name="T776">y </text:span><text:span text:style-name="T777">1</text:span><text:span text:style-name="T786">2</text:span></text:p>
      <text:p text:style-name="P227"><text:span text:style-name="T720">Rychlost:</text:span><text:span text:style-name="T778"> </text:span><text:span text:style-name="T779">jako </text:span><text:span text:style-name="T780">chůze</text:span></text:p>
      <text:p text:style-name="P227"><text:span text:style-name="T721">Smysly:</text:span><text:span text:style-name="T781"> </text:span><text:span text:style-name="T782">magický zrak a sluch</text:span></text:p>
      <text:p text:style-name="P227"><text:span text:style-name="T722">Detekovatelnost</text:span><text:span text:style-name="T723">:</text:span><text:span text:style-name="T783"> </text:span><text:span text:style-name="T784">není</text:span><text:span text:style-name="T783"> vidět pomocí infravidění</text:span></text:p>
      <text:p text:style-name="P214"><text:span text:style-name="T541">⚔ </text:span><text:span text:style-name="T718">Pařáty</text:span><text:span text:style-name="T719">:</text:span><text:span text:style-name="T773"> </text:span><text:span text:style-name="T774">3 + k6, zranění </text:span><text:span text:style-name="T785">0</text:span></text:p>
      <text:p text:style-name="P214"><text:span text:style-name="T541">⚔ </text:span><text:span text:style-name="T724">Sekáček</text:span><text:span text:style-name="T719">:</text:span><text:span text:style-name="T773"> </text:span><text:span text:style-name="T774">3 + k6, zranění 1</text:span></text:p>
      <text:p text:style-name="P35"><text:span text:style-name="T318">Nočník</text:span> &gt; Plechový, lesklý.</text:p>
      <text:p text:style-name="P35"><text:span text:style-name="T318">Džbán</text:span> &gt; Keramický, krémový vonný olej <text:span text:style-name="T1217">(6 st)</text:span>.</text:p>
      <text:h text:style-name="Heading_20_4" text:outline-level="4">10 – Dětský pokoj</text:h>
      <text:p text:style-name="P26">Postýlka</text:p>
      <text:p text:style-name="P26">Rozházené hračky<text:span text:style-name="T360"> </text:span><text:span text:style-name="T363">(5 st)</text:span></text:p>
      <text:p text:style-name="P35"><text:soft-page-break/><text:span text:style-name="T318">Komoda</text:span> &gt; Dětské oblečení, tříčlenná rodina z hliněných figurek.</text:p>
      <text:p text:style-name="P26">Stoleček</text:p>
      <text:p text:style-name="P180">11 – Pokoj</text:p>
      <text:p text:style-name="P35"><text:span text:style-name="T318">Bar</text:span> &gt; Jedna lahev vína, dvě láhve rumu, tři láhve koňaku, tabák.</text:p>
      <text:p text:style-name="P31">Otočná šachovnice <text:span text:style-name="T363">(1 zl)</text:span> s jedním křeslem</text:p>
      <text:p text:style-name="P26">Harfa<text:span text:style-name="T360"> </text:span><text:span text:style-name="T363">(2 zl)</text:span></text:p>
      <text:p text:style-name="P22"><text:span text:style-name="Emphasis"><text:span text:style-name="T508">👣</text:span></text:span><text:span text:style-name="Emphasis"><text:span text:style-name="T439"> </text:span></text:span><text:span text:style-name="Emphasis"><text:span text:style-name="T450">Zaschlé krvavé s</text:span></text:span><text:span text:style-name="Emphasis"><text:span text:style-name="T449">topy od m</text:span></text:span><text:span text:style-name="Emphasis"><text:span text:style-name="T450">alých</text:span></text:span><text:span text:style-name="Emphasis"><text:span text:style-name="T449"> bot (od paní Myriam) </text:span></text:span><text:span text:style-name="Emphasis"><text:span text:style-name="T450">přišly dveřmi z </text:span></text:span><text:span text:style-name="Emphasis"><text:span text:style-name="T452">ložnice</text:span></text:span><text:span text:style-name="Emphasis"><text:span text:style-name="T449"> (</text:span></text:span><text:span text:style-name="Emphasis"><text:span text:style-name="T452">12</text:span></text:span><text:span text:style-name="Emphasis"><text:span text:style-name="T449">) </text:span></text:span><text:span text:style-name="Emphasis"><text:span text:style-name="T450">a vedou ke dveřím do </text:span></text:span><text:span text:style-name="Emphasis"><text:span text:style-name="T452">dětského pokoje</text:span></text:span><text:span text:style-name="Emphasis"><text:span text:style-name="T450"> (</text:span></text:span><text:span text:style-name="Emphasis"><text:span text:style-name="T452">10</text:span></text:span><text:span text:style-name="Emphasis"><text:span text:style-name="T450">)</text:span></text:span><text:span text:style-name="Emphasis"><text:span text:style-name="T449">. </text:span></text:span><text:span text:style-name="Emphasis"><text:span text:style-name="T450">Po cestě se postupně vytrácejí, jak se z krev z bot otírala.</text:span></text:span></text:p>
      <text:p text:style-name="P180">12 – Ložnice</text:p>
      <text:p text:style-name="P51">Na zemi před postelí je kaluž zaschlé krve.</text:p>
      <text:p text:style-name="P52"><text:span text:style-name="T318">Postel</text:span> &gt; Luxusní povlečení slepené <text:span text:style-name="T1211">spoustou zaschlé krve</text:span>.</text:p>
      <text:p text:style-name="P52"><text:span text:style-name="T318">Skříň</text:span> &gt; Rozervané šaty, roztrhané dokumenty, rozlitý inkoust.</text:p>
      <text:p text:style-name="P27">Medvědí kožešina na podlaze<text:span text:style-name="T360"> &gt; částečně nasáklá zaschlou krví </text:span><text:span text:style-name="T363">(5 st)</text:span><text:span text:style-name="T360">.</text:span></text:p>
      <text:p text:style-name="P29">Poházené šaty v rohu u postele<text:span text:style-name="T360"> &gt; patřily velmoži Valenovi (</text:span><text:span text:style-name="T363">25</text:span><text:span text:style-name="T362"> zl – ale pozor, místní kupci určitě poznají, komu patřily</text:span><text:span text:style-name="T360">). Je v nich </text:span><text:span text:style-name="T258">malý železný klíč</text:span><text:span text:style-name="T360"> (pasuje do truhel v tajné místnosti v šatníku).</text:span></text:p>
      <text:p text:style-name="P30">Krb</text:p>
      <text:p text:style-name="P56"><text:span text:style-name="T701">👤</text:span><text:span text:style-name="T321"> </text:span><text:span text:style-name="T318">Duch </text:span><text:span text:style-name="T320">velmože</text:span><text:span text:style-name="T318"> Balia </text:span><text:span text:style-name="T320">Val</text:span><text:span text:style-name="T318">ena</text:span> &gt; Nahý, zakrvácený a s majestátním knírem požaduje smrt své ženy, která mu při sexu bodla dýku do zad.</text:p>
      <text:p text:style-name="P35"><text:soft-page-break/><text:span text:style-name="T318">Paní domu </text:span><text:span text:style-name="T319">Myriam</text:span> &gt; Vyhublá, dehydrovaná a špinavá žena prosí o záchranu. Při konfrontaci přiznává, že všechny zabila. Ale jen proto, že někdo byl posedlý démonem a nebylo jak zjistit kdo.</text:p>
      <text:list xml:id="list345862079" text:style-name="L66">
        <text:list-item>
          <text:p text:style-name="P661">Je stále posedlá démonem a je proto nadlidsky silná a rychlá. Dokáže dělat různé akrobatické kousky (salta, běhat po zdech a podobně) a zvládne postavy odhodit několik metrů daleko.</text:p>
          <text:p text:style-name="P392"><text:span text:style-name="T2">F</text:span><text:span text:style-name="T3">yzička </text:span><text:span text:style-name="T7">5</text:span><text:span text:style-name="T3">, Finesa </text:span><text:span text:style-name="T7">3</text:span><text:span text:style-name="T3">, Duše </text:span><text:span text:style-name="T7">4</text:span><text:span text:style-name="T775">, </text:span><text:span text:style-name="T776">Ž</text:span><text:span text:style-name="T773">ivot</text:span><text:span text:style-name="T776">y </text:span><text:span text:style-name="T787">11</text:span></text:p>
          <text:p text:style-name="P323"><text:span text:style-name="T720">Rychlost:</text:span><text:span text:style-name="T778"> </text:span><text:span text:style-name="T779">jako </text:span><text:span text:style-name="T787">kůň (nadlidská rychlost)</text:span></text:p>
          <text:p text:style-name="P323"><text:span text:style-name="T721">Smysly:</text:span><text:span text:style-name="T781"> </text:span><text:span text:style-name="T787">jako člověk</text:span></text:p>
          <text:p text:style-name="P392"><text:span text:style-name="T541">⚔ </text:span><text:span text:style-name="T725">Beze zbraně</text:span><text:span text:style-name="T719">:</text:span><text:span text:style-name="T773"> </text:span><text:span text:style-name="T774">3 + k6, zranění </text:span><text:span text:style-name="T787">+2 (nadlidská síla)</text:span></text:p>
        </text:list-item>
        <text:list-item>
          <text:p text:style-name="P660"><text:span text:style-name="T787">D</text:span><text:span text:style-name="T78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19">👣</text:span></text:span><text:span text:style-name="Emphasis"><text:span text:style-name="T520"> </text:span></text:span><text:span text:style-name="Emphasis"><text:span text:style-name="T521">Zaschlé krvavé s</text:span></text:span><text:span text:style-name="Emphasis"><text:span text:style-name="T522">topy od m</text:span></text:span><text:span text:style-name="Emphasis"><text:span text:style-name="T521">alých </text:span></text:span><text:span text:style-name="Emphasis"><text:span text:style-name="T523">bosých nohou</text:span></text:span><text:span text:style-name="Emphasis"><text:span text:style-name="T522"> (od paní Myriam) </text:span></text:span><text:span text:style-name="Emphasis"><text:span text:style-name="T523">vedou </text:span></text:span><text:span text:style-name="Emphasis"><text:span text:style-name="T524">od postele</text:span></text:span><text:span text:style-name="Emphasis"><text:span text:style-name="T523"> do šatníku (</text:span></text:span><text:span text:style-name="Emphasis"><text:span text:style-name="T524">místnost </text:span></text:span><text:span text:style-name="Emphasis"><text:span text:style-name="T523">13).</text:span></text:span></text:p>
      <text:p text:style-name="P180">13 – Šatník</text:p>
      <text:p text:style-name="P28">Vysoké oválné zrcadlo<text:span text:style-name="T360"> &gt; </text:span><text:span text:style-name="T361">Před ním je stolek s dámskými líčidly </text:span><text:span text:style-name="T364">(1 zl)</text:span><text:span text:style-name="T361">.</text:span></text:p>
      <text:p text:style-name="P35"><text:soft-page-break/><text:span text:style-name="T318">Šatní skříně po stranách</text:span> &gt; Kvalitní dámské i pánské šaty pro všechny příležitosti, jedna ze skříní má falešnou zadní stěnu a ukrývá dvě truhlice – 16 zl, 63 st, klenotnice s růženínovým náhrdelníkem <text:span text:style-name="T1217">(10 zl)</text:span> a náušnicemi (<text:span text:style-name="T1217">4</text:span> zl)<text:span text:style-name="T279">, </text:span><text:span text:style-name="T216">lektvar</text:span><text:span text:style-name="T213"> čtení myšlenek</text:span> <text:span text:style-name="T1217">(karta, 10 zl)</text:span>, dopis od <text:span text:style-name="T1217">vládce Maraka Brakvila</text:span> navrhující odstranění <text:span text:style-name="T1218">předáka horníků</text:span> Dima Trata.</text:p>
      <text:p text:style-name="P24"><text:span text:style-name="Emphasis"><text:span text:style-name="T519">👣</text:span></text:span><text:span text:style-name="Emphasis"><text:span text:style-name="T520"> </text:span></text:span><text:span text:style-name="Emphasis"><text:span text:style-name="T521">Zaschlé krvavé s</text:span></text:span><text:span text:style-name="Emphasis"><text:span text:style-name="T522">topy od m</text:span></text:span><text:span text:style-name="Emphasis"><text:span text:style-name="T521">alých </text:span></text:span><text:span text:style-name="Emphasis"><text:span text:style-name="T523">bosých nohou </text:span></text:span><text:span text:style-name="Emphasis"><text:span text:style-name="T524">přišly z ložnice (12). Dotyčná osoba se tu pak oblékla.</text:span></text:span></text:p>
      <text:p text:style-name="P180">14 – Sklep</text:p>
      <text:p text:style-name="P35"><text:span text:style-name="T318">Bedny a sudy</text:span> &gt; <text:span text:style-name="T1205">Prázdné.</text:span></text:p>
      <text:p text:style-name="P44"><text:span text:style-name="Emphasis"><text:span text:style-name="T313">Regály</text:span></text:span><text:span text:style-name="Emphasis"><text:span text:style-name="T264"> &gt; Desítky lahví vína </text:span></text:span><text:span text:style-name="Emphasis"><text:span text:style-name="T280">(celkem 60 zl)</text:span></text:span><text:span text:style-name="Emphasis"><text:span text:style-name="T264">.</text:span></text:span></text:p>
      <text:p text:style-name="P44"><text:span text:style-name="Emphasis">👣</text:span><text:span text:style-name="Emphasis"><text:span text:style-name="T446"> </text:span></text:span><text:span text:style-name="Emphasis"><text:span text:style-name="T269">Na zemi je vidět, </text:span></text:span><text:span text:style-name="Emphasis"><text:span text:style-name="T281">že nedávno</text:span></text:span><text:span text:style-name="Emphasis"><text:span text:style-name="T269"> někdo jeden z regálů odsunul.</text:span></text:span></text:p>
      <text:p text:style-name="P44"><text:span text:style-name="Emphasis"><text:span text:style-name="T1208">Z</text:span></text:span><text:span text:style-name="Emphasis"><text:span text:style-name="T1207">a regály </text:span></text:span><text:span text:style-name="Emphasis"><text:span text:style-name="T1208">je</text:span></text:span><text:span text:style-name="Emphasis"><text:span text:style-name="T1207"> schovaný rituální kruh.</text:span></text:span></text:p>
      <text:list xml:id="list598116287" text:style-name="L67">
        <text:list-item>
          <text:p text:style-name="P662"><text:span text:style-name="Emphasis"><text:span text:style-name="T1209">Je nakreslený dámskými líčidly.</text:span></text:span></text:p>
        </text:list-item>
        <text:list-item>
          <text:p text:style-name="P662"><text:span text:style-name="Emphasis"><text:span text:style-name="T1209">Při doteku brní. Kdo se ho dotkne, zjistí, že slouží k přivolávání démonů, a bude vědět, jak ho aktivovat – stačí zapálit svíčky a kápnout na něj trochu krve.</text:span></text:span></text:p>
        </text:list-item>
      </text:list>
      <text:h text:style-name="P276" text:outline-level="2"><text:span text:style-name="T1384">+</text:span>Měšíční oltář</text:h>
      <text:p text:style-name="P139">Vzpomínka na vládu temných elfů. V kruhu zkřivených vyschlých stromů se leskne hrubě opracovaný obsidiánový blok.</text:p>
      <text:list xml:id="list3668109726" text:style-name="L68">
        <text:list-item>
          <text:p text:style-name="P663"><text:span text:style-name="T190">Kdo jej při</text:span><text:span text:style-name="T134"> měsíčním svitu </text:span><text:span text:style-name="T190">polije</text:span><text:span text:style-name="T134"> krví nevinného</text:span><text:span text:style-name="T190">,</text:span><text:span text:style-name="T134"> získ</text:span><text:span text:style-name="T190">á</text:span><text:span text:style-name="T134"> do příštího úplňku nadpřirozenou odolnost proti nestříbrným zbraním </text:span><text:span text:style-name="T183">(zbroj 1)</text:span><text:span text:style-name="T134"> a schopnost vidění v temnotě.</text:span></text:p>
        </text:list-item>
        <text:list-item>
          <text:p text:style-name="P665"><text:soft-page-break/><text:span text:style-name="T158">Háček:</text:span><text:span text:style-name="T134"> Postavě </text:span><text:span text:style-name="T186">budou rudě žhnout oči a bude jí vadit sluneční světlo </text:span><text:span text:style-name="T188">(nevýhoda)</text:span><text:span text:style-name="T186">.</text:span></text:p>
        </text:list-item>
      </text:list>
      <text:h text:style-name="P277" text:outline-level="2"><text:span text:style-name="T1402">+</text:span>Pavoučí doupě</text:h>
      <text:p text:style-name="P143">Pokud půjdou postavy lesem kolem doupěte:</text:p>
      <text:list xml:id="list2429989472" text:style-name="L69">
        <text:list-item>
          <text:p text:style-name="P666"><text:span text:style-name="T318">Z lesa se ozý</text:span><text:span text:style-name="T329">v</text:span><text:span text:style-name="T318">á volání o pomoc </text:span><text:span text:style-name="T330">(ženský hlas)</text:span> <text:span text:style-name="T396">&gt;</text:span> <text:span text:style-name="T396">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285">Na </text:span><text:span text:style-name="T264">několika</text:span><text:span text:style-name="T285"> místech tvoří pavučiny falešnou podlahu – </text:span><text:span text:style-name="T397">pod n</text:span><text:span text:style-name="T168">í je vždy zhruba tři metry hluboká díra v zemi</text:span><text:span text:style-name="T285">.</text:span></text:p>
      <text:p text:style-name="P145"><text:span text:style-name="Emphasis"><text:span text:style-name="T500">⚔ </text:span></text:span>V doupěti je kromě Hablarany jeho devět hladových potomků <text:span text:style-name="T1400">(šest různě po tunelech kolem doupěte, tři v jednom z kokonů)</text:span>. <text:span text:style-name="T1404">Potomci mluví dětskými hlasy a jsou pěkně drzí.</text:span></text:p>
      <text:list xml:id="list2254843105" text:style-name="L70">
        <text:list-item>
          <text:p text:style-name="P667">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3345723729" text:style-name="L71">
        <text:list-item>
          <text:p text:style-name="P669">V jednom z kokonů jsou tři hladoví potomci Hablarany.</text:p>
        </text:list-item>
        <text:list-item>
          <text:p text:style-name="P670">Ve zbylých čtyřech jsou mrtvoly dobrodruhů: elf v kouzelnickém hábitu, hobitka v lehké zbroji s kuší, dýkou a opaskem vykládaným polodrahokamy <text:span text:style-name="T286">(</text:span><text:span text:style-name="T264">prodej </text:span><text:span text:style-name="T286">3 zl)</text:span>, krollka (lehká zbroj a luxusní meč – prodej 6 zl) a trpaslík s dvouruční sekerou a zdobenou těžkou zbrojí (prodej 10 zl). Po kapsách a měšcích mají dohromady 4 zl a 3 st.</text:p>
        </text:list-item>
        <text:list-item>
          <text:p text:style-name="P668"><text:soft-page-break/><text:span text:style-name="T1401">Prohledání hromady mrtvol odhalí: </text:span><text:span text:style-name="T223">bezhlučný luk</text:span><text:span text:style-name="T287"> </text:span><text:span text:style-name="T288">(karta), s</text:span><text:span text:style-name="T286">tříbrný náramek (4 zl) </text:span><text:span text:style-name="T288">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775">, </text:span><text:span text:style-name="T776">Ž</text:span><text:span text:style-name="T773">ivot</text:span><text:span text:style-name="T776">y </text:span><text:span text:style-name="T801">14</text:span></text:p>
      <text:p text:style-name="P244"><text:span text:style-name="T720">Rychlost:</text:span><text:span text:style-name="T778"> </text:span><text:span text:style-name="T802">jako člověk</text:span></text:p>
      <text:p text:style-name="P244"><text:span text:style-name="T721">Smysly:</text:span><text:span text:style-name="T781"> </text:span><text:span text:style-name="T803">dobrý</text:span><text:span text:style-name="T804"> zrak, čich </text:span><text:span text:style-name="T805">a chuť</text:span><text:span text:style-name="T804">, </text:span><text:span text:style-name="T806">detek</text:span><text:span text:style-name="T804">ce</text:span><text:span text:style-name="T806"> vibrac</text:span><text:span text:style-name="T804">í</text:span><text:span text:style-name="T806"> v pavučině</text:span></text:p>
      <text:p text:style-name="P263"><text:span text:style-name="T541">⚔<text:tab/></text:span><text:span text:style-name="T733">Kusadla </text:span><text:span text:style-name="T10">:</text:span><text:span text:style-name="T33"> </text:span><text:span text:style-name="T34">6</text:span><text:span text:style-name="T35"> + k6, zranění </text:span><text:span text:style-name="T36">2</text:span></text:p>
      <text:p text:style-name="P242"><text:span text:style-name="T1397">3</text:span> dávk<text:span text:style-name="T1397">y</text:span> <text:span text:style-name="T1329">jed</text:span><text:span text:style-name="T1330">u</text:span><text:span text:style-name="T1340">: </text:span><text:span text:style-name="T1068">8</text:span><text:span text:style-name="T1050"> </text:span><text:span text:style-name="T1051">+ k6 </text:span><text:span text:style-name="T1052">proti Fyzičce </text:span><text:span text:style-name="T1069">(nezraňuje)</text:span></text:p>
      <text:p text:style-name="P231"><text:span text:style-name="T1128">L</text:span><text:span text:style-name="T1129">atence:</text:span><text:span text:style-name="T1053"> </text:span><text:span text:style-name="T1070">5</text:span><text:span text:style-name="T1069"> kol</text:span></text:p>
      <text:p text:style-name="P231"><text:span text:style-name="T731">P</text:span><text:span text:style-name="T732">říznaky:</text:span><text:span text:style-name="T807"> </text:span><text:span text:style-name="T808">Bolestivý otok a puchýře kolem rány, vyrážka.</text:span></text:p>
      <text:p text:style-name="P231"><text:span text:style-name="T734">Účinek:</text:span><text:span text:style-name="T807"> </text:span><text:span text:style-name="T809">P</text:span><text:span text:style-name="T807">aralýza na několik minut (za první úspěch zpomalení, za druhý nevýhoda, za třetí kompletní znehybnění).</text:span></text:p>
      <text:p text:style-name="P245"><text:span text:style-name="T222">Oblak chloupků:</text:span><text:span text:style-name="T283"> </text:span><text:span text:style-name="T284">Když se sklípkan cítí ohrožený, vypustí před sebe oblak jemných chloupků, které dráždí kůži a vyvolávají intenzivní slzení (nevýhoda).</text:span></text:p>
      <text:p text:style-name="P245"><text:span text:style-name="T213">Vzhled:</text:span> <text:span text:style-name="T1398">Obrovský rezavohnědý pavouk. V rozpětí nohou měří čtyři metry.</text:span></text:p>
      <text:p text:style-name="P245"><text:span text:style-name="T213">Boj:</text:span> <text:span text:style-name="T1396">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775">, </text:span><text:span text:style-name="T776">Ž</text:span><text:span text:style-name="T773">ivot</text:span><text:span text:style-name="T776">y </text:span><text:span text:style-name="T810">6</text:span></text:p>
      <text:p text:style-name="P264"><text:span text:style-name="T541">⚔<text:tab/></text:span><text:span text:style-name="T733">Kusadla </text:span><text:span text:style-name="T10">:</text:span><text:span text:style-name="T33"> </text:span><text:span text:style-name="T38">3</text:span><text:span text:style-name="T35"> + k6, zranění </text:span><text:span text:style-name="T38">0</text:span></text:p>
      <text:p text:style-name="P243"><text:span text:style-name="T1397">3</text:span> dávk<text:span text:style-name="T1397">y</text:span> <text:span text:style-name="T1329">jed</text:span><text:span text:style-name="T1330">u</text:span><text:span text:style-name="T1340">: </text:span><text:span text:style-name="T1068">8</text:span><text:span text:style-name="T1050"> </text:span><text:span text:style-name="T1051">+ k6 </text:span><text:span text:style-name="T1052">proti Fyzičce </text:span><text:span text:style-name="T1069">(nezraňuje)</text:span></text:p>
      <text:p text:style-name="P232"><text:soft-page-break/><text:span text:style-name="T1128">L</text:span><text:span text:style-name="T1129">atence:</text:span><text:span text:style-name="T1053"> </text:span><text:span text:style-name="T1070">5</text:span><text:span text:style-name="T1069"> kol</text:span></text:p>
      <text:p text:style-name="P232"><text:span text:style-name="T731">P</text:span><text:span text:style-name="T732">říznaky:</text:span><text:span text:style-name="T807"> </text:span><text:span text:style-name="T808">Bolestivý otok a puchýře kolem rány, vyrážka.</text:span></text:p>
      <text:p text:style-name="P232"><text:span text:style-name="T734">Účinek:</text:span><text:span text:style-name="T807"> </text:span><text:span text:style-name="T809">P</text:span><text:span text:style-name="T807">aralýza na několik minut (za první úspěch zpomalení, za druhý nevýhoda, za třetí kompletní znehybnění).</text:span></text:p>
      <text:h text:style-name="P278" text:outline-level="2"><text:span text:style-name="T1632">+</text:span>Stříbrný důl</text:h>
      <text:h text:style-name="Heading_20_3" text:outline-level="3">Důlní město</text:h>
      <text:p text:style-name="P74">Důlní městečko zeje prázdnotou. Kdysi bohaté doly s vzácnými kovy protkané žilami ryzího stříbra jsou <text:span text:style-name="T1564">údajně</text:span> vytěžené a uzavřené. Tross přišel o největší zdroj svého bohatství a havíři přišli o živobytí.</text:p>
      <text:h text:style-name="Heading_20_3" text:outline-level="3">Důlní šachty</text:h>
      <text:p text:style-name="P173">Desítky štol vyhlouben<text:span text:style-name="T1561">ých</text:span> do nitra Garlackých hor jsou domovem jen neproniknutelné temnotě a ozvěnám gobliních skřeků. Síť šachet a křivolakých štol je spletitá a je snadné v ní zabloudit. <text:span text:style-name="T1564">Zmapování zabere několik dní. Cesta ke třinácté šachtě, pokud ji někdo zná, zabere zhruba dvě hodiny.</text:span></text:p>
      <text:h text:style-name="Heading_20_4" text:outline-level="4">N<text:span text:style-name="T134">áhodná setkání (k3):</text:span></text:h>
      <text:list xml:id="list3160754190" text:style-name="L72">
        <text:list-item>
          <text:p text:style-name="P678">Hlídka <text:span text:style-name="T1587">čtyř</text:span> goblinů <text:span text:style-name="T1588">vede dvě spoutané lidské děti (chlapec Asil a dívka Líba) k místu, kde šamani provádí rituál (viz 2). Děcka jsou z Blosel a jsou pořádně vyhladovělá.</text:span></text:p>
          <text:list>
            <text:list-header>
              <text:p text:style-name="P467">Goblin</text:p>
              <text:p text:style-name="P672"><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53"><text:span text:style-name="T54">Z</text:span><text:span text:style-name="T1">broj:</text:span><text:span text:style-name="T20"> 1 (lehká zbroj)</text:span></text:p>
              <text:p text:style-name="P301"><text:soft-page-break/><text:span text:style-name="T541">⚔ </text:span><text:span text:style-name="T624">Ko</text:span><text:span text:style-name="T645">pí</text:span><text:span text:style-name="T646"> </text:span><text:span text:style-name="T645">s kamenným hrotem</text:span><text:span text:style-name="T618">:</text:span><text:span text:style-name="T551"> </text:span><text:span text:style-name="T558">3</text:span><text:span text:style-name="T557"> + k6, zranění </text:span><text:span text:style-name="T558">1</text:span></text:p>
              <text:p text:style-name="P396"><text:span text:style-name="T541">⚔ </text:span><text:span text:style-name="T622">Nůž</text:span><text:span text:style-name="T623">:</text:span><text:span text:style-name="T557"> </text:span><text:span text:style-name="T558">3</text:span><text:span text:style-name="T557"> + k6, zranění </text:span><text:span text:style-name="T558">0</text:span></text:p>
            </text:list-header>
          </text:list>
        </text:list-item>
        <text:list-item>
          <text:p text:style-name="P673"><text:span text:style-name="T1189">Chodbami se rozléhá zvuk mnohohlasného zaříkávání</text:span><text:span text:style-name="T1192"> &gt; </text:span><text:span text:style-name="T1165">P</text:span><text:span text:style-name="T1167">ět</text:span><text:span text:style-name="T1574"> gobliních šamanů p</text:span><text:span text:style-name="T1165">rovádí krvavý rituál (snaží se přivolat démona). </text:span><text:span text:style-name="T1168">Na zemi mají rituální kruh se spoustou svic. Opodál jsou vyskládané čerstvé mrtvoly různých tvorů: </text:span><text:span text:style-name="T1165">p</text:span><text:span text:style-name="T1168">sa, krocana, kozy, kočky, člověka, trpaslíka, goblina, elfa a lišky. Všichni mají podřezaná hrdla. </text:span><text:span text:style-name="T1170">Mrtvoly</text:span><text:span text:style-name="T1168"> </text:span><text:span text:style-name="T1169">člověk</text:span><text:span text:style-name="T1170">a</text:span><text:span text:style-name="T1169">, trpaslík</text:span><text:span text:style-name="T1170">a</text:span><text:span text:style-name="T1169">, goblin</text:span><text:span text:style-name="T1170">a</text:span><text:span text:style-name="T1169"> a elf</text:span><text:span text:style-name="T1170">a</text:span><text:span text:style-name="T1169"> jsou pevně spoutan</text:span><text:span text:style-name="T1170">é</text:span><text:span text:style-name="T1169">.</text:span></text:p>
          <text:list>
            <text:list-header>
              <text:p text:style-name="P468"><text:span text:style-name="T1567">Gobliní</text:span> <text:span text:style-name="T1568">šaman</text:span></text:p>
              <text:p text:style-name="P674"><text:span text:style-name="T2">F</text:span><text:span text:style-name="T3">yzička </text:span><text:span text:style-name="T92">1</text:span><text:span text:style-name="T3">, Finesa </text:span><text:span text:style-name="T92">2</text:span><text:span text:style-name="T3">, Duše </text:span><text:span text:style-name="T93">4</text:span><text:span text:style-name="T775">, </text:span><text:span text:style-name="T776">Ž</text:span><text:span text:style-name="T773">ivot</text:span><text:span text:style-name="T776">y </text:span><text:span text:style-name="T897">6</text:span></text:p>
              <text:p text:style-name="P393"><text:span text:style-name="T541">⚔ </text:span><text:span text:style-name="T622">Nůž</text:span><text:span text:style-name="T623">:</text:span><text:span text:style-name="T557"> </text:span><text:span text:style-name="T585">2</text:span><text:span text:style-name="T557"> + k6, zranění </text:span><text:span text:style-name="T558">0</text:span></text:p>
              <text:p text:style-name="P397"><text:span text:style-name="T213">Dovednosti: </text:span><text:span text:style-name="T589">z</text:span><text:span text:style-name="T590">áklady</text:span><text:span text:style-name="T551"> </text:span><text:span text:style-name="T618">ostražitost</text:span><text:span text:style-name="T644">i</text:span><text:span text:style-name="T618"> a plížení, </text:span><text:span text:style-name="T589">z</text:span><text:span text:style-name="T586">áklady</text:span><text:span text:style-name="T587"> </text:span><text:span text:style-name="T640">o</text:span><text:span text:style-name="T641">rientace a přežití v divočině, </text:span><text:span text:style-name="T589">z</text:span><text:span text:style-name="T588">áklady</text:span><text:span text:style-name="T551"> </text:span><text:span text:style-name="T642">plavání, </text:span><text:span text:style-name="T589">z</text:span><text:span text:style-name="T588">áklady</text:span><text:span text:style-name="T551"> </text:span><text:span text:style-name="T643">šplhání, </text:span><text:span text:style-name="T898">p</text:span><text:span text:style-name="T772">okročilé </text:span><text:span text:style-name="T717">bylinkářství</text:span><text:span text:style-name="T772">, </text:span><text:span text:style-name="T898">p</text:span><text:span text:style-name="T899">okročilé </text:span><text:span text:style-name="T757">ošetřování zranění</text:span></text:p>
              <text:p text:style-name="P671"><text:span text:style-name="T304">Každý gobliní šaman umí tři z následující</text:span><text:span text:style-name="T305">c</text:span><text:span text:style-name="T304">h kouzel </text:span><text:span text:style-name="T308">(všichni umí </text:span><text:span text:style-name="T253">duševní úder</text:span><text:span text:style-name="T308">)</text:span><text:span text:style-name="T304">:</text:span></text:p>
            </text:list-header>
          </text:list>
        </text:list-item>
      </text:list>
      <text:list xml:id="list2750367638" text:style-name="L73">
        <text:list-item>
          <text:p text:style-name="P487">Duševní úder</text:p>
        </text:list-item>
      </text:list>
      <text:list xml:id="list195011576080559" text:continue-list="list3160754190" text:style-name="L72">
        <text:list-item>
          <text:list>
            <text:list-item>
              <text:list>
                <text:list-header>
                  <text:p text:style-name="P674"><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span><text:span text:style-name="T1569"><text:line-break/></text:span><text:span text:style-name="T249">Útok:</text:span><text:span text:style-name="T306"> Duše + k6 proti </text:span><text:span text:style-name="T1099">D</text:span><text:span text:style-name="T1098">uši</text:span><text:span text:style-name="T1570"><text:line-break/></text:span><text:span text:style-name="T248">Zranění:</text:span><text:span text:style-name="T1569"> </text:span><text:span text:style-name="T1100">4</text:span><text:span text:style-name="T1569">kz (</text:span><text:span text:style-name="T1571">d</text:span><text:span text:style-name="T1572">uševní</text:span><text:span text:style-name="T1569">)</text:span></text:p>
                  <text:p text:style-name="P674"><text:span text:style-name="T250">Duševní úder</text:span><text:span text:style-name="T1573"> obchází zbroj, neúčinkuje ale na zvířata a </text:span><text:span text:style-name="T1101">jiné</text:span><text:span text:style-name="T1573"> tvory, kteří nemají duši.</text:span></text:p>
                </text:list-header>
              </text:list>
            </text:list-item>
          </text:list>
        </text:list-item>
      </text:list>
      <text:list xml:id="list323356001" text:style-name="L74">
        <text:list-item>
          <text:p text:style-name="P488">Halucinace</text:p>
        </text:list-item>
      </text:list>
      <text:list xml:id="list195011123469623" text:continue-list="list195011576080559" text:style-name="L72">
        <text:list-item>
          <text:list>
            <text:list-item>
              <text:list>
                <text:list-header>
                  <text:p text:style-name="P674"><text:soft-page-break/><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line-break/></text:span><text:span text:style-name="T1139">Útok:</text:span><text:span text:style-name="T1099"> Duše + k6 proti D</text:span><text:span text:style-name="T1098">uši<text:line-break/></text:span><text:span text:style-name="T1140">Trvání:</text:span><text:span text:style-name="T1102"> Počet kol rovný počtu úspěchů</text:span><text:span text:style-name="T1098"><text:line-break/></text:span><text:span text:style-name="T1141">Účinek:</text:span><text:span text:style-name="T1103"> </text:span><text:span text:style-name="T1104">P</text:span><text:span text:style-name="T1105">ostava, která podlehne halucinacím, uvidí něco jiného než skutečnost </text:span><text:span text:style-name="T1106">(nevýhoda)</text:span><text:span text:style-name="T1105">.</text:span></text:p>
                  <text:p text:style-name="P679"><text:span text:style-name="T100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06">Může mít pocit, že se</text:span><text:span text:style-name="T1004"> po kolena </text:span><text:span text:style-name="T1106">brodí</text:span><text:span text:style-name="T1004"> v krvi, na stěnách se mohou svíjet hadi, ze stropu na ni místo lustru může koukat obří oko a podobně.</text:span></text:p>
                </text:list-header>
              </text:list>
            </text:list-item>
          </text:list>
        </text:list-item>
      </text:list>
      <text:list xml:id="list1001362107" text:style-name="L75">
        <text:list-item>
          <text:p text:style-name="P489">Strach</text:p>
        </text:list-item>
      </text:list>
      <text:list xml:id="list195010335673792" text:continue-list="list195011123469623" text:style-name="L72">
        <text:list-item>
          <text:list>
            <text:list-item>
              <text:list>
                <text:list-header>
                  <text:p text:style-name="P674"><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span><text:span text:style-name="T1569"><text:line-break/></text:span><text:span text:style-name="T249">Útok:</text:span><text:span text:style-name="T306"> Duše + k6 proti </text:span><text:span text:style-name="T1099">D</text:span><text:span text:style-name="T1098">uši<text:line-break/></text:span><text:span text:style-name="T1140">Trvání:</text:span><text:span text:style-name="T1102"> Počet kol rovný počtu úspěchů</text:span><text:span text:style-name="T1098"><text:line-break/></text:span><text:span text:style-name="T1140">Účinek:</text:span><text:span text:style-name="T1102"> Ochromující strach na počet kol rovný počtu úspěchů</text:span><text:span text:style-name="T1098"> </text:span><text:span text:style-name="T1102">(nevýhoda)</text:span></text:p>
                </text:list-header>
              </text:list>
            </text:list-item>
          </text:list>
        </text:list-item>
      </text:list>
      <text:list xml:id="list1258519081" text:style-name="L76">
        <text:list-item>
          <text:p text:style-name="P490">Bolest</text:p>
        </text:list-item>
      </text:list>
      <text:list xml:id="list195011067214632" text:continue-list="list195010335673792" text:style-name="L72">
        <text:list-item>
          <text:list>
            <text:list-item>
              <text:list>
                <text:list-header>
                  <text:p text:style-name="P674"><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line-break/></text:span><text:span text:style-name="T249">Útok:</text:span><text:span text:style-name="T306"> Duše + k6 proti </text:span><text:span text:style-name="T1099">D</text:span><text:span text:style-name="T1098">uši<text:line-break/></text:span><text:span text:style-name="T1140">Trvání:</text:span><text:span text:style-name="T1102"> Počet kol rovný počtu úspěchů</text:span><text:span text:style-name="T1098"><text:line-break/></text:span><text:span text:style-name="T1140">Účinek:</text:span><text:span text:style-name="T1102"> Šílená bolest</text:span><text:span text:style-name="T1098"> </text:span><text:span text:style-name="T1102">(nevýhoda)</text:span></text:p>
                </text:list-header>
              </text:list>
            </text:list-item>
          </text:list>
        </text:list-item>
      </text:list>
      <text:list xml:id="list2796650014" text:style-name="L77">
        <text:list-item>
          <text:p text:style-name="P491">Slepota</text:p>
        </text:list-item>
      </text:list>
      <text:list xml:id="list195010926094548" text:continue-list="list195011067214632" text:style-name="L72">
        <text:list-item>
          <text:list>
            <text:list-item>
              <text:list>
                <text:list-header>
                  <text:p text:style-name="P674"><text:soft-page-break/><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line-break/></text:span><text:span text:style-name="T249">Útok:</text:span><text:span text:style-name="T306"> Duše + k6 proti </text:span><text:span text:style-name="T1099">D</text:span><text:span text:style-name="T1098">uši<text:line-break/></text:span><text:span text:style-name="T1140">Trvání:</text:span><text:span text:style-name="T1102"> Počet kol rovný počtu úspěchů</text:span><text:span text:style-name="T1098"><text:line-break/></text:span><text:span text:style-name="T1140">Účinek:</text:span><text:span text:style-name="T1102"> Ztráta zraku</text:span></text:p>
                </text:list-header>
              </text:list>
            </text:list-item>
          </text:list>
        </text:list-item>
      </text:list>
      <text:list xml:id="list3679212931" text:style-name="L78">
        <text:list-item>
          <text:p text:style-name="P492">Paranoia</text:p>
        </text:list-item>
      </text:list>
      <text:list xml:id="list195011778103120" text:continue-list="list195010926094548" text:style-name="L72">
        <text:list-item>
          <text:list>
            <text:list-item>
              <text:list>
                <text:list-header>
                  <text:p text:style-name="P674"><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line-break/></text:span><text:span text:style-name="T249">Útok:</text:span><text:span text:style-name="T306"> Duše + k6 proti </text:span><text:span text:style-name="T1099">D</text:span><text:span text:style-name="T1098">uši<text:line-break/></text:span><text:span text:style-name="T1140">Trvání:</text:span><text:span text:style-name="T1102"> Počet kol rovný počtu úspěchů<text:line-break/></text:span><text:span text:style-name="T1140">Účinek:</text:span><text:span text:style-name="T1102"> Postava nerozezná přítele od nepřítele, </text:span><text:span text:style-name="T1107">je si naprosto jistá, že se ji všichni kolem snaží zabít</text:span></text:p>
                </text:list-header>
              </text:list>
            </text:list-item>
          </text:list>
        </text:list-item>
      </text:list>
      <text:list xml:id="list10358890" text:style-name="L79">
        <text:list-item>
          <text:p text:style-name="P493">Potácení</text:p>
        </text:list-item>
      </text:list>
      <text:list xml:id="list195010310389942" text:continue-list="list195011778103120" text:style-name="L72">
        <text:list-item>
          <text:list>
            <text:list-item>
              <text:list>
                <text:list-header>
                  <text:p text:style-name="P674"><text:span text:style-name="T248">Dosah:</text:span><text:span text:style-name="T1569"> </text:span><text:span text:style-name="T1096">s</text:span><text:span text:style-name="T1097">třední</text:span><text:span text:style-name="T1569"><text:line-break/></text:span><text:span text:style-name="T248">Rozsah:</text:span><text:span text:style-name="T1569"> 1</text:span><text:span text:style-name="T1098"> tvor, </text:span><text:span text:style-name="T1097">který má duši</text:span><text:span text:style-name="T1569"><text:line-break/></text:span><text:span text:style-name="T249">Útok:</text:span><text:span text:style-name="T306"> Duše + k6 proti </text:span><text:span text:style-name="T1099">D</text:span><text:span text:style-name="T1098">uši<text:line-break/></text:span><text:span text:style-name="T1140">Trvání:</text:span><text:span text:style-name="T1102"> Počet kol rovný počtu úspěchů</text:span><text:span text:style-name="T1098"><text:line-break/></text:span><text:span text:style-name="T1140">Účinek:</text:span><text:span text:style-name="T1102"> </text:span><text:span text:style-name="T1107">Potíže s rovnováhou</text:span><text:span text:style-name="T1102"> </text:span><text:span text:style-name="T1107">(nevýhoda)</text:span></text:p>
                </text:list-header>
              </text:list>
              <text:p text:style-name="P671"><text:span text:style-name="T1166">Každý šaman u sebe má</text:span>: <text:span text:style-name="T251">hojiv</text:span><text:span text:style-name="T252">ou</text:span><text:span text:style-name="T251"> mast</text:span><text:span text:style-name="T307"> </text:span><text:span text:style-name="T303">(prodej 3 st), </text:span><text:span text:style-name="T1137">léčivý lektvar</text:span><text:span text:style-name="T1094"> (pokud ho nevypil, </text:span><text:span text:style-name="T1095">prodej 1 zl</text:span><text:span text:style-name="T1094">). </text:span><text:span text:style-name="T1112">Jeden z nich má s</text:span><text:span text:style-name="T1113">vitek s rituálem </text:span><text:span text:style-name="T1150">p</text:span><text:span text:style-name="T1148">řivolání A</text:span><text:span text:style-name="T1149">rchemedora</text:span><text:span text:style-name="T1113"> </text:span><text:span text:style-name="T1112">(karta) a brašnu s několika váčky – většina jich je prázdných, v jednom je hrst kadidla.</text:span></text:p>
              <text:list text:continue-numbering="true">
                <text:list-header>
                  <text:p text:style-name="P675"><text:span text:style-name="T1148">Přivolání A</text:span><text:span text:style-name="T1149">rchemedora</text:span></text:p>
                  <text:p text:style-name="P680"><text:span text:style-name="T1149">S</text:span><text:span text:style-name="T1147">esílání:</text:span><text:span text:style-name="T1120"> 1 hodina</text:span></text:p>
                  <text:p text:style-name="P675"><text:soft-page-break/><text:span text:style-name="T1142">Suroviny:</text:span><text:span text:style-name="T1110"> </text:span><text:span text:style-name="T1112">rituální kruh, </text:span><text:span text:style-name="T1111">h</text:span><text:span text:style-name="T1110">rst kadidla, hrst uhelného prachu, 25 svic, </text:span><text:span text:style-name="T1109">čerstvě prolitá krev tvorů devíti různých druhů</text:span></text:p>
                  <text:p text:style-name="P681"><text:span text:style-name="T1004">Tento rituál přivolá démonického strážce Archemedora </text:span><text:span text:style-name="T1108">a zaváže ho k poslušnosti.</text:span></text:p>
                </text:list-header>
              </text:list>
              <text:p text:style-name="P470"><text:span text:style-name="T1165">D</text:span><text:span text:style-name="T1151">émonický strážce</text:span></text:p>
              <text:p text:style-name="P676"><text:span text:style-name="T2">F</text:span><text:span text:style-name="T3">yzička </text:span><text:span text:style-name="T889">7</text:span><text:span text:style-name="T3">, Finesa </text:span><text:span text:style-name="T890">3</text:span><text:span text:style-name="T3">, Duše </text:span><text:span text:style-name="T775">5</text:span><text:span text:style-name="T3">, </text:span><text:span text:style-name="T90">Ž</text:span><text:span text:style-name="T33">ivot</text:span><text:span text:style-name="T90">y</text:span><text:span text:style-name="T3"> </text:span><text:span text:style-name="T773">1</text:span><text:span text:style-name="T891">6</text:span></text:p>
              <text:p text:style-name="P324"><text:span text:style-name="T720">Zbroj:</text:span><text:span text:style-name="T778"> </text:span><text:span text:style-name="T892">2 (siln</text:span><text:span text:style-name="T893">á</text:span><text:span text:style-name="T892"> kůže s magickými runami)</text:span></text:p>
              <text:p text:style-name="P324"><text:span text:style-name="T720">Rychlost:</text:span><text:span text:style-name="T778"> </text:span><text:span text:style-name="T894">na zemi</text:span><text:span text:style-name="T778"> </text:span><text:span text:style-name="T895">jako </text:span><text:span text:style-name="T894">člověk, ve vzduchu jako kůň</text:span></text:p>
              <text:p text:style-name="P324"><text:span text:style-name="T721">Smysly:</text:span><text:span text:style-name="T781"> </text:span><text:span text:style-name="T894">sluch jako kudůk, zrak jako člověk, čich jako pes, infravidění</text:span></text:p>
              <text:p text:style-name="P394"><text:span text:style-name="T541">⚔ </text:span><text:span text:style-name="T719">P</text:span><text:span text:style-name="T755">ařáty, </text:span><text:span text:style-name="T756">rohy</text:span><text:span text:style-name="T755"> nebo kopyta</text:span><text:span text:style-name="T10">:</text:span><text:span text:style-name="T33"> </text:span><text:span text:style-name="T894">7</text:span><text:span text:style-name="T91"> + k6, zranění </text:span><text:span text:style-name="T896">4</text:span></text:p>
              <text:p text:style-name="P394"><text:span text:style-name="T1137">Vzhled:</text:span><text:span text:style-name="T1165"> </text:span><text:span text:style-name="T1089">T</text:span><text:span text:style-name="T1090">římetrový </text:span><text:span text:style-name="T1091">démon</text:span><text:span text:style-name="T1090"> s drápy, kopyty, rohy a velkými křídly</text:span><text:span text:style-name="T1092">. </text:span><text:span text:style-name="T1093">Ocelově modrou kůži má pokrytou žhnoucími magickými symboly.</text:span></text:p>
            </text:list-item>
          </text:list>
        </text:list-item>
        <text:list-item>
          <text:p text:style-name="P418">Z<text:span text:style-name="T1565">lobr</text:span></text:p>
          <text:p text:style-name="P419">Do úzkých šachet a štol se nevejde.</text:p>
          <text:list>
            <text:list-header>
              <text:p text:style-name="P469">Zlobr jeskynní</text:p>
              <text:p text:style-name="P677"><text:span text:style-name="T2">F</text:span><text:span text:style-name="T3">yzička </text:span><text:span text:style-name="T64">6</text:span><text:span text:style-name="T3">, Finesa </text:span><text:span text:style-name="T64">2</text:span><text:span text:style-name="T3">, Duše </text:span><text:span text:style-name="T64">3</text:span><text:span text:style-name="T775">, </text:span><text:span text:style-name="T776">Ž</text:span><text:span text:style-name="T773">ivot</text:span><text:span text:style-name="T776">y </text:span><text:span text:style-name="T853">15</text:span></text:p>
              <text:p text:style-name="P325"><text:span text:style-name="T720">Zbroj:</text:span><text:span text:style-name="T778"> </text:span><text:span text:style-name="T853">2 (silná kůže)</text:span></text:p>
              <text:p text:style-name="P325"><text:span text:style-name="T720">Rychlost:</text:span><text:span text:style-name="T778"> </text:span><text:span text:style-name="T853">jako </text:span><text:span text:style-name="T854">chůze</text:span></text:p>
              <text:p text:style-name="P325"><text:span text:style-name="T721">Smysly:</text:span><text:span text:style-name="T781"> </text:span><text:span text:style-name="T855">slabý zrak, skvělý čich a sluch</text:span></text:p>
              <text:p text:style-name="P395"><text:span text:style-name="T541">⚔ </text:span><text:span text:style-name="T744">Drápy</text:span><text:span text:style-name="T10">:</text:span><text:span text:style-name="T33"> </text:span><text:span text:style-name="T65">6 + k6, zranění </text:span><text:span text:style-name="T66">2</text:span></text:p>
              <text:p text:style-name="P395"><text:span text:style-name="T541">⚔ </text:span><text:span text:style-name="T744">Důlní kladivo</text:span><text:span text:style-name="T10">:</text:span><text:span text:style-name="T33"> </text:span><text:span text:style-name="T65">6 + k6, zranění </text:span><text:span text:style-name="T66">4</text:span></text:p>
              <text:p text:style-name="P356"><text:soft-page-break/><text:span text:style-name="T1566">Nadlidská síla:</text:span><text:span text:style-name="T296"> Člověka dokáže zvednout a odhodit několik metrů daleko a při boji zblízka má +1 ke zranění </text:span><text:span text:style-name="T297">(ve zranění drápy i kladivem už je </text:span><text:span text:style-name="T298">bonus započítaný</text:span><text:span text:style-name="T297">)</text:span><text:span text:style-name="T296">.</text:span></text:p>
              <text:p text:style-name="P394"><text:span text:style-name="T213">Vzhled:</text:span> <text:span text:style-name="T1480">Tři metry vysoký zavalitý humanoid s hnědou kůží, kulatou hlavou bez nosu a silnými drápy.</text:span></text:p>
              <text:p text:style-name="P375"><text:span text:style-name="T213">Schopnosti: </text:span><text:span text:style-name="T296">J</text:span><text:span text:style-name="T264">eskynní zlobr regeneruje všechna zranění kromě těch způsobených </text:span><text:span text:style-name="T706">ohněm</text:span><text:span text:style-name="T264"> nebo </text:span><text:span text:style-name="T1481">žíravinou</text:span><text:span text:style-name="T264"> rychlostí 1 život za kolo.</text:span></text:p>
              <text:p text:style-name="P394"><text:span text:style-name="T1135">S</text:span><text:span text:style-name="T1121">labiny:</text:span><text:span text:style-name="T1004"> </text:span><text:span text:style-name="T1076">Pokud na jeskynního zlobra dopadne přímé sluneční světlo, natrvalo zkamení.</text:span></text:p>
              <text:p text:style-name="P671"><text:span text:style-name="T213">Suroviny:</text:span> <text:span text:style-name="T1076">Z krve jeskynního zlobra může alchymista vytěžit 7 magů nebo vyrobit </text:span><text:span text:style-name="T1138">lektvar regenerace</text:span><text:span text:style-name="T1076"> (prodej 60 zl).</text:span></text:p>
            </text:list-header>
          </text:list>
        </text:list-item>
      </text:list>
      <text:h text:style-name="Heading_20_3" text:outline-level="3">Třináctá šachta</text:h>
      <text:p text:style-name="P180"><text:bookmark text:name="docs-internal-guid-65445f98-7fff-1a3c-3ca6-f339e9524b31"/>1</text:p>
      <text:p text:style-name="P257"><text:span text:style-name="T318">Vodní plocha</text:span> &gt; Temná, neprůhledná a hluboká desítky metrů. Tlusté rudé pijavice, které zraňují zdravé a léčí zraněné <text:span text:style-name="T1562">(za 3kz + 2 životů, jednoho pacienta mohou každý den vyléčit pouze jednou)</text:span>. <text:span text:style-name="T1589">N</text:span>ěkolik metrů pod hladinou <text:span text:style-name="T1589">spí o</text:span>bří chapadlovitá bestie.</text:p>
      <text:list xml:id="list2598525879" text:style-name="L80">
        <text:list-header>
          <text:p text:style-name="P471">Chapadlovitá bestie</text:p>
          <text:p text:style-name="P682"><text:span text:style-name="T2">/</text:span><text:span text:style-name="T69">* Velikost </text:span><text:span text:style-name="T86">1</text:span><text:span text:style-name="T89">0</text:span><text:span text:style-name="T69"> (</text:span><text:span text:style-name="T89">1</text:span><text:span text:style-name="T86"> tun</text:span><text:span text:style-name="T89">a</text:span><text:span text:style-name="T69">) */</text:span></text:p>
          <text:p text:style-name="P340"><text:span text:style-name="T246">Tělo</text:span><text:span text:style-name="T247">:</text:span><text:span text:style-name="T878"><text:tab/><text:tab/></text:span><text:span text:style-name="T790">F</text:span><text:span text:style-name="T775">yzička </text:span><text:span text:style-name="T888">6</text:span><text:span text:style-name="T775">, Finesa </text:span><text:span text:style-name="T888">2</text:span><text:span text:style-name="T775">, Duše </text:span><text:span text:style-name="T880">-</text:span><text:span text:style-name="T775">, </text:span><text:span text:style-name="T776">Ž</text:span><text:span text:style-name="T773">ivot</text:span><text:span text:style-name="T776">y: </text:span><text:span text:style-name="T888">16</text:span></text:p>
          <text:p text:style-name="P340"><text:span text:style-name="T752">10 chapadel</text:span><text:span text:style-name="T753">:</text:span><text:span text:style-name="T878"><text:tab/></text:span><text:span text:style-name="T790">F</text:span><text:span text:style-name="T775">yzička </text:span><text:span text:style-name="T888">3</text:span><text:span text:style-name="T775">, Finesa </text:span><text:span text:style-name="T888">4</text:span><text:span text:style-name="T775">, Duše </text:span><text:span text:style-name="T880">-</text:span><text:span text:style-name="T775">, </text:span><text:span text:style-name="T776">Ž</text:span><text:span text:style-name="T773">ivot</text:span><text:span text:style-name="T776">y: </text:span><text:span text:style-name="T888">4</text:span></text:p>
          <text:p text:style-name="P326"><text:span text:style-name="T720">Zbroj:</text:span><text:span text:style-name="T778"> </text:span><text:span text:style-name="T882">t</text:span><text:span text:style-name="T881">ělo má zbroj 2, </text:span><text:span text:style-name="T879">chapadla 0</text:span></text:p>
          <text:p text:style-name="P326"><text:soft-page-break/><text:span text:style-name="T720">Rychlost:</text:span><text:span text:style-name="T778"> </text:span><text:span text:style-name="T879">plave mnohem rychleji než</text:span><text:span text:style-name="T882"> </text:span><text:span text:style-name="T883">člověk</text:span></text:p>
          <text:p text:style-name="P326"><text:span text:style-name="T721">Smysly:</text:span><text:span text:style-name="T781"> </text:span><text:span text:style-name="T884">dobrý</text:span><text:span text:style-name="T885"> zrak, </text:span><text:span text:style-name="T886">čich</text:span></text:p>
          <text:p text:style-name="P326"><text:span text:style-name="T722">Detekovatelnost</text:span><text:span text:style-name="T723">:</text:span><text:span text:style-name="T783"> ne</text:span><text:span text:style-name="T887">ní</text:span><text:span text:style-name="T783"> vidět pomocí infravidění</text:span></text:p>
          <text:p text:style-name="P398"><text:span text:style-name="T541">⚔ </text:span><text:span text:style-name="T754">Háky na chapadlech</text:span><text:span text:style-name="T10">:</text:span><text:span text:style-name="T33"> </text:span><text:span text:style-name="T89">4</text:span><text:span text:style-name="T88"> + k6, zranění </text:span><text:span text:style-name="T87">1</text:span></text:p>
          <text:p text:style-name="P398"><text:span text:style-name="T541">⚔ </text:span><text:span text:style-name="T754">Přísavky</text:span><text:span text:style-name="T10">:</text:span><text:span text:style-name="T33"> </text:span><text:span text:style-name="T89">4</text:span><text:span text:style-name="T88"> + k6 </text:span><text:span text:style-name="T87">(nezraňují)</text:span></text:p>
          <text:p text:style-name="P398"><text:span text:style-name="T541">⚔ </text:span><text:span text:style-name="T754">Zobák</text:span><text:span text:style-name="T10">:</text:span><text:span text:style-name="T33"> </text:span><text:span text:style-name="T89">6</text:span><text:span text:style-name="T88"> + k6, zranění </text:span><text:span text:style-name="T89">2</text:span></text:p>
          <text:p text:style-name="P682"><text:span text:style-name="T245">Chapadla:</text:span><text:span text:style-name="T1563"> Každým chapadlem může bez postihu útočit na jiný cíl. Když se postavám podaří vyřadit alespoň 5 chapadel, stáhne se do hlubin.</text:span></text:p>
        </text:list-header>
      </text:list>
      <text:p text:style-name="Standalone_20_Property"><text:span text:style-name="T318">Dřevěná bariéra do 5</text:span> &gt; Hlídaná gobliny z druhé strany. Plná děr pro kopí.</text:p>
      <text:p text:style-name="P180">2</text:p>
      <text:p text:style-name="Standalone_20_Property"><text:span text:style-name="T318">Kosti</text:span> &gt; Lidské, gobliní i zvířecí, některé rozlámané a požvýkané.</text:p>
      <text:p text:style-name="Standalone_20_Property"><text:span text:style-name="T318">Vysoké stoupající stupně</text:span> &gt; Porostlé jedlým mechem. V mechu <text:span text:style-name="T1590">jsou </text:span>velké čtyřprsté stopy a otisky kloubů (jako od gorily).</text:p>
      <text:p text:style-name="P180">3</text:p>
      <text:p text:style-name="Standalone_20_Property"><text:span text:style-name="T318">Troll</text:span> &gt; Mohutný, čtyřruký trollí mutant. Rychlá regenerace všech zranění nezpůsobených ohněm a kyselinou.</text:p>
      <text:list xml:id="list3551370578" text:style-name="L81">
        <text:list-header>
          <text:p text:style-name="P472">Čtyřruký jeskynní troll</text:p>
        </text:list-header>
      </text:list>
      <text:list xml:id="list2489996953" text:style-name="L82">
        <text:list-header>
          <text:p text:style-name="P683"><text:span text:style-name="T2">F</text:span><text:span text:style-name="T3">yzička </text:span><text:span text:style-name="T64">6</text:span><text:span text:style-name="T3">, Finesa </text:span><text:span text:style-name="T64">2</text:span><text:span text:style-name="T3">, Duše </text:span><text:span text:style-name="T64">3</text:span><text:span text:style-name="T775">, </text:span><text:span text:style-name="T776">Ž</text:span><text:span text:style-name="T773">ivot</text:span><text:span text:style-name="T776">y </text:span><text:span text:style-name="T853">15</text:span></text:p>
          <text:p text:style-name="P327"><text:span text:style-name="T720">Zbroj:</text:span><text:span text:style-name="T778"> </text:span><text:span text:style-name="T853">2 (silná kůže)</text:span></text:p>
          <text:p text:style-name="P327"><text:span text:style-name="T720">Rychlost:</text:span><text:span text:style-name="T778"> </text:span><text:span text:style-name="T853">jako </text:span><text:span text:style-name="T854">chůze</text:span></text:p>
          <text:p text:style-name="P327"><text:span text:style-name="T721">Smysly:</text:span><text:span text:style-name="T781"> </text:span><text:span text:style-name="T855">slabý zrak, skvělý čich a sluch</text:span></text:p>
          <text:p text:style-name="P399"><text:soft-page-break/><text:span text:style-name="T541">⚔ </text:span><text:span text:style-name="T744">Drápy</text:span><text:span text:style-name="T10">:</text:span><text:span text:style-name="T33"> </text:span><text:span text:style-name="T65">6 + k6, zranění </text:span><text:span text:style-name="T66">2</text:span></text:p>
          <text:p text:style-name="P400"><text:span text:style-name="T236">R</text:span><text:span text:style-name="T213">egenerace: </text:span><text:span text:style-name="T296">J</text:span><text:span text:style-name="T297">eskynní zlobr regeneruje všechna zranění kromě těch způsobených </text:span><text:span text:style-name="T706">ohněm</text:span><text:span text:style-name="T297"> nebo </text:span><text:span text:style-name="T1481">žíravinou</text:span><text:span text:style-name="T297"> rychlostí 1 život za kolo.</text:span></text:p>
          <text:p text:style-name="P400"><text:span text:style-name="T1135">S</text:span><text:span text:style-name="T1138">labiny:</text:span><text:span text:style-name="T1076"> Pokud na jeskynního zlobra dopadne přímé sluneční světlo, natrvalo zkamení.</text:span></text:p>
          <text:p text:style-name="P399"><text:span text:style-name="T236">Nadlidská síla:</text:span><text:span text:style-name="T296"> Člověka dokáže zvednout a odhodit několik metrů daleko a při boji zblízka má +1 ke zranění </text:span><text:span text:style-name="T297">(ve zranění drápy i kladivem už je </text:span><text:span text:style-name="T298">bonus započítaný</text:span><text:span text:style-name="T297">)</text:span><text:span text:style-name="T296">.</text:span></text:p>
        </text:list-header>
      </text:list>
      <text:p text:style-name="Standalone_20_Property"><text:span text:style-name="T318">Pečlivě </text:span><text:span text:style-name="T357">srovnaný</text:span><text:span text:style-name="T318"> sloupec zkrvaveného vybavení</text:span> &gt; Důlnické, gobliní i dobrodružné, bohužel žádné cennosti. Jen pod zohýbanou plátovou zbrojí je skrytý magický bronzový štít s reliéfem vousaté tváře se zavřenýma očima <text:span text:style-name="T1592">(karta </text:span><text:span text:style-name="T255">štít děsu</text:span><text:span text:style-name="T1592">)</text:span>. Je to podobizna Garhaza, pověstného černokněžníka. Při pronesení jeho jména se oči otevřou a kdo do nich pohlédne, propadne panickému strachu.</text:p>
      <text:p text:style-name="P180">4</text:p>
      <text:p text:style-name="Standalone_20_Property"><text:span text:style-name="T318">Hnízdo malé zdivočelé gobliní holčičky</text:span> &gt; Chová se jako agresivní opice. V jejím doupěti je nakradeno 4 zl, 12 st a dva tucty drobných šperků (celkově <text:span text:style-name="T1485">6 zl</text:span>)</text:p>
      <text:list xml:id="list497382013" text:style-name="L83">
        <text:list-header>
          <text:p text:style-name="P684"><text:span text:style-name="T2">F</text:span><text:span text:style-name="T3">yzička </text:span><text:span text:style-name="T94">1</text:span><text:span text:style-name="T3">, Finesa </text:span><text:span text:style-name="T94">2</text:span><text:span text:style-name="T3">, Duše </text:span><text:span text:style-name="T39">1</text:span><text:span text:style-name="T775">, </text:span><text:span text:style-name="T776">Ž</text:span><text:span text:style-name="T773">ivot</text:span><text:span text:style-name="T776">y </text:span><text:span text:style-name="T900">6</text:span></text:p>
          <text:p text:style-name="P685"><text:span text:style-name="T541">⚔ </text:span><text:span text:style-name="T653">Boj</text:span><text:span text:style-name="T652">:</text:span><text:span text:style-name="T598"> </text:span><text:span text:style-name="T599">2</text:span><text:span text:style-name="T557"> + k6, zranění </text:span><text:span text:style-name="T599">0</text:span></text:p>
        </text:list-header>
      </text:list>
      <text:h text:style-name="P288" text:outline-level="4">5</text:h>
      <text:p text:style-name="Standalone_20_Property"><text:span text:style-name="T318">Osm goblinů</text:span> &gt; Lehké zbroje a kopí. Jeden z nich má vlčí tlamu trčící z hrudi, jeden další má pevné šupiny, a další má namísto krve kyselinu.</text:p>
      <text:list xml:id="list1315793868" text:style-name="L84">
        <text:list-header>
          <text:p text:style-name="P687"><text:soft-page-break/><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54"><text:span text:style-name="T54">Z</text:span><text:span text:style-name="T1">broj:</text:span><text:span text:style-name="T20"> 1 (lehká zbroj), </text:span><text:span text:style-name="T24">goblin se šupinami 2</text:span></text:p>
          <text:p text:style-name="P686"><text:span text:style-name="T541">⚔ </text:span><text:span text:style-name="T624">K</text:span><text:span text:style-name="T647">opí</text:span><text:span text:style-name="T618">:</text:span><text:span text:style-name="T551"> </text:span><text:span text:style-name="T558">3</text:span><text:span text:style-name="T557"> + k6, zranění </text:span><text:span text:style-name="T558">1</text:span></text:p>
          <text:p text:style-name="P690"><text:span text:style-name="T558">U </text:span><text:span text:style-name="T551">sebe mají dohromady 3 valouny stříbra (1 zl za každý)</text:span></text:p>
        </text:list-header>
      </text:list>
      <text:p text:style-name="P255">Improvizovaná balista a barikády s bodci</text:p>
      <text:list xml:id="list2065598331" text:style-name="L85">
        <text:list-header>
          <text:p text:style-name="P691"><text:span text:style-name="T541">⚔ </text:span><text:span text:style-name="T648">Balista</text:span><text:span text:style-name="T618">:</text:span><text:span text:style-name="T551"> </text:span><text:span text:style-name="T591">Zranění 4, několik minut nabíjení</text:span></text:p>
        </text:list-header>
      </text:list>
      <text:p text:style-name="P180">6</text:p>
      <text:p text:style-name="Standalone_20_Property"><text:span text:style-name="T318">U stěny uvázaní tři důlníci</text:span><text:span text:style-name="T360"> </text:span><text:span text:style-name="T373">(Ro</text:span><text:span text:style-name="T374">m</text:span><text:span text:style-name="T373">bi, Belefus a Dlouhán)</text:span> &gt; Slabí a zoufalí. <text:span text:style-name="T1593">Dlouhán</text:span> je porostlý hustou srstí a prosí o smrt. Údajně byl vystaven nějaké zelené břečce.</text:p>
      <text:p text:style-name="Standalone_20_Property"><text:span text:style-name="T318">Ohniště s kotlem</text:span> &gt; Ve vývaru kusy důlníků.</text:p>
      <text:p text:style-name="P180">7</text:p>
      <text:p text:style-name="P255">Hromada rozličného harampádí<text:span text:style-name="T360"> </text:span><text:span text:style-name="T392">&gt; M</text:span><text:span text:style-name="T156">ěděné trubky, železné tyče, šrouby, svorky, velké kusy kůže, řemeny, nýty, spousta dřevěných trámků, lišt a prken.</text:span></text:p>
      <text:p text:style-name="Standalone_20_Property"><text:span text:style-name="T318">Pracovní stůl plný vynálezů</text:span> &gt; Rukavice s přidělanými čepelemi na kloubech, velká kuše na střelbu dřevěných bodců <text:span text:style-name="T1596">(zranění 2, krátký dostřel)</text:span> a několikery zjevně nedokončené rozřezané dudy.</text:p>
      <text:p text:style-name="P180">8</text:p>
      <text:p text:style-name="P256"><text:span text:style-name="T318">Podlaha chodby i místnosti je naplněná bahnem</text:span> &gt; Při šamanově smrti ztuhne jako cement.</text:p>
      <text:p text:style-name="Standalone_20_Property"><text:soft-page-break/><text:span text:style-name="T318">Vrásčitý gobliní šaman pokrytý pijavicemi z 1</text:span> &gt; Drzý, vesmeš nepohyblivý, nebude bojovat. Tvrdí, že kdo ho zabije, zemře <text:span text:style-name="T1610">(mluví lámanou obecnou řečí)</text:span>. Když zemře, jeho tělo se rozzáří a povolá tři krvežíznivé démon<text:span text:style-name="T1597">ické dvouhlavé psy</text:span>.</text:p>
      <text:list xml:id="list2116913436" text:style-name="L86">
        <text:list-header>
          <text:p text:style-name="P473">Šaman</text:p>
        </text:list-header>
      </text:list>
      <text:list xml:id="list916729968" text:style-name="L87">
        <text:list-header>
          <text:p text:style-name="P692"><text:span text:style-name="T2">F</text:span><text:span text:style-name="T3">yzička </text:span><text:span text:style-name="T92">1</text:span><text:span text:style-name="T3">, Finesa </text:span><text:span text:style-name="T92">2</text:span><text:span text:style-name="T3">, Duše </text:span><text:span text:style-name="T93">4</text:span><text:span text:style-name="T775">, </text:span><text:span text:style-name="T776">Ž</text:span><text:span text:style-name="T773">ivot</text:span><text:span text:style-name="T776">y </text:span><text:span text:style-name="T897">6</text:span></text:p>
          <text:p text:style-name="P474"><text:span text:style-name="T937">Démonický d</text:span><text:span text:style-name="T936">vouhlavý pes</text:span></text:p>
          <text:p text:style-name="P693"><text:span text:style-name="T2">F</text:span><text:span text:style-name="T3">yzička </text:span><text:span text:style-name="T889">4</text:span><text:span text:style-name="T3">, Finesa </text:span><text:span text:style-name="T775">2</text:span><text:span text:style-name="T3">, Duše </text:span><text:span text:style-name="T775">4</text:span><text:span text:style-name="T3">, </text:span><text:span text:style-name="T90">Ž</text:span><text:span text:style-name="T33">ivot</text:span><text:span text:style-name="T90">y </text:span><text:span text:style-name="T773">1</text:span><text:span text:style-name="T889">1</text:span></text:p>
          <text:p text:style-name="P328"><text:span text:style-name="T720">Rychlost:</text:span><text:span text:style-name="T778"> </text:span><text:span text:style-name="T895">jako p</text:span><text:span text:style-name="T889">es</text:span></text:p>
          <text:p text:style-name="P328"><text:span text:style-name="T721">Smysly:</text:span><text:span text:style-name="T781"> </text:span><text:span text:style-name="T895">jako p</text:span><text:span text:style-name="T889">es</text:span></text:p>
          <text:p text:style-name="P402"><text:span text:style-name="T541">⚔ </text:span><text:span text:style-name="T719">Z</text:span><text:span text:style-name="T758">uby</text:span><text:span text:style-name="T10">:</text:span><text:span text:style-name="T33"> </text:span><text:span text:style-name="T895">5</text:span><text:span text:style-name="T91"> + k6, zranění </text:span><text:span text:style-name="T895">1</text:span></text:p>
          <text:p text:style-name="P402"><text:span text:style-name="T213">Vzhled:</text:span> <text:span text:style-name="T1089">Č</text:span><text:span text:style-name="T1092">erný dvouhlavý pes velký jako doga.</text:span></text:p>
          <text:p text:style-name="P403"><text:span text:style-name="T759">Dvě hlavy</text:span><text:span text:style-name="T717">:</text:span><text:span text:style-name="T772"> </text:span><text:span text:style-name="T901">B</text:span><text:span text:style-name="T890">ez postihu útoč</text:span><text:span text:style-name="T901">í</text:span><text:span text:style-name="T890"> na dva protivníky najednou.</text:span></text:p>
        </text:list-header>
      </text:list>
      <text:p text:style-name="P180">9</text:p>
      <text:p text:style-name="Standalone_20_Property"><text:span text:style-name="T318">Chodba vedoucí nad stropem 1</text:span> &gt; Část podlahy je iluzorní <text:span text:style-name="T1598">(5 + k6 proti Finese na zachycení)</text:span>. <text:span text:style-name="T1591">Pád</text:span> do vody <text:span text:style-name="T1591">je bezpečný, ale</text:span> probudí chapadlovitou bestii <text:span text:style-name="T1591">(viz 1)</text:span>.</text:p>
      <text:h text:style-name="P288" text:outline-level="4">10</text:h>
      <text:p text:style-name="Standalone_20_Property"><text:span text:style-name="T318">Prázdná místnost</text:span> &gt; Při výraznějším hluku troll z 3 rozrazí gobliny postavenou kamen<text:span text:style-name="T1486">n</text:span>ou bariéru a zaútočí.</text:p>
      <text:p text:style-name="P180">11</text:p>
      <text:p text:style-name="Standalone_20_Property"><text:span text:style-name="T1487">Nad vstupními dveřmi je připraven kastrol plný jedovatých brouků</text:span> &gt; Spadne na prvního, kdo neopatrně projde.</text:p>
      <text:list xml:id="list2363261958" text:style-name="L88">
        <text:list-header>
          <text:p text:style-name="P694"><text:soft-page-break/><text:span text:style-name="T259">Jed </text:span><text:span text:style-name="T261">z brouků</text:span><text:line-break/>10 + k6 proti Fyzičce<text:line-break/><text:span text:style-name="T213">Aplikace:</text:span> kontaktem s pokožkou<text:line-break/><text:span text:style-name="T254">Příznaky:</text:span><text:span text:style-name="T1599"> Silná bolest břicha, slinění, ztráta chuti, zfialovění dásní.</text:span></text:p>
        </text:list-header>
      </text:list>
      <text:p text:style-name="Standalone_20_Property"><text:span text:style-name="T318">Tři kamenné stojany</text:span> &gt; Na nich dort, váza a vycpaný králík. Všechno naplněné jedovatými brouky <text:span text:style-name="T1600">(účinky jedu viz 11)</text:span>.</text:p>
      <text:p text:style-name="P258"><text:span text:style-name="T318">Balvan</text:span> &gt; Pod ním uvězněná malá opečovávaná kolonie jedovat<text:span text:style-name="T1488">ý</text:span>ch brouků <text:span text:style-name="T1600">(účinky jedu viz 11)</text:span>.</text:p>
      <text:p text:style-name="P180">12</text:p>
      <text:p text:style-name="Standalone_20_Property"><text:span text:style-name="T318">Nehybný nemrtvý ogr</text:span> &gt; Zaútočí, jen pokud se postavy přiblíží nebo zaútočí první. V břiše má zašité tři zombie gobliny.</text:p>
      <text:list xml:id="list4229439776" text:style-name="L89">
        <text:list-header>
          <text:p text:style-name="P475">Nemrtvý ogr</text:p>
          <text:p text:style-name="P559"><text:span text:style-name="T2">/</text:span><text:span text:style-name="T69">* Velikost</text:span><text:span text:style-name="T95"> </text:span><text:span text:style-name="T64">9</text:span><text:span text:style-name="T69"> (</text:span><text:span text:style-name="T95">5</text:span><text:span text:style-name="T64">00</text:span><text:span text:style-name="T69"> kg), </text:span><text:span text:style-name="T96">+4 životy za nemrtvého</text:span><text:span text:style-name="T69"> */</text:span></text:p>
          <text:p text:style-name="P695"><text:span text:style-name="T2">F</text:span><text:span text:style-name="T3">yzička </text:span><text:span text:style-name="T64">6</text:span><text:span text:style-name="T3">, Finesa </text:span><text:span text:style-name="T64">2</text:span><text:span text:style-name="T3">, Duše </text:span><text:span text:style-name="T64">3</text:span><text:span text:style-name="T775">, </text:span><text:span text:style-name="T776">Ž</text:span><text:span text:style-name="T773">ivot</text:span><text:span text:style-name="T776">y </text:span><text:span text:style-name="T853">1</text:span><text:span text:style-name="T902">9</text:span></text:p>
          <text:p text:style-name="P329"><text:span text:style-name="T720">Zbroj:</text:span><text:span text:style-name="T778"> </text:span><text:span text:style-name="T902">1</text:span><text:span text:style-name="T853"> (silná kůže)</text:span></text:p>
          <text:p text:style-name="P329"><text:span text:style-name="T720">Rychlost:</text:span><text:span text:style-name="T778"> </text:span><text:span text:style-name="T853">jako </text:span><text:span text:style-name="T854">chůze</text:span></text:p>
          <text:p text:style-name="P330"><text:span text:style-name="T721">Smysly:</text:span><text:span text:style-name="T781"> </text:span><text:span text:style-name="T782">magický zrak a sluch</text:span></text:p>
          <text:p text:style-name="P330"><text:span text:style-name="T722">Detekovatelnost</text:span><text:span text:style-name="T723">:</text:span><text:span text:style-name="T783"> </text:span><text:span text:style-name="T784">není</text:span><text:span text:style-name="T783"> vidět pomocí infravidění</text:span></text:p>
          <text:p text:style-name="P404"><text:span text:style-name="T541">⚔<text:tab/></text:span><text:span text:style-name="T760">Pěsti</text:span><text:span text:style-name="T10">:</text:span><text:span text:style-name="T33"> </text:span><text:span text:style-name="T65">6 + k6, zranění </text:span><text:span text:style-name="T96">1</text:span></text:p>
          <text:p text:style-name="P697"><text:span text:style-name="T9">Nadlidská síla:</text:span><text:span text:style-name="T1"> +1 zranění</text:span></text:p>
          <text:p text:style-name="P507">Zombie goblin</text:p>
          <text:p text:style-name="P696"><text:span text:style-name="T2">/</text:span><text:span text:style-name="T69">* Velikost </text:span><text:span text:style-name="T100">5</text:span><text:span text:style-name="T69"> (</text:span><text:span text:style-name="T100">5</text:span><text:span text:style-name="T4">0</text:span><text:span text:style-name="T69"> kg) */</text:span></text:p>
          <text:p text:style-name="P696"><text:span text:style-name="T2">F</text:span><text:span text:style-name="T3">yzička </text:span><text:span text:style-name="T4">3</text:span><text:span text:style-name="T3">, Finesa </text:span><text:span text:style-name="T4">1</text:span><text:span text:style-name="T3">, Duše </text:span><text:span text:style-name="T5">-</text:span><text:span text:style-name="T775">, </text:span><text:span text:style-name="T776">Ž</text:span><text:span text:style-name="T773">ivot</text:span><text:span text:style-name="T776">y </text:span><text:span text:style-name="T777">1</text:span><text:span text:style-name="T903">2</text:span></text:p>
          <text:p text:style-name="P331"><text:soft-page-break/><text:span text:style-name="T720">Rychlost:</text:span><text:span text:style-name="T778"> </text:span><text:span text:style-name="T779">jako </text:span><text:span text:style-name="T780">chůze</text:span></text:p>
          <text:p text:style-name="P331"><text:span text:style-name="T721">Smysly:</text:span><text:span text:style-name="T781"> </text:span><text:span text:style-name="T782">magický zrak a sluch</text:span></text:p>
          <text:p text:style-name="P331"><text:span text:style-name="T722">Detekovatelnost</text:span><text:span text:style-name="T723">: </text:span><text:span text:style-name="T784">není</text:span><text:span text:style-name="T783"> vidět pomocí infravidění</text:span></text:p>
          <text:p text:style-name="P405"><text:span text:style-name="T541">⚔ </text:span><text:span text:style-name="T718">Pařáty</text:span><text:span text:style-name="T719">:</text:span><text:span text:style-name="T773"> </text:span><text:span text:style-name="T774">3 + k6, zranění 1</text:span></text:p>
          <text:p text:style-name="P405"><text:span text:style-name="T541">⚔ </text:span><text:span text:style-name="T719">Z</text:span><text:span text:style-name="T729">uby</text:span><text:span text:style-name="T10">:</text:span><text:span text:style-name="T33"> </text:span><text:span text:style-name="T98">3 + k6, zranění 0</text:span></text:p>
          <text:p text:style-name="P699"><text:span text:style-name="Emphasis"><text:span text:style-name="T437">♨</text:span></text:span><text:span text:style-name="Emphasis"><text:span text:style-name="T438"> </text:span></text:span><text:span text:style-name="T98">S</text:span><text:span text:style-name="T1">ilný </text:span><text:span text:style-name="T99">mrtvolný</text:span><text:span text:style-name="T1"> zápach.</text:span></text:p>
          <text:p text:style-name="P406"><text:span text:style-name="T16">Léčení</text:span><text:span text:style-name="T9">:</text:span><text:span text:style-name="T1"> </text:span><text:span text:style-name="T97">Zombie </text:span><text:span text:style-name="T100">goblin</text:span><text:span text:style-name="T97"> se léčí požíráním čerstvého masa, mozku </text:span><text:span text:style-name="T100">nebo </text:span><text:span text:style-name="T97">vnitřností. Každou minutu krmení si vyléčí jeden život.</text:span></text:p>
        </text:list-header>
      </text:list>
      <text:p text:style-name="P180">13</text:p>
      <text:p text:style-name="Standalone_20_Property"><text:span text:style-name="T318">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3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10"/>
          </table:table-cell>
          <table:table-cell table:style-name="Table1.A1" office:value-type="string">
            <text:p text:style-name="P236">8</text:p>
          </table:table-cell>
          <table:table-cell table:style-name="Table1.A1" office:value-type="string">
            <text:p text:style-name="P236">1</text:p>
          </table:table-cell>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5</text:p>
          </table:table-cell>
        </table:table-row>
        <table:table-row>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cell table:style-name="Table1.A1" office:value-type="string">
            <text:p text:style-name="P210"/>
          </table:table-cell>
        </table:table-row>
        <table:table-row>
          <table:table-cell table:style-name="Table1.A1" office:value-type="string">
            <text:p text:style-name="P236">2</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36">7</text:p>
          </table:table-cell>
          <table:table-cell table:style-name="Table1.A1" office:value-type="string">
            <text:p text:style-name="P236">1</text:p>
          </table:table-cell>
          <table:table-cell table:style-name="Table1.A1" office:value-type="string">
            <text:p text:style-name="P236">9</text:p>
          </table:table-cell>
        </table:table-row>
        <table:table-row>
          <table:table-cell table:style-name="Table1.A1" office:value-type="string">
            <text:p text:style-name="P236">3</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5</text:p>
          </table:table-cell>
          <table:table-cell table:style-name="Table1.A1" office:value-type="string">
            <text:p text:style-name="P210"/>
          </table:table-cell>
          <table:table-cell table:style-name="Table1.A1" office:value-type="string">
            <text:p text:style-name="P210"/>
          </table:table-cell>
        </table:table-row>
        <text:soft-page-break/>
        <table:table-row>
          <table:table-cell table:style-name="Table1.A1" office:value-type="string">
            <text:p text:style-name="P210"/>
          </table:table-cell>
          <table:table-cell table:style-name="Table1.A1" office:value-type="string">
            <text:p text:style-name="P236">5</text:p>
          </table:table-cell>
          <table:table-cell table:style-name="Table1.A1" office:value-type="string">
            <text:p text:style-name="P236">8</text:p>
          </table:table-cell>
          <table:table-cell table:style-name="Table1.A1" office:value-type="string">
            <text:p text:style-name="P236">4</text:p>
          </table:table-cell>
          <table:table-cell table:style-name="Table1.A1" office:value-type="string">
            <text:p text:style-name="P210"/>
          </table:table-cell>
          <table:table-cell table:style-name="Table1.A1" office:value-type="string">
            <text:p text:style-name="P236">3</text:p>
          </table:table-cell>
          <table:table-cell table:style-name="Table1.A1" office:value-type="string">
            <text:p text:style-name="P236">9</text:p>
          </table:table-cell>
          <table:table-cell table:style-name="Table1.A1" office:value-type="string">
            <text:p text:style-name="P236">6</text:p>
          </table:table-cell>
          <table:table-cell table:style-name="Table1.A1" office:value-type="string">
            <text:p text:style-name="P210"/>
          </table:table-cell>
        </table:table-row>
        <table:table-row>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7</text:p>
          </table:table-cell>
          <table:table-cell table:style-name="Table1.A1" office:value-type="string">
            <text:p text:style-name="P210"/>
          </table:table-cell>
          <table:table-cell table:style-name="Table1.A1" office:value-type="string">
            <text:p text:style-name="P236">2</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8</text:p>
          </table:table-cell>
        </table:table-row>
        <table:table-row>
          <table:table-cell table:style-name="Table1.A1" office:value-type="string">
            <text:p text:style-name="P236">8</text:p>
          </table:table-cell>
          <table:table-cell table:style-name="Table1.A1" office:value-type="string">
            <text:p text:style-name="P236">7</text:p>
          </table:table-cell>
          <table:table-cell table:style-name="Table1.A1" office:value-type="string">
            <text:p text:style-name="P236">3</text:p>
          </table:table-cell>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row>
        <table:table-row>
          <table:table-cell table:style-name="Table1.A1" office:value-type="string">
            <text:p text:style-name="P210"/>
          </table:table-cell>
          <table:table-cell table:style-name="Table1.A1" office:value-type="string">
            <text:p text:style-name="P236">1</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6</text:p>
          </table:table-cell>
        </table:table-row>
        <table:table-row>
          <table:table-cell table:style-name="Table1.A1" office:value-type="string">
            <text:p text:style-name="P236">6</text:p>
          </table:table-cell>
          <table:table-cell table:style-name="Table1.A1" office:value-type="string">
            <text:p text:style-name="P210"/>
          </table:table-cell>
          <table:table-cell table:style-name="Table1.A1" office:value-type="string">
            <text:p text:style-name="P236">9</text:p>
          </table:table-cell>
          <table:table-cell table:style-name="Table1.A1" office:value-type="string">
            <text:p text:style-name="P210"/>
          </table:table-cell>
          <table:table-cell table:style-name="Table1.A1" office:value-type="string">
            <text:p text:style-name="P210"/>
          </table:table-cell>
          <table:table-cell table:style-name="Table1.A1" office:value-type="string">
            <text:p text:style-name="P236">4</text:p>
          </table:table-cell>
          <table:table-cell table:style-name="Table1.A1" office:value-type="string">
            <text:p text:style-name="P236">3</text:p>
          </table:table-cell>
          <table:table-cell table:style-name="Table1.A1" office:value-type="string">
            <text:p text:style-name="P236">5</text:p>
          </table:table-cell>
          <table:table-cell table:style-name="Table1.A1" office:value-type="string">
            <text:p text:style-name="P210"/>
          </table:table-cell>
        </table:table-row>
      </table:table>
      <text:p text:style-name="P177"/>
      <text:p text:style-name="Text_20_body"><text:span text:style-name="T213">Pravidla sudoku:</text:span> Do prázdných polí doplňte čísla od 1 do 9 tak, aby se <text:span text:style-name="T1601">v každém řádku, každém sloupci a každém čtverci 3x3</text:span> každé číslo nacházelo právě jedenkrát.</text:p>
      <text:p text:style-name="P180">14</text:p>
      <text:p text:style-name="Standalone_20_Property"><text:span text:style-name="T318">Dva svázaní důlníci</text:span><text:span text:style-name="T360"> </text:span><text:span text:style-name="T375">(Peskel a Lar</text:span><text:span text:style-name="T376">d</text:span><text:span text:style-name="T375">)</text:span> &gt; Slabost, roubíky, stopy po pijavicích, horečka.</text:p>
      <text:p text:style-name="P255">Prázdný kožený vak</text:p>
      <text:h text:style-name="P288" text:outline-level="4">15</text:h>
      <text:p text:style-name="Standalone_20_Property"><text:span text:style-name="T318">Nákladní prostor vesmírné lodi</text:span> &gt; V případě ohně (např. pochodně) <text:span text:style-name="T1603">vyhlásí mechanickým hlasem poplach a pokud do třiceti vteřin oheň nezhasne,</text:span> uzavře všechny východy a na několik minut vysaje vzduch z místnosti.</text:p>
      <text:p text:style-name="Standalone_20_Property"><text:span text:style-name="T318">Bedny</text:span> &gt; Jsou ocelové a zapečetěné. <text:span text:style-name="T1602">Uvnitř jsou samoohřevné balíčky potravin.</text:span></text:p>
      <text:p text:style-name="Standalone_20_Property"><text:span text:style-name="T318">Ve stěně je červená skříňka</text:span> &gt; Obsahuje dýchací masku (náplň na 60 minut) a léčivou pěnu ve spreji (náplň na tři použití, <text:span text:style-name="T1604">léčí 4 + 5kz životů</text:span>).</text:p>
      <text:p text:style-name="P180"><text:soft-page-break/>16</text:p>
      <text:p text:style-name="Standalone_20_Property"><text:span text:style-name="T318">Muž v oranžové přiléhavé uniformě</text:span> &gt; Leží v bezvědomí. Probere se, <text:span text:style-name="T1605">když na něj někdo promluví, nebo se ho něco dotkne</text:span>. Je to android, který věří, že lidé jsou nižší forma života a měli by sloužit nebo být vyhlazeni. On způsobil ztroskotání lodi.</text:p>
      <text:list xml:id="list2930793230" text:style-name="L90">
        <text:list-header>
          <text:p text:style-name="P476">Android</text:p>
          <text:p text:style-name="P560">/* Velikost 6, +4 životy za mechanické tělo */</text:p>
          <text:p text:style-name="P700"><text:span text:style-name="T2">F</text:span><text:span text:style-name="T3">yzička </text:span><text:span text:style-name="T64">6</text:span><text:span text:style-name="T3">, Finesa </text:span><text:span text:style-name="T102">5</text:span><text:span text:style-name="T3">, Duše </text:span><text:span text:style-name="T64">-</text:span><text:span text:style-name="T775">, </text:span><text:span text:style-name="T776">Ž</text:span><text:span text:style-name="T773">ivot</text:span><text:span text:style-name="T776">y </text:span><text:span text:style-name="T853">1</text:span><text:span text:style-name="T904">6</text:span></text:p>
          <text:p text:style-name="P332"><text:span text:style-name="T720">Rychlost:</text:span><text:span text:style-name="T778"> </text:span><text:span text:style-name="T853">jako </text:span><text:span text:style-name="T854">chůze</text:span></text:p>
          <text:p text:style-name="P332"><text:span text:style-name="T721">Smysly:</text:span><text:span text:style-name="T781"> </text:span><text:span text:style-name="T904">výborné elektronické smysly</text:span></text:p>
          <text:p text:style-name="P407"><text:span text:style-name="T541">⚔ </text:span><text:span text:style-name="T760">Pěsti</text:span><text:span text:style-name="T10">:</text:span><text:span text:style-name="T33"> </text:span><text:span text:style-name="T65">6 + k6, zranění </text:span><text:span text:style-name="T96">1</text:span></text:p>
          <text:p text:style-name="P698"><text:span text:style-name="T9">Nadlidská síla:</text:span><text:span text:style-name="T1"> +1 zranění</text:span></text:p>
        </text:list-header>
      </text:list>
      <text:p text:style-name="Standalone_20_Property"><text:span text:style-name="T318">Motor</text:span> &gt; Nefunkční. Schází mu zdroj energie.</text:p>
      <text:p text:style-name="P180">17</text:p>
      <text:p text:style-name="Standalone_20_Property"><text:span text:style-name="T318">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489">š</text:span>ímu, který sen<text:span text:style-name="T1606">z</text:span>ory našli, takže musí být poblíž.</text:p>
      <text:p text:style-name="Standalone_20_Property"><text:span text:style-name="T318">Cryo</text:span><text:span text:style-name="T358">box</text:span> &gt; Muž v modré přiléhavé uniformě zmrazený za oválným sklem.</text:p>
      <text:p text:style-name="P259"><text:span text:style-name="T318">Ve stěně je červená skříňka</text:span> &gt; Obsahuje laserový blaster <text:s/>a opasek s maskovacím zařízením (baterie na 10 minut neviditelnosti).</text:p>
      <text:list xml:id="list2886759408" text:style-name="L91">
        <text:list-header>
          <text:p text:style-name="P477">Laserový blaster</text:p>
        </text:list-header>
      </text:list>
      <text:list xml:id="list3487360762" text:style-name="L92">
        <text:list-header>
          <text:p text:style-name="P408"><text:soft-page-break/><text:span text:style-name="T1607">Zranění 2, krátký dostřel, </text:span>baterie vydrží na 50 výstřelů.</text:p>
        </text:list-header>
      </text:list>
      <text:p text:style-name="P266"/>
      <text:p text:style-name="P180">18</text:p>
      <text:p text:style-name="Standalone_20_Property"><text:span text:style-name="T318">Šest goblinů</text:span> &gt; Kyje a oštěpy. Jeden z nich má zvětšenou hlavu s výraznými zelenými žilami. Je ozbrojen dudům podobným plamenometem a snaží se ostatní přesvědčit, aby přestali poslouchat Matku <text:span text:style-name="T1611">(mluví obecnou skřetí řečí)</text:span>.</text:p>
      <text:list xml:id="list1514044822" text:style-name="L93">
        <text:list-header>
          <text:p text:style-name="P701"><text:span text:style-name="T2">F</text:span><text:span text:style-name="T3">yzička </text:span><text:span text:style-name="T39">2</text:span><text:span text:style-name="T3">, Finesa </text:span><text:span text:style-name="T39">3</text:span><text:span text:style-name="T3">, Duše </text:span><text:span text:style-name="T39">1</text:span><text:span text:style-name="T775">, </text:span><text:span text:style-name="T776">Ž</text:span><text:span text:style-name="T773">ivot</text:span><text:span text:style-name="T776">y </text:span><text:span text:style-name="T811">7</text:span></text:p>
          <text:p text:style-name="P355"><text:span text:style-name="T54">Z</text:span><text:span text:style-name="T1">broj:</text:span><text:span text:style-name="T20"> 1 (lehká zbroj)</text:span></text:p>
          <text:p text:style-name="P701"><text:span text:style-name="T541">⚔ </text:span><text:span text:style-name="T649">Oštěp</text:span><text:span text:style-name="T618">:</text:span><text:span text:style-name="T551"> </text:span><text:span text:style-name="T558">3</text:span><text:span text:style-name="T557"> + k6, zranění </text:span><text:span text:style-name="T558">1</text:span></text:p>
          <text:p text:style-name="P701"><text:span text:style-name="T541">⚔ </text:span><text:span text:style-name="T649">Kyj</text:span><text:span text:style-name="T624">:</text:span><text:span text:style-name="T558"> </text:span><text:span text:style-name="T592">2</text:span><text:span text:style-name="T557"> + k6, zranění </text:span><text:span text:style-name="T558">1</text:span></text:p>
          <text:p text:style-name="P478"><text:span text:style-name="T669">Improvizovaný p</text:span><text:span text:style-name="T668">lamenomet</text:span></text:p>
          <text:p text:style-name="P702"><text:span text:style-name="T551">Fines + k6 proti Finese, zranění 3kz ohněm. Zasahuje vše v </text:span><text:span text:style-name="T618">kontaktní vzdálenosti</text:span><text:span text:style-name="T551"> před plamenometem.</text:span></text:p>
          <text:p text:style-name="P703"><text:span text:style-name="T551">Při každém zášlehu je šance 1 ze 6, </text:span><text:span text:style-name="T593">že</text:span><text:span text:style-name="T551"> místo útoku zraní za 3kz ohněm plamenometčíka a plamenomet </text:span><text:span text:style-name="T594">se</text:span><text:span text:style-name="T551"> zničí.</text:span></text:p>
        </text:list-header>
      </text:list>
      <text:p text:style-name="P255">Ohniště</text:p>
      <text:p text:style-name="P255">Podél stěn slamníky</text:p>
      <text:p text:style-name="P180">19</text:p>
      <text:p text:style-name="P255">Na hácích ze stropu zavěšená vykuchaná těla psů a důlníků</text:p>
      <text:p text:style-name="P252">Tajné kamenné dveře vedou do 22</text:p>
      <text:h text:style-name="P288" text:outline-level="4"><text:soft-page-break/>20</text:h>
      <text:p text:style-name="Standalone_20_Property"><text:span text:style-name="T318">Organické stěny</text:span> &gt; Krvácejí z řezných ran. Pokud jim pomůžete (kouzlem, lektvarem, zašitím, vymytím apod.), místnost zrůžoví a začne vá<text:span text:style-name="T1608">m</text:span> po<text:span text:style-name="T1608">máhat</text:span>. Otevírat “dveře”, vypouštět léčivý nebo smrtelný plyn apod.</text:p>
      <text:p text:style-name="P180">21</text:p>
      <text:p text:style-name="P260"><text:span text:style-name="T318">Obrovská gobliní matrona</text:span> &gt; Morbidně obézní, tři páry prsů a rukou, čtyři nohy a ocas. Dokáže vychrchlat a plivnout kyselin<text:span text:style-name="T1609">u</text:span> až za propast.</text:p>
      <text:list xml:id="list3303973786" text:style-name="L94">
        <text:list-header>
          <text:p text:style-name="P508">Zmutovaná gobliní matrona</text:p>
          <text:p text:style-name="P704"><text:span text:style-name="T2">/</text:span><text:span text:style-name="T103">* </text:span><text:span text:style-name="T104">velikost 8 */</text:span></text:p>
          <text:p text:style-name="P704"><text:span text:style-name="T2">F</text:span><text:span text:style-name="T3">yzička </text:span><text:span text:style-name="T104">5</text:span><text:span text:style-name="T3">, Finesa </text:span><text:span text:style-name="T104">1</text:span><text:span text:style-name="T3">, Duše </text:span><text:span text:style-name="T104">3</text:span><text:span text:style-name="T775">, </text:span><text:span text:style-name="T776">Ž</text:span><text:span text:style-name="T773">ivot</text:span><text:span text:style-name="T776">y </text:span><text:span text:style-name="T905">13</text:span></text:p>
          <text:p text:style-name="P705"><text:span text:style-name="T761">R</text:span><text:span text:style-name="T717">ychlost:</text:span><text:span text:style-name="T772"> jako chůze<text:line-break/></text:span><text:span text:style-name="T721">Smysly:</text:span><text:span text:style-name="T781"> </text:span><text:span text:style-name="T826">čich a chuť </text:span><text:span text:style-name="T827">jako člověk, výborný sluch </text:span><text:span text:style-name="T826">a vidění v šeru</text:span></text:p>
          <text:p text:style-name="P409"><text:span text:style-name="T541">⚔ </text:span><text:span text:style-name="T650">Plivnutí kyseliny</text:span><text:span text:style-name="T623">:</text:span><text:span text:style-name="T557"> </text:span><text:span text:style-name="T596">5</text:span><text:span text:style-name="T557"> + k6, zranění </text:span><text:span text:style-name="T595">5 kz žíravinou</text:span></text:p>
          <text:list>
            <text:list-item>
              <text:p text:style-name="P409">1 kolo natahování slin</text:p>
            </text:list-item>
          </text:list>
          <text:p text:style-name="P410"><text:span text:style-name="T541">⚔ </text:span><text:span text:style-name="T651">Boj zblízka:</text:span><text:span text:style-name="T596"> 5 + k6, zranění 0</text:span></text:p>
        </text:list-header>
      </text:list>
      <text:p text:style-name="Standalone_20_Property"><text:span text:style-name="T318">Dva gobliní sluhové</text:span> &gt; Mají kýble a polévají matronu zářivě zelenou tekutinou.</text:p>
      <text:list xml:id="list195010526094126" text:continue-list="list1315793868" text:style-name="L84">
        <text:list-header>
          <text:p text:style-name="P688"><text:span text:style-name="T2">F</text:span><text:span text:style-name="T3">yzička </text:span><text:span text:style-name="T39">2</text:span><text:span text:style-name="T3">, Finesa </text:span><text:span text:style-name="T101">2</text:span><text:span text:style-name="T3">, Duše </text:span><text:span text:style-name="T39">1</text:span><text:span text:style-name="T775">, </text:span><text:span text:style-name="T776">Ž</text:span><text:span text:style-name="T773">ivot</text:span><text:span text:style-name="T776">y </text:span><text:span text:style-name="T811">7</text:span></text:p>
        </text:list-header>
      </text:list>
      <text:p text:style-name="Standalone_20_Property"><text:span text:style-name="T318">Osm gobliních dětí</text:span> &gt; Pobíhají kolem jako zvířata.</text:p>
      <text:list xml:id="list195011827554702" text:continue-numbering="true" text:style-name="L84">
        <text:list-header>
          <text:p text:style-name="P689"><text:span text:style-name="T2">F</text:span><text:span text:style-name="T3">yzička </text:span><text:span text:style-name="T105">1</text:span><text:span text:style-name="T3">, Finesa </text:span><text:span text:style-name="T101">2</text:span><text:span text:style-name="T3">, Duše </text:span><text:span text:style-name="T39">1</text:span><text:span text:style-name="T775">, </text:span><text:span text:style-name="T776">Ž</text:span><text:span text:style-name="T773">ivot</text:span><text:span text:style-name="T776">y </text:span><text:span text:style-name="T906">4</text:span></text:p>
          <text:p text:style-name="P401"><text:soft-page-break/><text:span text:style-name="T541">⚔ </text:span><text:span text:style-name="T651">Boj zblízka</text:span><text:span text:style-name="T596">: </text:span><text:span text:style-name="T597">2 + k6, zranění 0</text:span></text:p>
        </text:list-header>
      </text:list>
      <text:p text:style-name="Standalone_20_Property"><text:span text:style-name="T318">Propast</text:span> &gt; Stěny pokryté neuvěřitelně bohatými stříbrnými žilami, dno v nedohlednu, lze překročit po vratkém dřevěném můstku.</text:p>
      <text:p text:style-name="P180">22</text:p>
      <text:p text:style-name="Standalone_20_Property"><text:span text:style-name="T318">Na dně dřevěného lavoru s vodou leží zářivě zelený chaotitový orb</text:span><text:span text:style-name="T360"> </text:span><text:span text:style-name="T377">(karta)</text:span> &gt; Všechna kouzla seslaná s pomocí orbu jsou výrazně silnejší. Každých sedm dní v jeho přítomnosti je šance na náhodnou mutaci. Orb by byl dostatečným zdrojem energie pro cestovatele v 17.</text:p>
      <text:h text:style-name="P276" text:outline-level="2"><text:span text:style-name="T1632">+</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7">Event:</text:span><text:span text:style-name="T1238"> V poledne bude soud.</text:span></text:p>
      <text:list xml:id="list566574541" text:style-name="L95">
        <text:list-item>
          <text:p text:style-name="P706">Představení na návsi. Rybář obviňuje svého souseda, sběrače mechů, že mu ukradl loď <text:span text:style-name="T1235">(ukradl ji někdo jiný, kdo se chtěl dostat k ještěrcům)</text:span>.</text:p>
          <text:list>
            <text:list-item>
              <text:p text:style-name="P707">Rybář se pokouší předvádět loupež lodě.</text:p>
            </text:list-item>
            <text:list-item>
              <text:p text:style-name="P707">Sběrač mechů předvádí komedii (rybář chytil velrybu a svolá postupně celou vesnici, aby mu šla pomoct).</text:p>
            </text:list-item>
            <text:list-item>
              <text:p text:style-name="P707"><text:span text:style-name="T1236">Starosta dá rybáři pokutu (musí sběrači mechů po celej rok zdarma dávat ryby)</text:span>.</text:p>
            </text:list-item>
          </text:list>
        </text:list-item>
      </text:list>
      <text:p text:style-name="P89"><text:soft-page-break/>Starosta <text:span text:style-name="T1237">Kuruk</text:span></text:p>
      <text:p text:style-name="P176">Kudůk, šedivé vlasy, výrazný zrzavý knír.</text:p>
      <text:list xml:id="list864780048" text:style-name="L96">
        <text:list-item>
          <text:p text:style-name="P708"><text:span text:style-name="T1235">V bažině se mi ztrácí lidi. Nemám co bych nabídnul. Jsou tam nějaký ruiny, v mládí jsem se tam toulal. Pošlu s váma </text:span><text:span text:style-name="T1016">s</text:span><text:span text:style-name="T1017">yna</text:span><text:span text:style-name="T1235">, pokud se tam chcete vypravit.</text:span></text:p>
          <text:list>
            <text:list-item>
              <text:p text:style-name="P709">Průvodce ukáže jak ziggurat, tak měsíční oltář.</text:p>
            </text:list-item>
          </text:list>
        </text:list-item>
      </text:list>
      <text:p text:style-name="P90">Starostův syn Bekel</text:p>
      <text:p text:style-name="P175"><text:span text:style-name="T1586">Kudůk, zrzavé vlasy, řídké vousy.</text:span> <text:span text:style-name="T1234">Poseroutka.</text:span></text:p>
      <text:h text:style-name="Heading_20_2" text:outline-level="2"><text:span text:style-name="T1579">+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577">ějakým zádrhelem</text:span>. Kdo ji osvobod<text:span text:style-name="T1240">í</text:span> a odnesete do řeky, jezera či moře, spatří její proměnu ve zlatého draka a dostane se mu jednoho skutečného přání.</text:p>
      <text:h text:style-name="Heading_20_2" text:outline-level="2"><text:span text:style-name="T1385">+</text:span>Trehern</text:h>
      <text:p text:style-name="P57">Izolovaná vesnice bez jakéhokoli opevnění. Cizincům zákaz zbraní. Namísto <text:span text:style-name="T1379">Voroka</text:span> vzývají zdejší lidé místní bohyni Theiu. Jde o přesvědčivou, vychytralou a dobromyslnou čarodějku, která vesnici brání a pomáhá.</text:p>
      <text:p text:style-name="P91">Hobitka „Mamina“</text:p>
      <text:p text:style-name="P182"><text:soft-page-break/>Je to matka docela velkého klanu: Má 7 dcer a 8 synů a ti mají zase svoje rodiny. Korpulentní, ale čiperná dáma s přívětivou tváří. Je strašně milá a ráda pomůže a poradí, neustále ale komanduje svoje děti a vnoučata:</text:p>
      <text:list xml:id="list2673020592" text:style-name="L97">
        <text:list-header>
          <text:p text:style-name="P710">„Kam to neseš? Postav to sem! Řekla jsem ti přece, že máš nejdřív vytřít podlahu!“</text:p>
        </text:list-header>
      </text:list>
      <text:p text:style-name="P140"><text:span text:style-name="T220">Drb</text:span><text:span text:style-name="T221">y</text:span><text:span text:style-name="T220">:</text:span></text:p>
      <text:list xml:id="list2298559280" text:style-name="L98">
        <text:list-item>
          <text:p text:style-name="P712">Pán Hardenské tvrze zešílel a snědl všechny své poddané.</text:p>
        </text:list-item>
        <text:list-item>
          <text:p text:style-name="P711"><text:span text:style-name="T1385">Vesnici Sump ovládá b</text:span>láznivý starosta Kuruk <text:span text:style-name="T1385">pomocí obří gorily.</text:span> <text:span text:style-name="T1385">S</text:span>pory rozsuzuje podle kvality divadelního představení, které je žalobce i obžalovaný nucen odehrát na návesním pódiu.</text:p>
        </text:list-item>
      </text:list>
      <text:h text:style-name="Heading_20_5" text:outline-level="5">Thei<text:span text:style-name="T1381">a</text:span></text:h>
      <text:p text:style-name="P138">Mladá žena v prostých šatech s věncem z květů na hlavě.</text:p>
      <text:list xml:id="list4223090594" text:style-name="L99">
        <text:list-item>
          <text:p text:style-name="P713">Umí léčit (včetně lykantropie), lámat kletby a vyhánět démony.</text:p>
          <text:list>
            <text:list-item>
              <text:p text:style-name="P713">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4">Myšlenky číst neumí, to je fáma.</text:p>
        </text:list-item>
      </text:list>
      <text:h text:style-name="Heading_20_5" text:outline-level="5">Ag<text:span text:style-name="T1380">a</text:span>r<text:span text:style-name="T1380">i</text:span>a</text:h>
      <text:p text:style-name="P137">Vysoká <text:span text:style-name="T1382">štíhlá</text:span> žena s černou pletí a šátkem na hlavě.</text:p>
      <text:list xml:id="list329060672" text:style-name="L100">
        <text:list-item>
          <text:p text:style-name="P715"><text:soft-page-break/><text:span text:style-name="T182">V</text:span><text:span text:style-name="T394">e skute</text:span><text:span text:style-name="T182">čnosti elfka, uši skrývá pod šátkem. </text:span><text:span text:style-name="T186">Kněžka starých elfských bohů.</text:span><text:span text:style-name="T182"> V</text:span><text:span text:style-name="T394">elmi star</text:span><text:span text:style-name="T182">á. </text:span><text:span text:style-name="T184">V Trehernu se jí bojí, vyhání ji </text:span><text:span text:style-name="T185">(kamenováním)</text:span><text:span text:style-name="T184">.</text:span></text:p>
        </text:list-item>
        <text:list-item>
          <text:p text:style-name="P664"><text:span text:style-name="T134">Prozradí tajemství měsíčního oltáře </text:span><text:span text:style-name="T186">(</text:span><text:span text:style-name="T187">chce</text:span><text:span text:style-name="T186">, aby někdo obětoval starým bohům)</text:span><text:span text:style-name="T134">:</text:span></text:p>
          <text:p text:style-name="P664"><text:span text:style-name="T189">„Na měsíčním oltáři dávní bojovníci obětovali bohům a získávali od nich nezranitelnost. I vy </text:span><text:span text:style-name="T192">ji</text:span><text:span text:style-name="T189"> můžete </text:span><text:span text:style-name="T192">získat</text:span><text:span text:style-name="T189">, stačí oltář </text:span><text:span text:style-name="T191">za svitu měsíce</text:span><text:span text:style-name="T189"> potřísnit krví nevinného.“</text:span></text:p>
        </text:list-item>
      </text:list>
      <text:h text:style-name="P279" text:outline-level="2"><text:bookmark-start text:name="__RefHeading___Toc13849_1990953305"/><text:span text:style-name="T1372">+</text:span>Tross <text:span text:style-name="T1483">(město)</text:span><text:bookmark-end text:name="__RefHeading___Toc13849_1990953305"/></text:h>
      <text:p text:style-name="P172"><text:span text:style-name="Emphasis"><text:span text:style-name="T464">H</text:span></text:span><text:span text:style-name="Emphasis"><text:span text:style-name="T463">l</text:span></text:span><text:span text:style-name="Emphasis"><text:span text:style-name="T464">avní</text:span></text:span><text:span text:style-name="Emphasis"><text:span text:style-name="T463"> město </text:span></text:span><text:span text:style-name="Emphasis"><text:span text:style-name="T464">Trosského údolí a sídlo</text:span></text:span><text:span text:style-name="Emphasis"><text:span text:style-name="T441"> </text:span></text:span><text:span text:style-name="Emphasis"><text:span text:style-name="T460">vládce</text:span></text:span><text:span text:style-name="Emphasis"><text:span text:style-name="T441"> Brakvila. </text:span></text:span><text:span text:style-name="Emphasis"><text:span text:style-name="T464">Kraj</text:span></text:span><text:span text:style-name="Emphasis"><text:span text:style-name="T441"> po vyschnutí stříbrných dolů chudne, ale </text:span></text:span><text:span text:style-name="Emphasis"><text:span text:style-name="T464">vl</text:span></text:span><text:span text:style-name="Emphasis"><text:span text:style-name="T493">a</text:span></text:span><text:span text:style-name="Emphasis"><text:span text:style-name="T464">d</text:span></text:span><text:span text:style-name="Emphasis"><text:span text:style-name="T465">ař</text:span></text:span><text:span text:style-name="Emphasis"><text:span text:style-name="T441"> si nic nepřipouští. </text:span></text:span><text:span text:style-name="Emphasis"><text:span text:style-name="T462">D</text:span></text:span><text:span text:style-name="Emphasis"><text:span text:style-name="T526">omy</text:span></text:span><text:span text:style-name="Emphasis"><text:span text:style-name="T441"> jsou nově omítnuté a ulice jsou poseté stánky a kejklíři. Obchod se nesmí zastavit.</text:span></text:span></text:p>
      <text:h text:style-name="P282" text:outline-level="3"><text:span text:style-name="T1632">+</text:span>Počasí</text:h>
      <text:p text:style-name="P171"><text:span text:style-name="Emphasis"><text:span text:style-name="T494">Viz Trosské pláně.</text:span></text:span></text:p>
      <text:h text:style-name="Heading_20_3" text:outline-level="3"><text:span text:style-name="T1350">+Město ve dne (k12</text:span><text:span text:style-name="T143">)</text:span></text:h>
      <text:list xml:id="list1784653049" text:style-name="L101">
        <text:list-item>
          <text:p text:style-name="P716">Postavy jsou svědky krádeže. Nechají zloděje uniknout bez povšimnutí? (má kontakt ke Stínu)</text:p>
        </text:list-item>
      </text:list>
      <text:list xml:id="list1144365771" text:style-name="L102">
        <text:list-item>
          <text:p text:style-name="P717">Zloděj je <text:span text:style-name="T1287">kudrnatý</text:span> kudůk <text:span text:style-name="T1288">s křivým usměvem</text:span> jménem Křivák.</text:p>
        </text:list-item>
      </text:list>
      <text:list xml:id="list195011743299379" text:continue-list="list1784653049" text:style-name="L101">
        <text:list-item>
          <text:p text:style-name="P716">Nahá dívka jen v potrhaném plášti a se strachem v očích proběhne přes ulici do dvora. Ve dvoře na zachránce čeká připravená skupina zlodějů.</text:p>
        </text:list-item>
        <text:list-item>
          <text:p text:style-name="P716"><text:soft-page-break/>Několik vandalů há<text:span text:style-name="T1266">zí</text:span> kameny na dům starého pána. Děda jim <text:span text:style-name="T1266">naservíroval</text:span> otrávenou polívku a okradl je. Chlapci se bojí jeho jedů, ale chtějí si to s ním vyříkat.</text:p>
        </text:list-item>
      </text:list>
      <text:list xml:id="list356298191" text:style-name="L103">
        <text:list-item>
          <text:p text:style-name="P577">Pověstná družina dobrodruhů se chce dát dohromady s hráčskou skupinou pro společnou výpravu do některého z dungeonů. Jsou hajzlové a klidně nechají hráče jít jako první s namířenou kuší do zad.</text:p>
        </text:list-item>
        <text:list-item>
          <text:p text:style-name="P578">Bard zpívá o jednom z hráčů a milence kapitána stráží. Nevinná zábava nebo po hráčích někdo jde?</text:p>
        </text:list-item>
      </text:list>
      <text:h text:style-name="Heading_20_3" text:outline-level="3"><text:span text:style-name="T1350">+Město v</text:span> noci (d8)</text:h>
      <text:list xml:id="list2197200828" text:style-name="L104">
        <text:list-item>
          <text:p text:style-name="P718">Z obou stran se k vám přibližují hladoví psi s pěnou u huby.</text:p>
        </text:list-item>
        <text:list-item>
          <text:p text:style-name="P718">Slizký žebrák masturbujíc nakukuje do úzké uličky odkud se ozývá ženský křik. Žena tam ve špíně rodí.</text:p>
        </text:list-item>
        <text:list-item>
          <text:p text:style-name="P718">Vyvolávač láká všechny pány na exotické elfky do vyhlášeného nevěstince. Banda hrdlořezů přestane kopat do žebráka a se siláckými řečmi se tam vydává.</text:p>
        </text:list-item>
        <text:list-item>
          <text:p text:style-name="P718">Z ulice vpravo se ozývá praskání a čvachtavé zvuky. Kdysodlak tam požírá starou paní. Při prvním zranění se promění v malého chlapce, který netuší, co se s ním stalo, kde je, a proč je pokrytý krví <text:span text:style-name="T1383">(je nakažený lykantropií)</text:span>.</text:p>
        </text:list-item>
        <text:list-item>
          <text:p text:style-name="P718"><text:span text:style-name="Emphasis"><text:span text:style-name="T441">Hrozivě vyhlížející </text:span></text:span><text:span text:style-name="Emphasis"><text:span text:style-name="T468">kroll</text:span></text:span><text:span text:style-name="Emphasis"><text:span text:style-name="T441"> táhne po ulici cukající se pytel. Vleče v něm </text:span></text:span><text:span text:style-name="Emphasis"><text:span text:style-name="T461">dítě.</text:span></text:span></text:p>
        </text:list-item>
      </text:list>
      <text:list xml:id="list1183311703" text:style-name="L105">
        <text:list-item>
          <text:list>
            <text:list-header>
              <text:p text:style-name="P719"><text:span text:style-name="Emphasis"><text:span text:style-name="T469">Fyzička 4, Finesa 2, Duše 1, Životy 11</text:span></text:span></text:p>
            </text:list-header>
            <text:list-item>
              <text:p text:style-name="P720"><text:soft-page-break/><text:span text:style-name="Emphasis"><text:span text:style-name="T466">Vleče ho do vily Filomény Karské, </text:span></text:span><text:span text:style-name="Emphasis"><text:span text:style-name="T467">kde ho dvorní čaroděj Bareus Karsavar použije k provedení omlazovacího rituálu (viz událost </text:span></text:span><text:span text:style-name="Emphasis"><text:span text:style-name="T502">Zombie incident </text:span></text:span><text:span text:style-name="Emphasis"><text:span text:style-name="T527"><text:s/>v</text:span></text:span><text:span text:style-name="Emphasis"><text:span text:style-name="T528">e vile Filomény Karské</text:span></text:span><text:span text:style-name="Emphasis"><text:span text:style-name="T467">)</text:span></text:span><text:span text:style-name="Emphasis"><text:span text:style-name="T466">.</text:span></text:span></text:p>
            </text:list-item>
          </text:list>
        </text:list-item>
      </text:list>
      <text:h text:style-name="Heading_20_3" text:outline-level="3"><text:span text:style-name="T1351">+</text:span>Pevnost</text:h>
      <text:p text:style-name="P83">Nádvoří dominuje vladařův <text:span text:style-name="T409">palác</text:span> a vysoká <text:span text:style-name="T409">hlavní věž</text:span>. Trochu <text:s/>bokem jsou <text:span text:style-name="T409">kasárna</text:span>.</text:p>
      <text:h text:style-name="Heading_20_4" text:outline-level="4"><text:span text:style-name="T1351">+</text:span>Palác</text:h>
      <text:p text:style-name="Text_20_body"><text:span text:style-name="T1267">Palác zvenku vypadá velkolepě, ale uvnitř je překvapivě strohý.</text:span> <text:span text:style-name="T1267">Na chodbách jsou stráže.</text:span></text:p>
      <text:h text:style-name="Heading_20_5" text:outline-level="5">Marak Brakvil</text:h>
      <text:p text:style-name="P69">Hubený, vysoký aristokrat s prošedivělými vlasy.</text:p>
      <text:p text:style-name="P63">Vládce Trossu.</text:p>
      <text:list xml:id="list2312885233" text:style-name="L106">
        <text:list-item>
          <text:p text:style-name="P722"><text:span text:style-name="T1018">A</text:span><text:span text:style-name="T1004">rogantní</text:span></text:p>
        </text:list-item>
        <text:list-item>
          <text:p text:style-name="P422">Nemá rád změny</text:p>
        </text:list-item>
        <text:list-item>
          <text:p text:style-name="P422">Strnulý výraz</text:p>
        </text:list-item>
        <text:list-item>
          <text:p text:style-name="P422">Nikdy neopouští tvrz</text:p>
        </text:list-item>
        <text:list-item>
          <text:p text:style-name="P423">Jeho syn <text:span text:style-name="T1595">Dalvar</text:span> je pro něj trpkým zklamáním</text:p>
        </text:list-item>
        <text:list-item>
          <text:p text:style-name="P723"><text:span text:style-name="T1004">Od dětství se přátelí s velmožem </text:span><text:span text:style-name="Emphasis"><text:span text:style-name="T1019">Bali</text:span></text:span><text:span text:style-name="Emphasis"><text:span text:style-name="T1004">em</text:span></text:span><text:span text:style-name="Emphasis"><text:span text:style-name="T1020"> Valen</text:span></text:span><text:span text:style-name="Emphasis"><text:span text:style-name="T1004">em (viz Krvavá vila)</text:span></text:span></text:p>
        </text:list-item>
        <text:list-item>
          <text:p text:style-name="P724"><text:span text:style-name="Emphasis"><text:span text:style-name="T1118">Audienci rozhodně neudělí trhanům (alespoň jedna z postav by měla mít měšťanský nebo lepší oděv)</text:span></text:span></text:p>
        </text:list-item>
        <text:list-item>
          <text:p text:style-name="P721"><text:soft-page-break/><text:span text:style-name="Emphasis"><text:span text:style-name="T1116">Pokud mu postavy nabídnou, že vyčistí stříbrný důl, slíbí jim za to 25</text:span></text:span><text:span text:style-name="T1041"> zl (nemá vcelku moc ztratit, platí </text:span><text:span text:style-name="T1116">ale</text:span><text:span text:style-name="T1041"> až za vyčištěný důl) </text:span><text:span text:style-name="T1116">a nechá jim vystavit glejt s pověřením.</text:span></text:p>
          <text:list>
            <text:list-item>
              <text:p text:style-name="P725"><text:span text:style-name="Emphasis"><text:span text:style-name="T1116">Po</text:span></text:span><text:span text:style-name="Emphasis"><text:span text:style-name="T1040">k</text:span></text:span><text:span text:style-name="Emphasis"><text:span text:style-name="T1116">ud u toho bude j</text:span></text:span><text:span text:style-name="Emphasis"><text:span text:style-name="T1040">eho</text:span></text:span><text:span text:style-name="Emphasis"><text:span text:style-name="T1010"> syn </text:span></text:span><text:span text:style-name="Emphasis"><text:span text:style-name="T1116">Dalvar,</text:span></text:span><text:span text:style-name="Emphasis"><text:span text:style-name="T1010"> b</text:span></text:span><text:span text:style-name="Emphasis"><text:span text:style-name="T1008">ude</text:span></text:span><text:span text:style-name="Emphasis"><text:span text:style-name="T1010"> trvat na tom, že se k výpravě přidá. </text:span></text:span><text:span text:style-name="Emphasis"><text:span text:style-name="T1040">Vezme s sebou tři další urozené mladíky</text:span></text:span><text:span text:style-name="Emphasis"><text:span text:style-name="T1010"> </text:span></text:span><text:span text:style-name="Emphasis"><text:span text:style-name="T1008">(ať už se přidá k postavám nebo ne) </text:span></text:span><text:span text:style-name="Emphasis"><text:span text:style-name="T1116">a pokud je ve městě </text:span></text:span><text:span text:style-name="Emphasis"><text:span text:style-name="T1117">vládce sousedního kraje (viz Události), k výpravě se přidá také jeho dcera Sofia (přemluví Dalvara, aby jí vzal ssebou)</text:span></text:span><text:span text:style-name="Emphasis"><text:span text:style-name="T1010">.</text:span></text:span></text:p>
            </text:list-item>
          </text:list>
        </text:list-item>
      </text:list>
      <text:h text:style-name="Heading_20_5" text:outline-level="5">Dalvar Brakvil</text:h>
      <text:p text:style-name="P86">Štíhlý mladík <text:s/>v drahých šatech s pohrdavým výrazem.</text:p>
      <text:p text:style-name="P63">Syn vládce Trossu</text:p>
      <text:list xml:id="list800808501" text:style-name="L107">
        <text:list-item>
          <text:p text:style-name="P424">Chce získat slávu</text:p>
        </text:list-item>
        <text:list-item>
          <text:p text:style-name="P424">Obyčejní lidé jsou pro něj podřadní</text:p>
        </text:list-item>
        <text:list-item>
          <text:p text:style-name="P424">Podniká riskantní dobrodružné výprav<text:span text:style-name="T1268">y</text:span></text:p>
        </text:list-item>
        <text:list-item>
          <text:p text:style-name="P424">Mluví o sobě ve třetí osobě, vždy se tituje „urozený“, <text:span text:style-name="T1268">n</text:span>apř.: „Urozený Dalvar s tím nesouhlasí“</text:p>
        </text:list-item>
      </text:list>
      <text:h text:style-name="Heading_20_4" text:outline-level="4"><text:span text:style-name="T1351">+Hlavní v</text:span>ěž pevnosti</text:h>
      <text:p text:style-name="P79">Před věží jsou dva muži na stráži. Uvnitř je pět pater spojených točitým schodištěm.</text:p>
      <text:p text:style-name="P25">1. patro</text:p>
      <text:p text:style-name="P77"><text:span text:style-name="T318">Stoly pokryté desítkami svitků, </text:span><text:span text:style-name="T324">police plné knih</text:span><text:span text:style-name="T1246"> </text:span><text:span text:style-name="T384">&gt; k</text:span><text:span text:style-name="T144">roniky a cestopisy z celého světa, spousta deníků </text:span><text:span text:style-name="T146">s</text:span><text:span text:style-name="T144"> poznámkami z výzkumu.</text:span></text:p>
      <text:p text:style-name="P25"><text:span text:style-name="T1245">2</text:span>. patro</text:p>
      <text:p text:style-name="P80"><text:soft-page-break/><text:span text:style-name="T325">Stoly s</text:span><text:span text:style-name="T318"> křivulemi </text:span><text:span text:style-name="T326">a </text:span><text:span text:style-name="T318">baňkami, ze kterých se neustále kouří. </text:span><text:span text:style-name="T327">Police plné nádob různých tvarů a velikostí</text:span><text:span text:style-name="T1248"> </text:span><text:span text:style-name="T385">&gt; </text:span><text:span text:style-name="T147">vybavená aclhymistická laboratoř. A</text:span><text:span text:style-name="T385">lchymista by si </text:span><text:span text:style-name="T147">odtud</text:span><text:span text:style-name="T385"> mohl odn</text:span><text:span text:style-name="T147">ést 50 magů surovin, </text:span><text:span text:style-name="T148">pán věže na to ale asi bude mít jiný názor.</text:span></text:p>
      <text:p text:style-name="P25">3. patro</text:p>
      <text:p text:style-name="P78"><text:span text:style-name="T1245">Stoly s n</text:span>ádobami s naloženými mozky a jinými orgány, <text:span text:style-name="T1246">v policích klícky se živými myšmi a ptáky. </text:span>Pod <text:span text:style-name="T1249">s</text:span>trop<text:span text:style-name="T1249">em</text:span> visí vycpaný krokodýl obtočený obřím hadem.</text:p>
      <text:p text:style-name="P25">4. patro</text:p>
      <text:p text:style-name="P84"><text:span text:style-name="T1247">C</text:span>elou podlahu pokrývá velký rituální kruh se spoustou svic a magických symbolů. <text:span text:style-name="T1246">U stěn jsou police plné kouzelných fetišů a dalších magických pomůcek.</text:span></text:p>
      <text:list xml:id="list3573891558" text:style-name="L108">
        <text:list-item>
          <text:p text:style-name="P726">V regál<text:span text:style-name="T1269">ech </text:span>jsou svitky <text:span text:style-name="T1269">s přivolávacími rituály (různé druhy </text:span>démonů – <text:span text:style-name="T1269">vyvolávač dopředu neví, co přivolá)</text:span>. <text:span text:style-name="T1271">Provedením rituálu pozpátku je možné démona odeslat zpět, odkud přišel (posednutá osoba musí být přítomna).</text:span></text:p>
        </text:list-item>
      </text:list>
      <text:list xml:id="list3839147326" text:style-name="L109">
        <text:list-item>
          <text:p text:style-name="P727"><text:span text:style-name="T213">Démon zla</text:span> (panenská krev, vlasy starého může, čerstvé kopřivy)</text:p>
        </text:list-item>
        <text:list-item>
          <text:p text:style-name="P727"><text:span text:style-name="T213">Démon alkoholu</text:span> (silný alkohol, dřevěné uhlí, čerstvý chléb)</text:p>
        </text:list-item>
        <text:list-item>
          <text:p text:style-name="P727"><text:span text:style-name="T213">Démon touhy po moci</text:span> (drahokamy v hodnotě nejméně 5 zl, <text:span text:style-name="T1270">zlato v hodnotě 5 zl</text:span>)</text:p>
        </text:list-item>
        <text:list-item>
          <text:p text:style-name="P728"><text:span text:style-name="T213">Démon nadlidské síly</text:span> <text:span text:style-name="T1270">(krev z černého kohouta,</text:span> <text:span text:style-name="T1270">srdce z čerstvě zabitého býka)</text:span></text:p>
        </text:list-item>
      </text:list>
      <text:list xml:id="list1039997017" text:style-name="L110">
        <text:list-item>
          <text:list>
            <text:list-item>
              <text:p text:style-name="P729"><text:soft-page-break/><text:span text:style-name="T1271">K</text:span>aždé kolo <text:span text:style-name="T1270">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6"><text:span text:style-name="T1143">Štíhlý muž ve středních letech </text:span><text:span text:style-name="T1144">s </text:span><text:span text:style-name="T1145">bradkou</text:span><text:span text:style-name="T1143"> oděný do černé róby. Vždy nosí kápi, takže mu není moc dobře vidět do tváře </text:span><text:span text:style-name="T1193">&gt; </text:span><text:span text:style-name="T1119">Na tváři (a ostatně i po celém těle) má jizvy pulsující nepřirozeným modrým svitem.</text:span></text:p>
      <text:p text:style-name="P65"><text:span text:style-name="T1242">D</text:span>vorní čaroděj, <text:span text:style-name="T1244">zabral si pro sebe celou hlavní věž pevnosti.</text:span></text:p>
      <text:list xml:id="list4046310037" text:style-name="L111">
        <text:list-item>
          <text:p text:style-name="P425">Kouzelník u něj může postoupit na vyšší úroveň.</text:p>
          <text:list>
            <text:list-item>
              <text:p text:style-name="P427">Kouzelníkovi nabídne možnost přivýdělku (<text:span text:style-name="T1376">nabízí </text:span>10 zl <text:span text:style-name="T1376">nebo prominutí poplatků za výcvik</text:span>):</text:p>
              <text:p text:style-name="P427">„Mezi dračími kostmi na sever od Trossu uchop tuto dýku, prones slova na tomto svitku a obojí mi přines zpět.“</text:p>
            </text:list-item>
            <text:list-item>
              <text:p text:style-name="P730"><text:span text:style-name="T1067">K nabídce patří </text:span><text:span text:style-name="T1066">karta </text:span><text:span text:style-name="T1130">rituální dýka</text:span><text:span text:style-name="T1066"> a text s krátkým textem ve starém jazyce </text:span><text:span text:style-name="T1115">(text XY)</text:span><text:span text:style-name="T1066">.</text:span></text:p>
              <text:p text:style-name="P730"><text:span text:style-name="T1066">„</text:span><text:span text:style-name="T1114">Šelak nefeš hajah šmi, šelak koah hajah šmi. Karah!“</text:span></text:p>
              <text:p text:style-name="P730"><text:span text:style-name="T1115">(Text je ve staré řeči a znamená: </text:span><text:span text:style-name="T1576">„Tvá duše je má, tvá síla je má. Tak ať se staň!“)</text:span></text:p>
            </text:list-item>
          </text:list>
        </text:list-item>
        <text:list-item>
          <text:p text:style-name="P428">Mluví rychle, úsečně.</text:p>
        </text:list-item>
      </text:list>
      <text:list xml:id="list4085649601" text:style-name="L112">
        <text:list-item>
          <text:p text:style-name="P429"><text:soft-page-break/><text:span text:style-name="T1243">Je p</text:span>osedlý <text:span text:style-name="T1243">magickou</text:span> mocí.</text:p>
        </text:list-item>
        <text:list-item>
          <text:p text:style-name="P558"><text:span text:style-name="T1181">Přivolává démony a p</text:span><text:span text:style-name="T1151">rovozuje riska</text:span><text:span text:style-name="T1182">n</text:span><text:span text:style-name="T1151">tní kosmickou magii. Už se na něm projevují mutace.</text:span></text:p>
        </text:list-item>
      </text:list>
      <text:p text:style-name="Text_20_body"><text:span text:style-name="T2">F</text:span><text:span text:style-name="T3">yzička </text:span><text:span text:style-name="T126">3</text:span><text:span text:style-name="T3">, Finesa </text:span><text:span text:style-name="T127">4</text:span><text:span text:style-name="T3">, Duše </text:span><text:span text:style-name="T128">5</text:span><text:span text:style-name="T3">, </text:span><text:span text:style-name="T90">Ž</text:span><text:span text:style-name="T33">ivot</text:span><text:span text:style-name="T90">y </text:span><text:span text:style-name="T129">9</text:span></text:p>
      <text:list xml:id="list195010940922029" text:continue-numbering="true" text:style-name="L112">
        <text:list-item>
          <text:p text:style-name="P731"><text:span text:style-name="T1065">Kouzla: </text:span><text:span text:style-name="T161">B</text:span><text:span text:style-name="T160">eranidlo </text:span><text:span text:style-name="T169">*Zelokvah*</text:span><text:span text:style-name="T160">, </text:span><text:span text:style-name="T161">O</text:span><text:span text:style-name="T160">hnivý oblouk *</text:span><text:span text:style-name="T169">Eš kešet*</text:span><text:span text:style-name="T160">, </text:span><text:span text:style-name="T161">M</text:span><text:span text:style-name="T160">agický štít </text:span><text:span text:style-name="T169">*Kasum magen*</text:span><text:span text:style-name="T160">, </text:span><text:span text:style-name="T161">M</text:span><text:span text:style-name="T160">odrý blesk *</text:span><text:span text:style-name="T169">Artak bárak*</text:span><text:span text:style-name="T160">, </text:span><text:span text:style-name="T161">Z</text:span><text:span text:style-name="T160">elený blesk </text:span><text:span text:style-name="T169">*Járak bárak*</text:span><text:span text:style-name="T160">, </text:span><text:span text:style-name="T161">N</text:span><text:span text:style-name="T160">eviditelná zbroj </text:span><text:span text:style-name="T170">*Ij ryjut širion*</text:span><text:span text:style-name="T160">, </text:span><text:span text:style-name="T161">O</text:span><text:span text:style-name="T160">chrana před projektily </text:span><text:span text:style-name="T169">*Haganah týl*</text:span><text:span text:style-name="T160">, Ledová tříšť </text:span><text:span text:style-name="T169">*Kerach ketim*</text:span><text:span text:style-name="T160">, Levitace </text:span><text:span text:style-name="T169">*Rišef*</text:span><text:span text:style-name="T160">, Návrat </text:span><text:span text:style-name="T169">*Hašavah*</text:span><text:span text:style-name="T160">, Zlom kouzlo </text:span><text:span text:style-name="T169">*Šavar kišuf*</text:span><text:span text:style-name="T160">, Fialový blesk </text:span><text:span text:style-name="T169">*Sagol bárak*</text:span><text:span text:style-name="T160">, Žlutý blesk </text:span><text:span text:style-name="T169">*Cahov bárak*</text:span><text:span text:style-name="T160">, Ohnivá koule </text:span><text:span text:style-name="T169">*Eš nešef*</text:span><text:span text:style-name="T160">, Ohnivá střela </text:span><text:span text:style-name="T169">*Eš týl*</text:span><text:span text:style-name="T160">, Ledová dýka </text:span><text:span text:style-name="T169">*Kerach pygion*</text:span><text:span text:style-name="T160">, Ohnivý had </text:span><text:span text:style-name="T169">*Eš nachaš*</text:span><text:span text:style-name="T160">, Duševní úder </text:span><text:span text:style-name="T169">*Nefeš nagaf*</text:span><text:span text:style-name="T160">, Mrak smrti </text:span><text:span text:style-name="T169">*Mavet anan*</text:span><text:span text:style-name="T160">, Neviditelnost</text:span><text:span text:style-name="T162"> </text:span><text:span text:style-name="T170">*Ij ryjut*</text:span><text:span text:style-name="T162">, Hyperprostor </text:span><text:span text:style-name="T170">*Hávarah chalal*</text:span><text:span text:style-name="T162">, Ohnivý déšť </text:span><text:span text:style-name="T170">*</text:span><text:span text:style-name="T169">Eš gešem</text:span><text:span text:style-name="T170">*</text:span><text:span text:style-name="T162">, Rudý blesk </text:span><text:span text:style-name="T170">*Adom bárak*</text:span><text:span text:style-name="T162">, Černý blesk </text:span><text:span text:style-name="T170">*Kedar bárak*</text:span></text:p>
        </text:list-item>
      </text:list>
      <text:h text:style-name="Heading_20_4" text:outline-level="4"><text:span text:style-name="T1351">+</text:span>Kasárna</text:h>
      <text:p text:style-name="P85">Na dvoře trénující vojáci, uvnitř <text:span text:style-name="T1277">jsou</text:span> ubikace vojáků a kanceláře velitelů.</text:p>
      <text:h text:style-name="Heading_20_5" text:outline-level="5">Kapitán stráže Moriak Har</text:h>
      <text:p text:style-name="P86"><text:span text:style-name="T1276">Velký, holohlavý muž s</text:span> jizv<text:span text:style-name="T1276">ou</text:span> na tváři, <text:span text:style-name="T1279">rukou na hlavici meče</text:span> <text:span text:style-name="T1276">a</text:span> přísn<text:span text:style-name="T1276">ým</text:span> pohled<text:span text:style-name="T1276">em. Na sobě má</text:span> uniform<text:span text:style-name="T1276">u</text:span> a kapitánsk<text:span text:style-name="T1276">é</text:span> frčky.</text:p>
      <text:p text:style-name="P216"><text:span text:style-name="T790">F</text:span><text:span text:style-name="T775">yzička </text:span><text:span text:style-name="T817">5</text:span><text:span text:style-name="T775">, Finesa </text:span><text:span text:style-name="T817">4</text:span><text:span text:style-name="T775">, Duše </text:span><text:span text:style-name="T817">2</text:span><text:span text:style-name="T775">, </text:span><text:span text:style-name="T776">Ž</text:span><text:span text:style-name="T773">ivot</text:span><text:span text:style-name="T776">y </text:span><text:span text:style-name="T817">11</text:span></text:p>
      <text:list xml:id="list3523519436" text:style-name="L113">
        <text:list-item>
          <text:p text:style-name="P733"><text:span text:style-name="T1005">V</text:span><text:span text:style-name="T1004">álečník u něj může postoupit na vyšší úroveň.</text:span></text:p>
        </text:list-item>
        <text:list-item>
          <text:p text:style-name="P732"><text:soft-page-break/><text:span text:style-name="T1005">N</text:span><text:span text:style-name="T1034">abídne odměnu za dopadení Stína – 10 zl (není to na vývěsce, protože stráž nechce přiznat, že tu dlouho řádí zloděj, kterého nedokáže dopadnout).</text:span></text:p>
          <text:list>
            <text:list-item>
              <text:p text:style-name="P732"><text:span text:style-name="T1006">„Ž</text:span><text:span text:style-name="T1034">ivej nebo mrtvej, </text:span><text:span text:style-name="T1006">ale doporučuju živej, protože kdybyste zabili špatnou osobu, tak vás pověsím.“</text:span></text:p>
            </text:list-item>
            <text:list-item>
              <text:p text:style-name="P734">„Lup samozřejmě <text:span text:style-name="T1351">musíte</text:span> vrátit, podle toho se pozná, že jste dostali správnou osobu.“</text:p>
            </text:list-item>
          </text:list>
        </text:list-item>
        <text:list-item>
          <text:p text:style-name="P735">Jeho zatajená dcera slouží v kostele, umožnil to velekněz Mankar, <text:span text:style-name="T1281">Har mu za to toleruje sexuální výstřelky</text:span>.</text:p>
        </text:list-item>
      </text:list>
      <text:h text:style-name="P283" text:outline-level="3"><text:span text:style-name="T1351">+</text:span>Vorokův chrám</text:h>
      <text:p text:style-name="P95">Chrám s majestátní kupolí, uvnitř bohatě vybavený – zlaté sošky, stříbrné obřadní nádoby, oltář vykládaný polodr<text:span text:style-name="T1291">a</text:span>hokamy. Vzduch je prosycený vůní kadidla.</text:p>
      <text:h text:style-name="P291" text:outline-level="5">Velekněz Mankar</text:h>
      <text:p text:style-name="P95">Tlustý postarší muž <text:span text:style-name="T1278">v honosném obřadním rouchu.</text:span> <text:span text:style-name="T1278">R</text:span>ostoucí lysinu se snaží zakrýt příčeskem.</text:p>
      <text:list xml:id="list797996394" text:style-name="L114">
        <text:list-item>
          <text:p text:style-name="P737">Bohatý, vlivný, dobrý řečník. Pořád něco jí.</text:p>
        </text:list-item>
        <text:list-item>
          <text:p text:style-name="P737">Sexuálně zneužívá mladé dívky <text:span text:style-name="T1292">(hlavně novicky v chrámu)</text:span>.</text:p>
        </text:list-item>
        <text:list-item>
          <text:p text:style-name="P736">Nechává v chrámu sloužit zatajenou dceru kapitána stráže Moriaka Hara – <text:span text:style-name="T1280">ten mu na oplátku toleruje jeho výstřelky</text:span>.</text:p>
        </text:list-item>
        <text:list-item>
          <text:p text:style-name="P738">Má pro postavy delikátní práci: Zlikvidovat bohyni v Trehernu (nabízí 20 zl). Špehové mu donesli, že to je lidská žena, která se za bohyni vydává – takovou herezi je třeba potrestat. Ale diskrétně, samozřejmě.</text:p>
          <text:list>
            <text:list-item>
              <text:p text:style-name="P739"><text:soft-page-break/>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3002571581" text:style-name="L115">
        <text:list-item>
          <text:p text:style-name="P740">Bývalý voják.</text:p>
        </text:list-item>
        <text:list-item>
          <text:p text:style-name="P741">Moc toho nenamluví – stručné, jednoduché věty.</text:p>
        </text:list-item>
        <text:list-item>
          <text:p text:style-name="P741">„<text:span text:style-name="T1283">Vorok vás opatruj.“</text:span></text:p>
        </text:list-item>
        <text:list-item>
          <text:p text:style-name="P742">Sympatizuje s havíři, přimlouvá se za ně u vládce města <text:span text:style-name="T1293">(marně)</text:span>.</text:p>
        </text:list-item>
        <text:list-item>
          <text:p text:style-name="P743">Ví o kultu ještěrců. Pošle <text:span text:style-name="T1282">postavy</text:span> po něm pátrat, nabídne 10 zl, <text:span text:style-name="T1282">když kult zlikvidují, nebo když mu pomohou přesvědčit vládce Brakvila, že je potřeba zasáhnout.</text:span></text:p>
        </text:list-item>
      </text:list>
      <text:h text:style-name="P284" text:outline-level="3"><text:span text:style-name="T1364">+</text:span>Bohatá čtvrť</text:h>
      <text:h text:style-name="Heading_20_4" text:outline-level="4"><text:span text:style-name="T1351">+</text:span>Malířský ateliér</text:h>
      <text:p text:style-name="P64"><text:span text:style-name="T1241">V</text:span> podkroví <text:span text:style-name="T1272">jednoho z výstavních domů. Nepořádek, všude rozpracovaná plátna, skvrny od barev.</text:span></text:p>
      <text:h text:style-name="Heading_20_5" text:outline-level="5">Malířka Ariana <text:span text:style-name="T1289">Arra</text:span></text:h>
      <text:p text:style-name="P92">Mladá černovláska se zasněným výrazem.</text:p>
      <text:list xml:id="list740896044" text:style-name="L116">
        <text:list-item>
          <text:p text:style-name="P744">Sestra Filipy Arry <text:span text:style-name="T134">(Stín, viz Smaragdové divadlo).</text:span></text:p>
        </text:list-item>
        <text:list-item>
          <text:p text:style-name="P745">Krásná, křehká a mentálně nestabilní.</text:p>
        </text:list-item>
        <text:list-item>
          <text:p text:style-name="P745">Její obrazy jsou samostatné dimenze.</text:p>
        </text:list-item>
      </text:list>
      <text:h text:style-name="P289" text:outline-level="4"><text:soft-page-break/><text:span text:style-name="T1364">+</text:span>Vila Filomény Karské</text:h>
      <text:p text:style-name="P130"><text:span text:style-name="T1361">Dvoumetrová k</text:span>amenná zeď skrývá j<text:span text:style-name="T1360">ednopatrov</text:span>ou<text:span text:style-name="T1360"> vil</text:span>u<text:span text:style-name="T1360"> s átriem </text:span>uprostřed malé<text:span text:style-name="T1360">, ale perfektně udržovan</text:span>é<text:span text:style-name="T1360"> zahrad</text:span>y<text:span text:style-name="T1360">. Dovnitř vede dřevěná hlavní brána a menší boční branka pro služebnictvo.</text:span></text:p>
      <text:list xml:id="list2380245166" text:style-name="L117">
        <text:list-item>
          <text:p text:style-name="P746">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93" text:outline-level="6">Filoména Karská</text:h>
      <text:p text:style-name="P87">Bohatá žena, která <text:span text:style-name="T1273">vypadá na 20, ale </text:span>mluví <text:span text:style-name="T1273">a chová se</text:span>, jako kdyby jí bylo 40.</text:p>
      <text:list xml:id="list889893437" text:style-name="L118">
        <text:list-item>
          <text:p text:style-name="P747">Baví se krátkými ale vášnivými vztahy s mladými muži, většinou vlivnými a bohatými, ale zabavit se zvládne klidně i <text:span text:style-name="T1294">s</text:span> nějakým prosťáčkem.</text:p>
        </text:list-item>
        <text:list-item>
          <text:p text:style-name="P748"><text:span text:style-name="T1295">Pokud se postavy s Filoménou setkají a je mezi nimi pohledný mladík, </text:span>vybere <text:span text:style-name="T1295">si ho</text:span> za svého příštího milence <text:span text:style-name="T1296">(pošle mu darem drahé oblečení a pozve ho do své vily, nebo třeba do Smaragdového divadla)</text:span>.</text:p>
        </text:list-item>
      </text:list>
      <text:h text:style-name="P293"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503">Hrozivě vyhlížející </text:span></text:span><text:span text:style-name="Emphasis"><text:span text:style-name="T504">kroll</text:span></text:span><text:span text:style-name="Emphasis"><text:span text:style-name="T503"> táhne po ulici cukající se pytel</text:span></text:span>).</text:p>
      <text:p text:style-name="P88">Entry</text:p>
      <text:p text:style-name="P121"><text:soft-page-break/>2 <text:span text:style-name="T1362">mramorové</text:span> sochy <text:span text:style-name="T1362">mořských panen v životní velikosti</text:span> <text:s/>(prodej <text:span text:style-name="T1363">1</text:span>5 zl za každou) a <text:span text:style-name="T1362">3</text:span> obrazy <text:span text:style-name="T1362">s různými námořními výjevy – loď v bouři, loď obtočená krakenem, loď stahovaná do obřího mořského víru</text:span> (prodej 4 zl za každý)</text:p>
      <text:p text:style-name="P88">Great room</text:p>
      <text:p text:style-name="P114"><text:span text:style-name="T318">Pohovky, na zemi drahé koberce</text:span> <text:span text:style-name="T388">&gt; </text:span>4 kusy, 5 zl každý.</text:p>
      <text:p text:style-name="P128"><text:span text:style-name="T318">Mísy s ovocem, </text:span><text:span text:style-name="T328">poloprázdné láhve s vínem</text:span><text:span text:style-name="T318"> a zbytky nedojedeného jídla</text:span></text:p>
      <text:p text:style-name="P115"><text:span text:style-name="T318">Sexuální orgie</text:span> <text:span text:style-name="T380">&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pan text:style-name="T380">&gt;</text:span> <text:span text:style-name="T393">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34">á rostlina, stolek a dvě křesla</text:span><text:span text:style-name="T152"> </text:span><text:span text:style-name="T365">&gt; Povle</text:span><text:span text:style-name="T153">čení, přehozy a podobně jdou prodat celkem za 10 zl.</text:span></text:p>
      <text:p text:style-name="P105"><text:span text:style-name="T151">Šatník</text:span><text:span text:style-name="T134"> </text:span>&gt;<text:span text:style-name="T134"> </text:span><text:span text:style-name="T177">několikery </text:span><text:span text:style-name="T134">luxusní dámské šaty </text:span>(prodej celkem 120 zl)</text:p>
      <text:p text:style-name="P88">Master bath</text:p>
      <text:p text:style-name="P117"><text:soft-page-break/>Dvě umývadla, <text:span text:style-name="T1356">velká vana zapuštěná do </text:span><text:span text:style-name="T1301">dlážděného </text:span><text:span text:style-name="T410">podstavce</text:span><text:span text:style-name="T1356">, toaleta.</text:span></text:p>
      <text:p text:style-name="P123"><text:span text:style-name="T390">&gt; </text:span><text:span text:style-name="T366">Jedna z dlaždic na </text:span><text:span text:style-name="T412">podstavci</text:span><text:span text:style-name="T366"> pod vanou</text:span><text:span text:style-name="T134"> jde odklopit. Za ní je pokladnice: </text:span><text:span text:style-name="T172">42</text:span><text:span text:style-name="T134"> zl a 63 st v mincích, </text:span><text:span text:style-name="T157">š</text:span><text:span text:style-name="T134">perky v hodnotě </text:span><text:span text:style-name="T172">30</text:span><text:span text:style-name="T134"> zl, </text:span><text:span text:style-name="T158">lektvar charism</text:span><text:span text:style-name="T159">atu</text:span><text:span text:style-name="T166"> (karta, </text:span><text:span text:style-name="T167">5 zl</text:span><text:span text:style-name="T166">)</text:span></text:p>
      <text:p text:style-name="P88"><text:span text:style-name="T212">C</text:span><text:span text:style-name="T134">overed arbor</text:span></text:p>
      <text:p text:style-name="P118"><text:span text:style-name="T134">Stolek, křesílka a pohovka jsou odsunuté stranou. Na podlaze je </text:span><text:span text:style-name="T176">magický rituální</text:span><text:span text:style-name="T134"> kruh.</text:span></text:p>
      <text:p text:style-name="P107">&gt; Tady dvorn<text:span text:style-name="T134">í čaroděj Bareus Karsavar provádí riskantní kouzla, kterými uržuje Filoménu mladou.</text:span></text:p>
      <text:p text:style-name="P108">&gt; Po incidentu tady bude <text:span text:style-name="T134">spousta krve a kusy dětských těl.</text:span></text:p>
      <text:p text:style-name="P88">Guest suite</text:p>
      <text:p text:style-name="P124">Skřipec, zkrvavený stůl, stolek s mučícími nástroji (kleště, pila, kladivo, hřebíky, několik nožů) a okovy. Na stěnách jsou kruhy s řetězy.</text:p>
      <text:p text:style-name="P109">&gt; <text:span text:style-name="T1357">Dv</text:span><text:span text:style-name="T173">ě nahé dívky v maskách tu mučí nahého barbara.</text:span></text:p>
      <text:p text:style-name="P88"><text:span text:style-name="T1358">Severní b</text:span>edroom</text:p>
      <text:p text:style-name="P9">Souložící mladý pár. <text:span text:style-name="T1359">Na zemi jsou mužské a ženské šaty.</text:span></text:p>
      <text:p text:style-name="P110">&gt; <text:span text:style-name="T134">V mužských šatech je měšec s 3 zl a 5 st, vedle ženských je hromádka stříbrných šperků (celkem 6 zl).</text:span></text:p>
      <text:p text:style-name="P88">Jižní bedroom</text:p>
      <text:p text:style-name="P127"><text:span text:style-name="Emphasis"><text:span text:style-name="T418">♨<text:tab/></text:span></text:span><text:span text:style-name="T174">Z</text:span><text:span text:style-name="T134">ápach potu, </text:span><text:span text:style-name="T175">moči</text:span><text:span text:style-name="T134"> a výkalů.</text:span></text:p>
      <text:p text:style-name="P126"><text:span text:style-name="T174">P</text:span><text:span text:style-name="T134">řed incidentem 5 vyhublých lidských dětí, </text:span><text:span text:style-name="T178">po něm prázdno.</text:span></text:p>
      <text:p text:style-name="P88"><text:soft-page-break/>Living</text:p>
      <text:p text:style-name="P129"><text:span text:style-name="T380">Poházené</text:span> oblečení osazenstva great roomu – 5x mužské, 5x ženské <text:span text:style-name="T380">&gt; celkem </text:span><text:span text:style-name="T134">9</text:span><text:span text:style-name="T380"> zl v minc</text:span><text:span text:style-name="T134">ích a šperky v hodnotě 13 zl.</text:span></text:p>
      <text:h text:style-name="Heading_20_4" text:outline-level="4"><text:span text:style-name="T1352">+</text:span>Smaragdové divadlo</text:h>
      <text:p text:style-name="P100">Luxusní hostinec <text:span text:style-name="T1316">ve třípatrovém domě v bohaté čtvrti.</text:span></text:p>
      <text:list xml:id="list839376372" text:style-name="L119">
        <text:list-item>
          <text:p text:style-name="P749">Boční dveře pro služebnictvo (zamčené) vedou na chodbu se schodištěm do sklepa (zamčené dveře) a do horních pater.</text:p>
        </text:list-item>
      </text:list>
      <text:list xml:id="list3910385591" text:style-name="L120">
        <text:list-item>
          <text:p text:style-name="P750">V přízemí je velká společenská místnost a zázemí (kuchyně, sklady).</text:p>
        </text:list-item>
        <text:list-item>
          <text:p text:style-name="P750">Ve sklepě je sklad kulis a propriet (rozložené pódium) a kobky, kde jsou drženy oběti.</text:p>
        </text:list-item>
        <text:list-item>
          <text:p text:style-name="P750">V prvním patře jsou soukromé salónky.</text:p>
        </text:list-item>
        <text:list-item>
          <text:p text:style-name="P750">Ve druhém a třetím patře jsou pokoje pro stálé hosty.</text:p>
        </text:list-item>
      </text:list>
      <text:p text:style-name="P70">Drby (obsluha nebo hosti):</text:p>
      <text:list xml:id="list755266983" text:style-name="L121">
        <text:list-item>
          <text:p text:style-name="P430">Z opuštěné Haydenské tvrze vychází kouř. Někdo tam žije. Jak dlouho potrvá, než tam <text:span text:style-name="T1535">vladař</text:span> pošle muže na průzkum?</text:p>
        </text:list-item>
        <text:list-item>
          <text:p text:style-name="P751"><text:span text:style-name="T1042">Bohatý kupec</text:span><text:span text:style-name="T1033"> tvrdí, že </text:span><text:span text:style-name="T1042">velmož</text:span><text:span text:style-name="T1033"> </text:span><text:span text:style-name="T1042">Va</text:span><text:span text:style-name="T1033">len shání žoldnéře jako jste vy. Udájně na delikátní práci.</text:span></text:p>
        </text:list-item>
      </text:list>
      <text:list xml:id="list505844367" text:style-name="L122">
        <text:list-item>
          <text:p text:style-name="P431"><text:span text:style-name="T1321">D</text:span>vorního čaroděj Karsavar <text:span text:style-name="T1321">si z</text:span>ahrává si s temnými silami, <text:span text:style-name="T1321">z toho určitě budou potíže.</text:span></text:p>
        </text:list-item>
        <text:list-item>
          <text:p text:style-name="P431">Alchymistka Kragg má nový recept. Přines jí kapesník nasáklý dívčími slzami a ona ti za <text:span text:style-name="T1321">5</text:span> zlatých připraví lektvar lásky.</text:p>
        </text:list-item>
      </text:list>
      <text:p text:style-name="P76"><text:soft-page-break/><text:span text:style-name="T1316">K</text:span>aždý měsíc <text:span text:style-name="T1317">se zde ve společenské místnosti koná</text:span> uzavřené představení, kde se vše hraje naživo; tzn. na pódiu jsou skutečná znásilnění a vraždy, a příbuzní (<text:span text:style-name="T1316">většinou ne</text:span>dobrovolných) obětí jsou vyplácen<text:span text:style-name="T1233">i</text:span> ve smaragdech.</text:p>
      <text:list xml:id="list2658878465" text:style-name="L123">
        <text:list-item>
          <text:p text:style-name="P753">Hosti (chodí sem v maskách):</text:p>
          <text:list>
            <text:list-item>
              <text:p text:style-name="P754">Dalvar Brakvil (syn vládce města)</text:p>
            </text:list-item>
            <text:list-item>
              <text:p text:style-name="P755">Worochův velekněz Mankar</text:p>
            </text:list-item>
            <text:list-item>
              <text:p text:style-name="P756">Šlechtična Filoména Karská</text:p>
            </text:list-item>
            <text:list-item>
              <text:p text:style-name="P756">Dvorní čaroděj Bareus Karsavar</text:p>
            </text:list-item>
            <text:list-item>
              <text:p text:style-name="P752"><text:span text:style-name="T1319">Kuzal‘</text:span><text:span text:style-name="T387">k’tak, </text:span><text:span text:style-name="T150">obchodník s exotiky</text:span></text:p>
            </text:list-item>
          </text:list>
        </text:list-item>
      </text:list>
      <text:h text:style-name="Heading_20_5" text:outline-level="5">Filipa Arra <text:span text:style-name="T1289">(Stín)</text:span></text:h>
      <text:p text:style-name="P151">Filipa je jedním ze stálých hostů. <text:span text:style-name="T1011">Baví se tím, že dělá </text:span><text:span text:style-name="T1012">tajemnou </text:span><text:span text:style-name="T1011">společnici bohatým mladým mužům (ať už místním nebo cizincům). <text:s/></text:span><text:span text:style-name="T1012">Je to taky</text:span><text:span text:style-name="T1011"> dobr</text:span><text:span text:style-name="T1012">ý</text:span><text:span text:style-name="T1011"> z</text:span><text:span text:style-name="T1012">působ</text:span><text:span text:style-name="T1011">, jak si otypovat případné cíle.</text:span> V noci se z ní stává tajemný, nepolatitelný zloděj <text:s/>Stín.</text:p>
      <text:p text:style-name="P215"><text:span text:style-name="T790">F</text:span><text:span text:style-name="T775">yzička </text:span><text:span text:style-name="T816">3</text:span><text:span text:style-name="T775">, Finesa </text:span><text:span text:style-name="T815">5</text:span><text:span text:style-name="T775">, Duše </text:span><text:span text:style-name="T816">2</text:span><text:span text:style-name="T775">, </text:span><text:span text:style-name="T776">Ž</text:span><text:span text:style-name="T773">ivot</text:span><text:span text:style-name="T776">y </text:span><text:span text:style-name="T816">9</text:span></text:p>
      <text:list xml:id="list1551781044" text:style-name="L124">
        <text:list-item>
          <text:p text:style-name="P757"><text:span text:style-name="T1011">N</text:span><text:span text:style-name="T103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3">V tajné schránce ve svém pokoji má naloupené šperky. Patří různým šlechtičnám z města a okolí.</text:p>
          <text:list>
            <text:list-item>
              <text:p text:style-name="P757"><text:soft-page-break/><text:span text:style-name="T1006">Celková cena: 75 zl, ale je to hodně horký zboží. </text:span><text:span text:style-name="T1037">Při pokusu o prodej tady v Trossu dá obchodník echo stráži.</text:span></text:p>
            </text:list-item>
          </text:list>
        </text:list-item>
      </text:list>
      <text:list xml:id="list2067806858" text:style-name="L125">
        <text:list-item>
          <text:p text:style-name="P758"><text:span text:style-name="T1038">Zloděj</text:span><text:span text:style-name="T1004"> u </text:span><text:span text:style-name="T1038">Stína</text:span><text:span text:style-name="T1004"> může postoupit na vyšší úroveň </text:span><text:span text:style-name="T1039">(zkontaktovat ho může přes místní podsvětí, setkání a výcvik proběhne v noci na střechách)</text:span><text:span text:style-name="T1004">.</text:span></text:p>
        </text:list-item>
      </text:list>
      <text:h text:style-name="Heading_20_5" text:outline-level="5">Ar<text:span text:style-name="T1414">d</text:span>us</text:h>
      <text:p text:style-name="P102">Vysoký elf s šedými vlasy a vystouplými l<text:span text:style-name="T1318">í</text:span>cními kostmi.</text:p>
      <text:list xml:id="list1425284237" text:style-name="L126">
        <text:list-item>
          <text:p text:style-name="P759">Majitel Smaragdového divadla.</text:p>
        </text:list-item>
      </text:list>
      <text:h text:style-name="P292" text:outline-level="5"><text:span text:style-name="T1351">Portýr </text:span>Janus</text:h>
      <text:p text:style-name="P103">Perfektně upravený oholený <text:span text:style-name="T1320">elf</text:span> v drahém oblečení.</text:p>
      <text:list xml:id="list2597423661" text:style-name="L127">
        <text:list-item>
          <text:p text:style-name="P760">Zdvořilý, ale neústupný.</text:p>
        </text:list-item>
        <text:list-item>
          <text:p text:style-name="P760">Pokud postavy nebudou vhodně oblečené, nepustí je dovnitř.</text:p>
        </text:list-item>
      </text:list>
      <text:h text:style-name="Heading_20_3" text:outline-level="3"><text:span text:style-name="T1371">+</text:span>Chudinská čtvrť</text:h>
      <text:h text:style-name="Heading_20_4" text:outline-level="4"><text:span text:style-name="T1353">+</text:span>Alchymistický krámek</text:h>
      <text:p text:style-name="P93">Malý, dřevěný domek, <text:span text:style-name="T1274">uvnitř jedna velká, perfektně uklizená místnost – řady dokonale vyrovnaných baněk a kádinek, čerstvě vycíděná destilační aparatura, všechno má čitelně popsanou etiketu.</text:span> Strop je pro trpaslíky, vyšší rasy se musí krčit.</text:p>
      <text:p text:style-name="P238">Léčivý lektvar<text:tab/><text:tab/>2 zl</text:p>
      <text:p text:style-name="P238">Vyprošťovák<text:tab/><text:tab/>2 zl</text:p>
      <text:p text:style-name="P238">Magické leštidlo<text:tab/>2 zl</text:p>
      <text:p text:style-name="P238"><text:soft-page-break/>Cibulový extrakt<text:tab/>2 zl</text:p>
      <text:p text:style-name="P238">Tinktura proti bolesti<text:tab/>2 zl</text:p>
      <text:p text:style-name="P238">Éterický olej<text:tab/><text:tab/>2 zl</text:p>
      <text:p text:style-name="P238">Lektvar zmenšování<text:tab/>2 zl</text:p>
      <text:h text:style-name="Heading_20_5" text:outline-level="5">Trpasličí alchymistka Malika Kragg</text:h>
      <text:p text:style-name="P152">Robustní, prsatá <text:span text:style-name="T1415">trpaslice s</text:span> kožen<text:span text:style-name="T1415">ou</text:span> zástěr<text:span text:style-name="T1415">ou</text:span> se skvrnami od žíraviny.</text:p>
      <text:p text:style-name="P217"><text:span text:style-name="T790">F</text:span><text:span text:style-name="T775">yzička </text:span><text:span text:style-name="T814">2</text:span><text:span text:style-name="T775">, Finesa </text:span><text:span text:style-name="T818">5</text:span><text:span text:style-name="T775">, Duše </text:span><text:span text:style-name="T818">3</text:span><text:span text:style-name="T775">, </text:span><text:span text:style-name="T776">Ž</text:span><text:span text:style-name="T773">ivot</text:span><text:span text:style-name="T776">y </text:span><text:span text:style-name="T814">8</text:span></text:p>
      <text:list xml:id="list2036429960" text:style-name="L128">
        <text:list-item>
          <text:p text:style-name="P761">Puntíčkářka – „Musí tam být přesně tři kapky kyseliny, ani o jednu víc!“</text:p>
        </text:list-item>
        <text:list-item>
          <text:p text:style-name="P426"><text:span text:style-name="T1299">Alchymista</text:span> u n<text:span text:style-name="T1299">í</text:span> může postoupit na vyšší úroveň.</text:p>
        </text:list-item>
        <text:list-item>
          <text:p text:style-name="P434">Když jí někdo přinese slzy, za 5 zl z nich vyrobí <text:span text:style-name="T213">lektvar lásky</text:span>. Recept neprozradí.</text:p>
        </text:list-item>
      </text:list>
      <text:h text:style-name="Heading_20_4" text:outline-level="4"><text:span text:style-name="T1353">+</text:span>Obchod s exotiky</text:h>
      <text:p text:style-name="P94">Velká místnost plná všemožného haraburdí – vycpaní pap<text:span text:style-name="T1297">o</text:span>ušci, živé opičky v kleci, všelijaké balzámy a talismany, lahvičky s kořením, <text:span text:style-name="T1297">cizokrajné zbraně.</text:span></text:p>
      <text:list xml:id="list432554376" text:style-name="L129">
        <text:list-item>
          <text:p text:style-name="P762"><text:span text:style-name="T1275">Na stěně je </text:span><text:span text:style-name="T218">nabídka magických předmětů</text:span><text:span text:style-name="T1275">.</text:span></text:p>
        </text:list-item>
      </text:list>
      <text:h text:style-name="Heading_20_5" text:outline-level="5"><text:span text:style-name="T145">Kuzal‘</text:span><text:span text:style-name="T386">k’tak</text:span></text:h>
      <text:p text:style-name="P10"><text:span text:style-name="T1194">Vysoký hubený muž ve středních letech s</text:span><text:span text:style-name="T1197">e zrzavým</text:span><text:span text:style-name="T1194"> plnovousem.</text:span></text:p>
      <text:p text:style-name="P222"><text:span text:style-name="T954">F</text:span><text:span text:style-name="T955">yzička </text:span><text:span text:style-name="T958">3</text:span><text:span text:style-name="T955">, Finesa </text:span><text:span text:style-name="T958">5</text:span><text:span text:style-name="T955">, Duše </text:span><text:span text:style-name="T958">3</text:span><text:span text:style-name="T955">, </text:span><text:span text:style-name="T956">Ž</text:span><text:span text:style-name="T957">ivot</text:span><text:span text:style-name="T956">y </text:span><text:span text:style-name="T958">9</text:span></text:p>
      <text:list xml:id="list195010924795635" text:continue-list="list2067806858" text:style-name="L125">
        <text:list-item>
          <text:p text:style-name="P608"><text:span text:style-name="T1196">Je to j</text:span><text:span text:style-name="T1195">eštěrec v magickém převleku, vyslovuje protáhlé S a Z.</text:span></text:p>
        </text:list-item>
        <text:list-item>
          <text:p text:style-name="P609"><text:soft-page-break/><text:span text:style-name="T1195">V mládí býval hraničářem – část nabízeného zboží pochází z jeho vlastních výprav</text:span><text:span text:style-name="T1194">.</text:span></text:p>
        </text:list-item>
        <text:list-item>
          <text:p text:style-name="P435">Hraničář u něj může postoupit na vyšší úroveň.</text:p>
          <text:list>
            <text:list-item>
              <text:p text:style-name="P436">Při tréninku mu nabídne konverzi k ještěřímu kultu: „<text:span text:style-name="T1343">Získáš schopnosti, o kterých se ti nikdy nesnilo.“</text:span></text:p>
              <text:p text:style-name="P437">Je k tomu potřeba zhruba týdenní výprava do bažin (do Zigguratu).</text:p>
            </text:list-item>
          </text:list>
        </text:list-item>
      </text:list>
      <text:list xml:id="list4139069600" text:style-name="L130">
        <text:list-item>
          <text:p text:style-name="P763"><text:span text:style-name="T1190">Chce</text:span><text:span text:style-name="T1035"> </text:span><text:span text:style-name="T1190">odstranit kn</text:span><text:span text:style-name="T1035">ěze Mariuse. Nabízí 20 zl.</text:span></text:p>
        </text:list-item>
        <text:list-item>
          <text:p text:style-name="P764"><text:span text:style-name="T1035">S</text:span><text:span text:style-name="T1004">naží se zkonvertovat Vorokova velekněze Mankara.</text:span></text:p>
        </text:list-item>
      </text:list>
      <text:h text:style-name="Heading_20_4" text:outline-level="4">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298">dalšího</text:span> členové městské stráže, kteří zrovna nemají službu.</text:p>
      <text:h text:style-name="Heading_20_5" text:outline-level="5">Stůl s horníky</text:h>
      <text:p text:style-name="P99">Horníci nadávají na vládce města, že jim zavřel zdroj obživy. <text:span text:style-name="T1314">Sedí s nimi bojovnice Raegan. Moc toho nenamluví, prostě jen neměla s kým chlastat.</text:span></text:p>
      <text:list xml:id="list2761275816" text:style-name="L131">
        <text:list-item>
          <text:p text:style-name="P765">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856665794" text:style-name="L132">
        <text:list-item>
          <text:p text:style-name="P438"><text:soft-page-break/>Předák havířů ze stříbrného dolu.</text:p>
        </text:list-item>
      </text:list>
      <text:list xml:id="list1448330273" text:style-name="L133">
        <text:list-item>
          <text:p text:style-name="P439">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11">š</text:span>el do města a <text:span text:style-name="T1310">o</text:span>hlásil to stráži. Kapitán mrmlal, že prej má málo lidí, ale nakonec se mnou poslal četu vojáků a ti nám dělali doprovod. Tou dobou <text:span text:style-name="T1312">jsme </text:span>začali v dole slyšet bubny. A pak se ztratila další skupina horníků i s <text:span text:style-name="T1313">ozbrojenym</text:span> doprovodem. Nevím přesně, co se dělo dál, ale řekl bych, že tam zakukalo docela dost vojáků – ti, se kterejma jsem mluvil, z toho byli pěkně vyjukaný. A nakonec dal vládce důl zavřít.“</text:p>
          <text:p text:style-name="P439">„<text:span text:style-name="T130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6"><text:span text:style-name="T1007">C</text:span><text:span text:style-name="T1008">hce po postavách, aby důl vyčistil</text:span><text:span text:style-name="T1057">y</text:span><text:span text:style-name="T1007">. </text:span><text:span text:style-name="T1009">Sám jim za to nemá co nabídnout </text:span><text:span text:style-name="T1008">(</text:span><text:span text:style-name="T1040">horníci společně </text:span><text:span text:style-name="T1008">vysyp</text:span><text:span text:style-name="T1040">ou</text:span><text:span text:style-name="T1008"> na stůl hromádku měďáků a stříbrňáků, celkem 23 st).</text:span><text:span text:style-name="T1009"> </text:span><text:span text:style-name="T1057">D</text:span><text:span text:style-name="T1009">oporuč</text:span><text:span text:style-name="T1008">í</text:span><text:span text:style-name="T1009">, ať si za to </text:span><text:span text:style-name="T1008">postavy</text:span><text:span text:style-name="T1009"> zkusej říct o odměnu </text:span><text:span text:style-name="T1040">vládci města</text:span><text:span text:style-name="T1009">, </text:span><text:span text:style-name="T1008">protože znovuotevření dolu je určitě v jeho zájmu </text:span><text:span text:style-name="T1116">(dále viz vládce Marak Brakvil v paláci pevnosti v Trossu)</text:span><text:span text:style-name="T1008">.</text:span></text:p>
        </text:list-item>
      </text:list>
      <text:h text:style-name="Heading_20_6" text:outline-level="6"><text:span text:style-name="T1371">+</text:span>Bojovnice Ra<text:span text:style-name="T1365">e</text:span>gan</text:h>
      <text:p text:style-name="P68">Vysoká, šlachovitá mladá žena se špinavě žlutými vlasy v těžké zbroji. U pasu má dýku a šavli, na zádech kulatý štít.</text:p>
      <text:p text:style-name="P132"><text:soft-page-break/><text:span text:style-name="T1191">&gt; </text:span><text:span text:style-name="T1004">Utekla z boje v Ha</text:span><text:span text:style-name="T1043">rdenské</text:span><text:span text:style-name="T1004"> tvrzi, kde zemřela její družina. Ničí ji svědomí.</text:span></text:p>
      <text:list xml:id="list2379629712" text:style-name="L134">
        <text:list-header>
          <text:p text:style-name="P440">"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67"><text:span text:style-name="T1059">"Celá tvrz byla zlověstně tichá. Na nádvovří byla spousta kostí. Holý lebky na nás upíraly prázdný oční důlky a pohrdavě se smály. Zněly jako </text:span><text:span text:style-name="T1060">dětský</text:span><text:span text:style-name="T1059"> chrastítka, ale nebylo to ani trochu legrační. Pak se ty kosti začaly hejbat. Odevšad na nás lítaly šípy, nebylo za co se krejt. Poga chytla bojová zuřivost, přestal velet a </text:span><text:span text:style-name="T1061">začal</text:span><text:span text:style-name="T1059"> mlátil všechno kolem sebe. Naše řada se rozpadla a tu chvíli se začala spouštět brána. Proskočila jsem </text:span><text:span text:style-name="T1062">pod ní</text:span><text:span text:style-name="T1059">, vůbec jsem nad tím nepřemejšlela. Myslela jsem, že je všem jasný, že se musíme stáhnout, dokud to ještě jde. Pak jsem už slyšela jen </text:span><text:span text:style-name="T1063">smrtelnej</text:span><text:span text:style-name="T1059"> řev mejch parťáků. Nemohla jsem jim </text:span><text:span text:style-name="T1064">nijak</text:span><text:span text:style-name="T1059"> pomoct, nedokázala jsem ale ani utéct. Vlastně ani nevim, jak jsem se dostala zpátky do Trossu."</text:span></text:p>
        </text:list-header>
      </text:list>
      <text:h text:style-name="Heading_20_5" text:outline-level="5"><text:span text:style-name="T1366">+</text:span>Stůl <text:span text:style-name="T1324">městské stráže</text:span></text:h>
      <text:p text:style-name="P66">Chlastají tu stráže, které zrovna nemají službu.</text:p>
      <text:list xml:id="list2430099796" text:style-name="L135">
        <text:list-item>
          <text:p text:style-name="P442">„Kdo nechce trpět prací nebo riskovat život v nesmysln<text:span text:style-name="T1326">y</text:span>m dobrodruhování, ať se nechá naverbovat do Tros<text:span text:style-name="T1348">s</text:span>k<text:span text:style-name="T1326">ý</text:span> stráže v Brakku a stane se pořádným profesionálním válečníkem.“</text:p>
        </text:list-item>
      </text:list>
      <text:list xml:id="list1823146839" text:style-name="L136">
        <text:list-item>
          <text:p text:style-name="P768"><text:span text:style-name="T1044">„Kapitán Har pro vás má delikátní prácičku. </text:span><text:span text:style-name="T1056">Najdete ho v kasárnách v pevnosti.</text:span><text:span text:style-name="T1044">“ </text:span><text:span text:style-name="T1045">(lov na Stín)</text:span></text:p>
        </text:list-item>
        <text:list-item>
          <text:p text:style-name="P432"><text:soft-page-break/><text:span text:style-name="T1004">„Alchymistka Kragg má nov</text:span><text:span text:style-name="T1325">ej</text:span><text:span text:style-name="T1004"> recept. Přines jí kapesník nasáklý dívčím</text:span><text:span text:style-name="T1325">a</text:span><text:span text:style-name="T1004"> slzam</text:span><text:span text:style-name="T1325">a</text:span><text:span text:style-name="T1004"> a ona ti za </text:span><text:span text:style-name="T1321">5</text:span><text:span text:style-name="T1004"> zlatých </text:span><text:span text:style-name="T1325">udělá</text:span><text:span text:style-name="T1004"> lektvar lásky.“</text:span></text:p>
        </text:list-item>
      </text:list>
      <text:h text:style-name="Heading_20_3" text:outline-level="3"><text:span text:style-name="T1370">+</text:span>Tržiště <text:span text:style-name="T1327">(náměstí)</text:span></text:h>
      <text:list xml:id="list1379618680" text:style-name="L137">
        <text:list-item>
          <text:p text:style-name="P769">Z kopce se řítí maringotka se zaseklou brzdou a míří přímo na tržiště!</text:p>
        </text:list-item>
        <text:list-item>
          <text:p text:style-name="P770">Do města dorazilo obludárium.</text:p>
          <text:p text:style-name="P770"><text:span text:style-name="T1345">Neuvěřitelně ohebná elfka, kudůk s hlavou velkou jako kroll, párek liliputů, cizokrajní hadi (krajta, anakonda), puma v kleci, velký varan (jako komodský). </text:span>Hlavní atrakce - mantikora - je nejen skutečná, ale i rozzuřená <text:span text:style-name="T1344">a prolomí mříže své klece</text:span>.</text:p>
          <text:p text:style-name="P411"><text:span text:style-name="T790">F</text:span><text:span text:style-name="T775">yzička </text:span><text:span text:style-name="T791">5</text:span><text:span text:style-name="T775">, Finesa </text:span><text:span text:style-name="T792">2</text:span><text:span text:style-name="T775">, Duše -, </text:span><text:span text:style-name="T776">Ž</text:span><text:span text:style-name="T773">ivot</text:span><text:span text:style-name="T776">y </text:span><text:span text:style-name="T773">1</text:span><text:span text:style-name="T791">3</text:span></text:p>
          <text:p text:style-name="P333"><text:span text:style-name="T720">Rychlost:</text:span><text:span text:style-name="T778"> </text:span><text:span text:style-name="T793">jako kůň</text:span></text:p>
          <text:p text:style-name="P333"><text:span text:style-name="T721">Smysly:</text:span><text:span text:style-name="T781"> </text:span><text:span text:style-name="T794">dobrý čich, výborný zrak a sluch, vidění v šeru</text:span></text:p>
          <text:p text:style-name="P411"><text:span text:style-name="T541">⚔<text:tab/></text:span><text:span text:style-name="T719">Z</text:span><text:span text:style-name="T729">uby </text:span><text:span text:style-name="T728">nebo drápy</text:span><text:span text:style-name="T10">:</text:span><text:span text:style-name="T11"> </text:span><text:span text:style-name="T21">5</text:span><text:span text:style-name="T22"> + k6</text:span><text:span text:style-name="T29">, zranění </text:span><text:span text:style-name="T30">2</text:span></text:p>
          <text:p text:style-name="P302"><text:span text:style-name="T541">⚔<text:tab/></text:span><text:span text:style-name="T730">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41"><text:span text:style-name="T1328">6</text:span> dáv<text:span text:style-name="T1328">ek</text:span> <text:span text:style-name="T1329">jed</text:span><text:span text:style-name="T1330">u</text:span><text:span text:style-name="T1340">: </text:span><text:span text:style-name="T1048">1</text:span><text:span text:style-name="T1049">4</text:span><text:span text:style-name="T1050"> </text:span><text:span text:style-name="T1051">+ k6 </text:span><text:span text:style-name="T1052">proti Fyzičce</text:span></text:p>
                  <text:p text:style-name="P341"><text:span text:style-name="T1128">L</text:span><text:span text:style-name="T1129">atence:</text:span><text:span text:style-name="T1053"> </text:span><text:span text:style-name="T1054">1</text:span><text:span text:style-name="T1053">5 m</text:span><text:span text:style-name="T1055">inut</text:span></text:p>
                  <text:p text:style-name="P341"><text:span text:style-name="T731">P</text:span><text:span text:style-name="T732">říznaky:</text:span><text:span text:style-name="T795"> </text:span><text:span text:style-name="T796">Bolest v nadbřišku, svírání, suchost a škrábání v hrdle, odkašlávání, </text:span><text:span text:style-name="T797">slinění,</text:span><text:span text:style-name="T796"> poruchy řeči, neklid, úzkost, podrážděnost. </text:span><text:span text:style-name="T798">Později</text:span><text:span text:style-name="T796"> </text:span><text:span text:style-name="T798">pocení, svalové záškuby, lapavé nádechy a křeče</text:span><text:span text:style-name="T799">.</text:span></text:p>
                </text:list-header>
              </text:list>
            </text:list-item>
          </text:list>
          <text:p text:style-name="P411"><text:span text:style-name="T728">Vzhled:</text:span><text:span text:style-name="T619"> </text:span><text:span text:style-name="T554">Tvor s tělem lva,</text:span><text:span text:style-name="T555"> </text:span><text:span text:style-name="T554">štířím ocasem a blanitými netopýřími křídly.</text:span></text:p>
          <text:p text:style-name="P411"><text:soft-page-break/><text:span text:style-name="T620">D</text:span><text:span text:style-name="T621">ovednosti:</text:span><text:span text:style-name="T556"> </text:span><text:span text:style-name="T554">Mantikora </text:span><text:span text:style-name="T556">se umí plížit, jako kdyby měl</text:span><text:span text:style-name="T554">a</text:span><text:span text:style-name="T556"> pokročilé </text:span><text:span text:style-name="T621">plížení</text:span><text:span text:style-name="T556">.</text:span></text:p>
        </text:list-item>
        <text:list-item>
          <text:p text:style-name="P769">Probíhá protest za práva havířů. Stříbrný důl byl uzavřen a důlníci chtějí přidělit pole. Vede je Dim Tratas.</text:p>
        </text:list-item>
        <text:list-item>
          <text:p text:style-name="P509">Na náměstí se připravuje soutěž v tanci. Sabotování konkurentů, podplácení poroty, vlivní lidé v publiku a hlavně příležitost u roleplaye vstát od stolu.</text:p>
        </text:list-item>
        <text:list-item>
          <text:p text:style-name="P510">Nic zvláštního.</text:p>
        </text:list-item>
        <text:list-item>
          <text:p text:style-name="P510">Nic zvláštního.</text:p>
        </text:list-item>
      </text:list>
      <text:p text:style-name="P241">Stánky (pár příkladů)</text:p>
      <text:list xml:id="list3148977530" text:style-name="L138">
        <text:list-item>
          <text:p text:style-name="P443">Dělníci staví stránek pro trpaslickou karavanu <text:span text:style-name="T1342">(viz událost Trpaslická karavana)</text:span>.</text:p>
          <text:p text:style-name="P444">„<text:span text:style-name="T1346">Přijedou zejtra. </text:span>Prej jsou to ohněstrůjci, těším se na to jak malej!“</text:p>
        </text:list-item>
        <text:list-item>
          <text:p text:style-name="P443">Na jednom místě chybí stánek. Místo něj <text:span text:style-name="T1342">na zemi kudůk kouří šíšu.</text:span></text:p>
          <text:p text:style-name="P443">„<text:span text:style-name="T1342">Přisedni si, kámo, ochutnávka je zdarma.</text:span>“</text:p>
          <text:p text:style-name="P445">„Nejlepší <text:span text:style-name="T1342">matroš</text:span> koupíš u Kuzal’k’taka. U vchodu řekni, že tě posílám já.“</text:p>
        </text:list-item>
        <text:list-item>
          <text:p text:style-name="P446"><text:span text:style-name="T1367">Stánek s drobným</text:span> cizokrajn<text:span text:style-name="T1367">ým</text:span> zvířectv<text:span text:style-name="T1367">em</text:span> – papoušci, opičky.</text:p>
          <text:p text:style-name="P446">„Jsou milé a přítulné!“</text:p>
        </text:list-item>
        <text:list-item>
          <text:p text:style-name="P447">Mladý kovář <text:span text:style-name="T1346">předvádí své řemeslo.</text:span> <text:span text:style-name="T1346">C</text:span>hvástá <text:span text:style-name="T1346">se</text:span>, že <text:span text:style-name="T1347">(za 20 zl)</text:span> umí vyrobit magickou zbraň.</text:p>
          <text:p text:style-name="P447"><text:soft-page-break/>Ví, kde v horách najít <text:span text:style-name="T1341">prastarou</text:span> <text:span text:style-name="T1341">t</text:span>rpasli<text:span text:style-name="T1341">ckou</text:span> hrobku s magickou kovadlinou.</text:p>
        </text:list-item>
      </text:list>
      <text:p text:style-name="P240">Drby:</text:p>
      <text:list xml:id="list195011859763029" text:continue-numbering="true" text:style-name="L138">
        <text:list-item>
          <text:p text:style-name="P448">Stříbrné doly byly uzavřeny, když se v nich začali ztrácet důlníci. Risk začal převažovat zisk.</text:p>
        </text:list-item>
        <text:list-item>
          <text:p text:style-name="P449">Z opuštěné Ha<text:span text:style-name="T1369">r</text:span>denské tvrze vychází kouř. Někdo tam žije. Jak dlouho potrvá, než tam <text:span text:style-name="T1368">vládce</text:span> pošle muže na průzkum?</text:p>
        </text:list-item>
        <text:list-item>
          <text:p text:style-name="P771"><text:span text:style-name="T1047">V Trehernu </text:span><text:span text:style-name="T1058">uctívají bohyni</text:span><text:span text:style-name="T1047">, </text:span><text:span text:style-name="T1058">která</text:span><text:span text:style-name="T1047"> vyléčí každou nemoc a </text:span><text:span text:style-name="T1046">č</text:span><text:span text:style-name="T1047">te myšlenky. </text:span><text:span text:style-name="T1058">Vorok</text:span><text:span text:style-name="T1047"> je mrtvý bůh, to vám povídám.</text:span></text:p>
        </text:list-item>
      </text:list>
      <text:h text:style-name="Heading_20_4" text:outline-level="4"><text:span text:style-name="T1370">+</text:span>Vývěska na náměstí</text:h>
      <text:p text:style-name="P104">Na vývěsce na náměstí je:</text:p>
      <text:list xml:id="list1633475794" text:style-name="L139">
        <text:list-item>
          <text:p text:style-name="P441"><text:span text:style-name="T1323">P</text:span>ergamen s <text:span text:style-name="T1535">vladařovou</text:span> pečetí:</text:p>
          <text:p text:style-name="P421">Městská stráž vyplatí JEDEN ZLATÝ za každ<text:span text:style-name="T1536">ý</text:span> předložen<text:span text:style-name="T1536">ý pár GOBLINÍCH UŠÍ</text:span>.</text:p>
        </text:list-item>
        <text:list-item>
          <text:p text:style-name="P772"><text:span text:style-name="T1323">H</text:span>rubý papír:</text:p>
          <text:p text:style-name="P494">Najímáme žoldnéře na ochranu rybářů a houbových farem. Hlaste se u <text:span text:style-name="T1535">Kuruka</text:span> v Su<text:span text:style-name="T1535">mp</text:span>u. Zbraně si přineste vlastní.</text:p>
          <text:p text:style-name="P450">Po straně je na něm načmáráno krví:</text:p>
          <text:p text:style-name="P441">BOJUJU ZA PRACHY. JSEM U REZAV<text:span text:style-name="T1322">Ý</text:span>HO MEČE.<text:tab/><text:tab/><text:tab/><text:tab/><text:tab/><text:tab/>RA<text:span text:style-name="T1323">E</text:span>GAN.</text:p>
        </text:list-item>
      </text:list>
      <text:h text:style-name="Heading_20_2" text:outline-level="2"><text:soft-page-break/>Trpasli<text:span text:style-name="T1240">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583">jeden je u Medvěda v Bloselech.</text:span></text:p>
      <text:p text:style-name="P181"><text:bookmark text:name="docs-internal-guid-435a182a-7fff-9591-8b7e-f4dfea2c7119"/>1</text:p>
      <text:p text:style-name="Text_20_body">Šedé gabrové stěny, vysoký strop s nízkou křížovou klenbou, známky trpasličí architektury.</text:p>
      <text:p text:style-name="Standalone_20_Property"><text:span text:style-name="T318">Obr z kopců</text:span> &gt; Tlustý, smradlavý a hloupý. Bojí se magie.</text:p>
      <text:p text:style-name="Standalone_20_Property"><text:span text:style-name="T318">Zbytky a mršiny</text:span> &gt; Ohlodané kosti goblinů a čehosi s blanitými křídly.</text:p>
      <text:p text:style-name="Standalone_20_Property"><text:span text:style-name="T318">Vytesaný nápis</text:span> &gt; Trpasličími runami “Zde leží bratři Bralin a Dragin, poslední bojovníci klanu Baragor.”</text:p>
      <text:p text:style-name="Standalone_20_Property"><text:span text:style-name="T318">Reliéf trpasličí tváře</text:span> &gt; Při dotyku ožije a promluví. Je to mělký otisk charakteru veselejšího z bratrů. Věděl, že dříve či pozd<text:span text:style-name="T1497">ě</text:span>ji si pro jeho bohats<text:span text:style-name="T1497">t</text:span>ví nějaký vykradač hrobek přijde a rozhodl se dát ho jen tomu, kdo si jej zaslouží. Otočí se (je na otočných dveřích), když uhodnete tři hádanky.</text:p>
      <text:list xml:id="list3973430802" text:style-name="L140">
        <text:list-item>
          <text:p text:style-name="P773">Kdo to dělá, nechce to, kdo to koupí, nepotřebuje to, kdo to potřebuje, neví o tom (Rakev).</text:p>
        </text:list-item>
        <text:list-item>
          <text:p text:style-name="P773">Když se temný elf narodí má černé tělo, černé ruce, černé nohy, černou hlavu a jaké má zuby? (Žádné)</text:p>
        </text:list-item>
        <text:list-item>
          <text:p text:style-name="P773"><text:soft-page-break/>Které slovo se v obecné řeči vždy píše nesprávně? (nesprávně)</text:p>
        </text:list-item>
      </text:list>
      <text:p text:style-name="P181">2</text:p>
      <text:p text:style-name="Standalone_20_Property"><text:span text:style-name="T318">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pan text:style-name="T318">Šachovnice s osmi sochami korunovaných trpaslic</text:span> &gt; Pokud je hráči dokáží rozestavět, tak aby se mezi sebou neohrožoval<text:span text:style-name="T1490">y</text:span>, otevřou se dveře do 3</text:p>
      <text:p text:style-name="P181">3</text:p>
      <text:p text:style-name="Standalone_20_Property"><text:span text:style-name="T318">Kamenný sarkofág</text:span> &gt; “Pod horou hluboce sní Bralin Baragor”, uvnitř trpasličí kostra v pestrobarevných šatech.</text:p>
      <text:p text:style-name="Standalone_20_Property"><text:span text:style-name="T318">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8">Tři truhlice</text:span> &gt; <text:span text:style-name="T1498">2</text:span>5 zlatých, <text:span text:style-name="T1498">4</text:span>5 stříbrných, 123 měděných, dlouhá mírová dýmka, krabička tabáku (5 použití, evokuje důvěřivost a přátelskou atmosféru), <text:span text:style-name="T238">lektvar regenerace</text:span><text:span text:style-name="T1519"> (karta)</text:span> a mnoho bezcenných memorabilií.</text:p>
      <text:p text:style-name="P181">4</text:p>
      <text:p text:style-name="Standalone_20_Property"><text:span text:style-name="T318">Podél stěn stojící sarkofágy</text:span> &gt; Spolubojovníci, panoši a služebnictvo. Ve dvou z nich se schovávají netopýří bestie. Kdyby došlo k boji, tak viz 6.</text:p>
      <text:p text:style-name="Standalone_20_Property"><text:soft-page-break/><text:span text:style-name="T318">Hromada bílého trusu</text:span> &gt; Hraničář by v tom netopýří bestie poznal.</text:p>
      <text:h text:style-name="P285" text:outline-level="3">5</text:h>
      <text:p text:style-name="Standalone_20_Property"><text:span text:style-name="T318">Runová kovadlina</text:span> &gt; Pokud tu bude kovat zbraň skutečný kovář, vstoupí do ní jedna z trpasličích duší v (4.)</text:p>
      <text:list xml:id="list1727074429" text:style-name="L141">
        <text:list-item>
          <text:p text:style-name="P774">Hrot zbraně se vždy stáčí k největšímu množství zlata v okolí</text:p>
        </text:list-item>
        <text:list-item>
          <text:p text:style-name="P774">Zbraň zraňuje elfy více než ostatní a září v jejich přítomnosti</text:p>
        </text:list-item>
        <text:list-item>
          <text:p text:style-name="P774">Zbraň zraňuje gobliny více než ostatní a září v jejich přítomnosti</text:p>
        </text:list-item>
        <text:list-item>
          <text:p text:style-name="P774">Údery této zbraně jsou nadpřirozeně silné</text:p>
        </text:list-item>
        <text:list-item>
          <text:p text:style-name="P774">Zbraň zradí kohokoli, kdo se o ni nebude dobře starat, a házej znovu</text:p>
        </text:list-item>
        <text:list-item>
          <text:p text:style-name="P774">Zbraň každý den absorbuje od svého majitele jeden zlaťák a házej znovu</text:p>
        </text:list-item>
      </text:list>
      <text:p text:style-name="P255">Kovářská výheň a nádrž na schlazování</text:p>
      <text:p text:style-name="Standalone_20_Property"><text:span text:style-name="T318">Nízký stůl s nářadím</text:span> &gt; Kladiva, kleště, kovářský nůž, svěrák, ocelové pruty</text:p>
      <text:p text:style-name="Standalone_20_Property"><text:span text:style-name="T318">Kulatý poklop na ventilaci</text:span> &gt; Sahá vysoko do skal. Průvan při otevření sfoukne všechny otevřené ohně, krom pořádně rozpálené výhně.</text:p>
      <text:p text:style-name="P181">6</text:p>
      <text:p text:style-name="Standalone_20_Property"><text:soft-page-break/><text:span text:style-name="T318">Trojice netopýřích bestií</text:span> &gt; V případě odhalení jejich druhů v 4, nebo když se někdo přiblíží na dohled, otevřou ventilaci, aby zhasli všechny pochodně, a s paralyzujícím křikem se vrhnou do boje.</text:p>
      <text:p text:style-name="P255">Stůl s policí na balzamovací pomůcky</text:p>
      <text:p text:style-name="Standalone_20_Property"><text:span text:style-name="T318">Hromada kostí</text:span> &gt; Gobliny a různá horská zvířata</text:p>
      <text:p text:style-name="Standalone_20_Property"><text:span text:style-name="T318">Kulatý poklop na ventilaci</text:span> &gt; Sahá vysoko do skal. Průvan při otevření sfoukne všechny otevřené ohně.</text:p>
      <text:p text:style-name="P181">7</text:p>
      <text:p text:style-name="P255">Neopracovaný blok kamene</text:p>
      <text:p text:style-name="P255">Zpola dokončená socha trpaslíka</text:p>
      <text:p text:style-name="P255">Kladivo a sada majzlíků</text:p>
      <text:p text:style-name="P181">8</text:p>
      <text:p text:style-name="P71">Odsud dál jsou šedé stěny protkané černými žilami.</text:p>
      <text:p text:style-name="Standalone_20_Property"><text:span text:style-name="T318">Polovina chodby oddělená dveřmi s nápisem</text:span> &gt; “Pod horou bdí Dragin Baragor, stře<text:span text:style-name="T1499">z</text:span> se jeho bezesného odhodlání.”</text:p>
      <text:p text:style-name="Standalone_20_Property"><text:span text:style-name="T318">Rozleptaná mrtvola netopýří bestie</text:span> &gt; Na podlaze přesně ve středu křižovatky je nášlapné tlačítko; při zmáčknutí se otevře jedna z dlaždic ve slepé uličce a vypustí do chodby mlžný kužel ž<text:span text:style-name="T1491">í</text:span>raviny.</text:p>
      <text:p text:style-name="P181">9</text:p>
      <text:p text:style-name="P255">Stěny obložené štíty, kyrysy a zbraněmi všemožných tvarů a původů</text:p>
      <text:p text:style-name="Standalone_20_Property"><text:soft-page-break/><text:span text:style-name="T318">Na piedestalu leží kniha zášti</text:span> &gt; Do takových knih se zapisují křivdy, aby se na ně nikdy nezapom<text:span text:style-name="T1499">n</text:span>ělo. Tahle má všechny jména přeškrtnutá. Zbylo jen Zalezar.</text:p>
      <text:h text:style-name="P285" text:outline-level="3">10</text:h>
      <text:p text:style-name="Standalone_20_Property"><text:span text:style-name="T318">Tři metry hluboká díra plná zombií</text:span> &gt; Všechno oběti z knihy zášti.</text:p>
      <text:p text:style-name="Standalone_20_Property"><text:span text:style-name="T318">Na stěně lze nahmatat tenká spára a vydloubnout blok kamene</text:span> &gt; Za ním se schovává řet<text:span text:style-name="T1500">ě</text:span>z, jímž lze spustit ze stropu tajný, vratký most.</text:p>
      <text:p text:style-name="P181">11</text:p>
      <text:p text:style-name="P255">Socha plačící trpaslice</text:p>
      <text:p text:style-name="Standalone_20_Property"><text:span text:style-name="T318">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1">12</text:p>
      <text:p text:style-name="Standalone_20_Property"><text:span text:style-name="T318">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8">Utajené propadliště</text:span> &gt; Přesně před trpaslíkem. Vede do tunelu, který se táhne až do díry v (10.)</text:p>
      <text:p text:style-name="Standalone_20_Property"><text:soft-page-break/><text:span text:style-name="T318">4 kanopy</text:span> &gt; Překrásné, porcelánové, dekorované zlatem a drahokamy (cena 4x50 zlaťáků<text:span text:style-name="T525">)</text:span></text:p>
      <text:h text:style-name="Heading_20_2" text:outline-level="2"><text:span text:style-name="T1402">+</text:span>Wedel</text:h>
      <text:p text:style-name="P57">Vysoká palisáda skrývá krásné roubené měst<text:span text:style-name="T123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394">Amara</text:span></text:h>
      <text:p text:style-name="P141">Pohledná mladá žena s havraními vlasy a exotickou vizáží.</text:p>
      <text:p text:style-name="P141">Věštby pro hráčské postavy:</text:p>
      <text:list xml:id="list2630380768" text:style-name="L142">
        <text:list-item>
          <text:p text:style-name="P775">"Ne vše, co zabiješ, bude skutečně mrtvé."</text:p>
        </text:list-item>
        <text:list-item>
          <text:p text:style-name="P775">"V bazénu plném krve na tebe číhá smrt."</text:p>
        </text:list-item>
        <text:list-item>
          <text:p text:style-name="P776"><text:span text:style-name="T537">„</text:span><text:span text:style-name="T538">Hlas v lese není, co se zdá.“</text:span></text:p>
        </text:list-item>
        <text:list-item>
          <text:p text:style-name="P777"><text:span text:style-name="T538">„</text:span><text:span text:style-name="T539">Po návštěvě skalní chrámu vysoko v horách se ti </text:span><text:span text:style-name="T540">stane</text:span><text:span text:style-name="T539"> to, po čem nejvíce toužíš, i to, čeho se nejvíc obáváš.“</text:span></text:p>
        </text:list-item>
      </text:list>
      <text:h text:style-name="Heading_20_5" text:outline-level="5">Starosta <text:span text:style-name="T1393">Vikuk</text:span></text:h>
      <text:list xml:id="list3635044803" text:style-name="L143">
        <text:list-item>
          <text:p text:style-name="P779">Hubený hobit ve středních letech s jizvou na čele.</text:p>
        </text:list-item>
        <text:list-item>
          <text:p text:style-name="P780">Nabízí odměnu (<text:span text:style-name="T1399">1</text:span>5 zl) za likvidaci lesní nestvůry (obří mluvící pavouk).</text:p>
          <text:p text:style-name="P778"><text:span text:style-name="T1578">„Buďte ale opatrní – už jsem tam poslal dvě skupiny a </text:span><text:span text:style-name="T1171">a</text:span><text:span text:style-name="T1172">ni jedna</text:span><text:span text:style-name="T1578"> se nevrátila.“</text:span></text:p>
        </text:list-item>
      </text:list>
      <text:h text:style-name="Heading_20_2" text:outline-level="2"><text:soft-page-break/><text:span text:style-name="T1471">+</text:span>Zbojnický tábor</text:h>
      <text:p text:style-name="P57"><text:span text:style-name="T1395">Chudí</text:span> havíři bez domova, více pytláci než zbojníci. Postavili si několik skromných stavení v korunách stromů a živí se lovem, kradením a při výpravách do města i žebráním. Když mohou, tak podporují Dima Trata.</text:p>
      <text:list xml:id="list195010713588896" text:continue-list="list195010479888181" text:style-name="L19">
        <text:list-header>
          <text:p text:style-name="P452">Havíř</text:p>
          <text:p text:style-name="P372"><text:span text:style-name="T2">F</text:span><text:span text:style-name="T3">yzička </text:span><text:span text:style-name="T40">3</text:span><text:span text:style-name="T3">, Finesa </text:span><text:span text:style-name="T40">2</text:span><text:span text:style-name="T3">, Duše </text:span><text:span text:style-name="T39">1</text:span><text:span text:style-name="T775">, </text:span><text:span text:style-name="T776">Ž</text:span><text:span text:style-name="T773">ivot</text:span><text:span text:style-name="T776">y </text:span><text:span text:style-name="T812">9</text:span></text:p>
          <text:p text:style-name="P372"><text:span text:style-name="T541">⚔ </text:span><text:span text:style-name="T225">K</text:span><text:span text:style-name="T224">rumpáč:</text:span><text:span text:style-name="T1406"> <text:s/>3 + k6, zranění 2</text:span></text:p>
          <text:p text:style-name="P372"><text:span text:style-name="T541">⚔ </text:span><text:span text:style-name="T225">Motyka</text:span><text:span text:style-name="T224">:</text:span><text:span text:style-name="T289"> <text:s/>3 + k6, zranění 2</text:span></text:p>
        </text:list-header>
      </text:list>
      <text:list xml:id="list658290734" text:style-name="L144">
        <text:list-item>
          <text:p text:style-name="P555">Při prvních ztrátách se pokusí utéct nebo vzdát.</text:p>
        </text:list-item>
      </text:list>
      <text:h text:style-name="P276" text:outline-level="2">Ziggurat</text:h>
      <text:p text:style-name="P76"><text:span text:style-name="Emphasis"><text:span text:style-name="T441">Zdroj moci dračího kultu. Ještěrci před pyramidou táboří celé dny, jen aby mohli spatřit velekněze a dračí dceru. Právě sem v posledních měsících mizí unesení Sumpští rybáři.</text:span></text:span></text:p>
      <text:h text:style-name="P286" text:outline-level="3">Ještěrec jako hratelná rasa</text:h>
      <text:p text:style-name="P72">Humanoid s protáhlou plazí tváří, pevnou zelenou nebo hnědou kůží a mohutným ještěřím ocasem. Při tvorbě postavy vyber dvě schopnosti:</text:p>
      <text:list xml:id="list1662753358" text:style-name="L145">
        <text:list-item>
          <text:p text:style-name="P781"><text:span text:style-name="T318">Regenerace</text:span><text:line-break/>Na rozdíl od lidí ti mohou plně dorůst i ztracené orgány a končetiny.</text:p>
        </text:list-item>
        <text:list-item>
          <text:p text:style-name="P781"><text:span text:style-name="T318">Šupiny</text:span><text:line-break/>Tělo je pokryté silnou ochranou vrstvou.</text:p>
        </text:list-item>
        <text:list-item>
          <text:p text:style-name="P781"><text:soft-page-break/><text:span text:style-name="T318">Čich</text:span><text:line-break/>Díky citlivému hadímu jazyku rozpoznáš bytosti i substance na velkou vzdálenost.</text:p>
        </text:list-item>
        <text:list-item>
          <text:p text:style-name="P781"><text:span text:style-name="T318">Obojživelník</text:span><text:line-break/>Dokážeš libovolně dlouho dýchat pod vodou.</text:p>
        </text:list-item>
        <text:list-item>
          <text:p text:style-name="P781"><text:span text:style-name="T318">Jed</text:span><text:line-break/>Namísto normálních zubů máš dva hadí a dokážeš kousnutím otrávit.</text:p>
        </text:list-item>
        <text:list-item>
          <text:p text:style-name="P781"><text:span text:style-name="T318">Bodce</text:span><text:line-break/>Máš rohatou hlavu a ocas zakončený nebezpečnými ostny.</text:p>
        </text:list-item>
        <text:list-item>
          <text:p text:style-name="P781"><text:span text:style-name="T318">Chameleon</text:span><text:line-break/>Můžeš během několika okamžiků změnit barvu.</text:p>
        </text:list-item>
        <text:list-item>
          <text:p text:style-name="P781"><text:span text:style-name="Emphasis"><text:span text:style-name="T503">Přísavky</text:span></text:span><text:span text:style-name="Emphasis"><text:span text:style-name="T441"><text:line-break/>Prsty zespodu pokryté lamelami a přísavkami. Šplhání je pro tebe stejně přirozené jako chůze. Po stěně potřebuješ tři volné končetiny, po stropě čtyři.</text:span></text:span></text:p>
        </text:list-item>
      </text:list>
      <text:p text:style-name="P181"><text:bookmark text:name="docs-internal-guid-2bb5f697-7fff-d078-2922-b0900fed6a27"/>1</text:p>
      <text:p text:style-name="Standalone_20_Property"><text:span text:style-name="T318">Kamenné stěny</text:span> &gt; Při bližším prozkoumání je vi<text:span text:style-name="T1501">dět,</text:span> že v několika místech ve sp<text:span text:style-name="T1501">á</text:span>rách jsou místa zapatlaná suchým bahnem. Skrývají otvory, ze kterých vystřelují kopí.</text:p>
      <text:p text:style-name="P167">TODO: Lepší telegrafování (stěny jsou moc obecné). Možná „spáry ve stěnách jsou vymazané suchým bahnem“.</text:p>
      <text:p text:style-name="Standalone_20_Property"><text:span text:style-name="T318">Kamenná dlažba</text:span> &gt; Několik dlaždic jsou nášlapné spoušti pro kopí.</text:p>
      <text:p text:style-name="Text_20_body">/<text:span text:style-name="T1502">* Tohle být telegrafované nemusí */</text:span></text:p>
      <text:p text:style-name="Standalone_20_Property"><text:soft-page-break/><text:span text:style-name="T318">Krvavá stopa</text:span> &gt; Jen u jižního vchodu, vede do místnosti 3.</text:p>
      <text:p text:style-name="P181">2</text:p>
      <text:p text:style-name="Text_20_body">Pokud postavy způsobí jakýkoli hluk, začne se ze dveří do místnosti 10 ozývat škrábaní a tlumený nářek.</text:p>
      <text:p text:style-name="P255">Na stěnách jsou vypálené fleky a stopy <text:span text:style-name="T1502">od</text:span> sazí</text:p>
      <text:p text:style-name="Standalone_20_Property"><text:span text:style-name="T318">Hliněný golem </text:span><text:span text:style-name="T356">se zčernalým otvorem namísto úst</text:span> &gt; Obchází chodbu pomalým krokem a jakékoli vetřelce sežehne plamenem z otvoru, jenž má namísto tváře.</text:p>
      <text:p text:style-name="P181">3</text:p>
      <text:p text:style-name="Standalone_20_Property"><text:span text:style-name="T318">Ještěrec</text:span> &gt; Dřevěná zbroj, dva zahnuté nože. Má klíč ke dveřím do 17 a 18.</text:p>
      <text:p text:style-name="Standalone_20_Property"><text:span text:style-name="T318">Vykuchaný panter zavěšený na hácích</text:span> &gt; <text:span text:style-name="T1503">B</text:span>yl zabit mnoha kopími. </text:p>
      <text:p text:style-name="P255">Kožený vak s vnitřnostmi a měděný tác s masem</text:p>
      <text:p text:style-name="P252">Několik bloků na východní stěně je spojených v tajné odsunutelné dveře</text:p>
      <text:p text:style-name="Standalone_20_Property"><text:span text:style-name="T318">Spací pytel</text:span> &gt; Lidská výroba</text:p>
      <text:p text:style-name="P181">4</text:p>
      <text:p text:style-name="Standalone_20_Property"><text:span text:style-name="T318">Vaky a sudy s lidským vybavením a cen</text:span><text:span text:style-name="T355">n</text:span><text:span text:style-name="T318">ostmi</text:span> &gt; Meče, nože, šípy, kuše, helmice, štíty, rybářské vybavení, sekyry, klenoty a cetky (cca 1<text:span text:style-name="T1504">4</text:span> zl), 4 zl, 12 st, 34 m<text:span text:style-name="T1504">k</text:span></text:p>
      <text:h text:style-name="P287" text:outline-level="3"><text:soft-page-break/>5</text:h>
      <text:p text:style-name="Standalone_20_Property"><text:span text:style-name="T318">Poloprůhledné metrové vejce</text:span> &gt; Již prasklé a práz<text:span text:style-name="T1501">d</text:span>né. Vzdělanec s bestiářem by mohl určit, že se jedná o příliš brzy vylíhnutého zeleného draka.</text:p>
      <text:p text:style-name="P255">Podlaha je pokrytá zaschlým slizem</text:p>
      <text:p text:style-name="P181">6</text:p>
      <text:p text:style-name="Standalone_20_Property"><text:span text:style-name="T318">Klínové písmo po stěnách</text:span> &gt; Vyžaduje znalost ještěřího jazyka. Vypráví o koruně, co v dávných dobách ovlivnila běh světa. Může ji nosit pouze vyvolený a propůjčuje schopnost  vycítit místa moci na velkou vzdálenost.</text:p>
      <text:p text:style-name="P181">7</text:p>
      <text:p text:style-name="Standalone_20_Property"><text:span text:style-name="T318">Průsvitný, nehmotný a nehybný válečník s mosazným klíčem v břiše</text:span> &gt; Socha se při dotyku zhmotní a zaútočí. Nikdy ovšem nevykročí z místnosti, jen se vrátí do středu, ztuhne a zprůsvitní.</text:p>
      <text:p text:style-name="P255">Měděná louče v detailně zdobeném trnitém držáku</text:p>
      <text:p text:style-name="Standalone_20_Property"><text:span text:style-name="T318">Dveře do další místnosti jsou zamčené a klíčovou dírkou mají přesně ve středu pouze namalovanou</text:span> &gt; Otevřou se, když na klíčovou dírku dopadne stín vržený klíčem z válečníka.</text:p>
      <text:p text:style-name="P181">8</text:p>
      <text:p text:style-name="Standalone_20_Property"><text:span text:style-name="T318">Rudá trnitá koruna na kamen</text:span><text:span text:style-name="T355">n</text:span><text:span text:style-name="T318">ém </text:span><text:span text:style-name="T355">podstavci</text:span> &gt; Při nasazení ukáže cestu k nejbližšímu silnému místu moci. Není-li nositelem vyvolený, koruna způsobí trvalé fyzické následky.</text:p>
      <text:p text:style-name="P181">9</text:p>
      <text:p text:style-name="Standalone_20_Property"><text:soft-page-break/><text:span text:style-name="T318">Dvě hromádky vyschlých skarabů</text:span> &gt; Černí po zapálení vydrží hořet silným žárem několik dní. Bílí po kontaktu s vodou absorbují teplo a pomalu mrazí, čeho se dotknou.</text:p>
      <text:h text:style-name="P287" text:outline-level="3">10</text:h>
      <text:p text:style-name="Standalone_20_Property"><text:span text:style-name="T318">Hladoví nemrtví</text:span> &gt; 5 lidských rybářů a 7 ještěrců, posekaní, zkrvavení</text:p>
      <text:p text:style-name="P181">11</text:p>
      <text:p text:style-name="Standalone_20_Property"><text:span text:style-name="T318">Pod hromadou dalších mr</text:span><text:span text:style-name="T355">t</text:span><text:span text:style-name="T318">vol leží tělo templáře v plátové zbroji</text:span> &gt; Hlava leží opodál. Zbroj je prakticky nepoškozená a mistrovsky kovaný meč stále svírá v dlani. <text:span text:style-name="T1505">6</text:span> zlaťáků v měšci, svatý symbol a kovový mandlový štít.</text:p>
      <text:p text:style-name="P181">12</text:p>
      <text:p text:style-name="Standalone_20_Property">Dveře vyžadují rybí klíč z 1. náhodného setkání v bažině </text:p>
      <text:p text:style-name="Standalone_20_Property"><text:span text:style-name="T318">Nízké stolky s různými měšci</text:span> &gt; Zuby, prsty, uši, vlasy, cetky, 30 <text:span text:style-name="T1505">st</text:span>.</text:p>
      <text:p text:style-name="Standalone_20_Property"><text:span text:style-name="T318">Na stěnách všemožné trofeje</text:span> &gt; Nejvzácnější jsou trollí srdce a zejména roh jednorožce, který má pro svůj magický potenciál obrovskou hodnotu mezi alchymisty.</text:p>
      <text:p text:style-name="P181">13</text:p>
      <text:p text:style-name="Standalone_20_Property"><text:span text:style-name="T318">Kruhový kamenný stůl</text:span> &gt; <text:span text:style-name="T1506">Z</text:span>bytky jídla, smotaný řet<text:span text:style-name="T1506">ě</text:span>z a bič.</text:p>
      <text:p text:style-name="Standalone_20_Property"><text:span text:style-name="T318">Retardovaný ještěrec</text:span> &gt; Bederní rouška z listí, krátký oštěp, neschopnost ře<text:span text:style-name="T1501">č</text:span>i, jen šílený smích. Na krku řet<text:span text:style-name="T1507">ě</text:span>z s klíči k 10, 14 a 15.</text:p>
      <text:p text:style-name="P181"><text:soft-page-break/>14</text:p>
      <text:p text:style-name="P76">Prázdná cela</text:p>
      <text:h text:style-name="P287" text:outline-level="3">15</text:h>
      <text:p text:style-name="Standalone_20_Property"><text:span text:style-name="T318">Pomalu se roztékající dlažba v rohu</text:span> &gt; Při úplné tichosti lze zaslechnout hmyzí cvakání. Pod povrchem je obří mravenec (velký jako osel) a postup<text:span text:style-name="T1501">n</text:span>ě kyselinou rozpouští podlahu.</text:p>
      <text:p text:style-name="Standalone_20_Property"><text:span text:style-name="T318">Tři vězni schoulení v rohu místnosti</text:span> &gt; Starší sběrač hub, jeho dcera a mladík z Trossu, který neustále blábolí o změně člověka v ještěra.</text:p>
      <text:p text:style-name="P181">16</text:p>
      <text:p text:style-name="P255">6 obřích mravenců</text:p>
      <text:p text:style-name="Standalone_20_Property"><text:span text:style-name="T318">Královna obřích mravenců</text:span> &gt; Přišla o své impérium a chce získat korunu z 8, aby našla místo k uhnízd<text:span text:style-name="T1501">ě</text:span>ní. Umí telepaticky komunikovat (robotí hlas).</text:p>
      <text:p text:style-name="P181">17</text:p>
      <text:p text:style-name="Standalone_20_Property"><text:span text:style-name="T318">Tunel vedoucí na jih od ještěřího tábora do blat</text:span> &gt; Prvních a posledních 20 metrů je zatopených</text:p>
      <text:p text:style-name="P181">18</text:p>
      <text:p text:style-name="Standalone_20_Property"><text:span text:style-name="T318">Tunel vedoucí do díry přímo ve středu ještěřího tábora</text:span> &gt; Vyhazují tam výkaly, popel, kosti a další </text:p>
      <text:p text:style-name="P181">19</text:p>
      <text:p text:style-name="P255"><text:span text:style-name="T1508">K</text:span>nihy rozmáčené v mísách s vodou</text:p>
      <text:p text:style-name="P255"><text:soft-page-break/>Z papírové kaše uplácaný srpek měsíce</text:p>
      <text:h text:style-name="P287" text:outline-level="3">20</text:h>
      <text:p text:style-name="Standalone_20_Property"><text:span text:style-name="T318">Bazén krve</text:span> &gt; Pod hladinou spí gigantická anakonda ve službách dračího kultu</text:p>
      <text:p text:style-name="P255">Otvor ve stropě přímo nad bazénem </text:p>
      <text:p text:style-name="P181">21</text:p>
      <text:p text:style-name="Standalone_20_Property">Dveře vyžadují k otevření klíče obou strážců (ze 3 a 13)</text:p>
      <text:p text:style-name="P181">22</text:p>
      <text:p text:style-name="P255">U stěny uvázaní tři lidé</text:p>
      <text:p text:style-name="Standalone_20_Property"><text:span text:style-name="T318">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8">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8">Ještěří kněz</text:span> &gt; Odebírá dračí dívce krev a nutí ji pít lidským vězňům. Někteří se změní v ještěrce a jsou vítáni. Ostatní jsou shozeni k anakondě.</text:p>
      <text:p text:style-name="Standalone_20_Property"><text:span text:style-name="T318">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12">Klíče samy o⁠ sobě nemají prakticky žádnou cenu. Zámek má cenu i bez klíče, ale jen pro zámečníka.<text:line-break/><text:tab/></text:span><text:span text:style-name="T136">Když</text:span><text:span text:style-name="T381"> budou cht</text:span><text:span text:style-name="T135">ít </text:span><text:span text:style-name="T134">postavy</text:span><text:span text:style-name="T135"> prodat něco, co není na seznamu, cenu odhadni.</text:span></text:p>
      <text:p text:style-name="P198"/>
      <table:table table:name="Tabulka1" table:style-name="Tabulka1">
        <table:table-column table:style-name="Tabulka1.A"/>
        <table:table-column table:style-name="Tabulka1.B"/>
        <table:table-row>
          <table:table-cell table:style-name="Tabulka1.A1" table:number-columns-spanned="2" office:value-type="string">
            <text:p text:style-name="P203">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206">4 st</text:p>
          </table:table-cell>
        </table:table-row>
        <table:table-row>
          <table:table-cell table:style-name="Tabulka1.A2" office:value-type="string">
            <text:p text:style-name="Table_20_Contents">krumpáč</text:p>
          </table:table-cell>
          <table:table-cell table:style-name="Tabulka1.A2" office:value-type="string">
            <text:p text:style-name="P206">5 st</text:p>
          </table:table-cell>
        </table:table-row>
        <table:table-row>
          <table:table-cell table:style-name="Tabulka1.A2" office:value-type="string">
            <text:p text:style-name="Table_20_Contents">motyka</text:p>
          </table:table-cell>
          <table:table-cell table:style-name="Tabulka1.A2" office:value-type="string">
            <text:p text:style-name="P206">4 st</text:p>
          </table:table-cell>
        </table:table-row>
        <table:table-row>
          <table:table-cell table:style-name="Tabulka1.A2" office:value-type="string">
            <text:p text:style-name="Table_20_Contents">velký kotel</text:p>
          </table:table-cell>
          <table:table-cell table:style-name="Tabulka1.A2" office:value-type="string">
            <text:p text:style-name="P206">2 zl</text:p>
          </table:table-cell>
        </table:table-row>
        <table:table-row>
          <table:table-cell table:style-name="Tabulka1.A2" office:value-type="string">
            <text:p text:style-name="Table_20_Contents">hliněná láhev</text:p>
          </table:table-cell>
          <table:table-cell table:style-name="Tabulka1.A2" office:value-type="string">
            <text:p text:style-name="P209">2 mk</text:p>
          </table:table-cell>
        </table:table-row>
        <table:table-row>
          <table:table-cell table:style-name="Tabulka1.A2" office:value-type="string">
            <text:p text:style-name="Table_20_Contents">dřevěný kýbl</text:p>
          </table:table-cell>
          <table:table-cell table:style-name="Tabulka1.A2" office:value-type="string">
            <text:p text:style-name="P209">4 mk</text:p>
          </table:table-cell>
        </table:table-row>
        <table:table-row>
          <table:table-cell table:style-name="Tabulka1.A2" office:value-type="string">
            <text:p text:style-name="Table_20_Contents">vědro na vodu</text:p>
          </table:table-cell>
          <table:table-cell table:style-name="Tabulka1.A2" office:value-type="string">
            <text:p text:style-name="P209">4 mk</text:p>
          </table:table-cell>
        </table:table-row>
        <table:table-row>
          <table:table-cell table:style-name="Tabulka1.A2" office:value-type="string">
            <text:p text:style-name="Table_20_Contents">sekera</text:p>
          </table:table-cell>
          <table:table-cell table:style-name="Tabulka1.A2" office:value-type="string">
            <text:p text:style-name="P206">5 st</text:p>
          </table:table-cell>
        </table:table-row>
        <table:table-row>
          <table:table-cell table:style-name="Tabulka1.A2" office:value-type="string">
            <text:p text:style-name="Table_20_Contents">dláto</text:p>
          </table:table-cell>
          <table:table-cell table:style-name="Tabulka1.A2" office:value-type="string">
            <text:p text:style-name="P201">3 st</text:p>
          </table:table-cell>
        </table:table-row>
        <table:table-row>
          <table:table-cell table:style-name="Tabulka1.A2" office:value-type="string">
            <text:p text:style-name="Table_20_Contents">pila</text:p>
          </table:table-cell>
          <table:table-cell table:style-name="Tabulka1.A2" office:value-type="string">
            <text:p text:style-name="P201">4 st</text:p>
          </table:table-cell>
        </table:table-row>
        <table:table-row>
          <table:table-cell table:style-name="Tabulka1.A2" office:value-type="string">
            <text:p text:style-name="Table_20_Contents">kladivo</text:p>
          </table:table-cell>
          <table:table-cell table:style-name="Tabulka1.A2" office:value-type="string">
            <text:p text:style-name="P201">5 st</text:p>
          </table:table-cell>
        </table:table-row>
        <table:table-row>
          <table:table-cell table:style-name="Tabulka1.A2" office:value-type="string">
            <text:p text:style-name="Table_20_Contents">zednická lžíce</text:p>
          </table:table-cell>
          <table:table-cell table:style-name="Tabulka1.A2" office:value-type="string">
            <text:p text:style-name="P201">2 st</text:p>
          </table:table-cell>
        </table:table-row>
        <table:table-row>
          <table:table-cell table:style-name="Tabulka1.A2" office:value-type="string">
            <text:p text:style-name="Table_20_Contents">kleště</text:p>
          </table:table-cell>
          <table:table-cell table:style-name="Tabulka1.A2" office:value-type="string">
            <text:p text:style-name="P201">4 st</text:p>
          </table:table-cell>
        </table:table-row>
        <table:table-row>
          <table:table-cell table:style-name="Tabulka1.A2" office:value-type="string">
            <text:p text:style-name="Table_20_Contents">průbojník</text:p>
          </table:table-cell>
          <table:table-cell table:style-name="Tabulka1.A2" office:value-type="string">
            <text:p text:style-name="P201">2 st</text:p>
          </table:table-cell>
        </table:table-row>
        <table:table-row>
          <table:table-cell table:style-name="Tabulka1.A2" office:value-type="string">
            <text:p text:style-name="Table_20_Contents">pilník</text:p>
          </table:table-cell>
          <table:table-cell table:style-name="Tabulka1.A2" office:value-type="string">
            <text:p text:style-name="P201">3 st</text:p>
          </table:table-cell>
        </table:table-row>
        <table:table-row>
          <table:table-cell table:style-name="Tabulka1.A2" office:value-type="string">
            <text:p text:style-name="Table_20_Contents">sekáč</text:p>
          </table:table-cell>
          <table:table-cell table:style-name="Tabulka1.A2" office:value-type="string">
            <text:p text:style-name="P201">2 st</text:p>
          </table:table-cell>
        </table:table-row>
        <table:table-row>
          <table:table-cell table:style-name="Tabulka1.A2" office:value-type="string">
            <text:p text:style-name="Table_20_Contents">raznice</text:p>
          </table:table-cell>
          <table:table-cell table:style-name="Tabulka1.A2" office:value-type="string">
            <text:p text:style-name="P201">2 st</text:p>
          </table:table-cell>
        </table:table-row>
        <table:table-row>
          <table:table-cell table:style-name="Tabulka1.A2" office:value-type="string">
            <text:p text:style-name="Table_20_Contents">kovadlina</text:p>
          </table:table-cell>
          <table:table-cell table:style-name="Tabulka1.A2" office:value-type="string">
            <text:p text:style-name="P201">1 zl</text:p>
          </table:table-cell>
        </table:table-row>
        <table:table-row>
          <table:table-cell table:style-name="Tabulka1.A2" office:value-type="string">
            <text:p text:style-name="Table_20_Contents"><text:span text:style-name="T135">skřetí nůž </text:span><text:span text:style-name="T137">(karta)</text:span></text:p>
          </table:table-cell>
          <table:table-cell table:style-name="Tabulka1.A2" office:value-type="string">
            <text:p text:style-name="P201">1 st</text:p>
          </table:table-cell>
        </table:table-row>
        <text:soft-page-break/>
        <table:table-row>
          <table:table-cell table:style-name="Tabulka1.A2" office:value-type="string">
            <text:p text:style-name="Table_20_Contents"><text:span text:style-name="T135">skřetí luk </text:span><text:span text:style-name="T137">(karta)</text:span></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135">skřetí vrhací nůž </text:span><text:span text:style-name="T137">(karta)</text:span></text:p>
          </table:table-cell>
          <table:table-cell table:style-name="Tabulka1.A2" office:value-type="string">
            <text:p text:style-name="P201">1 st</text:p>
          </table:table-cell>
        </table:table-row>
        <table:table-row>
          <table:table-cell table:style-name="Tabulka1.A2" office:value-type="string">
            <text:p text:style-name="Table_20_Contents"><text:span text:style-name="T135">lehká skřetí zbroj </text:span><text:span text:style-name="T137">(karta)</text:span></text:p>
          </table:table-cell>
          <table:table-cell table:style-name="Tabulka1.A2" office:value-type="string">
            <text:p text:style-name="P201">1 zl</text:p>
          </table:table-cell>
        </table:table-row>
        <table:table-row>
          <table:table-cell table:style-name="Tabulka1.A2" office:value-type="string">
            <text:p text:style-name="Table_20_Contents">zlobří kladivo</text:p>
          </table:table-cell>
          <table:table-cell table:style-name="Tabulka1.A2" office:value-type="string">
            <text:p text:style-name="P201">8 st</text:p>
          </table:table-cell>
        </table:table-row>
        <table:table-row>
          <table:table-cell table:style-name="Tabulka1.A2" office:value-type="string">
            <text:p text:style-name="Table_20_Contents">ochočený had</text:p>
          </table:table-cell>
          <table:table-cell table:style-name="Tabulka1.A2" office:value-type="string">
            <text:p text:style-name="P201">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135">trpaslická dvoubřitá sekera </text:span><text:span text:style-name="T137">(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5">trpaslický nůž </text:span><text:span text:style-name="T137">(karta)</text:span></text:p>
          </table:table-cell>
          <table:table-cell table:style-name="Tabulka1.A2" office:value-type="string">
            <text:p text:style-name="P201">3 st</text:p>
          </table:table-cell>
        </table:table-row>
        <table:table-row>
          <table:table-cell table:style-name="Tabulka1.A2" office:value-type="string">
            <text:p text:style-name="Table_20_Contents"><text:span text:style-name="T135">opakovací kuše (funkční) </text:span><text:span text:style-name="T137">(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5">ruční plamenomet (funkční) </text:span><text:span text:style-name="T137">(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5">důlní výbušnina (</text:span><text:span text:style-name="T138">1</text:span><text:span text:style-name="T135"> váleč</text:span><text:span text:style-name="T138">e</text:span><text:span text:style-name="T135">k) </text:span><text:span text:style-name="T137">(karta)</text:span></text:p>
          </table:table-cell>
          <table:table-cell table:style-name="Tabulka1.A2" office:value-type="string">
            <text:p text:style-name="P201">5 st</text:p>
          </table:table-cell>
        </table:table-row>
        <table:table-row>
          <table:table-cell table:style-name="Tabulka1.A2" office:value-type="string">
            <text:p text:style-name="Table_20_Contents"><text:span text:style-name="T135">světélkující pasta </text:span><text:span text:style-name="T137">(karta)</text:span></text:p>
          </table:table-cell>
          <table:table-cell table:style-name="Tabulka1.A2" office:value-type="string">
            <text:p text:style-name="P201">2 st</text:p>
          </table:table-cell>
        </table:table-row>
        <table:table-row>
          <table:table-cell table:style-name="Tabulka1.A2" office:value-type="string">
            <text:p text:style-name="Table_20_Contents"><text:span text:style-name="T714">železná </text:span>truhlice s vnitřním zámkem (z B16)</text:p>
          </table:table-cell>
          <table:table-cell table:style-name="Tabulka1.A2" office:value-type="string">
            <text:p text:style-name="P201">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99"><text:s/><text:span text:style-name="T714">5 zl</text:span></text:p>
          </table:table-cell>
        </table:table-row>
        <table:table-row>
          <table:table-cell table:style-name="Tabulka1.A2" office:value-type="string">
            <text:p text:style-name="Table_20_Contents">20 metrů provazu</text:p>
          </table:table-cell>
          <table:table-cell table:style-name="Tabulka1.A2" office:value-type="string">
            <text:p text:style-name="P201">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201">5 zl</text:p>
          </table:table-cell>
        </table:table-row>
        <table:table-row>
          <table:table-cell table:style-name="Tabulka1.A2" office:value-type="string">
            <text:p text:style-name="Table_20_Contents">masivní železný hák</text:p>
          </table:table-cell>
          <table:table-cell table:style-name="Tabulka1.A2" office:value-type="string">
            <text:p text:style-name="P201">3 st</text:p>
          </table:table-cell>
        </table:table-row>
        <table:table-row>
          <table:table-cell table:style-name="Tabulka1.A2" office:value-type="string">
            <text:p text:style-name="Table_20_Contents">železný hák</text:p>
          </table:table-cell>
          <table:table-cell table:style-name="Tabulka1.A2" office:value-type="string">
            <text:p text:style-name="P201">1 st</text:p>
          </table:table-cell>
        </table:table-row>
        <table:table-row>
          <table:table-cell table:style-name="Tabulka1.A2" office:value-type="string">
            <text:p text:style-name="Table_20_Contents">trpaslický kahan</text:p>
          </table:table-cell>
          <table:table-cell table:style-name="Tabulka1.A2" office:value-type="string">
            <text:p text:style-name="P201">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201">1 zl</text:p>
          </table:table-cell>
        </table:table-row>
        <table:table-row>
          <table:table-cell table:style-name="Tabulka1.A2" office:value-type="string">
            <text:p text:style-name="Table_20_Contents"><text:span text:style-name="T135">Jehelníček (</text:span><text:span text:style-name="T137">kouzelný </text:span><text:span text:style-name="T135">štít) </text:span><text:span text:style-name="T137">(karta)</text:span></text:p>
          </table:table-cell>
          <table:table-cell table:style-name="Tabulka1.A2" office:value-type="string">
            <text:p text:style-name="P201">4 zl</text:p>
          </table:table-cell>
        </table:table-row>
        <table:table-row>
          <table:table-cell table:style-name="Tabulka1.A2" office:value-type="string">
            <text:p text:style-name="Table_20_Contents"><text:span text:style-name="T135">trpaslický cepín </text:span><text:span text:style-name="T137">(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5">trpaslické kovářské kladivo </text:span><text:span text:style-name="T137">(karta)</text:span></text:p>
          </table:table-cell>
          <table:table-cell table:style-name="Tabulka1.A2" office:value-type="string">
            <text:p text:style-name="P201">5 zl</text:p>
          </table:table-cell>
        </table:table-row>
        <table:table-row>
          <table:table-cell table:style-name="Tabulka1.A2" office:value-type="string">
            <text:p text:style-name="Table_20_Contents"><text:span text:style-name="T135">oprava (svitek </text:span><text:span text:style-name="T137">s rituálem</text:span><text:span text:style-name="T135">) </text:span><text:span text:style-name="T137">(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5">runová stráž (svitek </text:span><text:span text:style-name="T137">s rituálem</text:span><text:span text:style-name="T135">) </text:span><text:span text:style-name="T137">(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5">náhrdelník z medvědích drápů </text:span><text:span text:style-name="T137">(karta)</text:span></text:p>
          </table:table-cell>
          <table:table-cell table:style-name="Tabulka1.A2" office:value-type="string">
            <text:p text:style-name="P201">5 st</text:p>
          </table:table-cell>
        </table:table-row>
        <table:table-row>
          <table:table-cell table:style-name="Tabulka1.A2" office:value-type="string">
            <text:p text:style-name="Table_20_Contents"><text:span text:style-name="T135">duhový kámen </text:span><text:span text:style-name="T137">(karta)</text:span></text:p>
          </table:table-cell>
          <table:table-cell table:style-name="Tabulka1.A2" office:value-type="string">
            <text:p text:style-name="P201">1 st</text:p>
          </table:table-cell>
        </table:table-row>
        <table:table-row>
          <table:table-cell table:style-name="Tabulka1.A2" office:value-type="string">
            <text:p text:style-name="Table_20_Contents"><text:span text:style-name="T135">pavoučí lektvar </text:span><text:span text:style-name="T137">(karta)</text:span></text:p>
          </table:table-cell>
          <table:table-cell table:style-name="Tabulka1.A2" office:value-type="string">
            <text:p text:style-name="P202">2 zl</text:p>
          </table:table-cell>
        </table:table-row>
        <table:table-row>
          <table:table-cell table:style-name="Tabulka1.A2" office:value-type="string">
            <text:p text:style-name="Table_20_Contents"><text:span text:style-name="T135">lektvar vodního dechu </text:span><text:span text:style-name="T137">(karta)</text:span></text:p>
          </table:table-cell>
          <table:table-cell table:style-name="Tabulka1.A2" office:value-type="string">
            <text:p text:style-name="P202">2 zl</text:p>
          </table:table-cell>
        </table:table-row>
        <table:table-row>
          <table:table-cell table:style-name="Tabulka1.A2" office:value-type="string">
            <text:p text:style-name="Table_20_Contents"><text:span text:style-name="T135">lektvar regenerace </text:span><text:span text:style-name="T137">(karta)</text:span></text:p>
          </table:table-cell>
          <table:table-cell table:style-name="Tabulka1.A2" office:value-type="string">
            <text:p text:style-name="P202">10 zl</text:p>
          </table:table-cell>
        </table:table-row>
        <table:table-row>
          <table:table-cell table:style-name="Tabulka1.A2" office:value-type="string">
            <text:p text:style-name="Table_20_Contents"><text:span text:style-name="T135">runotepecké pero </text:span><text:span text:style-name="T137">(karta)</text:span></text:p>
          </table:table-cell>
          <table:table-cell table:style-name="Tabulka1.A2" office:value-type="string">
            <text:p text:style-name="P201">7 zl</text:p>
          </table:table-cell>
        </table:table-row>
        <text:soft-page-break/>
        <table:table-row>
          <table:table-cell table:style-name="Tabulka1.A2" office:value-type="string">
            <text:p text:style-name="Table_20_Contents"><text:span text:style-name="T135">runa věčnosti </text:span><text:span text:style-name="T137">(karta)</text:span></text:p>
          </table:table-cell>
          <table:table-cell table:style-name="Tabulka1.A2" office:value-type="string">
            <text:p text:style-name="P201">6 zl</text:p>
          </table:table-cell>
        </table:table-row>
        <table:table-row>
          <table:table-cell table:style-name="Tabulka1.A2" office:value-type="string">
            <text:p text:style-name="Table_20_Contents"><text:span text:style-name="T135">rzivý prach </text:span><text:span text:style-name="T137">(karta)</text:span></text:p>
          </table:table-cell>
          <table:table-cell table:style-name="Tabulka1.A2" office:value-type="string">
            <text:p text:style-name="P201">2 zl</text:p>
          </table:table-cell>
        </table:table-row>
        <table:table-row>
          <table:table-cell table:style-name="Tabulka1.A2" office:value-type="string">
            <text:p text:style-name="Table_20_Contents"><text:span text:style-name="T135">malý stříbrný ingot </text:span><text:span text:style-name="T137">(karta)</text:span></text:p>
          </table:table-cell>
          <table:table-cell table:style-name="Tabulka1.A2" office:value-type="string">
            <text:p text:style-name="P200">4 zl</text:p>
          </table:table-cell>
        </table:table-row>
        <table:table-row>
          <table:table-cell table:style-name="Tabulka1.A2" office:value-type="string">
            <text:p text:style-name="Table_20_Contents"><text:span text:style-name="T135">přívěsek se sekerou </text:span><text:span text:style-name="T137">(karta)</text:span></text:p>
          </table:table-cell>
          <table:table-cell table:style-name="Tabulka1.A2" office:value-type="string">
            <text:p text:style-name="P200">1 zl</text:p>
          </table:table-cell>
        </table:table-row>
        <table:table-row>
          <table:table-cell table:style-name="Tabulka1.A2" office:value-type="string">
            <text:p text:style-name="Table_20_Contents"><text:span text:style-name="T135">stříbrný kroužek do nosu </text:span><text:span text:style-name="T137">(karta)</text:span></text:p>
          </table:table-cell>
          <table:table-cell table:style-name="Tabulka1.A2" office:value-type="string">
            <text:p text:style-name="P208"><text:span text:style-name="T713">5</text:span> <text:span text:style-name="T713">st</text:span></text:p>
          </table:table-cell>
        </table:table-row>
        <table:table-row>
          <table:table-cell table:style-name="Tabulka1.A2" office:value-type="string">
            <text:p text:style-name="Table_20_Contents"><text:span text:style-name="T135">zlatá soška žáby </text:span><text:span text:style-name="T137">(karta)</text:span></text:p>
          </table:table-cell>
          <table:table-cell table:style-name="Tabulka1.A2" office:value-type="string">
            <text:p text:style-name="P205">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207">8 zl</text:p>
          </table:table-cell>
        </table:table-row>
      </table:table>
      <text:p text:style-name="P20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2" svg:font-family="Symbol"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WW8Num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2"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1"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2"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2"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2"/>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2"/>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2"/>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2"/>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2"/>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2"/>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2"/>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29</text:page-number></text:p>
      </style:header>
      <style:header-left>
        <text:p text:style-name="MP2"><text:page-number text:select-page="current">130</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09-03T19:50:04.253000000</dc:date>
    <meta:editing-cycles>16935</meta:editing-cycles>
    <meta:editing-duration>P51DT19H21M17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0" meta:paragraph-count="1770" meta:word-count="20462" meta:character-count="118799" meta:non-whitespace-character-count="100562"/>
  </office:meta>
</office:document-meta>
</file>